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1.5929in"/>
    </style:style>
    <style:style style:name="co5" style:family="table-column">
      <style:table-column-properties fo:break-before="auto" style:column-width="1.4953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1.53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f.resu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2*std</text:p>
          </table:table-cell>
          <table:table-cell office:value-type="string" calcext:value-type="string">
            <text:p>Ulow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2*RMSE</text:p>
          </table:table-cell>
          <table:table-cell office:value-type="string" calcext:value-type="string">
            <text:p>Ulow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.816" calcext:value-type="float">
            <text:p>125.816</text:p>
          </table:table-cell>
          <table:table-cell office:value-type="float" office:value="126.017845153809" calcext:value-type="float">
            <text:p>126.017845153809</text:p>
          </table:table-cell>
          <table:table-cell office:value-type="float" office:value="4.6317310333252" calcext:value-type="float">
            <text:p>4.6317310333252</text:p>
          </table:table-cell>
          <table:table-cell office:value-type="float" office:value="121.386114120483" calcext:value-type="float">
            <text:p>121.386114120483</text:p>
          </table:table-cell>
          <table:table-cell office:value-type="float" office:value="130.649576187134" calcext:value-type="float">
            <text:p>130.649576187134</text:p>
          </table:table-cell>
          <table:table-cell table:formula="of:=IF(AND([.B2]&gt;=[.E2];[.B2]&lt;=[.F2]);0;1)" office:value-type="float" office:value="0" calcext:value-type="float">
            <text:p>0</text:p>
          </table:table-cell>
          <table:table-cell table:formula="of:=([.B2]-[.C2])^2" office:value-type="float" office:value="0.0407414661160139" calcext:value-type="float">
            <text:p>0.0407414661160139</text:p>
          </table:table-cell>
          <table:table-cell table:formula="of:=[.H453]*2" office:value-type="float" office:value="11.5753334258931" calcext:value-type="float">
            <text:p>11.5753334258931</text:p>
          </table:table-cell>
          <table:table-cell table:formula="of:=[.C2]-[.I2]" office:value-type="float" office:value="114.442511727915" calcext:value-type="float">
            <text:p>114.442511727915</text:p>
          </table:table-cell>
          <table:table-cell table:formula="of:=[.C2]+[.J2]" office:value-type="float" office:value="240.460356881724" calcext:value-type="float">
            <text:p>240.460356881724</text:p>
          </table:table-cell>
          <table:table-cell table:formula="of:=IF(AND([.B2]&gt;=[.J2];[.B2]&lt;=[.K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763" calcext:value-type="float">
            <text:p>127.763</text:p>
          </table:table-cell>
          <table:table-cell office:value-type="float" office:value="129.084167480469" calcext:value-type="float">
            <text:p>129.084167480469</text:p>
          </table:table-cell>
          <table:table-cell office:value-type="float" office:value="4.46369981765747" calcext:value-type="float">
            <text:p>4.46369981765747</text:p>
          </table:table-cell>
          <table:table-cell office:value-type="float" office:value="124.620467662811" calcext:value-type="float">
            <text:p>124.620467662811</text:p>
          </table:table-cell>
          <table:table-cell office:value-type="float" office:value="133.547867298126" calcext:value-type="float">
            <text:p>133.547867298126</text:p>
          </table:table-cell>
          <table:table-cell table:formula="of:=IF(AND([.B3]&gt;=[.E3];[.B3]&lt;=[.F3]);0;1)" office:value-type="float" office:value="0" calcext:value-type="float">
            <text:p>0</text:p>
          </table:table-cell>
          <table:table-cell table:formula="of:=([.B3]-[.C3])^2" office:value-type="float" office:value="1.74548351144813" calcext:value-type="float">
            <text:p>1.74548351144813</text:p>
          </table:table-cell>
          <table:table-cell table:formula="of:=[.I2]" office:value-type="float" office:value="11.5753334258931" calcext:value-type="float">
            <text:p>11.5753334258931</text:p>
          </table:table-cell>
          <table:table-cell table:formula="of:=[.C3]-[.I3]" office:value-type="float" office:value="117.508834054576" calcext:value-type="float">
            <text:p>117.508834054576</text:p>
          </table:table-cell>
          <table:table-cell table:formula="of:=[.C3]+[.J3]" office:value-type="float" office:value="246.593001535044" calcext:value-type="float">
            <text:p>246.593001535044</text:p>
          </table:table-cell>
          <table:table-cell table:formula="of:=IF(AND([.B3]&gt;=[.J3];[.B3]&lt;=[.K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.647" calcext:value-type="float">
            <text:p>128.647</text:p>
          </table:table-cell>
          <table:table-cell office:value-type="float" office:value="128.499710083008" calcext:value-type="float">
            <text:p>128.499710083008</text:p>
          </table:table-cell>
          <table:table-cell office:value-type="float" office:value="5.26126670837402" calcext:value-type="float">
            <text:p>5.26126670837402</text:p>
          </table:table-cell>
          <table:table-cell office:value-type="float" office:value="123.238443374634" calcext:value-type="float">
            <text:p>123.238443374634</text:p>
          </table:table-cell>
          <table:table-cell office:value-type="float" office:value="133.760976791382" calcext:value-type="float">
            <text:p>133.760976791382</text:p>
          </table:table-cell>
          <table:table-cell table:formula="of:=IF(AND([.B4]&gt;=[.E4];[.B4]&lt;=[.F4]);0;1)" office:value-type="float" office:value="0" calcext:value-type="float">
            <text:p>0</text:p>
          </table:table-cell>
          <table:table-cell table:formula="of:=([.B4]-[.C4])^2" office:value-type="float" office:value="0.0216943196475629" calcext:value-type="float">
            <text:p>0.0216943196475629</text:p>
          </table:table-cell>
          <table:table-cell table:formula="of:=[.I3]" office:value-type="float" office:value="11.5753334258931" calcext:value-type="float">
            <text:p>11.5753334258931</text:p>
          </table:table-cell>
          <table:table-cell table:formula="of:=[.C4]-[.I4]" office:value-type="float" office:value="116.924376657115" calcext:value-type="float">
            <text:p>116.924376657115</text:p>
          </table:table-cell>
          <table:table-cell table:formula="of:=[.C4]+[.J4]" office:value-type="float" office:value="245.424086740122" calcext:value-type="float">
            <text:p>245.424086740122</text:p>
          </table:table-cell>
          <table:table-cell table:formula="of:=IF(AND([.B4]&gt;=[.J4];[.B4]&lt;=[.K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.789" calcext:value-type="float">
            <text:p>117.789</text:p>
          </table:table-cell>
          <table:table-cell office:value-type="float" office:value="121.358589172363" calcext:value-type="float">
            <text:p>121.358589172363</text:p>
          </table:table-cell>
          <table:table-cell office:value-type="float" office:value="4.80433225631714" calcext:value-type="float">
            <text:p>4.80433225631714</text:p>
          </table:table-cell>
          <table:table-cell office:value-type="float" office:value="116.554256916046" calcext:value-type="float">
            <text:p>116.554256916046</text:p>
          </table:table-cell>
          <table:table-cell office:value-type="float" office:value="126.16292142868" calcext:value-type="float">
            <text:p>126.16292142868</text:p>
          </table:table-cell>
          <table:table-cell table:formula="of:=IF(AND([.B5]&gt;=[.E5];[.B5]&lt;=[.F5]);0;1)" office:value-type="float" office:value="0" calcext:value-type="float">
            <text:p>0</text:p>
          </table:table-cell>
          <table:table-cell table:formula="of:=([.B5]-[.C5])^2" office:value-type="float" office:value="12.7419668594532" calcext:value-type="float">
            <text:p>12.7419668594532</text:p>
          </table:table-cell>
          <table:table-cell table:formula="of:=[.I4]" office:value-type="float" office:value="11.5753334258931" calcext:value-type="float">
            <text:p>11.5753334258931</text:p>
          </table:table-cell>
          <table:table-cell table:formula="of:=[.C5]-[.I5]" office:value-type="float" office:value="109.78325574647" calcext:value-type="float">
            <text:p>109.78325574647</text:p>
          </table:table-cell>
          <table:table-cell table:formula="of:=[.C5]+[.J5]" office:value-type="float" office:value="231.141844918833" calcext:value-type="float">
            <text:p>231.141844918833</text:p>
          </table:table-cell>
          <table:table-cell table:formula="of:=IF(AND([.B5]&gt;=[.J5];[.B5]&lt;=[.K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124.430366516113" calcext:value-type="float">
            <text:p>124.430366516113</text:p>
          </table:table-cell>
          <table:table-cell office:value-type="float" office:value="4.38837003707886" calcext:value-type="float">
            <text:p>4.38837003707886</text:p>
          </table:table-cell>
          <table:table-cell office:value-type="float" office:value="120.041996479034" calcext:value-type="float">
            <text:p>120.041996479034</text:p>
          </table:table-cell>
          <table:table-cell office:value-type="float" office:value="128.818736553192" calcext:value-type="float">
            <text:p>128.818736553192</text:p>
          </table:table-cell>
          <table:table-cell table:formula="of:=IF(AND([.B6]&gt;=[.E6];[.B6]&lt;=[.F6]);0;1)" office:value-type="float" office:value="0" calcext:value-type="float">
            <text:p>0</text:p>
          </table:table-cell>
          <table:table-cell table:formula="of:=([.B6]-[.C6])^2" office:value-type="float" office:value="1.34243154998347" calcext:value-type="float">
            <text:p>1.34243154998347</text:p>
          </table:table-cell>
          <table:table-cell table:formula="of:=[.I5]" office:value-type="float" office:value="11.5753334258931" calcext:value-type="float">
            <text:p>11.5753334258931</text:p>
          </table:table-cell>
          <table:table-cell table:formula="of:=[.C6]-[.I6]" office:value-type="float" office:value="112.85503309022" calcext:value-type="float">
            <text:p>112.85503309022</text:p>
          </table:table-cell>
          <table:table-cell table:formula="of:=[.C6]+[.J6]" office:value-type="float" office:value="237.285399606333" calcext:value-type="float">
            <text:p>237.285399606333</text:p>
          </table:table-cell>
          <table:table-cell table:formula="of:=IF(AND([.B6]&gt;=[.J6];[.B6]&lt;=[.K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125.509391784668" calcext:value-type="float">
            <text:p>125.509391784668</text:p>
          </table:table-cell>
          <table:table-cell office:value-type="float" office:value="4.56300783157349" calcext:value-type="float">
            <text:p>4.56300783157349</text:p>
          </table:table-cell>
          <table:table-cell office:value-type="float" office:value="120.946383953094" calcext:value-type="float">
            <text:p>120.946383953094</text:p>
          </table:table-cell>
          <table:table-cell office:value-type="float" office:value="130.072399616241" calcext:value-type="float">
            <text:p>130.072399616241</text:p>
          </table:table-cell>
          <table:table-cell table:formula="of:=IF(AND([.B7]&gt;=[.E7];[.B7]&lt;=[.F7]);0;1)" office:value-type="float" office:value="0" calcext:value-type="float">
            <text:p>0</text:p>
          </table:table-cell>
          <table:table-cell table:formula="of:=([.B7]-[.C7])^2" office:value-type="float" office:value="3.48049401311437" calcext:value-type="float">
            <text:p>3.48049401311437</text:p>
          </table:table-cell>
          <table:table-cell table:formula="of:=[.I6]" office:value-type="float" office:value="11.5753334258931" calcext:value-type="float">
            <text:p>11.5753334258931</text:p>
          </table:table-cell>
          <table:table-cell table:formula="of:=[.C7]-[.I7]" office:value-type="float" office:value="113.934058358775" calcext:value-type="float">
            <text:p>113.934058358775</text:p>
          </table:table-cell>
          <table:table-cell table:formula="of:=[.C7]+[.J7]" office:value-type="float" office:value="239.443450143443" calcext:value-type="float">
            <text:p>239.443450143443</text:p>
          </table:table-cell>
          <table:table-cell table:formula="of:=IF(AND([.B7]&gt;=[.J7];[.B7]&lt;=[.K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.209" calcext:value-type="float">
            <text:p>119.209</text:p>
          </table:table-cell>
          <table:table-cell office:value-type="float" office:value="118.63298034668" calcext:value-type="float">
            <text:p>118.63298034668</text:p>
          </table:table-cell>
          <table:table-cell office:value-type="float" office:value="5.31552219390869" calcext:value-type="float">
            <text:p>5.31552219390869</text:p>
          </table:table-cell>
          <table:table-cell office:value-type="float" office:value="113.317458152771" calcext:value-type="float">
            <text:p>113.317458152771</text:p>
          </table:table-cell>
          <table:table-cell office:value-type="float" office:value="123.948502540588" calcext:value-type="float">
            <text:p>123.948502540588</text:p>
          </table:table-cell>
          <table:table-cell table:formula="of:=IF(AND([.B8]&gt;=[.E8];[.B8]&lt;=[.F8]);0;1)" office:value-type="float" office:value="0" calcext:value-type="float">
            <text:p>0</text:p>
          </table:table-cell>
          <table:table-cell table:formula="of:=([.B8]-[.C8])^2" office:value-type="float" office:value="0.331798641011257" calcext:value-type="float">
            <text:p>0.331798641011257</text:p>
          </table:table-cell>
          <table:table-cell table:formula="of:=[.I7]" office:value-type="float" office:value="11.5753334258931" calcext:value-type="float">
            <text:p>11.5753334258931</text:p>
          </table:table-cell>
          <table:table-cell table:formula="of:=[.C8]-[.I8]" office:value-type="float" office:value="107.057646920787" calcext:value-type="float">
            <text:p>107.057646920787</text:p>
          </table:table-cell>
          <table:table-cell table:formula="of:=[.C8]+[.J8]" office:value-type="float" office:value="225.690627267466" calcext:value-type="float">
            <text:p>225.690627267466</text:p>
          </table:table-cell>
          <table:table-cell table:formula="of:=IF(AND([.B8]&gt;=[.J8];[.B8]&lt;=[.K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.157" calcext:value-type="float">
            <text:p>125.157</text:p>
          </table:table-cell>
          <table:table-cell office:value-type="float" office:value="127.564140319824" calcext:value-type="float">
            <text:p>127.564140319824</text:p>
          </table:table-cell>
          <table:table-cell office:value-type="float" office:value="4.46062278747559" calcext:value-type="float">
            <text:p>4.46062278747559</text:p>
          </table:table-cell>
          <table:table-cell office:value-type="float" office:value="123.103517532349" calcext:value-type="float">
            <text:p>123.103517532349</text:p>
          </table:table-cell>
          <table:table-cell office:value-type="float" office:value="132.0247631073" calcext:value-type="float">
            <text:p>132.0247631073</text:p>
          </table:table-cell>
          <table:table-cell table:formula="of:=IF(AND([.B9]&gt;=[.E9];[.B9]&lt;=[.F9]);0;1)" office:value-type="float" office:value="0" calcext:value-type="float">
            <text:p>0</text:p>
          </table:table-cell>
          <table:table-cell table:formula="of:=([.B9]-[.C9])^2" office:value-type="float" office:value="5.79432451932346" calcext:value-type="float">
            <text:p>5.79432451932346</text:p>
          </table:table-cell>
          <table:table-cell table:formula="of:=[.I8]" office:value-type="float" office:value="11.5753334258931" calcext:value-type="float">
            <text:p>11.5753334258931</text:p>
          </table:table-cell>
          <table:table-cell table:formula="of:=[.C9]-[.I9]" office:value-type="float" office:value="115.988806893931" calcext:value-type="float">
            <text:p>115.988806893931</text:p>
          </table:table-cell>
          <table:table-cell table:formula="of:=[.C9]+[.J9]" office:value-type="float" office:value="243.552947213755" calcext:value-type="float">
            <text:p>243.552947213755</text:p>
          </table:table-cell>
          <table:table-cell table:formula="of:=IF(AND([.B9]&gt;=[.J9];[.B9]&lt;=[.K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.299" calcext:value-type="float">
            <text:p>126.299</text:p>
          </table:table-cell>
          <table:table-cell office:value-type="float" office:value="128.042938232422" calcext:value-type="float">
            <text:p>128.042938232422</text:p>
          </table:table-cell>
          <table:table-cell office:value-type="float" office:value="4.06237602233887" calcext:value-type="float">
            <text:p>4.06237602233887</text:p>
          </table:table-cell>
          <table:table-cell office:value-type="float" office:value="123.980562210083" calcext:value-type="float">
            <text:p>123.980562210083</text:p>
          </table:table-cell>
          <table:table-cell office:value-type="float" office:value="132.105314254761" calcext:value-type="float">
            <text:p>132.105314254761</text:p>
          </table:table-cell>
          <table:table-cell table:formula="of:=IF(AND([.B10]&gt;=[.E10];[.B10]&lt;=[.F10]);0;1)" office:value-type="float" office:value="0" calcext:value-type="float">
            <text:p>0</text:p>
          </table:table-cell>
          <table:table-cell table:formula="of:=([.B10]-[.C10])^2" office:value-type="float" office:value="3.04132055850271" calcext:value-type="float">
            <text:p>3.04132055850271</text:p>
          </table:table-cell>
          <table:table-cell table:formula="of:=[.I9]" office:value-type="float" office:value="11.5753334258931" calcext:value-type="float">
            <text:p>11.5753334258931</text:p>
          </table:table-cell>
          <table:table-cell table:formula="of:=[.C10]-[.I10]" office:value-type="float" office:value="116.467604806529" calcext:value-type="float">
            <text:p>116.467604806529</text:p>
          </table:table-cell>
          <table:table-cell table:formula="of:=[.C10]+[.J10]" office:value-type="float" office:value="244.510543038951" calcext:value-type="float">
            <text:p>244.510543038951</text:p>
          </table:table-cell>
          <table:table-cell table:formula="of:=IF(AND([.B10]&gt;=[.J10];[.B10]&lt;=[.K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.581" calcext:value-type="float">
            <text:p>125.581</text:p>
          </table:table-cell>
          <table:table-cell office:value-type="float" office:value="128.386734008789" calcext:value-type="float">
            <text:p>128.386734008789</text:p>
          </table:table-cell>
          <table:table-cell office:value-type="float" office:value="4.42820501327515" calcext:value-type="float">
            <text:p>4.42820501327515</text:p>
          </table:table-cell>
          <table:table-cell office:value-type="float" office:value="123.958528995514" calcext:value-type="float">
            <text:p>123.958528995514</text:p>
          </table:table-cell>
          <table:table-cell office:value-type="float" office:value="132.814939022064" calcext:value-type="float">
            <text:p>132.814939022064</text:p>
          </table:table-cell>
          <table:table-cell table:formula="of:=IF(AND([.B11]&gt;=[.E11];[.B11]&lt;=[.F11]);0;1)" office:value-type="float" office:value="0" calcext:value-type="float">
            <text:p>0</text:p>
          </table:table-cell>
          <table:table-cell table:formula="of:=([.B11]-[.C11])^2" office:value-type="float" office:value="7.87214332807553" calcext:value-type="float">
            <text:p>7.87214332807553</text:p>
          </table:table-cell>
          <table:table-cell table:formula="of:=[.I10]" office:value-type="float" office:value="11.5753334258931" calcext:value-type="float">
            <text:p>11.5753334258931</text:p>
          </table:table-cell>
          <table:table-cell table:formula="of:=[.C11]-[.I11]" office:value-type="float" office:value="116.811400582896" calcext:value-type="float">
            <text:p>116.811400582896</text:p>
          </table:table-cell>
          <table:table-cell table:formula="of:=[.C11]+[.J11]" office:value-type="float" office:value="245.198134591685" calcext:value-type="float">
            <text:p>245.198134591685</text:p>
          </table:table-cell>
          <table:table-cell table:formula="of:=IF(AND([.B11]&gt;=[.J11];[.B11]&lt;=[.K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.2" calcext:value-type="float">
            <text:p>128.2</text:p>
          </table:table-cell>
          <table:table-cell office:value-type="float" office:value="124.371643066406" calcext:value-type="float">
            <text:p>124.371643066406</text:p>
          </table:table-cell>
          <table:table-cell office:value-type="float" office:value="4.43149423599243" calcext:value-type="float">
            <text:p>4.43149423599243</text:p>
          </table:table-cell>
          <table:table-cell office:value-type="float" office:value="119.940148830414" calcext:value-type="float">
            <text:p>119.940148830414</text:p>
          </table:table-cell>
          <table:table-cell office:value-type="float" office:value="128.803137302399" calcext:value-type="float">
            <text:p>128.803137302399</text:p>
          </table:table-cell>
          <table:table-cell table:formula="of:=IF(AND([.B12]&gt;=[.E12];[.B12]&lt;=[.F12]);0;1)" office:value-type="float" office:value="0" calcext:value-type="float">
            <text:p>0</text:p>
          </table:table-cell>
          <table:table-cell table:formula="of:=([.B12]-[.C12])^2" office:value-type="float" office:value="14.6563168109953" calcext:value-type="float">
            <text:p>14.6563168109953</text:p>
          </table:table-cell>
          <table:table-cell table:formula="of:=[.I11]" office:value-type="float" office:value="11.5753334258931" calcext:value-type="float">
            <text:p>11.5753334258931</text:p>
          </table:table-cell>
          <table:table-cell table:formula="of:=[.C12]-[.I12]" office:value-type="float" office:value="112.796309640513" calcext:value-type="float">
            <text:p>112.796309640513</text:p>
          </table:table-cell>
          <table:table-cell table:formula="of:=[.C12]+[.J12]" office:value-type="float" office:value="237.167952706919" calcext:value-type="float">
            <text:p>237.167952706919</text:p>
          </table:table-cell>
          <table:table-cell table:formula="of:=IF(AND([.B12]&gt;=[.J12];[.B12]&lt;=[.K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.894" calcext:value-type="float">
            <text:p>123.894</text:p>
          </table:table-cell>
          <table:table-cell office:value-type="float" office:value="127.214279174805" calcext:value-type="float">
            <text:p>127.214279174805</text:p>
          </table:table-cell>
          <table:table-cell office:value-type="float" office:value="4.27003622055054" calcext:value-type="float">
            <text:p>4.27003622055054</text:p>
          </table:table-cell>
          <table:table-cell office:value-type="float" office:value="122.944242954254" calcext:value-type="float">
            <text:p>122.944242954254</text:p>
          </table:table-cell>
          <table:table-cell office:value-type="float" office:value="131.484315395355" calcext:value-type="float">
            <text:p>131.484315395355</text:p>
          </table:table-cell>
          <table:table-cell table:formula="of:=IF(AND([.B13]&gt;=[.E13];[.B13]&lt;=[.F13]);0;1)" office:value-type="float" office:value="0" calcext:value-type="float">
            <text:p>0</text:p>
          </table:table-cell>
          <table:table-cell table:formula="of:=([.B13]-[.C13])^2" office:value-type="float" office:value="11.0242537986417" calcext:value-type="float">
            <text:p>11.0242537986417</text:p>
          </table:table-cell>
          <table:table-cell table:formula="of:=[.I12]" office:value-type="float" office:value="11.5753334258931" calcext:value-type="float">
            <text:p>11.5753334258931</text:p>
          </table:table-cell>
          <table:table-cell table:formula="of:=[.C13]-[.I13]" office:value-type="float" office:value="115.638945748912" calcext:value-type="float">
            <text:p>115.638945748912</text:p>
          </table:table-cell>
          <table:table-cell table:formula="of:=[.C13]+[.J13]" office:value-type="float" office:value="242.853224923716" calcext:value-type="float">
            <text:p>242.853224923716</text:p>
          </table:table-cell>
          <table:table-cell table:formula="of:=IF(AND([.B13]&gt;=[.J13];[.B13]&lt;=[.K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.886" calcext:value-type="float">
            <text:p>126.886</text:p>
          </table:table-cell>
          <table:table-cell office:value-type="float" office:value="127.298622131348" calcext:value-type="float">
            <text:p>127.298622131348</text:p>
          </table:table-cell>
          <table:table-cell office:value-type="float" office:value="4.01820373535156" calcext:value-type="float">
            <text:p>4.01820373535156</text:p>
          </table:table-cell>
          <table:table-cell office:value-type="float" office:value="123.280418395996" calcext:value-type="float">
            <text:p>123.280418395996</text:p>
          </table:table-cell>
          <table:table-cell office:value-type="float" office:value="131.316825866699" calcext:value-type="float">
            <text:p>131.316825866699</text:p>
          </table:table-cell>
          <table:table-cell table:formula="of:=IF(AND([.B14]&gt;=[.E14];[.B14]&lt;=[.F14]);0;1)" office:value-type="float" office:value="0" calcext:value-type="float">
            <text:p>0</text:p>
          </table:table-cell>
          <table:table-cell table:formula="of:=([.B14]-[.C14])^2" office:value-type="float" office:value="0.170257023277886" calcext:value-type="float">
            <text:p>0.170257023277886</text:p>
          </table:table-cell>
          <table:table-cell table:formula="of:=[.I13]" office:value-type="float" office:value="11.5753334258931" calcext:value-type="float">
            <text:p>11.5753334258931</text:p>
          </table:table-cell>
          <table:table-cell table:formula="of:=[.C14]-[.I14]" office:value-type="float" office:value="115.723288705455" calcext:value-type="float">
            <text:p>115.723288705455</text:p>
          </table:table-cell>
          <table:table-cell table:formula="of:=[.C14]+[.J14]" office:value-type="float" office:value="243.021910836802" calcext:value-type="float">
            <text:p>243.021910836802</text:p>
          </table:table-cell>
          <table:table-cell table:formula="of:=IF(AND([.B14]&gt;=[.J14];[.B14]&lt;=[.K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4.236" calcext:value-type="float">
            <text:p>134.236</text:p>
          </table:table-cell>
          <table:table-cell office:value-type="float" office:value="122.124862670898" calcext:value-type="float">
            <text:p>122.124862670898</text:p>
          </table:table-cell>
          <table:table-cell office:value-type="float" office:value="5.8130373954773" calcext:value-type="float">
            <text:p>5.8130373954773</text:p>
          </table:table-cell>
          <table:table-cell office:value-type="float" office:value="116.311825275421" calcext:value-type="float">
            <text:p>116.311825275421</text:p>
          </table:table-cell>
          <table:table-cell office:value-type="float" office:value="127.937900066376" calcext:value-type="float">
            <text:p>127.937900066376</text:p>
          </table:table-cell>
          <table:table-cell table:formula="of:=IF(AND([.B15]&gt;=[.E15];[.B15]&lt;=[.F15]);0;1)" office:value-type="float" office:value="1" calcext:value-type="float">
            <text:p>1</text:p>
          </table:table-cell>
          <table:table-cell table:formula="of:=([.B15]-[.C15])^2" office:value-type="float" office:value="146.679647404357" calcext:value-type="float">
            <text:p>146.679647404357</text:p>
          </table:table-cell>
          <table:table-cell table:formula="of:=[.I14]" office:value-type="float" office:value="11.5753334258931" calcext:value-type="float">
            <text:p>11.5753334258931</text:p>
          </table:table-cell>
          <table:table-cell table:formula="of:=[.C15]-[.I15]" office:value-type="float" office:value="110.549529245005" calcext:value-type="float">
            <text:p>110.549529245005</text:p>
          </table:table-cell>
          <table:table-cell table:formula="of:=[.C15]+[.J15]" office:value-type="float" office:value="232.674391915904" calcext:value-type="float">
            <text:p>232.674391915904</text:p>
          </table:table-cell>
          <table:table-cell table:formula="of:=IF(AND([.B15]&gt;=[.J15];[.B15]&lt;=[.K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.46" calcext:value-type="float">
            <text:p>130.46</text:p>
          </table:table-cell>
          <table:table-cell office:value-type="float" office:value="129.020294189453" calcext:value-type="float">
            <text:p>129.020294189453</text:p>
          </table:table-cell>
          <table:table-cell office:value-type="float" office:value="5.70610904693604" calcext:value-type="float">
            <text:p>5.70610904693604</text:p>
          </table:table-cell>
          <table:table-cell office:value-type="float" office:value="123.314185142517" calcext:value-type="float">
            <text:p>123.314185142517</text:p>
          </table:table-cell>
          <table:table-cell office:value-type="float" office:value="134.726403236389" calcext:value-type="float">
            <text:p>134.726403236389</text:p>
          </table:table-cell>
          <table:table-cell table:formula="of:=IF(AND([.B16]&gt;=[.E16];[.B16]&lt;=[.F16]);0;1)" office:value-type="float" office:value="0" calcext:value-type="float">
            <text:p>0</text:p>
          </table:table-cell>
          <table:table-cell table:formula="of:=([.B16]-[.C16])^2" office:value-type="float" office:value="2.07275282092246" calcext:value-type="float">
            <text:p>2.07275282092246</text:p>
          </table:table-cell>
          <table:table-cell table:formula="of:=[.I15]" office:value-type="float" office:value="11.5753334258931" calcext:value-type="float">
            <text:p>11.5753334258931</text:p>
          </table:table-cell>
          <table:table-cell table:formula="of:=[.C16]-[.I16]" office:value-type="float" office:value="117.44496076356" calcext:value-type="float">
            <text:p>117.44496076356</text:p>
          </table:table-cell>
          <table:table-cell table:formula="of:=[.C16]+[.J16]" office:value-type="float" office:value="246.465254953013" calcext:value-type="float">
            <text:p>246.465254953013</text:p>
          </table:table-cell>
          <table:table-cell table:formula="of:=IF(AND([.B16]&gt;=[.J16];[.B16]&lt;=[.K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126.348243713379" calcext:value-type="float">
            <text:p>126.348243713379</text:p>
          </table:table-cell>
          <table:table-cell office:value-type="float" office:value="5.35707950592041" calcext:value-type="float">
            <text:p>5.35707950592041</text:p>
          </table:table-cell>
          <table:table-cell office:value-type="float" office:value="120.991164207459" calcext:value-type="float">
            <text:p>120.991164207459</text:p>
          </table:table-cell>
          <table:table-cell office:value-type="float" office:value="131.705323219299" calcext:value-type="float">
            <text:p>131.705323219299</text:p>
          </table:table-cell>
          <table:table-cell table:formula="of:=IF(AND([.B17]&gt;=[.E17];[.B17]&lt;=[.F17]);0;1)" office:value-type="float" office:value="1" calcext:value-type="float">
            <text:p>1</text:p>
          </table:table-cell>
          <table:table-cell table:formula="of:=([.B17]-[.C17])^2" office:value-type="float" office:value="62.0590441113982" calcext:value-type="float">
            <text:p>62.0590441113982</text:p>
          </table:table-cell>
          <table:table-cell table:formula="of:=[.I16]" office:value-type="float" office:value="11.5753334258931" calcext:value-type="float">
            <text:p>11.5753334258931</text:p>
          </table:table-cell>
          <table:table-cell table:formula="of:=[.C17]-[.I17]" office:value-type="float" office:value="114.772910287486" calcext:value-type="float">
            <text:p>114.772910287486</text:p>
          </table:table-cell>
          <table:table-cell table:formula="of:=[.C17]+[.J17]" office:value-type="float" office:value="241.121154000865" calcext:value-type="float">
            <text:p>241.121154000865</text:p>
          </table:table-cell>
          <table:table-cell table:formula="of:=IF(AND([.B17]&gt;=[.J17];[.B17]&lt;=[.K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.154" calcext:value-type="float">
            <text:p>121.154</text:p>
          </table:table-cell>
          <table:table-cell office:value-type="float" office:value="126.247398376465" calcext:value-type="float">
            <text:p>126.247398376465</text:p>
          </table:table-cell>
          <table:table-cell office:value-type="float" office:value="4.59403991699219" calcext:value-type="float">
            <text:p>4.59403991699219</text:p>
          </table:table-cell>
          <table:table-cell office:value-type="float" office:value="121.653358459473" calcext:value-type="float">
            <text:p>121.653358459473</text:p>
          </table:table-cell>
          <table:table-cell office:value-type="float" office:value="130.841438293457" calcext:value-type="float">
            <text:p>130.841438293457</text:p>
          </table:table-cell>
          <table:table-cell table:formula="of:=IF(AND([.B18]&gt;=[.E18];[.B18]&lt;=[.F18]);0;1)" office:value-type="float" office:value="1" calcext:value-type="float">
            <text:p>1</text:p>
          </table:table-cell>
          <table:table-cell table:formula="of:=([.B18]-[.C18])^2" office:value-type="float" office:value="25.9427070213747" calcext:value-type="float">
            <text:p>25.9427070213747</text:p>
          </table:table-cell>
          <table:table-cell table:formula="of:=[.I17]" office:value-type="float" office:value="11.5753334258931" calcext:value-type="float">
            <text:p>11.5753334258931</text:p>
          </table:table-cell>
          <table:table-cell table:formula="of:=[.C18]-[.I18]" office:value-type="float" office:value="114.672064950572" calcext:value-type="float">
            <text:p>114.672064950572</text:p>
          </table:table-cell>
          <table:table-cell table:formula="of:=[.C18]+[.J18]" office:value-type="float" office:value="240.919463327037" calcext:value-type="float">
            <text:p>240.919463327037</text:p>
          </table:table-cell>
          <table:table-cell table:formula="of:=IF(AND([.B18]&gt;=[.J18];[.B18]&lt;=[.K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.208" calcext:value-type="float">
            <text:p>119.208</text:p>
          </table:table-cell>
          <table:table-cell office:value-type="float" office:value="122.492065429688" calcext:value-type="float">
            <text:p>122.492065429688</text:p>
          </table:table-cell>
          <table:table-cell office:value-type="float" office:value="4.99152898788452" calcext:value-type="float">
            <text:p>4.99152898788452</text:p>
          </table:table-cell>
          <table:table-cell office:value-type="float" office:value="117.500536441803" calcext:value-type="float">
            <text:p>117.500536441803</text:p>
          </table:table-cell>
          <table:table-cell office:value-type="float" office:value="127.483594417572" calcext:value-type="float">
            <text:p>127.483594417572</text:p>
          </table:table-cell>
          <table:table-cell table:formula="of:=IF(AND([.B19]&gt;=[.E19];[.B19]&lt;=[.F19]);0;1)" office:value-type="float" office:value="0" calcext:value-type="float">
            <text:p>0</text:p>
          </table:table-cell>
          <table:table-cell table:formula="of:=([.B19]-[.C19])^2" office:value-type="float" office:value="10.7850857464686" calcext:value-type="float">
            <text:p>10.7850857464686</text:p>
          </table:table-cell>
          <table:table-cell table:formula="of:=[.I18]" office:value-type="float" office:value="11.5753334258931" calcext:value-type="float">
            <text:p>11.5753334258931</text:p>
          </table:table-cell>
          <table:table-cell table:formula="of:=[.C19]-[.I19]" office:value-type="float" office:value="110.916732003794" calcext:value-type="float">
            <text:p>110.916732003794</text:p>
          </table:table-cell>
          <table:table-cell table:formula="of:=[.C19]+[.J19]" office:value-type="float" office:value="233.408797433482" calcext:value-type="float">
            <text:p>233.408797433482</text:p>
          </table:table-cell>
          <table:table-cell table:formula="of:=IF(AND([.B19]&gt;=[.J19];[.B19]&lt;=[.K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227" calcext:value-type="float">
            <text:p>120.227</text:p>
          </table:table-cell>
          <table:table-cell office:value-type="float" office:value="122.333267211914" calcext:value-type="float">
            <text:p>122.333267211914</text:p>
          </table:table-cell>
          <table:table-cell office:value-type="float" office:value="4.4417929649353" calcext:value-type="float">
            <text:p>4.4417929649353</text:p>
          </table:table-cell>
          <table:table-cell office:value-type="float" office:value="117.891474246979" calcext:value-type="float">
            <text:p>117.891474246979</text:p>
          </table:table-cell>
          <table:table-cell office:value-type="float" office:value="126.775060176849" calcext:value-type="float">
            <text:p>126.775060176849</text:p>
          </table:table-cell>
          <table:table-cell table:formula="of:=IF(AND([.B20]&gt;=[.E20];[.B20]&lt;=[.F20]);0;1)" office:value-type="float" office:value="0" calcext:value-type="float">
            <text:p>0</text:p>
          </table:table-cell>
          <table:table-cell table:formula="of:=([.B20]-[.C20])^2" office:value-type="float" office:value="4.43636156798422" calcext:value-type="float">
            <text:p>4.43636156798422</text:p>
          </table:table-cell>
          <table:table-cell table:formula="of:=[.I19]" office:value-type="float" office:value="11.5753334258931" calcext:value-type="float">
            <text:p>11.5753334258931</text:p>
          </table:table-cell>
          <table:table-cell table:formula="of:=[.C20]-[.I20]" office:value-type="float" office:value="110.757933786021" calcext:value-type="float">
            <text:p>110.757933786021</text:p>
          </table:table-cell>
          <table:table-cell table:formula="of:=[.C20]+[.J20]" office:value-type="float" office:value="233.091200997935" calcext:value-type="float">
            <text:p>233.091200997935</text:p>
          </table:table-cell>
          <table:table-cell table:formula="of:=IF(AND([.B20]&gt;=[.J20];[.B20]&lt;=[.K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.857" calcext:value-type="float">
            <text:p>115.857</text:p>
          </table:table-cell>
          <table:table-cell office:value-type="float" office:value="121.396690368652" calcext:value-type="float">
            <text:p>121.396690368652</text:p>
          </table:table-cell>
          <table:table-cell office:value-type="float" office:value="6.4638671875" calcext:value-type="float">
            <text:p>6.4638671875</text:p>
          </table:table-cell>
          <table:table-cell office:value-type="float" office:value="114.932823181152" calcext:value-type="float">
            <text:p>114.932823181152</text:p>
          </table:table-cell>
          <table:table-cell office:value-type="float" office:value="127.860557556152" calcext:value-type="float">
            <text:p>127.860557556152</text:p>
          </table:table-cell>
          <table:table-cell table:formula="of:=IF(AND([.B21]&gt;=[.E21];[.B21]&lt;=[.F21]);0;1)" office:value-type="float" office:value="0" calcext:value-type="float">
            <text:p>0</text:p>
          </table:table-cell>
          <table:table-cell table:formula="of:=([.B21]-[.C21])^2" office:value-type="float" office:value="30.6881693805395" calcext:value-type="float">
            <text:p>30.6881693805395</text:p>
          </table:table-cell>
          <table:table-cell table:formula="of:=[.I20]" office:value-type="float" office:value="11.5753334258931" calcext:value-type="float">
            <text:p>11.5753334258931</text:p>
          </table:table-cell>
          <table:table-cell table:formula="of:=[.C21]-[.I21]" office:value-type="float" office:value="109.821356942759" calcext:value-type="float">
            <text:p>109.821356942759</text:p>
          </table:table-cell>
          <table:table-cell table:formula="of:=[.C21]+[.J21]" office:value-type="float" office:value="231.218047311412" calcext:value-type="float">
            <text:p>231.218047311412</text:p>
          </table:table-cell>
          <table:table-cell table:formula="of:=IF(AND([.B21]&gt;=[.J21];[.B21]&lt;=[.K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.875" calcext:value-type="float">
            <text:p>117.875</text:p>
          </table:table-cell>
          <table:table-cell office:value-type="float" office:value="123.584228515625" calcext:value-type="float">
            <text:p>123.584228515625</text:p>
          </table:table-cell>
          <table:table-cell office:value-type="float" office:value="4.73575925827026" calcext:value-type="float">
            <text:p>4.73575925827026</text:p>
          </table:table-cell>
          <table:table-cell office:value-type="float" office:value="118.848469257355" calcext:value-type="float">
            <text:p>118.848469257355</text:p>
          </table:table-cell>
          <table:table-cell office:value-type="float" office:value="128.319987773895" calcext:value-type="float">
            <text:p>128.319987773895</text:p>
          </table:table-cell>
          <table:table-cell table:formula="of:=IF(AND([.B22]&gt;=[.E22];[.B22]&lt;=[.F22]);0;1)" office:value-type="float" office:value="1" calcext:value-type="float">
            <text:p>1</text:p>
          </table:table-cell>
          <table:table-cell table:formula="of:=([.B22]-[.C22])^2" office:value-type="float" office:value="32.5952902436256" calcext:value-type="float">
            <text:p>32.5952902436256</text:p>
          </table:table-cell>
          <table:table-cell table:formula="of:=[.I21]" office:value-type="float" office:value="11.5753334258931" calcext:value-type="float">
            <text:p>11.5753334258931</text:p>
          </table:table-cell>
          <table:table-cell table:formula="of:=[.C22]-[.I22]" office:value-type="float" office:value="112.008895089732" calcext:value-type="float">
            <text:p>112.008895089732</text:p>
          </table:table-cell>
          <table:table-cell table:formula="of:=[.C22]+[.J22]" office:value-type="float" office:value="235.593123605357" calcext:value-type="float">
            <text:p>235.593123605357</text:p>
          </table:table-cell>
          <table:table-cell table:formula="of:=IF(AND([.B22]&gt;=[.J22];[.B22]&lt;=[.K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.964" calcext:value-type="float">
            <text:p>118.964</text:p>
          </table:table-cell>
          <table:table-cell office:value-type="float" office:value="124.693214416504" calcext:value-type="float">
            <text:p>124.693214416504</text:p>
          </table:table-cell>
          <table:table-cell office:value-type="float" office:value="4.50124979019165" calcext:value-type="float">
            <text:p>4.50124979019165</text:p>
          </table:table-cell>
          <table:table-cell office:value-type="float" office:value="120.191964626312" calcext:value-type="float">
            <text:p>120.191964626312</text:p>
          </table:table-cell>
          <table:table-cell office:value-type="float" office:value="129.194464206696" calcext:value-type="float">
            <text:p>129.194464206696</text:p>
          </table:table-cell>
          <table:table-cell table:formula="of:=IF(AND([.B23]&gt;=[.E23];[.B23]&lt;=[.F23]);0;1)" office:value-type="float" office:value="1" calcext:value-type="float">
            <text:p>1</text:p>
          </table:table-cell>
          <table:table-cell table:formula="of:=([.B23]-[.C23])^2" office:value-type="float" office:value="32.8238978302762" calcext:value-type="float">
            <text:p>32.8238978302762</text:p>
          </table:table-cell>
          <table:table-cell table:formula="of:=[.I22]" office:value-type="float" office:value="11.5753334258931" calcext:value-type="float">
            <text:p>11.5753334258931</text:p>
          </table:table-cell>
          <table:table-cell table:formula="of:=[.C23]-[.I23]" office:value-type="float" office:value="113.117880990611" calcext:value-type="float">
            <text:p>113.117880990611</text:p>
          </table:table-cell>
          <table:table-cell table:formula="of:=[.C23]+[.J23]" office:value-type="float" office:value="237.811095407115" calcext:value-type="float">
            <text:p>237.811095407115</text:p>
          </table:table-cell>
          <table:table-cell table:formula="of:=IF(AND([.B23]&gt;=[.J23];[.B23]&lt;=[.K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3.29386138916" calcext:value-type="float">
            <text:p>123.29386138916</text:p>
          </table:table-cell>
          <table:table-cell office:value-type="float" office:value="4.74595594406128" calcext:value-type="float">
            <text:p>4.74595594406128</text:p>
          </table:table-cell>
          <table:table-cell office:value-type="float" office:value="118.547905445099" calcext:value-type="float">
            <text:p>118.547905445099</text:p>
          </table:table-cell>
          <table:table-cell office:value-type="float" office:value="128.039817333221" calcext:value-type="float">
            <text:p>128.039817333221</text:p>
          </table:table-cell>
          <table:table-cell table:formula="of:=IF(AND([.B24]&gt;=[.E24];[.B24]&lt;=[.F24]);0;1)" office:value-type="float" office:value="0" calcext:value-type="float">
            <text:p>0</text:p>
          </table:table-cell>
          <table:table-cell table:formula="of:=([.B24]-[.C24])^2" office:value-type="float" office:value="8.78447433415438" calcext:value-type="float">
            <text:p>8.78447433415438</text:p>
          </table:table-cell>
          <table:table-cell table:formula="of:=[.I23]" office:value-type="float" office:value="11.5753334258931" calcext:value-type="float">
            <text:p>11.5753334258931</text:p>
          </table:table-cell>
          <table:table-cell table:formula="of:=[.C24]-[.I24]" office:value-type="float" office:value="111.718527963267" calcext:value-type="float">
            <text:p>111.718527963267</text:p>
          </table:table-cell>
          <table:table-cell table:formula="of:=[.C24]+[.J24]" office:value-type="float" office:value="235.012389352427" calcext:value-type="float">
            <text:p>235.012389352427</text:p>
          </table:table-cell>
          <table:table-cell table:formula="of:=IF(AND([.B24]&gt;=[.J24];[.B24]&lt;=[.K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.054" calcext:value-type="float">
            <text:p>117.054</text:p>
          </table:table-cell>
          <table:table-cell office:value-type="float" office:value="123.106727600098" calcext:value-type="float">
            <text:p>123.106727600098</text:p>
          </table:table-cell>
          <table:table-cell office:value-type="float" office:value="4.8072304725647" calcext:value-type="float">
            <text:p>4.8072304725647</text:p>
          </table:table-cell>
          <table:table-cell office:value-type="float" office:value="118.299497127533" calcext:value-type="float">
            <text:p>118.299497127533</text:p>
          </table:table-cell>
          <table:table-cell office:value-type="float" office:value="127.913958072662" calcext:value-type="float">
            <text:p>127.913958072662</text:p>
          </table:table-cell>
          <table:table-cell table:formula="of:=IF(AND([.B25]&gt;=[.E25];[.B25]&lt;=[.F25]);0;1)" office:value-type="float" office:value="1" calcext:value-type="float">
            <text:p>1</text:p>
          </table:table-cell>
          <table:table-cell table:formula="of:=([.B25]-[.C25])^2" office:value-type="float" office:value="36.6355114009839" calcext:value-type="float">
            <text:p>36.6355114009839</text:p>
          </table:table-cell>
          <table:table-cell table:formula="of:=[.I24]" office:value-type="float" office:value="11.5753334258931" calcext:value-type="float">
            <text:p>11.5753334258931</text:p>
          </table:table-cell>
          <table:table-cell table:formula="of:=[.C25]-[.I25]" office:value-type="float" office:value="111.531394174205" calcext:value-type="float">
            <text:p>111.531394174205</text:p>
          </table:table-cell>
          <table:table-cell table:formula="of:=[.C25]+[.J25]" office:value-type="float" office:value="234.638121774302" calcext:value-type="float">
            <text:p>234.638121774302</text:p>
          </table:table-cell>
          <table:table-cell table:formula="of:=IF(AND([.B25]&gt;=[.J25];[.B25]&lt;=[.K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.151" calcext:value-type="float">
            <text:p>116.151</text:p>
          </table:table-cell>
          <table:table-cell office:value-type="float" office:value="123.37345123291" calcext:value-type="float">
            <text:p>123.37345123291</text:p>
          </table:table-cell>
          <table:table-cell office:value-type="float" office:value="4.49728012084961" calcext:value-type="float">
            <text:p>4.49728012084961</text:p>
          </table:table-cell>
          <table:table-cell office:value-type="float" office:value="118.876171112061" calcext:value-type="float">
            <text:p>118.876171112061</text:p>
          </table:table-cell>
          <table:table-cell office:value-type="float" office:value="127.87073135376" calcext:value-type="float">
            <text:p>127.87073135376</text:p>
          </table:table-cell>
          <table:table-cell table:formula="of:=IF(AND([.B26]&gt;=[.E26];[.B26]&lt;=[.F26]);0;1)" office:value-type="float" office:value="1" calcext:value-type="float">
            <text:p>1</text:p>
          </table:table-cell>
          <table:table-cell table:formula="of:=([.B26]-[.C26])^2" office:value-type="float" office:value="52.1638018117655" calcext:value-type="float">
            <text:p>52.1638018117655</text:p>
          </table:table-cell>
          <table:table-cell table:formula="of:=[.I25]" office:value-type="float" office:value="11.5753334258931" calcext:value-type="float">
            <text:p>11.5753334258931</text:p>
          </table:table-cell>
          <table:table-cell table:formula="of:=[.C26]-[.I26]" office:value-type="float" office:value="111.798117807017" calcext:value-type="float">
            <text:p>111.798117807017</text:p>
          </table:table-cell>
          <table:table-cell table:formula="of:=[.C26]+[.J26]" office:value-type="float" office:value="235.171569039927" calcext:value-type="float">
            <text:p>235.171569039927</text:p>
          </table:table-cell>
          <table:table-cell table:formula="of:=IF(AND([.B26]&gt;=[.J26];[.B26]&lt;=[.K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1.808" calcext:value-type="float">
            <text:p>131.808</text:p>
          </table:table-cell>
          <table:table-cell office:value-type="float" office:value="120.740989685059" calcext:value-type="float">
            <text:p>120.740989685059</text:p>
          </table:table-cell>
          <table:table-cell office:value-type="float" office:value="5.68592548370361" calcext:value-type="float">
            <text:p>5.68592548370361</text:p>
          </table:table-cell>
          <table:table-cell office:value-type="float" office:value="115.055064201355" calcext:value-type="float">
            <text:p>115.055064201355</text:p>
          </table:table-cell>
          <table:table-cell office:value-type="float" office:value="126.426915168762" calcext:value-type="float">
            <text:p>126.426915168762</text:p>
          </table:table-cell>
          <table:table-cell table:formula="of:=IF(AND([.B27]&gt;=[.E27];[.B27]&lt;=[.F27]);0;1)" office:value-type="float" office:value="1" calcext:value-type="float">
            <text:p>1</text:p>
          </table:table-cell>
          <table:table-cell table:formula="of:=([.B27]-[.C27])^2" office:value-type="float" office:value="122.478717311019" calcext:value-type="float">
            <text:p>122.478717311019</text:p>
          </table:table-cell>
          <table:table-cell table:formula="of:=[.I26]" office:value-type="float" office:value="11.5753334258931" calcext:value-type="float">
            <text:p>11.5753334258931</text:p>
          </table:table-cell>
          <table:table-cell table:formula="of:=[.C27]-[.I27]" office:value-type="float" office:value="109.165656259165" calcext:value-type="float">
            <text:p>109.165656259165</text:p>
          </table:table-cell>
          <table:table-cell table:formula="of:=[.C27]+[.J27]" office:value-type="float" office:value="229.906645944224" calcext:value-type="float">
            <text:p>229.906645944224</text:p>
          </table:table-cell>
          <table:table-cell table:formula="of:=IF(AND([.B27]&gt;=[.J27];[.B27]&lt;=[.K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2.202" calcext:value-type="float">
            <text:p>132.202</text:p>
          </table:table-cell>
          <table:table-cell office:value-type="float" office:value="127.932151794434" calcext:value-type="float">
            <text:p>127.932151794434</text:p>
          </table:table-cell>
          <table:table-cell office:value-type="float" office:value="4.70430135726929" calcext:value-type="float">
            <text:p>4.70430135726929</text:p>
          </table:table-cell>
          <table:table-cell office:value-type="float" office:value="123.227850437164" calcext:value-type="float">
            <text:p>123.227850437164</text:p>
          </table:table-cell>
          <table:table-cell office:value-type="float" office:value="132.636453151703" calcext:value-type="float">
            <text:p>132.636453151703</text:p>
          </table:table-cell>
          <table:table-cell table:formula="of:=IF(AND([.B28]&gt;=[.E28];[.B28]&lt;=[.F28]);0;1)" office:value-type="float" office:value="0" calcext:value-type="float">
            <text:p>0</text:p>
          </table:table-cell>
          <table:table-cell table:formula="of:=([.B28]-[.C28])^2" office:value-type="float" office:value="18.2316036985786" calcext:value-type="float">
            <text:p>18.2316036985786</text:p>
          </table:table-cell>
          <table:table-cell table:formula="of:=[.I27]" office:value-type="float" office:value="11.5753334258931" calcext:value-type="float">
            <text:p>11.5753334258931</text:p>
          </table:table-cell>
          <table:table-cell table:formula="of:=[.C28]-[.I28]" office:value-type="float" office:value="116.35681836854" calcext:value-type="float">
            <text:p>116.35681836854</text:p>
          </table:table-cell>
          <table:table-cell table:formula="of:=[.C28]+[.J28]" office:value-type="float" office:value="244.288970162974" calcext:value-type="float">
            <text:p>244.288970162974</text:p>
          </table:table-cell>
          <table:table-cell table:formula="of:=IF(AND([.B28]&gt;=[.J28];[.B28]&lt;=[.K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.767" calcext:value-type="float">
            <text:p>118.767</text:p>
          </table:table-cell>
          <table:table-cell office:value-type="float" office:value="123.464370727539" calcext:value-type="float">
            <text:p>123.464370727539</text:p>
          </table:table-cell>
          <table:table-cell office:value-type="float" office:value="4.32172250747681" calcext:value-type="float">
            <text:p>4.32172250747681</text:p>
          </table:table-cell>
          <table:table-cell office:value-type="float" office:value="119.142648220062" calcext:value-type="float">
            <text:p>119.142648220062</text:p>
          </table:table-cell>
          <table:table-cell office:value-type="float" office:value="127.786093235016" calcext:value-type="float">
            <text:p>127.786093235016</text:p>
          </table:table-cell>
          <table:table-cell table:formula="of:=IF(AND([.B29]&gt;=[.E29];[.B29]&lt;=[.F29]);0;1)" office:value-type="float" office:value="1" calcext:value-type="float">
            <text:p>1</text:p>
          </table:table-cell>
          <table:table-cell table:formula="of:=([.B29]-[.C29])^2" office:value-type="float" office:value="22.0652917519409" calcext:value-type="float">
            <text:p>22.0652917519409</text:p>
          </table:table-cell>
          <table:table-cell table:formula="of:=[.I28]" office:value-type="float" office:value="11.5753334258931" calcext:value-type="float">
            <text:p>11.5753334258931</text:p>
          </table:table-cell>
          <table:table-cell table:formula="of:=[.C29]-[.I29]" office:value-type="float" office:value="111.889037301646" calcext:value-type="float">
            <text:p>111.889037301646</text:p>
          </table:table-cell>
          <table:table-cell table:formula="of:=[.C29]+[.J29]" office:value-type="float" office:value="235.353408029185" calcext:value-type="float">
            <text:p>235.353408029185</text:p>
          </table:table-cell>
          <table:table-cell table:formula="of:=IF(AND([.B29]&gt;=[.J29];[.B29]&lt;=[.K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7.564" calcext:value-type="float">
            <text:p>127.564</text:p>
          </table:table-cell>
          <table:table-cell office:value-type="float" office:value="132.07292175293" calcext:value-type="float">
            <text:p>132.07292175293</text:p>
          </table:table-cell>
          <table:table-cell office:value-type="float" office:value="6.30926179885864" calcext:value-type="float">
            <text:p>6.30926179885864</text:p>
          </table:table-cell>
          <table:table-cell office:value-type="float" office:value="125.763659954071" calcext:value-type="float">
            <text:p>125.763659954071</text:p>
          </table:table-cell>
          <table:table-cell office:value-type="float" office:value="138.382183551788" calcext:value-type="float">
            <text:p>138.382183551788</text:p>
          </table:table-cell>
          <table:table-cell table:formula="of:=IF(AND([.B30]&gt;=[.E30];[.B30]&lt;=[.F30]);0;1)" office:value-type="float" office:value="0" calcext:value-type="float">
            <text:p>0</text:p>
          </table:table-cell>
          <table:table-cell table:formula="of:=([.B30]-[.C30])^2" office:value-type="float" office:value="20.3303753740426" calcext:value-type="float">
            <text:p>20.3303753740426</text:p>
          </table:table-cell>
          <table:table-cell table:formula="of:=[.I29]" office:value-type="float" office:value="11.5753334258931" calcext:value-type="float">
            <text:p>11.5753334258931</text:p>
          </table:table-cell>
          <table:table-cell table:formula="of:=[.C30]-[.I30]" office:value-type="float" office:value="120.497588327037" calcext:value-type="float">
            <text:p>120.497588327037</text:p>
          </table:table-cell>
          <table:table-cell table:formula="of:=[.C30]+[.J30]" office:value-type="float" office:value="252.570510079966" calcext:value-type="float">
            <text:p>252.570510079966</text:p>
          </table:table-cell>
          <table:table-cell table:formula="of:=IF(AND([.B30]&gt;=[.J30];[.B30]&lt;=[.K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6.097" calcext:value-type="float">
            <text:p>126.097</text:p>
          </table:table-cell>
          <table:table-cell office:value-type="float" office:value="122.313682556152" calcext:value-type="float">
            <text:p>122.313682556152</text:p>
          </table:table-cell>
          <table:table-cell office:value-type="float" office:value="5.21946859359741" calcext:value-type="float">
            <text:p>5.21946859359741</text:p>
          </table:table-cell>
          <table:table-cell office:value-type="float" office:value="117.094213962555" calcext:value-type="float">
            <text:p>117.094213962555</text:p>
          </table:table-cell>
          <table:table-cell office:value-type="float" office:value="127.53315114975" calcext:value-type="float">
            <text:p>127.53315114975</text:p>
          </table:table-cell>
          <table:table-cell table:formula="of:=IF(AND([.B31]&gt;=[.E31];[.B31]&lt;=[.F31]);0;1)" office:value-type="float" office:value="0" calcext:value-type="float">
            <text:p>0</text:p>
          </table:table-cell>
          <table:table-cell table:formula="of:=([.B31]-[.C31])^2" office:value-type="float" office:value="14.3134908809219" calcext:value-type="float">
            <text:p>14.3134908809219</text:p>
          </table:table-cell>
          <table:table-cell table:formula="of:=[.I30]" office:value-type="float" office:value="11.5753334258931" calcext:value-type="float">
            <text:p>11.5753334258931</text:p>
          </table:table-cell>
          <table:table-cell table:formula="of:=[.C31]-[.I31]" office:value-type="float" office:value="110.738349130259" calcext:value-type="float">
            <text:p>110.738349130259</text:p>
          </table:table-cell>
          <table:table-cell table:formula="of:=[.C31]+[.J31]" office:value-type="float" office:value="233.052031686412" calcext:value-type="float">
            <text:p>233.052031686412</text:p>
          </table:table-cell>
          <table:table-cell table:formula="of:=IF(AND([.B31]&gt;=[.J31];[.B31]&lt;=[.K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.209" calcext:value-type="float">
            <text:p>120.209</text:p>
          </table:table-cell>
          <table:table-cell office:value-type="float" office:value="123.094917297363" calcext:value-type="float">
            <text:p>123.094917297363</text:p>
          </table:table-cell>
          <table:table-cell office:value-type="float" office:value="4.58977270126343" calcext:value-type="float">
            <text:p>4.58977270126343</text:p>
          </table:table-cell>
          <table:table-cell office:value-type="float" office:value="118.5051445961" calcext:value-type="float">
            <text:p>118.5051445961</text:p>
          </table:table-cell>
          <table:table-cell office:value-type="float" office:value="127.684689998627" calcext:value-type="float">
            <text:p>127.684689998627</text:p>
          </table:table-cell>
          <table:table-cell table:formula="of:=IF(AND([.B32]&gt;=[.E32];[.B32]&lt;=[.F32]);0;1)" office:value-type="float" office:value="0" calcext:value-type="float">
            <text:p>0</text:p>
          </table:table-cell>
          <table:table-cell table:formula="of:=([.B32]-[.C32])^2" office:value-type="float" office:value="8.32851864722057" calcext:value-type="float">
            <text:p>8.32851864722057</text:p>
          </table:table-cell>
          <table:table-cell table:formula="of:=[.I31]" office:value-type="float" office:value="11.5753334258931" calcext:value-type="float">
            <text:p>11.5753334258931</text:p>
          </table:table-cell>
          <table:table-cell table:formula="of:=[.C32]-[.I32]" office:value-type="float" office:value="111.51958387147" calcext:value-type="float">
            <text:p>111.51958387147</text:p>
          </table:table-cell>
          <table:table-cell table:formula="of:=[.C32]+[.J32]" office:value-type="float" office:value="234.614501168833" calcext:value-type="float">
            <text:p>234.614501168833</text:p>
          </table:table-cell>
          <table:table-cell table:formula="of:=IF(AND([.B32]&gt;=[.J32];[.B32]&lt;=[.K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8.867" calcext:value-type="float">
            <text:p>128.867</text:p>
          </table:table-cell>
          <table:table-cell office:value-type="float" office:value="125.463356018066" calcext:value-type="float">
            <text:p>125.463356018066</text:p>
          </table:table-cell>
          <table:table-cell office:value-type="float" office:value="4.29733467102051" calcext:value-type="float">
            <text:p>4.29733467102051</text:p>
          </table:table-cell>
          <table:table-cell office:value-type="float" office:value="121.166021347046" calcext:value-type="float">
            <text:p>121.166021347046</text:p>
          </table:table-cell>
          <table:table-cell office:value-type="float" office:value="129.760690689087" calcext:value-type="float">
            <text:p>129.760690689087</text:p>
          </table:table-cell>
          <table:table-cell table:formula="of:=IF(AND([.B33]&gt;=[.E33];[.B33]&lt;=[.F33]);0;1)" office:value-type="float" office:value="0" calcext:value-type="float">
            <text:p>0</text:p>
          </table:table-cell>
          <table:table-cell table:formula="of:=([.B33]-[.C33])^2" office:value-type="float" office:value="11.5847923557527" calcext:value-type="float">
            <text:p>11.5847923557527</text:p>
          </table:table-cell>
          <table:table-cell table:formula="of:=[.I32]" office:value-type="float" office:value="11.5753334258931" calcext:value-type="float">
            <text:p>11.5753334258931</text:p>
          </table:table-cell>
          <table:table-cell table:formula="of:=[.C33]-[.I33]" office:value-type="float" office:value="113.888022592173" calcext:value-type="float">
            <text:p>113.888022592173</text:p>
          </table:table-cell>
          <table:table-cell table:formula="of:=[.C33]+[.J33]" office:value-type="float" office:value="239.35137861024" calcext:value-type="float">
            <text:p>239.35137861024</text:p>
          </table:table-cell>
          <table:table-cell table:formula="of:=IF(AND([.B33]&gt;=[.J33];[.B33]&lt;=[.K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.023" calcext:value-type="float">
            <text:p>136.023</text:p>
          </table:table-cell>
          <table:table-cell office:value-type="float" office:value="129.516220092773" calcext:value-type="float">
            <text:p>129.516220092773</text:p>
          </table:table-cell>
          <table:table-cell office:value-type="float" office:value="4.63585948944092" calcext:value-type="float">
            <text:p>4.63585948944092</text:p>
          </table:table-cell>
          <table:table-cell office:value-type="float" office:value="124.880360603333" calcext:value-type="float">
            <text:p>124.880360603333</text:p>
          </table:table-cell>
          <table:table-cell office:value-type="float" office:value="134.152079582214" calcext:value-type="float">
            <text:p>134.152079582214</text:p>
          </table:table-cell>
          <table:table-cell table:formula="of:=IF(AND([.B34]&gt;=[.E34];[.B34]&lt;=[.F34]);0;1)" office:value-type="float" office:value="1" calcext:value-type="float">
            <text:p>1</text:p>
          </table:table-cell>
          <table:table-cell table:formula="of:=([.B34]-[.C34])^2" office:value-type="float" office:value="42.3381847610873" calcext:value-type="float">
            <text:p>42.3381847610873</text:p>
          </table:table-cell>
          <table:table-cell table:formula="of:=[.I33]" office:value-type="float" office:value="11.5753334258931" calcext:value-type="float">
            <text:p>11.5753334258931</text:p>
          </table:table-cell>
          <table:table-cell table:formula="of:=[.C34]-[.I34]" office:value-type="float" office:value="117.94088666688" calcext:value-type="float">
            <text:p>117.94088666688</text:p>
          </table:table-cell>
          <table:table-cell table:formula="of:=[.C34]+[.J34]" office:value-type="float" office:value="247.457106759654" calcext:value-type="float">
            <text:p>247.457106759654</text:p>
          </table:table-cell>
          <table:table-cell table:formula="of:=IF(AND([.B34]&gt;=[.J34];[.B34]&lt;=[.K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124.36646270752" calcext:value-type="float">
            <text:p>124.36646270752</text:p>
          </table:table-cell>
          <table:table-cell office:value-type="float" office:value="4.68594789505005" calcext:value-type="float">
            <text:p>4.68594789505005</text:p>
          </table:table-cell>
          <table:table-cell office:value-type="float" office:value="119.680514812469" calcext:value-type="float">
            <text:p>119.680514812469</text:p>
          </table:table-cell>
          <table:table-cell office:value-type="float" office:value="129.05241060257" calcext:value-type="float">
            <text:p>129.05241060257</text:p>
          </table:table-cell>
          <table:table-cell table:formula="of:=IF(AND([.B35]&gt;=[.E35];[.B35]&lt;=[.F35]);0;1)" office:value-type="float" office:value="1" calcext:value-type="float">
            <text:p>1</text:p>
          </table:table-cell>
          <table:table-cell table:formula="of:=([.B35]-[.C35])^2" office:value-type="float" office:value="220.805848546618" calcext:value-type="float">
            <text:p>220.805848546618</text:p>
          </table:table-cell>
          <table:table-cell table:formula="of:=[.I34]" office:value-type="float" office:value="11.5753334258931" calcext:value-type="float">
            <text:p>11.5753334258931</text:p>
          </table:table-cell>
          <table:table-cell table:formula="of:=[.C35]-[.I35]" office:value-type="float" office:value="112.791129281626" calcext:value-type="float">
            <text:p>112.791129281626</text:p>
          </table:table-cell>
          <table:table-cell table:formula="of:=[.C35]+[.J35]" office:value-type="float" office:value="237.157591989146" calcext:value-type="float">
            <text:p>237.157591989146</text:p>
          </table:table-cell>
          <table:table-cell table:formula="of:=IF(AND([.B35]&gt;=[.J35];[.B35]&lt;=[.K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.928" calcext:value-type="float">
            <text:p>134.928</text:p>
          </table:table-cell>
          <table:table-cell office:value-type="float" office:value="123.897117614746" calcext:value-type="float">
            <text:p>123.897117614746</text:p>
          </table:table-cell>
          <table:table-cell office:value-type="float" office:value="5.34642934799194" calcext:value-type="float">
            <text:p>5.34642934799194</text:p>
          </table:table-cell>
          <table:table-cell office:value-type="float" office:value="118.550688266754" calcext:value-type="float">
            <text:p>118.550688266754</text:p>
          </table:table-cell>
          <table:table-cell office:value-type="float" office:value="129.243546962738" calcext:value-type="float">
            <text:p>129.243546962738</text:p>
          </table:table-cell>
          <table:table-cell table:formula="of:=IF(AND([.B36]&gt;=[.E36];[.B36]&lt;=[.F36]);0;1)" office:value-type="float" office:value="1" calcext:value-type="float">
            <text:p>1</text:p>
          </table:table-cell>
          <table:table-cell table:formula="of:=([.B36]-[.C36])^2" office:value-type="float" office:value="121.680366197305" calcext:value-type="float">
            <text:p>121.680366197305</text:p>
          </table:table-cell>
          <table:table-cell table:formula="of:=[.I35]" office:value-type="float" office:value="11.5753334258931" calcext:value-type="float">
            <text:p>11.5753334258931</text:p>
          </table:table-cell>
          <table:table-cell table:formula="of:=[.C36]-[.I36]" office:value-type="float" office:value="112.321784188853" calcext:value-type="float">
            <text:p>112.321784188853</text:p>
          </table:table-cell>
          <table:table-cell table:formula="of:=[.C36]+[.J36]" office:value-type="float" office:value="236.218901803599" calcext:value-type="float">
            <text:p>236.218901803599</text:p>
          </table:table-cell>
          <table:table-cell table:formula="of:=IF(AND([.B36]&gt;=[.J36];[.B36]&lt;=[.K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120.254829406738" calcext:value-type="float">
            <text:p>120.254829406738</text:p>
          </table:table-cell>
          <table:table-cell office:value-type="float" office:value="5.27191543579102" calcext:value-type="float">
            <text:p>5.27191543579102</text:p>
          </table:table-cell>
          <table:table-cell office:value-type="float" office:value="114.982913970947" calcext:value-type="float">
            <text:p>114.982913970947</text:p>
          </table:table-cell>
          <table:table-cell office:value-type="float" office:value="125.526744842529" calcext:value-type="float">
            <text:p>125.526744842529</text:p>
          </table:table-cell>
          <table:table-cell table:formula="of:=IF(AND([.B37]&gt;=[.E37];[.B37]&lt;=[.F37]);0;1)" office:value-type="float" office:value="0" calcext:value-type="float">
            <text:p>0</text:p>
          </table:table-cell>
          <table:table-cell table:formula="of:=([.B37]-[.C37])^2" office:value-type="float" office:value="1.6895564866216" calcext:value-type="float">
            <text:p>1.6895564866216</text:p>
          </table:table-cell>
          <table:table-cell table:formula="of:=[.I36]" office:value-type="float" office:value="11.5753334258931" calcext:value-type="float">
            <text:p>11.5753334258931</text:p>
          </table:table-cell>
          <table:table-cell table:formula="of:=[.C37]-[.I37]" office:value-type="float" office:value="108.679495980845" calcext:value-type="float">
            <text:p>108.679495980845</text:p>
          </table:table-cell>
          <table:table-cell table:formula="of:=[.C37]+[.J37]" office:value-type="float" office:value="228.934325387583" calcext:value-type="float">
            <text:p>228.934325387583</text:p>
          </table:table-cell>
          <table:table-cell table:formula="of:=IF(AND([.B37]&gt;=[.J37];[.B37]&lt;=[.K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1669921875" calcext:value-type="float">
            <text:p>117.1669921875</text:p>
          </table:table-cell>
          <table:table-cell office:value-type="float" office:value="6.11772441864014" calcext:value-type="float">
            <text:p>6.11772441864014</text:p>
          </table:table-cell>
          <table:table-cell office:value-type="float" office:value="111.04926776886" calcext:value-type="float">
            <text:p>111.04926776886</text:p>
          </table:table-cell>
          <table:table-cell office:value-type="float" office:value="123.28471660614" calcext:value-type="float">
            <text:p>123.28471660614</text:p>
          </table:table-cell>
          <table:table-cell table:formula="of:=IF(AND([.B38]&gt;=[.E38];[.B38]&lt;=[.F38]);0;1)" office:value-type="float" office:value="0" calcext:value-type="float">
            <text:p>0</text:p>
          </table:table-cell>
          <table:table-cell table:formula="of:=([.B38]-[.C38])^2" office:value-type="float" office:value="5.13925357818601" calcext:value-type="float">
            <text:p>5.13925357818601</text:p>
          </table:table-cell>
          <table:table-cell table:formula="of:=[.I37]" office:value-type="float" office:value="11.5753334258931" calcext:value-type="float">
            <text:p>11.5753334258931</text:p>
          </table:table-cell>
          <table:table-cell table:formula="of:=[.C38]-[.I38]" office:value-type="float" office:value="105.591658761607" calcext:value-type="float">
            <text:p>105.591658761607</text:p>
          </table:table-cell>
          <table:table-cell table:formula="of:=[.C38]+[.J38]" office:value-type="float" office:value="222.758650949107" calcext:value-type="float">
            <text:p>222.758650949107</text:p>
          </table:table-cell>
          <table:table-cell table:formula="of:=IF(AND([.B38]&gt;=[.J38];[.B38]&lt;=[.K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.513" calcext:value-type="float">
            <text:p>120.513</text:p>
          </table:table-cell>
          <table:table-cell office:value-type="float" office:value="119.196823120117" calcext:value-type="float">
            <text:p>119.196823120117</text:p>
          </table:table-cell>
          <table:table-cell office:value-type="float" office:value="5.02620792388916" calcext:value-type="float">
            <text:p>5.02620792388916</text:p>
          </table:table-cell>
          <table:table-cell office:value-type="float" office:value="114.170615196228" calcext:value-type="float">
            <text:p>114.170615196228</text:p>
          </table:table-cell>
          <table:table-cell office:value-type="float" office:value="124.223031044006" calcext:value-type="float">
            <text:p>124.223031044006</text:p>
          </table:table-cell>
          <table:table-cell table:formula="of:=IF(AND([.B39]&gt;=[.E39];[.B39]&lt;=[.F39]);0;1)" office:value-type="float" office:value="0" calcext:value-type="float">
            <text:p>0</text:p>
          </table:table-cell>
          <table:table-cell table:formula="of:=([.B39]-[.C39])^2" office:value-type="float" office:value="1.73232157913807" calcext:value-type="float">
            <text:p>1.73232157913807</text:p>
          </table:table-cell>
          <table:table-cell table:formula="of:=[.I38]" office:value-type="float" office:value="11.5753334258931" calcext:value-type="float">
            <text:p>11.5753334258931</text:p>
          </table:table-cell>
          <table:table-cell table:formula="of:=[.C39]-[.I39]" office:value-type="float" office:value="107.621489694224" calcext:value-type="float">
            <text:p>107.621489694224</text:p>
          </table:table-cell>
          <table:table-cell table:formula="of:=[.C39]+[.J39]" office:value-type="float" office:value="226.818312814341" calcext:value-type="float">
            <text:p>226.818312814341</text:p>
          </table:table-cell>
          <table:table-cell table:formula="of:=IF(AND([.B39]&gt;=[.J39];[.B39]&lt;=[.K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.419" calcext:value-type="float">
            <text:p>120.419</text:p>
          </table:table-cell>
          <table:table-cell office:value-type="float" office:value="122.923408508301" calcext:value-type="float">
            <text:p>122.923408508301</text:p>
          </table:table-cell>
          <table:table-cell office:value-type="float" office:value="4.58552646636963" calcext:value-type="float">
            <text:p>4.58552646636963</text:p>
          </table:table-cell>
          <table:table-cell office:value-type="float" office:value="118.337882041931" calcext:value-type="float">
            <text:p>118.337882041931</text:p>
          </table:table-cell>
          <table:table-cell office:value-type="float" office:value="127.50893497467" calcext:value-type="float">
            <text:p>127.50893497467</text:p>
          </table:table-cell>
          <table:table-cell table:formula="of:=IF(AND([.B40]&gt;=[.E40];[.B40]&lt;=[.F40]);0;1)" office:value-type="float" office:value="0" calcext:value-type="float">
            <text:p>0</text:p>
          </table:table-cell>
          <table:table-cell table:formula="of:=([.B40]-[.C40])^2" office:value-type="float" office:value="6.27206197644936" calcext:value-type="float">
            <text:p>6.27206197644936</text:p>
          </table:table-cell>
          <table:table-cell table:formula="of:=[.I39]" office:value-type="float" office:value="11.5753334258931" calcext:value-type="float">
            <text:p>11.5753334258931</text:p>
          </table:table-cell>
          <table:table-cell table:formula="of:=[.C40]-[.I40]" office:value-type="float" office:value="111.348075082408" calcext:value-type="float">
            <text:p>111.348075082408</text:p>
          </table:table-cell>
          <table:table-cell table:formula="of:=[.C40]+[.J40]" office:value-type="float" office:value="234.271483590708" calcext:value-type="float">
            <text:p>234.271483590708</text:p>
          </table:table-cell>
          <table:table-cell table:formula="of:=IF(AND([.B40]&gt;=[.J40];[.B40]&lt;=[.K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.42" calcext:value-type="float">
            <text:p>124.42</text:p>
          </table:table-cell>
          <table:table-cell office:value-type="float" office:value="122.779556274414" calcext:value-type="float">
            <text:p>122.779556274414</text:p>
          </table:table-cell>
          <table:table-cell office:value-type="float" office:value="4.77968072891235" calcext:value-type="float">
            <text:p>4.77968072891235</text:p>
          </table:table-cell>
          <table:table-cell office:value-type="float" office:value="117.999875545502" calcext:value-type="float">
            <text:p>117.999875545502</text:p>
          </table:table-cell>
          <table:table-cell office:value-type="float" office:value="127.559237003326" calcext:value-type="float">
            <text:p>127.559237003326</text:p>
          </table:table-cell>
          <table:table-cell table:formula="of:=IF(AND([.B41]&gt;=[.E41];[.B41]&lt;=[.F41]);0;1)" office:value-type="float" office:value="0" calcext:value-type="float">
            <text:p>0</text:p>
          </table:table-cell>
          <table:table-cell table:formula="of:=([.B41]-[.C41])^2" office:value-type="float" office:value="2.69105561681428" calcext:value-type="float">
            <text:p>2.69105561681428</text:p>
          </table:table-cell>
          <table:table-cell table:formula="of:=[.I40]" office:value-type="float" office:value="11.5753334258931" calcext:value-type="float">
            <text:p>11.5753334258931</text:p>
          </table:table-cell>
          <table:table-cell table:formula="of:=[.C41]-[.I41]" office:value-type="float" office:value="111.204222848521" calcext:value-type="float">
            <text:p>111.204222848521</text:p>
          </table:table-cell>
          <table:table-cell table:formula="of:=[.C41]+[.J41]" office:value-type="float" office:value="233.983779122935" calcext:value-type="float">
            <text:p>233.983779122935</text:p>
          </table:table-cell>
          <table:table-cell table:formula="of:=IF(AND([.B41]&gt;=[.J41];[.B41]&lt;=[.K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.845" calcext:value-type="float">
            <text:p>130.845</text:p>
          </table:table-cell>
          <table:table-cell office:value-type="float" office:value="126.891700744629" calcext:value-type="float">
            <text:p>126.891700744629</text:p>
          </table:table-cell>
          <table:table-cell office:value-type="float" office:value="4.81781816482544" calcext:value-type="float">
            <text:p>4.81781816482544</text:p>
          </table:table-cell>
          <table:table-cell office:value-type="float" office:value="122.073882579803" calcext:value-type="float">
            <text:p>122.073882579803</text:p>
          </table:table-cell>
          <table:table-cell office:value-type="float" office:value="131.709518909454" calcext:value-type="float">
            <text:p>131.709518909454</text:p>
          </table:table-cell>
          <table:table-cell table:formula="of:=IF(AND([.B42]&gt;=[.E42];[.B42]&lt;=[.F42]);0;1)" office:value-type="float" office:value="0" calcext:value-type="float">
            <text:p>0</text:p>
          </table:table-cell>
          <table:table-cell table:formula="of:=([.B42]-[.C42])^2" office:value-type="float" office:value="15.6285750025176" calcext:value-type="float">
            <text:p>15.6285750025176</text:p>
          </table:table-cell>
          <table:table-cell table:formula="of:=[.I41]" office:value-type="float" office:value="11.5753334258931" calcext:value-type="float">
            <text:p>11.5753334258931</text:p>
          </table:table-cell>
          <table:table-cell table:formula="of:=[.C42]-[.I42]" office:value-type="float" office:value="115.316367318736" calcext:value-type="float">
            <text:p>115.316367318736</text:p>
          </table:table-cell>
          <table:table-cell table:formula="of:=[.C42]+[.J42]" office:value-type="float" office:value="242.208068063365" calcext:value-type="float">
            <text:p>242.208068063365</text:p>
          </table:table-cell>
          <table:table-cell table:formula="of:=IF(AND([.B42]&gt;=[.J42];[.B42]&lt;=[.K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124.43953704834" calcext:value-type="float">
            <text:p>124.43953704834</text:p>
          </table:table-cell>
          <table:table-cell office:value-type="float" office:value="4.05829858779907" calcext:value-type="float">
            <text:p>4.05829858779907</text:p>
          </table:table-cell>
          <table:table-cell office:value-type="float" office:value="120.381238460541" calcext:value-type="float">
            <text:p>120.381238460541</text:p>
          </table:table-cell>
          <table:table-cell office:value-type="float" office:value="128.497835636139" calcext:value-type="float">
            <text:p>128.497835636139</text:p>
          </table:table-cell>
          <table:table-cell table:formula="of:=IF(AND([.B43]&gt;=[.E43];[.B43]&lt;=[.F43]);0;1)" office:value-type="float" office:value="0" calcext:value-type="float">
            <text:p>0</text:p>
          </table:table-cell>
          <table:table-cell table:formula="of:=([.B43]-[.C43])^2" office:value-type="float" office:value="13.5758132605889" calcext:value-type="float">
            <text:p>13.5758132605889</text:p>
          </table:table-cell>
          <table:table-cell table:formula="of:=[.I42]" office:value-type="float" office:value="11.5753334258931" calcext:value-type="float">
            <text:p>11.5753334258931</text:p>
          </table:table-cell>
          <table:table-cell table:formula="of:=[.C43]-[.I43]" office:value-type="float" office:value="112.864203622447" calcext:value-type="float">
            <text:p>112.864203622447</text:p>
          </table:table-cell>
          <table:table-cell table:formula="of:=[.C43]+[.J43]" office:value-type="float" office:value="237.303740670787" calcext:value-type="float">
            <text:p>237.303740670787</text:p>
          </table:table-cell>
          <table:table-cell table:formula="of:=IF(AND([.B43]&gt;=[.J43];[.B43]&lt;=[.K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2.229" calcext:value-type="float">
            <text:p>122.229</text:p>
          </table:table-cell>
          <table:table-cell office:value-type="float" office:value="125.327705383301" calcext:value-type="float">
            <text:p>125.327705383301</text:p>
          </table:table-cell>
          <table:table-cell office:value-type="float" office:value="4.99454164505005" calcext:value-type="float">
            <text:p>4.99454164505005</text:p>
          </table:table-cell>
          <table:table-cell office:value-type="float" office:value="120.333163738251" calcext:value-type="float">
            <text:p>120.333163738251</text:p>
          </table:table-cell>
          <table:table-cell office:value-type="float" office:value="130.322247028351" calcext:value-type="float">
            <text:p>130.322247028351</text:p>
          </table:table-cell>
          <table:table-cell table:formula="of:=IF(AND([.B44]&gt;=[.E44];[.B44]&lt;=[.F44]);0;1)" office:value-type="float" office:value="0" calcext:value-type="float">
            <text:p>0</text:p>
          </table:table-cell>
          <table:table-cell table:formula="of:=([.B44]-[.C44])^2" office:value-type="float" office:value="9.60197505249725" calcext:value-type="float">
            <text:p>9.60197505249725</text:p>
          </table:table-cell>
          <table:table-cell table:formula="of:=[.I43]" office:value-type="float" office:value="11.5753334258931" calcext:value-type="float">
            <text:p>11.5753334258931</text:p>
          </table:table-cell>
          <table:table-cell table:formula="of:=[.C44]-[.I44]" office:value-type="float" office:value="113.752371957408" calcext:value-type="float">
            <text:p>113.752371957408</text:p>
          </table:table-cell>
          <table:table-cell table:formula="of:=[.C44]+[.J44]" office:value-type="float" office:value="239.080077340708" calcext:value-type="float">
            <text:p>239.080077340708</text:p>
          </table:table-cell>
          <table:table-cell table:formula="of:=IF(AND([.B44]&gt;=[.J44];[.B44]&lt;=[.K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.136" calcext:value-type="float">
            <text:p>120.136</text:p>
          </table:table-cell>
          <table:table-cell office:value-type="float" office:value="123.78288269043" calcext:value-type="float">
            <text:p>123.78288269043</text:p>
          </table:table-cell>
          <table:table-cell office:value-type="float" office:value="4.40053844451904" calcext:value-type="float">
            <text:p>4.40053844451904</text:p>
          </table:table-cell>
          <table:table-cell office:value-type="float" office:value="119.382344245911" calcext:value-type="float">
            <text:p>119.382344245911</text:p>
          </table:table-cell>
          <table:table-cell office:value-type="float" office:value="128.183421134949" calcext:value-type="float">
            <text:p>128.183421134949</text:p>
          </table:table-cell>
          <table:table-cell table:formula="of:=IF(AND([.B45]&gt;=[.E45];[.B45]&lt;=[.F45]);0;1)" office:value-type="float" office:value="0" calcext:value-type="float">
            <text:p>0</text:p>
          </table:table-cell>
          <table:table-cell table:formula="of:=([.B45]-[.C45])^2" office:value-type="float" office:value="13.2997533577557" calcext:value-type="float">
            <text:p>13.2997533577557</text:p>
          </table:table-cell>
          <table:table-cell table:formula="of:=[.I44]" office:value-type="float" office:value="11.5753334258931" calcext:value-type="float">
            <text:p>11.5753334258931</text:p>
          </table:table-cell>
          <table:table-cell table:formula="of:=[.C45]-[.I45]" office:value-type="float" office:value="112.207549264537" calcext:value-type="float">
            <text:p>112.207549264537</text:p>
          </table:table-cell>
          <table:table-cell table:formula="of:=[.C45]+[.J45]" office:value-type="float" office:value="235.990431954966" calcext:value-type="float">
            <text:p>235.990431954966</text:p>
          </table:table-cell>
          <table:table-cell table:formula="of:=IF(AND([.B45]&gt;=[.J45];[.B45]&lt;=[.K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569" calcext:value-type="float">
            <text:p>120.569</text:p>
          </table:table-cell>
          <table:table-cell office:value-type="float" office:value="117.080429077148" calcext:value-type="float">
            <text:p>117.080429077148</text:p>
          </table:table-cell>
          <table:table-cell office:value-type="float" office:value="6.08862495422363" calcext:value-type="float">
            <text:p>6.08862495422363</text:p>
          </table:table-cell>
          <table:table-cell office:value-type="float" office:value="110.991804122925" calcext:value-type="float">
            <text:p>110.991804122925</text:p>
          </table:table-cell>
          <table:table-cell office:value-type="float" office:value="123.169054031372" calcext:value-type="float">
            <text:p>123.169054031372</text:p>
          </table:table-cell>
          <table:table-cell table:formula="of:=IF(AND([.B46]&gt;=[.E46];[.B46]&lt;=[.F46]);0;1)" office:value-type="float" office:value="0" calcext:value-type="float">
            <text:p>0</text:p>
          </table:table-cell>
          <table:table-cell table:formula="of:=([.B46]-[.C46])^2" office:value-type="float" office:value="12.1701270837654" calcext:value-type="float">
            <text:p>12.1701270837654</text:p>
          </table:table-cell>
          <table:table-cell table:formula="of:=[.I45]" office:value-type="float" office:value="11.5753334258931" calcext:value-type="float">
            <text:p>11.5753334258931</text:p>
          </table:table-cell>
          <table:table-cell table:formula="of:=[.C46]-[.I46]" office:value-type="float" office:value="105.505095651255" calcext:value-type="float">
            <text:p>105.505095651255</text:p>
          </table:table-cell>
          <table:table-cell table:formula="of:=[.C46]+[.J46]" office:value-type="float" office:value="222.585524728404" calcext:value-type="float">
            <text:p>222.585524728404</text:p>
          </table:table-cell>
          <table:table-cell table:formula="of:=IF(AND([.B46]&gt;=[.J46];[.B46]&lt;=[.K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.478" calcext:value-type="float">
            <text:p>134.478</text:p>
          </table:table-cell>
          <table:table-cell office:value-type="float" office:value="129.474716186523" calcext:value-type="float">
            <text:p>129.474716186523</text:p>
          </table:table-cell>
          <table:table-cell office:value-type="float" office:value="4.63961601257324" calcext:value-type="float">
            <text:p>4.63961601257324</text:p>
          </table:table-cell>
          <table:table-cell office:value-type="float" office:value="124.83510017395" calcext:value-type="float">
            <text:p>124.83510017395</text:p>
          </table:table-cell>
          <table:table-cell office:value-type="float" office:value="134.114332199097" calcext:value-type="float">
            <text:p>134.114332199097</text:p>
          </table:table-cell>
          <table:table-cell table:formula="of:=IF(AND([.B47]&gt;=[.E47];[.B47]&lt;=[.F47]);0;1)" office:value-type="float" office:value="1" calcext:value-type="float">
            <text:p>1</text:p>
          </table:table-cell>
          <table:table-cell table:formula="of:=([.B47]-[.C47])^2" office:value-type="float" office:value="25.0328489181967" calcext:value-type="float">
            <text:p>25.0328489181967</text:p>
          </table:table-cell>
          <table:table-cell table:formula="of:=[.I46]" office:value-type="float" office:value="11.5753334258931" calcext:value-type="float">
            <text:p>11.5753334258931</text:p>
          </table:table-cell>
          <table:table-cell table:formula="of:=[.C47]-[.I47]" office:value-type="float" office:value="117.89938276063" calcext:value-type="float">
            <text:p>117.89938276063</text:p>
          </table:table-cell>
          <table:table-cell table:formula="of:=[.C47]+[.J47]" office:value-type="float" office:value="247.374098947154" calcext:value-type="float">
            <text:p>247.374098947154</text:p>
          </table:table-cell>
          <table:table-cell table:formula="of:=IF(AND([.B47]&gt;=[.J47];[.B47]&lt;=[.K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.291" calcext:value-type="float">
            <text:p>126.291</text:p>
          </table:table-cell>
          <table:table-cell office:value-type="float" office:value="133.467620849609" calcext:value-type="float">
            <text:p>133.467620849609</text:p>
          </table:table-cell>
          <table:table-cell office:value-type="float" office:value="5.99697160720825" calcext:value-type="float">
            <text:p>5.99697160720825</text:p>
          </table:table-cell>
          <table:table-cell office:value-type="float" office:value="127.470649242401" calcext:value-type="float">
            <text:p>127.470649242401</text:p>
          </table:table-cell>
          <table:table-cell office:value-type="float" office:value="139.464592456818" calcext:value-type="float">
            <text:p>139.464592456818</text:p>
          </table:table-cell>
          <table:table-cell table:formula="of:=IF(AND([.B48]&gt;=[.E48];[.B48]&lt;=[.F48]);0;1)" office:value-type="float" office:value="1" calcext:value-type="float">
            <text:p>1</text:p>
          </table:table-cell>
          <table:table-cell table:formula="of:=([.B48]-[.C48])^2" office:value-type="float" office:value="51.503886819048" calcext:value-type="float">
            <text:p>51.503886819048</text:p>
          </table:table-cell>
          <table:table-cell table:formula="of:=[.I47]" office:value-type="float" office:value="11.5753334258931" calcext:value-type="float">
            <text:p>11.5753334258931</text:p>
          </table:table-cell>
          <table:table-cell table:formula="of:=[.C48]-[.I48]" office:value-type="float" office:value="121.892287423716" calcext:value-type="float">
            <text:p>121.892287423716</text:p>
          </table:table-cell>
          <table:table-cell table:formula="of:=[.C48]+[.J48]" office:value-type="float" office:value="255.359908273326" calcext:value-type="float">
            <text:p>255.359908273326</text:p>
          </table:table-cell>
          <table:table-cell table:formula="of:=IF(AND([.B48]&gt;=[.J48];[.B48]&lt;=[.K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.484" calcext:value-type="float">
            <text:p>120.484</text:p>
          </table:table-cell>
          <table:table-cell office:value-type="float" office:value="119.727897644043" calcext:value-type="float">
            <text:p>119.727897644043</text:p>
          </table:table-cell>
          <table:table-cell office:value-type="float" office:value="4.42897462844849" calcext:value-type="float">
            <text:p>4.42897462844849</text:p>
          </table:table-cell>
          <table:table-cell office:value-type="float" office:value="115.298923015594" calcext:value-type="float">
            <text:p>115.298923015594</text:p>
          </table:table-cell>
          <table:table-cell office:value-type="float" office:value="124.156872272491" calcext:value-type="float">
            <text:p>124.156872272491</text:p>
          </table:table-cell>
          <table:table-cell table:formula="of:=IF(AND([.B49]&gt;=[.E49];[.B49]&lt;=[.F49]);0;1)" office:value-type="float" office:value="0" calcext:value-type="float">
            <text:p>0</text:p>
          </table:table-cell>
          <table:table-cell table:formula="of:=([.B49]-[.C49])^2" office:value-type="float" office:value="0.571690772683765" calcext:value-type="float">
            <text:p>0.571690772683765</text:p>
          </table:table-cell>
          <table:table-cell table:formula="of:=[.I48]" office:value-type="float" office:value="11.5753334258931" calcext:value-type="float">
            <text:p>11.5753334258931</text:p>
          </table:table-cell>
          <table:table-cell table:formula="of:=[.C49]-[.I49]" office:value-type="float" office:value="108.15256421815" calcext:value-type="float">
            <text:p>108.15256421815</text:p>
          </table:table-cell>
          <table:table-cell table:formula="of:=[.C49]+[.J49]" office:value-type="float" office:value="227.880461862193" calcext:value-type="float">
            <text:p>227.880461862193</text:p>
          </table:table-cell>
          <table:table-cell table:formula="of:=IF(AND([.B49]&gt;=[.J49];[.B49]&lt;=[.K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.678" calcext:value-type="float">
            <text:p>136.678</text:p>
          </table:table-cell>
          <table:table-cell office:value-type="float" office:value="129.005950927734" calcext:value-type="float">
            <text:p>129.005950927734</text:p>
          </table:table-cell>
          <table:table-cell office:value-type="float" office:value="5.2821102142334" calcext:value-type="float">
            <text:p>5.2821102142334</text:p>
          </table:table-cell>
          <table:table-cell office:value-type="float" office:value="123.723840713501" calcext:value-type="float">
            <text:p>123.723840713501</text:p>
          </table:table-cell>
          <table:table-cell office:value-type="float" office:value="134.288061141968" calcext:value-type="float">
            <text:p>134.288061141968</text:p>
          </table:table-cell>
          <table:table-cell table:formula="of:=IF(AND([.B50]&gt;=[.E50];[.B50]&lt;=[.F50]);0;1)" office:value-type="float" office:value="1" calcext:value-type="float">
            <text:p>1</text:p>
          </table:table-cell>
          <table:table-cell table:formula="of:=([.B50]-[.C50])^2" office:value-type="float" office:value="58.8603369672518" calcext:value-type="float">
            <text:p>58.8603369672518</text:p>
          </table:table-cell>
          <table:table-cell table:formula="of:=[.I49]" office:value-type="float" office:value="11.5753334258931" calcext:value-type="float">
            <text:p>11.5753334258931</text:p>
          </table:table-cell>
          <table:table-cell table:formula="of:=[.C50]-[.I50]" office:value-type="float" office:value="117.430617501841" calcext:value-type="float">
            <text:p>117.430617501841</text:p>
          </table:table-cell>
          <table:table-cell table:formula="of:=[.C50]+[.J50]" office:value-type="float" office:value="246.436568429576" calcext:value-type="float">
            <text:p>246.436568429576</text:p>
          </table:table-cell>
          <table:table-cell table:formula="of:=IF(AND([.B50]&gt;=[.J50];[.B50]&lt;=[.K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5.444" calcext:value-type="float">
            <text:p>115.444</text:p>
          </table:table-cell>
          <table:table-cell office:value-type="float" office:value="119.74796295166" calcext:value-type="float">
            <text:p>119.74796295166</text:p>
          </table:table-cell>
          <table:table-cell office:value-type="float" office:value="4.97761726379395" calcext:value-type="float">
            <text:p>4.97761726379395</text:p>
          </table:table-cell>
          <table:table-cell office:value-type="float" office:value="114.770345687866" calcext:value-type="float">
            <text:p>114.770345687866</text:p>
          </table:table-cell>
          <table:table-cell office:value-type="float" office:value="124.725580215454" calcext:value-type="float">
            <text:p>124.725580215454</text:p>
          </table:table-cell>
          <table:table-cell table:formula="of:=IF(AND([.B51]&gt;=[.E51];[.B51]&lt;=[.F51]);0;1)" office:value-type="float" office:value="0" calcext:value-type="float">
            <text:p>0</text:p>
          </table:table-cell>
          <table:table-cell table:formula="of:=([.B51]-[.C51])^2" office:value-type="float" office:value="18.5240970892632" calcext:value-type="float">
            <text:p>18.5240970892632</text:p>
          </table:table-cell>
          <table:table-cell table:formula="of:=[.I50]" office:value-type="float" office:value="11.5753334258931" calcext:value-type="float">
            <text:p>11.5753334258931</text:p>
          </table:table-cell>
          <table:table-cell table:formula="of:=[.C51]-[.I51]" office:value-type="float" office:value="108.172629525767" calcext:value-type="float">
            <text:p>108.172629525767</text:p>
          </table:table-cell>
          <table:table-cell table:formula="of:=[.C51]+[.J51]" office:value-type="float" office:value="227.920592477427" calcext:value-type="float">
            <text:p>227.920592477427</text:p>
          </table:table-cell>
          <table:table-cell table:formula="of:=IF(AND([.B51]&gt;=[.J51];[.B51]&lt;=[.K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.917" calcext:value-type="float">
            <text:p>123.917</text:p>
          </table:table-cell>
          <table:table-cell office:value-type="float" office:value="117.539710998535" calcext:value-type="float">
            <text:p>117.539710998535</text:p>
          </table:table-cell>
          <table:table-cell office:value-type="float" office:value="6.09848308563232" calcext:value-type="float">
            <text:p>6.09848308563232</text:p>
          </table:table-cell>
          <table:table-cell office:value-type="float" office:value="111.441227912903" calcext:value-type="float">
            <text:p>111.441227912903</text:p>
          </table:table-cell>
          <table:table-cell office:value-type="float" office:value="123.638194084167" calcext:value-type="float">
            <text:p>123.638194084167</text:p>
          </table:table-cell>
          <table:table-cell table:formula="of:=IF(AND([.B52]&gt;=[.E52];[.B52]&lt;=[.F52]);0;1)" office:value-type="float" office:value="1" calcext:value-type="float">
            <text:p>1</text:p>
          </table:table-cell>
          <table:table-cell table:formula="of:=([.B52]-[.C52])^2" office:value-type="float" office:value="40.6698150082045" calcext:value-type="float">
            <text:p>40.6698150082045</text:p>
          </table:table-cell>
          <table:table-cell table:formula="of:=[.I51]" office:value-type="float" office:value="11.5753334258931" calcext:value-type="float">
            <text:p>11.5753334258931</text:p>
          </table:table-cell>
          <table:table-cell table:formula="of:=[.C52]-[.I52]" office:value-type="float" office:value="105.964377572642" calcext:value-type="float">
            <text:p>105.964377572642</text:p>
          </table:table-cell>
          <table:table-cell table:formula="of:=[.C52]+[.J52]" office:value-type="float" office:value="223.504088571177" calcext:value-type="float">
            <text:p>223.504088571177</text:p>
          </table:table-cell>
          <table:table-cell table:formula="of:=IF(AND([.B52]&gt;=[.J52];[.B52]&lt;=[.K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.22" calcext:value-type="float">
            <text:p>127.22</text:p>
          </table:table-cell>
          <table:table-cell office:value-type="float" office:value="123.173355102539" calcext:value-type="float">
            <text:p>123.173355102539</text:p>
          </table:table-cell>
          <table:table-cell office:value-type="float" office:value="4.38236522674561" calcext:value-type="float">
            <text:p>4.38236522674561</text:p>
          </table:table-cell>
          <table:table-cell office:value-type="float" office:value="118.790989875793" calcext:value-type="float">
            <text:p>118.790989875793</text:p>
          </table:table-cell>
          <table:table-cell office:value-type="float" office:value="127.555720329285" calcext:value-type="float">
            <text:p>127.555720329285</text:p>
          </table:table-cell>
          <table:table-cell table:formula="of:=IF(AND([.B53]&gt;=[.E53];[.B53]&lt;=[.F53]);0;1)" office:value-type="float" office:value="0" calcext:value-type="float">
            <text:p>0</text:p>
          </table:table-cell>
          <table:table-cell table:formula="of:=([.B53]-[.C53])^2" office:value-type="float" office:value="16.3753349261466" calcext:value-type="float">
            <text:p>16.3753349261466</text:p>
          </table:table-cell>
          <table:table-cell table:formula="of:=[.I52]" office:value-type="float" office:value="11.5753334258931" calcext:value-type="float">
            <text:p>11.5753334258931</text:p>
          </table:table-cell>
          <table:table-cell table:formula="of:=[.C53]-[.I53]" office:value-type="float" office:value="111.598021676646" calcext:value-type="float">
            <text:p>111.598021676646</text:p>
          </table:table-cell>
          <table:table-cell table:formula="of:=[.C53]+[.J53]" office:value-type="float" office:value="234.771376779185" calcext:value-type="float">
            <text:p>234.771376779185</text:p>
          </table:table-cell>
          <table:table-cell table:formula="of:=IF(AND([.B53]&gt;=[.J53];[.B53]&lt;=[.K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.705" calcext:value-type="float">
            <text:p>128.705</text:p>
          </table:table-cell>
          <table:table-cell office:value-type="float" office:value="127.992866516113" calcext:value-type="float">
            <text:p>127.992866516113</text:p>
          </table:table-cell>
          <table:table-cell office:value-type="float" office:value="4.59830236434937" calcext:value-type="float">
            <text:p>4.59830236434937</text:p>
          </table:table-cell>
          <table:table-cell office:value-type="float" office:value="123.394564151764" calcext:value-type="float">
            <text:p>123.394564151764</text:p>
          </table:table-cell>
          <table:table-cell office:value-type="float" office:value="132.591168880463" calcext:value-type="float">
            <text:p>132.591168880463</text:p>
          </table:table-cell>
          <table:table-cell table:formula="of:=IF(AND([.B54]&gt;=[.E54];[.B54]&lt;=[.F54]);0;1)" office:value-type="float" office:value="0" calcext:value-type="float">
            <text:p>0</text:p>
          </table:table-cell>
          <table:table-cell table:formula="of:=([.B54]-[.C54])^2" office:value-type="float" office:value="0.507134098872653" calcext:value-type="float">
            <text:p>0.507134098872653</text:p>
          </table:table-cell>
          <table:table-cell table:formula="of:=[.I53]" office:value-type="float" office:value="11.5753334258931" calcext:value-type="float">
            <text:p>11.5753334258931</text:p>
          </table:table-cell>
          <table:table-cell table:formula="of:=[.C54]-[.I54]" office:value-type="float" office:value="116.41753309022" calcext:value-type="float">
            <text:p>116.41753309022</text:p>
          </table:table-cell>
          <table:table-cell table:formula="of:=[.C54]+[.J54]" office:value-type="float" office:value="244.410399606333" calcext:value-type="float">
            <text:p>244.410399606333</text:p>
          </table:table-cell>
          <table:table-cell table:formula="of:=IF(AND([.B54]&gt;=[.J54];[.B54]&lt;=[.K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.034" calcext:value-type="float">
            <text:p>108.034</text:p>
          </table:table-cell>
          <table:table-cell office:value-type="float" office:value="120.480560302734" calcext:value-type="float">
            <text:p>120.480560302734</text:p>
          </table:table-cell>
          <table:table-cell office:value-type="float" office:value="5.33003187179565" calcext:value-type="float">
            <text:p>5.33003187179565</text:p>
          </table:table-cell>
          <table:table-cell office:value-type="float" office:value="115.150528430939" calcext:value-type="float">
            <text:p>115.150528430939</text:p>
          </table:table-cell>
          <table:table-cell office:value-type="float" office:value="125.81059217453" calcext:value-type="float">
            <text:p>125.81059217453</text:p>
          </table:table-cell>
          <table:table-cell table:formula="of:=IF(AND([.B55]&gt;=[.E55];[.B55]&lt;=[.F55]);0;1)" office:value-type="float" office:value="1" calcext:value-type="float">
            <text:p>1</text:p>
          </table:table-cell>
          <table:table-cell table:formula="of:=([.B55]-[.C55])^2" office:value-type="float" office:value="154.916863369603" calcext:value-type="float">
            <text:p>154.916863369603</text:p>
          </table:table-cell>
          <table:table-cell table:formula="of:=[.I54]" office:value-type="float" office:value="11.5753334258931" calcext:value-type="float">
            <text:p>11.5753334258931</text:p>
          </table:table-cell>
          <table:table-cell table:formula="of:=[.C55]-[.I55]" office:value-type="float" office:value="108.905226876841" calcext:value-type="float">
            <text:p>108.905226876841</text:p>
          </table:table-cell>
          <table:table-cell table:formula="of:=[.C55]+[.J55]" office:value-type="float" office:value="229.385787179576" calcext:value-type="float">
            <text:p>229.385787179576</text:p>
          </table:table-cell>
          <table:table-cell table:formula="of:=IF(AND([.B55]&gt;=[.J55];[.B55]&lt;=[.K55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.315" calcext:value-type="float">
            <text:p>127.315</text:p>
          </table:table-cell>
          <table:table-cell office:value-type="float" office:value="126.079124450684" calcext:value-type="float">
            <text:p>126.079124450684</text:p>
          </table:table-cell>
          <table:table-cell office:value-type="float" office:value="5.14203834533691" calcext:value-type="float">
            <text:p>5.14203834533691</text:p>
          </table:table-cell>
          <table:table-cell office:value-type="float" office:value="120.937086105347" calcext:value-type="float">
            <text:p>120.937086105347</text:p>
          </table:table-cell>
          <table:table-cell office:value-type="float" office:value="131.221162796021" calcext:value-type="float">
            <text:p>131.221162796021</text:p>
          </table:table-cell>
          <table:table-cell table:formula="of:=IF(AND([.B56]&gt;=[.E56];[.B56]&lt;=[.F56]);0;1)" office:value-type="float" office:value="0" calcext:value-type="float">
            <text:p>0</text:p>
          </table:table-cell>
          <table:table-cell table:formula="of:=([.B56]-[.C56])^2" office:value-type="float" office:value="1.52738837339812" calcext:value-type="float">
            <text:p>1.52738837339812</text:p>
          </table:table-cell>
          <table:table-cell table:formula="of:=[.I55]" office:value-type="float" office:value="11.5753334258931" calcext:value-type="float">
            <text:p>11.5753334258931</text:p>
          </table:table-cell>
          <table:table-cell table:formula="of:=[.C56]-[.I56]" office:value-type="float" office:value="114.503791024791" calcext:value-type="float">
            <text:p>114.503791024791</text:p>
          </table:table-cell>
          <table:table-cell table:formula="of:=[.C56]+[.J56]" office:value-type="float" office:value="240.582915475474" calcext:value-type="float">
            <text:p>240.582915475474</text:p>
          </table:table-cell>
          <table:table-cell table:formula="of:=IF(AND([.B56]&gt;=[.J56];[.B56]&lt;=[.K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.894" calcext:value-type="float">
            <text:p>110.894</text:p>
          </table:table-cell>
          <table:table-cell office:value-type="float" office:value="121.357040405273" calcext:value-type="float">
            <text:p>121.357040405273</text:p>
          </table:table-cell>
          <table:table-cell office:value-type="float" office:value="4.91465759277344" calcext:value-type="float">
            <text:p>4.91465759277344</text:p>
          </table:table-cell>
          <table:table-cell office:value-type="float" office:value="116.4423828125" calcext:value-type="float">
            <text:p>116.4423828125</text:p>
          </table:table-cell>
          <table:table-cell office:value-type="float" office:value="126.271697998047" calcext:value-type="float">
            <text:p>126.271697998047</text:p>
          </table:table-cell>
          <table:table-cell table:formula="of:=IF(AND([.B57]&gt;=[.E57];[.B57]&lt;=[.F57]);0;1)" office:value-type="float" office:value="1" calcext:value-type="float">
            <text:p>1</text:p>
          </table:table-cell>
          <table:table-cell table:formula="of:=([.B57]-[.C57])^2" office:value-type="float" office:value="109.475214522384" calcext:value-type="float">
            <text:p>109.475214522384</text:p>
          </table:table-cell>
          <table:table-cell table:formula="of:=[.I56]" office:value-type="float" office:value="11.5753334258931" calcext:value-type="float">
            <text:p>11.5753334258931</text:p>
          </table:table-cell>
          <table:table-cell table:formula="of:=[.C57]-[.I57]" office:value-type="float" office:value="109.78170697938" calcext:value-type="float">
            <text:p>109.78170697938</text:p>
          </table:table-cell>
          <table:table-cell table:formula="of:=[.C57]+[.J57]" office:value-type="float" office:value="231.138747384654" calcext:value-type="float">
            <text:p>231.138747384654</text:p>
          </table:table-cell>
          <table:table-cell table:formula="of:=IF(AND([.B57]&gt;=[.J57];[.B57]&lt;=[.K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.689" calcext:value-type="float">
            <text:p>110.689</text:p>
          </table:table-cell>
          <table:table-cell office:value-type="float" office:value="117.755149841309" calcext:value-type="float">
            <text:p>117.755149841309</text:p>
          </table:table-cell>
          <table:table-cell office:value-type="float" office:value="5.34538793563843" calcext:value-type="float">
            <text:p>5.34538793563843</text:p>
          </table:table-cell>
          <table:table-cell office:value-type="float" office:value="112.40976190567" calcext:value-type="float">
            <text:p>112.40976190567</text:p>
          </table:table-cell>
          <table:table-cell office:value-type="float" office:value="123.100537776947" calcext:value-type="float">
            <text:p>123.100537776947</text:p>
          </table:table-cell>
          <table:table-cell table:formula="of:=IF(AND([.B58]&gt;=[.E58];[.B58]&lt;=[.F58]);0;1)" office:value-type="float" office:value="1" calcext:value-type="float">
            <text:p>1</text:p>
          </table:table-cell>
          <table:table-cell table:formula="of:=([.B58]-[.C58])^2" office:value-type="float" office:value="49.9304735798256" calcext:value-type="float">
            <text:p>49.9304735798256</text:p>
          </table:table-cell>
          <table:table-cell table:formula="of:=[.I57]" office:value-type="float" office:value="11.5753334258931" calcext:value-type="float">
            <text:p>11.5753334258931</text:p>
          </table:table-cell>
          <table:table-cell table:formula="of:=[.C58]-[.I58]" office:value-type="float" office:value="106.179816415416" calcext:value-type="float">
            <text:p>106.179816415416</text:p>
          </table:table-cell>
          <table:table-cell table:formula="of:=[.C58]+[.J58]" office:value-type="float" office:value="223.934966256724" calcext:value-type="float">
            <text:p>223.934966256724</text:p>
          </table:table-cell>
          <table:table-cell table:formula="of:=IF(AND([.B58]&gt;=[.J58];[.B58]&lt;=[.K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.042" calcext:value-type="float">
            <text:p>133.042</text:p>
          </table:table-cell>
          <table:table-cell office:value-type="float" office:value="125.791427612305" calcext:value-type="float">
            <text:p>125.791427612305</text:p>
          </table:table-cell>
          <table:table-cell office:value-type="float" office:value="4.86081409454346" calcext:value-type="float">
            <text:p>4.86081409454346</text:p>
          </table:table-cell>
          <table:table-cell office:value-type="float" office:value="120.930613517761" calcext:value-type="float">
            <text:p>120.930613517761</text:p>
          </table:table-cell>
          <table:table-cell office:value-type="float" office:value="130.652241706848" calcext:value-type="float">
            <text:p>130.652241706848</text:p>
          </table:table-cell>
          <table:table-cell table:formula="of:=IF(AND([.B59]&gt;=[.E59];[.B59]&lt;=[.F59]);0;1)" office:value-type="float" office:value="1" calcext:value-type="float">
            <text:p>1</text:p>
          </table:table-cell>
          <table:table-cell table:formula="of:=([.B59]-[.C59])^2" office:value-type="float" office:value="52.5707999492097" calcext:value-type="float">
            <text:p>52.5707999492097</text:p>
          </table:table-cell>
          <table:table-cell table:formula="of:=[.I58]" office:value-type="float" office:value="11.5753334258931" calcext:value-type="float">
            <text:p>11.5753334258931</text:p>
          </table:table-cell>
          <table:table-cell table:formula="of:=[.C59]-[.I59]" office:value-type="float" office:value="114.216094186412" calcext:value-type="float">
            <text:p>114.216094186412</text:p>
          </table:table-cell>
          <table:table-cell table:formula="of:=[.C59]+[.J59]" office:value-type="float" office:value="240.007521798716" calcext:value-type="float">
            <text:p>240.007521798716</text:p>
          </table:table-cell>
          <table:table-cell table:formula="of:=IF(AND([.B59]&gt;=[.J59];[.B59]&lt;=[.K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2.086" calcext:value-type="float">
            <text:p>122.086</text:p>
          </table:table-cell>
          <table:table-cell office:value-type="float" office:value="121.129814147949" calcext:value-type="float">
            <text:p>121.129814147949</text:p>
          </table:table-cell>
          <table:table-cell office:value-type="float" office:value="4.86042022705078" calcext:value-type="float">
            <text:p>4.86042022705078</text:p>
          </table:table-cell>
          <table:table-cell office:value-type="float" office:value="116.269393920898" calcext:value-type="float">
            <text:p>116.269393920898</text:p>
          </table:table-cell>
          <table:table-cell office:value-type="float" office:value="125.990234375" calcext:value-type="float">
            <text:p>125.990234375</text:p>
          </table:table-cell>
          <table:table-cell table:formula="of:=IF(AND([.B60]&gt;=[.E60];[.B60]&lt;=[.F60]);0;1)" office:value-type="float" office:value="0" calcext:value-type="float">
            <text:p>0</text:p>
          </table:table-cell>
          <table:table-cell table:formula="of:=([.B60]-[.C60])^2" office:value-type="float" office:value="0.914291383662076" calcext:value-type="float">
            <text:p>0.914291383662076</text:p>
          </table:table-cell>
          <table:table-cell table:formula="of:=[.I59]" office:value-type="float" office:value="11.5753334258931" calcext:value-type="float">
            <text:p>11.5753334258931</text:p>
          </table:table-cell>
          <table:table-cell table:formula="of:=[.C60]-[.I60]" office:value-type="float" office:value="109.554480722056" calcext:value-type="float">
            <text:p>109.554480722056</text:p>
          </table:table-cell>
          <table:table-cell table:formula="of:=[.C60]+[.J60]" office:value-type="float" office:value="230.684294870005" calcext:value-type="float">
            <text:p>230.684294870005</text:p>
          </table:table-cell>
          <table:table-cell table:formula="of:=IF(AND([.B60]&gt;=[.J60];[.B60]&lt;=[.K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5.413" calcext:value-type="float">
            <text:p>115.413</text:p>
          </table:table-cell>
          <table:table-cell office:value-type="float" office:value="116.762084960938" calcext:value-type="float">
            <text:p>116.762084960938</text:p>
          </table:table-cell>
          <table:table-cell office:value-type="float" office:value="6.41232872009277" calcext:value-type="float">
            <text:p>6.41232872009277</text:p>
          </table:table-cell>
          <table:table-cell office:value-type="float" office:value="110.349756240845" calcext:value-type="float">
            <text:p>110.349756240845</text:p>
          </table:table-cell>
          <table:table-cell office:value-type="float" office:value="123.17441368103" calcext:value-type="float">
            <text:p>123.17441368103</text:p>
          </table:table-cell>
          <table:table-cell table:formula="of:=IF(AND([.B61]&gt;=[.E61];[.B61]&lt;=[.F61]);0;1)" office:value-type="float" office:value="0" calcext:value-type="float">
            <text:p>0</text:p>
          </table:table-cell>
          <table:table-cell table:formula="of:=([.B61]-[.C61])^2" office:value-type="float" office:value="1.82003023182774" calcext:value-type="float">
            <text:p>1.82003023182774</text:p>
          </table:table-cell>
          <table:table-cell table:formula="of:=[.I60]" office:value-type="float" office:value="11.5753334258931" calcext:value-type="float">
            <text:p>11.5753334258931</text:p>
          </table:table-cell>
          <table:table-cell table:formula="of:=[.C61]-[.I61]" office:value-type="float" office:value="105.186751535044" calcext:value-type="float">
            <text:p>105.186751535044</text:p>
          </table:table-cell>
          <table:table-cell table:formula="of:=[.C61]+[.J61]" office:value-type="float" office:value="221.948836495982" calcext:value-type="float">
            <text:p>221.948836495982</text:p>
          </table:table-cell>
          <table:table-cell table:formula="of:=IF(AND([.B61]&gt;=[.J61];[.B61]&lt;=[.K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.415" calcext:value-type="float">
            <text:p>129.415</text:p>
          </table:table-cell>
          <table:table-cell office:value-type="float" office:value="121.72883605957" calcext:value-type="float">
            <text:p>121.72883605957</text:p>
          </table:table-cell>
          <table:table-cell office:value-type="float" office:value="3.98576068878174" calcext:value-type="float">
            <text:p>3.98576068878174</text:p>
          </table:table-cell>
          <table:table-cell office:value-type="float" office:value="117.743075370789" calcext:value-type="float">
            <text:p>117.743075370789</text:p>
          </table:table-cell>
          <table:table-cell office:value-type="float" office:value="125.714596748352" calcext:value-type="float">
            <text:p>125.714596748352</text:p>
          </table:table-cell>
          <table:table-cell table:formula="of:=IF(AND([.B62]&gt;=[.E62];[.B62]&lt;=[.F62]);0;1)" office:value-type="float" office:value="1" calcext:value-type="float">
            <text:p>1</text:p>
          </table:table-cell>
          <table:table-cell table:formula="of:=([.B62]-[.C62])^2" office:value-type="float" office:value="59.0771161191615" calcext:value-type="float">
            <text:p>59.0771161191615</text:p>
          </table:table-cell>
          <table:table-cell table:formula="of:=[.I61]" office:value-type="float" office:value="11.5753334258931" calcext:value-type="float">
            <text:p>11.5753334258931</text:p>
          </table:table-cell>
          <table:table-cell table:formula="of:=[.C62]-[.I62]" office:value-type="float" office:value="110.153502633677" calcext:value-type="float">
            <text:p>110.153502633677</text:p>
          </table:table-cell>
          <table:table-cell table:formula="of:=[.C62]+[.J62]" office:value-type="float" office:value="231.882338693247" calcext:value-type="float">
            <text:p>231.882338693247</text:p>
          </table:table-cell>
          <table:table-cell table:formula="of:=IF(AND([.B62]&gt;=[.J62];[.B62]&lt;=[.K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.294" calcext:value-type="float">
            <text:p>133.294</text:p>
          </table:table-cell>
          <table:table-cell office:value-type="float" office:value="126.764984130859" calcext:value-type="float">
            <text:p>126.764984130859</text:p>
          </table:table-cell>
          <table:table-cell office:value-type="float" office:value="5.00988388061523" calcext:value-type="float">
            <text:p>5.00988388061523</text:p>
          </table:table-cell>
          <table:table-cell office:value-type="float" office:value="121.755100250244" calcext:value-type="float">
            <text:p>121.755100250244</text:p>
          </table:table-cell>
          <table:table-cell office:value-type="float" office:value="131.774868011475" calcext:value-type="float">
            <text:p>131.774868011475</text:p>
          </table:table-cell>
          <table:table-cell table:formula="of:=IF(AND([.B63]&gt;=[.E63];[.B63]&lt;=[.F63]);0;1)" office:value-type="float" office:value="1" calcext:value-type="float">
            <text:p>1</text:p>
          </table:table-cell>
          <table:table-cell table:formula="of:=([.B63]-[.C63])^2" office:value-type="float" office:value="42.6280482194903" calcext:value-type="float">
            <text:p>42.6280482194903</text:p>
          </table:table-cell>
          <table:table-cell table:formula="of:=[.I62]" office:value-type="float" office:value="11.5753334258931" calcext:value-type="float">
            <text:p>11.5753334258931</text:p>
          </table:table-cell>
          <table:table-cell table:formula="of:=[.C63]-[.I63]" office:value-type="float" office:value="115.189650704966" calcext:value-type="float">
            <text:p>115.189650704966</text:p>
          </table:table-cell>
          <table:table-cell table:formula="of:=[.C63]+[.J63]" office:value-type="float" office:value="241.954634835826" calcext:value-type="float">
            <text:p>241.954634835826</text:p>
          </table:table-cell>
          <table:table-cell table:formula="of:=IF(AND([.B63]&gt;=[.J63];[.B63]&lt;=[.K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.11" calcext:value-type="float">
            <text:p>117.11</text:p>
          </table:table-cell>
          <table:table-cell office:value-type="float" office:value="117.766181945801" calcext:value-type="float">
            <text:p>117.766181945801</text:p>
          </table:table-cell>
          <table:table-cell office:value-type="float" office:value="5.17618894577026" calcext:value-type="float">
            <text:p>5.17618894577026</text:p>
          </table:table-cell>
          <table:table-cell office:value-type="float" office:value="112.589993000031" calcext:value-type="float">
            <text:p>112.589993000031</text:p>
          </table:table-cell>
          <table:table-cell office:value-type="float" office:value="122.942370891571" calcext:value-type="float">
            <text:p>122.942370891571</text:p>
          </table:table-cell>
          <table:table-cell table:formula="of:=IF(AND([.B64]&gt;=[.E64];[.B64]&lt;=[.F64]);0;1)" office:value-type="float" office:value="0" calcext:value-type="float">
            <text:p>0</text:p>
          </table:table-cell>
          <table:table-cell table:formula="of:=([.B64]-[.C64])^2" office:value-type="float" office:value="0.4305747459949" calcext:value-type="float">
            <text:p>0.4305747459949</text:p>
          </table:table-cell>
          <table:table-cell table:formula="of:=[.I63]" office:value-type="float" office:value="11.5753334258931" calcext:value-type="float">
            <text:p>11.5753334258931</text:p>
          </table:table-cell>
          <table:table-cell table:formula="of:=[.C64]-[.I64]" office:value-type="float" office:value="106.190848519908" calcext:value-type="float">
            <text:p>106.190848519908</text:p>
          </table:table-cell>
          <table:table-cell table:formula="of:=[.C64]+[.J64]" office:value-type="float" office:value="223.957030465708" calcext:value-type="float">
            <text:p>223.957030465708</text:p>
          </table:table-cell>
          <table:table-cell table:formula="of:=IF(AND([.B64]&gt;=[.J64];[.B64]&lt;=[.K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4.987" calcext:value-type="float">
            <text:p>134.987</text:p>
          </table:table-cell>
          <table:table-cell office:value-type="float" office:value="122.001693725586" calcext:value-type="float">
            <text:p>122.001693725586</text:p>
          </table:table-cell>
          <table:table-cell office:value-type="float" office:value="5.50520467758179" calcext:value-type="float">
            <text:p>5.50520467758179</text:p>
          </table:table-cell>
          <table:table-cell office:value-type="float" office:value="116.496489048004" calcext:value-type="float">
            <text:p>116.496489048004</text:p>
          </table:table-cell>
          <table:table-cell office:value-type="float" office:value="127.506898403168" calcext:value-type="float">
            <text:p>127.506898403168</text:p>
          </table:table-cell>
          <table:table-cell table:formula="of:=IF(AND([.B65]&gt;=[.E65];[.B65]&lt;=[.F65]);0;1)" office:value-type="float" office:value="1" calcext:value-type="float">
            <text:p>1</text:p>
          </table:table-cell>
          <table:table-cell table:formula="of:=([.B65]-[.C65])^2" office:value-type="float" office:value="168.618179040337" calcext:value-type="float">
            <text:p>168.618179040337</text:p>
          </table:table-cell>
          <table:table-cell table:formula="of:=[.I64]" office:value-type="float" office:value="11.5753334258931" calcext:value-type="float">
            <text:p>11.5753334258931</text:p>
          </table:table-cell>
          <table:table-cell table:formula="of:=[.C65]-[.I65]" office:value-type="float" office:value="110.426360299693" calcext:value-type="float">
            <text:p>110.426360299693</text:p>
          </table:table-cell>
          <table:table-cell table:formula="of:=[.C65]+[.J65]" office:value-type="float" office:value="232.428054025279" calcext:value-type="float">
            <text:p>232.428054025279</text:p>
          </table:table-cell>
          <table:table-cell table:formula="of:=IF(AND([.B65]&gt;=[.J65];[.B65]&lt;=[.K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.465" calcext:value-type="float">
            <text:p>126.465</text:p>
          </table:table-cell>
          <table:table-cell office:value-type="float" office:value="126.653938293457" calcext:value-type="float">
            <text:p>126.653938293457</text:p>
          </table:table-cell>
          <table:table-cell office:value-type="float" office:value="4.32062911987305" calcext:value-type="float">
            <text:p>4.32062911987305</text:p>
          </table:table-cell>
          <table:table-cell office:value-type="float" office:value="122.333309173584" calcext:value-type="float">
            <text:p>122.333309173584</text:p>
          </table:table-cell>
          <table:table-cell office:value-type="float" office:value="130.97456741333" calcext:value-type="float">
            <text:p>130.97456741333</text:p>
          </table:table-cell>
          <table:table-cell table:formula="of:=IF(AND([.B66]&gt;=[.E66];[.B66]&lt;=[.F66]);0;1)" office:value-type="float" office:value="0" calcext:value-type="float">
            <text:p>0</text:p>
          </table:table-cell>
          <table:table-cell table:formula="of:=([.B66]-[.C66])^2" office:value-type="float" office:value="0.035697678734454" calcext:value-type="float">
            <text:p>0.035697678734454</text:p>
          </table:table-cell>
          <table:table-cell table:formula="of:=[.I65]" office:value-type="float" office:value="11.5753334258931" calcext:value-type="float">
            <text:p>11.5753334258931</text:p>
          </table:table-cell>
          <table:table-cell table:formula="of:=[.C66]-[.I66]" office:value-type="float" office:value="115.078604867564" calcext:value-type="float">
            <text:p>115.078604867564</text:p>
          </table:table-cell>
          <table:table-cell table:formula="of:=[.C66]+[.J66]" office:value-type="float" office:value="241.732543161021" calcext:value-type="float">
            <text:p>241.732543161021</text:p>
          </table:table-cell>
          <table:table-cell table:formula="of:=IF(AND([.B66]&gt;=[.J66];[.B66]&lt;=[.K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.721" calcext:value-type="float">
            <text:p>108.721</text:p>
          </table:table-cell>
          <table:table-cell office:value-type="float" office:value="116.279830932617" calcext:value-type="float">
            <text:p>116.279830932617</text:p>
          </table:table-cell>
          <table:table-cell office:value-type="float" office:value="6.50865840911865" calcext:value-type="float">
            <text:p>6.50865840911865</text:p>
          </table:table-cell>
          <table:table-cell office:value-type="float" office:value="109.771172523499" calcext:value-type="float">
            <text:p>109.771172523499</text:p>
          </table:table-cell>
          <table:table-cell office:value-type="float" office:value="122.788489341736" calcext:value-type="float">
            <text:p>122.788489341736</text:p>
          </table:table-cell>
          <table:table-cell table:formula="of:=IF(AND([.B67]&gt;=[.E67];[.B67]&lt;=[.F67]);0;1)" office:value-type="float" office:value="1" calcext:value-type="float">
            <text:p>1</text:p>
          </table:table-cell>
          <table:table-cell table:formula="of:=([.B67]-[.C67])^2" office:value-type="float" office:value="57.1359250678904" calcext:value-type="float">
            <text:p>57.1359250678904</text:p>
          </table:table-cell>
          <table:table-cell table:formula="of:=[.I66]" office:value-type="float" office:value="11.5753334258931" calcext:value-type="float">
            <text:p>11.5753334258931</text:p>
          </table:table-cell>
          <table:table-cell table:formula="of:=[.C67]-[.I67]" office:value-type="float" office:value="104.704497506724" calcext:value-type="float">
            <text:p>104.704497506724</text:p>
          </table:table-cell>
          <table:table-cell table:formula="of:=[.C67]+[.J67]" office:value-type="float" office:value="220.984328439341" calcext:value-type="float">
            <text:p>220.984328439341</text:p>
          </table:table-cell>
          <table:table-cell table:formula="of:=IF(AND([.B67]&gt;=[.J67];[.B67]&lt;=[.K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.426" calcext:value-type="float">
            <text:p>135.426</text:p>
          </table:table-cell>
          <table:table-cell office:value-type="float" office:value="120.212608337402" calcext:value-type="float">
            <text:p>120.212608337402</text:p>
          </table:table-cell>
          <table:table-cell office:value-type="float" office:value="5.42254877090454" calcext:value-type="float">
            <text:p>5.42254877090454</text:p>
          </table:table-cell>
          <table:table-cell office:value-type="float" office:value="114.790059566498" calcext:value-type="float">
            <text:p>114.790059566498</text:p>
          </table:table-cell>
          <table:table-cell office:value-type="float" office:value="125.635157108307" calcext:value-type="float">
            <text:p>125.635157108307</text:p>
          </table:table-cell>
          <table:table-cell table:formula="of:=IF(AND([.B68]&gt;=[.E68];[.B68]&lt;=[.F68]);0;1)" office:value-type="float" office:value="1" calcext:value-type="float">
            <text:p>1</text:p>
          </table:table-cell>
          <table:table-cell table:formula="of:=([.B68]-[.C68])^2" office:value-type="float" office:value="231.447285879595" calcext:value-type="float">
            <text:p>231.447285879595</text:p>
          </table:table-cell>
          <table:table-cell table:formula="of:=[.I67]" office:value-type="float" office:value="11.5753334258931" calcext:value-type="float">
            <text:p>11.5753334258931</text:p>
          </table:table-cell>
          <table:table-cell table:formula="of:=[.C68]-[.I68]" office:value-type="float" office:value="108.637274911509" calcext:value-type="float">
            <text:p>108.637274911509</text:p>
          </table:table-cell>
          <table:table-cell table:formula="of:=[.C68]+[.J68]" office:value-type="float" office:value="228.849883248912" calcext:value-type="float">
            <text:p>228.849883248912</text:p>
          </table:table-cell>
          <table:table-cell table:formula="of:=IF(AND([.B68]&gt;=[.J68];[.B68]&lt;=[.K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.043" calcext:value-type="float">
            <text:p>132.043</text:p>
          </table:table-cell>
          <table:table-cell office:value-type="float" office:value="134.630798339844" calcext:value-type="float">
            <text:p>134.630798339844</text:p>
          </table:table-cell>
          <table:table-cell office:value-type="float" office:value="6.27298974990845" calcext:value-type="float">
            <text:p>6.27298974990845</text:p>
          </table:table-cell>
          <table:table-cell office:value-type="float" office:value="128.357808589935" calcext:value-type="float">
            <text:p>128.357808589935</text:p>
          </table:table-cell>
          <table:table-cell office:value-type="float" office:value="140.903788089752" calcext:value-type="float">
            <text:p>140.903788089752</text:p>
          </table:table-cell>
          <table:table-cell table:formula="of:=IF(AND([.B69]&gt;=[.E69];[.B69]&lt;=[.F69]);0;1)" office:value-type="float" office:value="0" calcext:value-type="float">
            <text:p>0</text:p>
          </table:table-cell>
          <table:table-cell table:formula="of:=([.B69]-[.C69])^2" office:value-type="float" office:value="6.69670024769804" calcext:value-type="float">
            <text:p>6.69670024769804</text:p>
          </table:table-cell>
          <table:table-cell table:formula="of:=[.I68]" office:value-type="float" office:value="11.5753334258931" calcext:value-type="float">
            <text:p>11.5753334258931</text:p>
          </table:table-cell>
          <table:table-cell table:formula="of:=[.C69]-[.I69]" office:value-type="float" office:value="123.055464913951" calcext:value-type="float">
            <text:p>123.055464913951</text:p>
          </table:table-cell>
          <table:table-cell table:formula="of:=[.C69]+[.J69]" office:value-type="float" office:value="257.686263253794" calcext:value-type="float">
            <text:p>257.686263253794</text:p>
          </table:table-cell>
          <table:table-cell table:formula="of:=IF(AND([.B69]&gt;=[.J69];[.B69]&lt;=[.K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7.976" calcext:value-type="float">
            <text:p>117.976</text:p>
          </table:table-cell>
          <table:table-cell office:value-type="float" office:value="120.445381164551" calcext:value-type="float">
            <text:p>120.445381164551</text:p>
          </table:table-cell>
          <table:table-cell office:value-type="float" office:value="4.76800727844238" calcext:value-type="float">
            <text:p>4.76800727844238</text:p>
          </table:table-cell>
          <table:table-cell office:value-type="float" office:value="115.677373886108" calcext:value-type="float">
            <text:p>115.677373886108</text:p>
          </table:table-cell>
          <table:table-cell office:value-type="float" office:value="125.213388442993" calcext:value-type="float">
            <text:p>125.213388442993</text:p>
          </table:table-cell>
          <table:table-cell table:formula="of:=IF(AND([.B70]&gt;=[.E70];[.B70]&lt;=[.F70]);0;1)" office:value-type="float" office:value="0" calcext:value-type="float">
            <text:p>0</text:p>
          </table:table-cell>
          <table:table-cell table:formula="of:=([.B70]-[.C70])^2" office:value-type="float" office:value="6.09784333583818" calcext:value-type="float">
            <text:p>6.09784333583818</text:p>
          </table:table-cell>
          <table:table-cell table:formula="of:=[.I69]" office:value-type="float" office:value="11.5753334258931" calcext:value-type="float">
            <text:p>11.5753334258931</text:p>
          </table:table-cell>
          <table:table-cell table:formula="of:=[.C70]-[.I70]" office:value-type="float" office:value="108.870047738658" calcext:value-type="float">
            <text:p>108.870047738658</text:p>
          </table:table-cell>
          <table:table-cell table:formula="of:=[.C70]+[.J70]" office:value-type="float" office:value="229.315428903208" calcext:value-type="float">
            <text:p>229.315428903208</text:p>
          </table:table-cell>
          <table:table-cell table:formula="of:=IF(AND([.B70]&gt;=[.J70];[.B70]&lt;=[.K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0.657" calcext:value-type="float">
            <text:p>120.657</text:p>
          </table:table-cell>
          <table:table-cell office:value-type="float" office:value="121.911193847656" calcext:value-type="float">
            <text:p>121.911193847656</text:p>
          </table:table-cell>
          <table:table-cell office:value-type="float" office:value="5.70064640045166" calcext:value-type="float">
            <text:p>5.70064640045166</text:p>
          </table:table-cell>
          <table:table-cell office:value-type="float" office:value="116.210547447205" calcext:value-type="float">
            <text:p>116.210547447205</text:p>
          </table:table-cell>
          <table:table-cell office:value-type="float" office:value="127.611840248108" calcext:value-type="float">
            <text:p>127.611840248108</text:p>
          </table:table-cell>
          <table:table-cell table:formula="of:=IF(AND([.B71]&gt;=[.E71];[.B71]&lt;=[.F71]);0;1)" office:value-type="float" office:value="0" calcext:value-type="float">
            <text:p>0</text:p>
          </table:table-cell>
          <table:table-cell table:formula="of:=([.B71]-[.C71])^2" office:value-type="float" office:value="1.5730022074988" calcext:value-type="float">
            <text:p>1.5730022074988</text:p>
          </table:table-cell>
          <table:table-cell table:formula="of:=[.I70]" office:value-type="float" office:value="11.5753334258931" calcext:value-type="float">
            <text:p>11.5753334258931</text:p>
          </table:table-cell>
          <table:table-cell table:formula="of:=[.C71]-[.I71]" office:value-type="float" office:value="110.335860421763" calcext:value-type="float">
            <text:p>110.335860421763</text:p>
          </table:table-cell>
          <table:table-cell table:formula="of:=[.C71]+[.J71]" office:value-type="float" office:value="232.247054269419" calcext:value-type="float">
            <text:p>232.247054269419</text:p>
          </table:table-cell>
          <table:table-cell table:formula="of:=IF(AND([.B71]&gt;=[.J71];[.B71]&lt;=[.K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153" calcext:value-type="float">
            <text:p>133.153</text:p>
          </table:table-cell>
          <table:table-cell office:value-type="float" office:value="127.446830749512" calcext:value-type="float">
            <text:p>127.446830749512</text:p>
          </table:table-cell>
          <table:table-cell office:value-type="float" office:value="4.68942356109619" calcext:value-type="float">
            <text:p>4.68942356109619</text:p>
          </table:table-cell>
          <table:table-cell office:value-type="float" office:value="122.757407188416" calcext:value-type="float">
            <text:p>122.757407188416</text:p>
          </table:table-cell>
          <table:table-cell office:value-type="float" office:value="132.136254310608" calcext:value-type="float">
            <text:p>132.136254310608</text:p>
          </table:table-cell>
          <table:table-cell table:formula="of:=IF(AND([.B72]&gt;=[.E72];[.B72]&lt;=[.F72]);0;1)" office:value-type="float" office:value="1" calcext:value-type="float">
            <text:p>1</text:p>
          </table:table-cell>
          <table:table-cell table:formula="of:=([.B72]-[.C72])^2" office:value-type="float" office:value="32.5603675152179" calcext:value-type="float">
            <text:p>32.5603675152179</text:p>
          </table:table-cell>
          <table:table-cell table:formula="of:=[.I71]" office:value-type="float" office:value="11.5753334258931" calcext:value-type="float">
            <text:p>11.5753334258931</text:p>
          </table:table-cell>
          <table:table-cell table:formula="of:=[.C72]-[.I72]" office:value-type="float" office:value="115.871497323619" calcext:value-type="float">
            <text:p>115.871497323619</text:p>
          </table:table-cell>
          <table:table-cell table:formula="of:=[.C72]+[.J72]" office:value-type="float" office:value="243.31832807313" calcext:value-type="float">
            <text:p>243.31832807313</text:p>
          </table:table-cell>
          <table:table-cell table:formula="of:=IF(AND([.B72]&gt;=[.J72];[.B72]&lt;=[.K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9.561" calcext:value-type="float">
            <text:p>119.561</text:p>
          </table:table-cell>
          <table:table-cell office:value-type="float" office:value="116.806076049805" calcext:value-type="float">
            <text:p>116.806076049805</text:p>
          </table:table-cell>
          <table:table-cell office:value-type="float" office:value="6.34271812438965" calcext:value-type="float">
            <text:p>6.34271812438965</text:p>
          </table:table-cell>
          <table:table-cell office:value-type="float" office:value="110.463357925415" calcext:value-type="float">
            <text:p>110.463357925415</text:p>
          </table:table-cell>
          <table:table-cell office:value-type="float" office:value="123.148794174194" calcext:value-type="float">
            <text:p>123.148794174194</text:p>
          </table:table-cell>
          <table:table-cell table:formula="of:=IF(AND([.B73]&gt;=[.E73];[.B73]&lt;=[.F73]);0;1)" office:value-type="float" office:value="0" calcext:value-type="float">
            <text:p>0</text:p>
          </table:table-cell>
          <table:table-cell table:formula="of:=([.B73]-[.C73])^2" office:value-type="float" office:value="7.58960597135978" calcext:value-type="float">
            <text:p>7.58960597135978</text:p>
          </table:table-cell>
          <table:table-cell table:formula="of:=[.I72]" office:value-type="float" office:value="11.5753334258931" calcext:value-type="float">
            <text:p>11.5753334258931</text:p>
          </table:table-cell>
          <table:table-cell table:formula="of:=[.C73]-[.I73]" office:value-type="float" office:value="105.230742623912" calcext:value-type="float">
            <text:p>105.230742623912</text:p>
          </table:table-cell>
          <table:table-cell table:formula="of:=[.C73]+[.J73]" office:value-type="float" office:value="222.036818673716" calcext:value-type="float">
            <text:p>222.036818673716</text:p>
          </table:table-cell>
          <table:table-cell table:formula="of:=IF(AND([.B73]&gt;=[.J73];[.B73]&lt;=[.K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2.003" calcext:value-type="float">
            <text:p>132.003</text:p>
          </table:table-cell>
          <table:table-cell office:value-type="float" office:value="125.469398498535" calcext:value-type="float">
            <text:p>125.469398498535</text:p>
          </table:table-cell>
          <table:table-cell office:value-type="float" office:value="4.92401313781738" calcext:value-type="float">
            <text:p>4.92401313781738</text:p>
          </table:table-cell>
          <table:table-cell office:value-type="float" office:value="120.545385360718" calcext:value-type="float">
            <text:p>120.545385360718</text:p>
          </table:table-cell>
          <table:table-cell office:value-type="float" office:value="130.393411636353" calcext:value-type="float">
            <text:p>130.393411636353</text:p>
          </table:table-cell>
          <table:table-cell table:formula="of:=IF(AND([.B74]&gt;=[.E74];[.B74]&lt;=[.F74]);0;1)" office:value-type="float" office:value="1" calcext:value-type="float">
            <text:p>1</text:p>
          </table:table-cell>
          <table:table-cell table:formula="of:=([.B74]-[.C74])^2" office:value-type="float" office:value="42.6879485799435" calcext:value-type="float">
            <text:p>42.6879485799435</text:p>
          </table:table-cell>
          <table:table-cell table:formula="of:=[.I73]" office:value-type="float" office:value="11.5753334258931" calcext:value-type="float">
            <text:p>11.5753334258931</text:p>
          </table:table-cell>
          <table:table-cell table:formula="of:=[.C74]-[.I74]" office:value-type="float" office:value="113.894065072642" calcext:value-type="float">
            <text:p>113.894065072642</text:p>
          </table:table-cell>
          <table:table-cell table:formula="of:=[.C74]+[.J74]" office:value-type="float" office:value="239.363463571177" calcext:value-type="float">
            <text:p>239.363463571177</text:p>
          </table:table-cell>
          <table:table-cell table:formula="of:=IF(AND([.B74]&gt;=[.J74];[.B74]&lt;=[.K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.741" calcext:value-type="float">
            <text:p>117.741</text:p>
          </table:table-cell>
          <table:table-cell office:value-type="float" office:value="122.395004272461" calcext:value-type="float">
            <text:p>122.395004272461</text:p>
          </table:table-cell>
          <table:table-cell office:value-type="float" office:value="4.15934276580811" calcext:value-type="float">
            <text:p>4.15934276580811</text:p>
          </table:table-cell>
          <table:table-cell office:value-type="float" office:value="118.235661506653" calcext:value-type="float">
            <text:p>118.235661506653</text:p>
          </table:table-cell>
          <table:table-cell office:value-type="float" office:value="126.554347038269" calcext:value-type="float">
            <text:p>126.554347038269</text:p>
          </table:table-cell>
          <table:table-cell table:formula="of:=IF(AND([.B75]&gt;=[.E75];[.B75]&lt;=[.F75]);0;1)" office:value-type="float" office:value="1" calcext:value-type="float">
            <text:p>1</text:p>
          </table:table-cell>
          <table:table-cell table:formula="of:=([.B75]-[.C75])^2" office:value-type="float" office:value="21.6597557680847" calcext:value-type="float">
            <text:p>21.6597557680847</text:p>
          </table:table-cell>
          <table:table-cell table:formula="of:=[.I74]" office:value-type="float" office:value="11.5753334258931" calcext:value-type="float">
            <text:p>11.5753334258931</text:p>
          </table:table-cell>
          <table:table-cell table:formula="of:=[.C75]-[.I75]" office:value-type="float" office:value="110.819670846568" calcext:value-type="float">
            <text:p>110.819670846568</text:p>
          </table:table-cell>
          <table:table-cell table:formula="of:=[.C75]+[.J75]" office:value-type="float" office:value="233.214675119029" calcext:value-type="float">
            <text:p>233.214675119029</text:p>
          </table:table-cell>
          <table:table-cell table:formula="of:=IF(AND([.B75]&gt;=[.J75];[.B75]&lt;=[.K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7.781" calcext:value-type="float">
            <text:p>127.781</text:p>
          </table:table-cell>
          <table:table-cell office:value-type="float" office:value="127.331878662109" calcext:value-type="float">
            <text:p>127.331878662109</text:p>
          </table:table-cell>
          <table:table-cell office:value-type="float" office:value="4.30735874176025" calcext:value-type="float">
            <text:p>4.30735874176025</text:p>
          </table:table-cell>
          <table:table-cell office:value-type="float" office:value="123.024519920349" calcext:value-type="float">
            <text:p>123.024519920349</text:p>
          </table:table-cell>
          <table:table-cell office:value-type="float" office:value="131.63923740387" calcext:value-type="float">
            <text:p>131.63923740387</text:p>
          </table:table-cell>
          <table:table-cell table:formula="of:=IF(AND([.B76]&gt;=[.E76];[.B76]&lt;=[.F76]);0;1)" office:value-type="float" office:value="0" calcext:value-type="float">
            <text:p>0</text:p>
          </table:table-cell>
          <table:table-cell table:formula="of:=([.B76]-[.C76])^2" office:value-type="float" office:value="0.20170997614867" calcext:value-type="float">
            <text:p>0.20170997614867</text:p>
          </table:table-cell>
          <table:table-cell table:formula="of:=[.I75]" office:value-type="float" office:value="11.5753334258931" calcext:value-type="float">
            <text:p>11.5753334258931</text:p>
          </table:table-cell>
          <table:table-cell table:formula="of:=[.C76]-[.I76]" office:value-type="float" office:value="115.756545236216" calcext:value-type="float">
            <text:p>115.756545236216</text:p>
          </table:table-cell>
          <table:table-cell table:formula="of:=[.C76]+[.J76]" office:value-type="float" office:value="243.088423898326" calcext:value-type="float">
            <text:p>243.088423898326</text:p>
          </table:table-cell>
          <table:table-cell table:formula="of:=IF(AND([.B76]&gt;=[.J76];[.B76]&lt;=[.K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.154" calcext:value-type="float">
            <text:p>120.154</text:p>
          </table:table-cell>
          <table:table-cell office:value-type="float" office:value="127.777084350586" calcext:value-type="float">
            <text:p>127.777084350586</text:p>
          </table:table-cell>
          <table:table-cell office:value-type="float" office:value="4.63587331771851" calcext:value-type="float">
            <text:p>4.63587331771851</text:p>
          </table:table-cell>
          <table:table-cell office:value-type="float" office:value="123.141211032867" calcext:value-type="float">
            <text:p>123.141211032867</text:p>
          </table:table-cell>
          <table:table-cell office:value-type="float" office:value="132.412957668304" calcext:value-type="float">
            <text:p>132.412957668304</text:p>
          </table:table-cell>
          <table:table-cell table:formula="of:=IF(AND([.B77]&gt;=[.E77];[.B77]&lt;=[.F77]);0;1)" office:value-type="float" office:value="1" calcext:value-type="float">
            <text:p>1</text:p>
          </table:table-cell>
          <table:table-cell table:formula="of:=([.B77]-[.C77])^2" office:value-type="float" office:value="58.1114150161483" calcext:value-type="float">
            <text:p>58.1114150161483</text:p>
          </table:table-cell>
          <table:table-cell table:formula="of:=[.I76]" office:value-type="float" office:value="11.5753334258931" calcext:value-type="float">
            <text:p>11.5753334258931</text:p>
          </table:table-cell>
          <table:table-cell table:formula="of:=[.C77]-[.I77]" office:value-type="float" office:value="116.201750924693" calcext:value-type="float">
            <text:p>116.201750924693</text:p>
          </table:table-cell>
          <table:table-cell table:formula="of:=[.C77]+[.J77]" office:value-type="float" office:value="243.978835275279" calcext:value-type="float">
            <text:p>243.978835275279</text:p>
          </table:table-cell>
          <table:table-cell table:formula="of:=IF(AND([.B77]&gt;=[.J77];[.B77]&lt;=[.K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6.914" calcext:value-type="float">
            <text:p>116.914</text:p>
          </table:table-cell>
          <table:table-cell office:value-type="float" office:value="121.110008239746" calcext:value-type="float">
            <text:p>121.110008239746</text:p>
          </table:table-cell>
          <table:table-cell office:value-type="float" office:value="4.92113018035889" calcext:value-type="float">
            <text:p>4.92113018035889</text:p>
          </table:table-cell>
          <table:table-cell office:value-type="float" office:value="116.188878059387" calcext:value-type="float">
            <text:p>116.188878059387</text:p>
          </table:table-cell>
          <table:table-cell office:value-type="float" office:value="126.031138420105" calcext:value-type="float">
            <text:p>126.031138420105</text:p>
          </table:table-cell>
          <table:table-cell table:formula="of:=IF(AND([.B78]&gt;=[.E78];[.B78]&lt;=[.F78]);0;1)" office:value-type="float" office:value="0" calcext:value-type="float">
            <text:p>0</text:p>
          </table:table-cell>
          <table:table-cell table:formula="of:=([.B78]-[.C78])^2" office:value-type="float" office:value="17.6064851480171" calcext:value-type="float">
            <text:p>17.6064851480171</text:p>
          </table:table-cell>
          <table:table-cell table:formula="of:=[.I77]" office:value-type="float" office:value="11.5753334258931" calcext:value-type="float">
            <text:p>11.5753334258931</text:p>
          </table:table-cell>
          <table:table-cell table:formula="of:=[.C78]-[.I78]" office:value-type="float" office:value="109.534674813853" calcext:value-type="float">
            <text:p>109.534674813853</text:p>
          </table:table-cell>
          <table:table-cell table:formula="of:=[.C78]+[.J78]" office:value-type="float" office:value="230.644683053599" calcext:value-type="float">
            <text:p>230.644683053599</text:p>
          </table:table-cell>
          <table:table-cell table:formula="of:=IF(AND([.B78]&gt;=[.J78];[.B78]&lt;=[.K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6.559" calcext:value-type="float">
            <text:p>116.559</text:p>
          </table:table-cell>
          <table:table-cell office:value-type="float" office:value="122.605133056641" calcext:value-type="float">
            <text:p>122.605133056641</text:p>
          </table:table-cell>
          <table:table-cell office:value-type="float" office:value="4.57708978652954" calcext:value-type="float">
            <text:p>4.57708978652954</text:p>
          </table:table-cell>
          <table:table-cell office:value-type="float" office:value="118.028043270111" calcext:value-type="float">
            <text:p>118.028043270111</text:p>
          </table:table-cell>
          <table:table-cell office:value-type="float" office:value="127.18222284317" calcext:value-type="float">
            <text:p>127.18222284317</text:p>
          </table:table-cell>
          <table:table-cell table:formula="of:=IF(AND([.B79]&gt;=[.E79];[.B79]&lt;=[.F79]);0;1)" office:value-type="float" office:value="1" calcext:value-type="float">
            <text:p>1</text:p>
          </table:table-cell>
          <table:table-cell table:formula="of:=([.B79]-[.C79])^2" office:value-type="float" office:value="36.5557249386025" calcext:value-type="float">
            <text:p>36.5557249386025</text:p>
          </table:table-cell>
          <table:table-cell table:formula="of:=[.I78]" office:value-type="float" office:value="11.5753334258931" calcext:value-type="float">
            <text:p>11.5753334258931</text:p>
          </table:table-cell>
          <table:table-cell table:formula="of:=[.C79]-[.I79]" office:value-type="float" office:value="111.029799630748" calcext:value-type="float">
            <text:p>111.029799630748</text:p>
          </table:table-cell>
          <table:table-cell table:formula="of:=[.C79]+[.J79]" office:value-type="float" office:value="233.634932687388" calcext:value-type="float">
            <text:p>233.634932687388</text:p>
          </table:table-cell>
          <table:table-cell table:formula="of:=IF(AND([.B79]&gt;=[.J79];[.B79]&lt;=[.K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123.813163757324" calcext:value-type="float">
            <text:p>123.813163757324</text:p>
          </table:table-cell>
          <table:table-cell office:value-type="float" office:value="4.74408912658691" calcext:value-type="float">
            <text:p>4.74408912658691</text:p>
          </table:table-cell>
          <table:table-cell office:value-type="float" office:value="119.069074630737" calcext:value-type="float">
            <text:p>119.069074630737</text:p>
          </table:table-cell>
          <table:table-cell office:value-type="float" office:value="128.557252883911" calcext:value-type="float">
            <text:p>128.557252883911</text:p>
          </table:table-cell>
          <table:table-cell table:formula="of:=IF(AND([.B80]&gt;=[.E80];[.B80]&lt;=[.F80]);0;1)" office:value-type="float" office:value="0" calcext:value-type="float">
            <text:p>0</text:p>
          </table:table-cell>
          <table:table-cell table:formula="of:=([.B80]-[.C80])^2" office:value-type="float" office:value="12.1742637254249" calcext:value-type="float">
            <text:p>12.1742637254249</text:p>
          </table:table-cell>
          <table:table-cell table:formula="of:=[.I79]" office:value-type="float" office:value="11.5753334258931" calcext:value-type="float">
            <text:p>11.5753334258931</text:p>
          </table:table-cell>
          <table:table-cell table:formula="of:=[.C80]-[.I80]" office:value-type="float" office:value="112.237830331431" calcext:value-type="float">
            <text:p>112.237830331431</text:p>
          </table:table-cell>
          <table:table-cell table:formula="of:=[.C80]+[.J80]" office:value-type="float" office:value="236.050994088755" calcext:value-type="float">
            <text:p>236.050994088755</text:p>
          </table:table-cell>
          <table:table-cell table:formula="of:=IF(AND([.B80]&gt;=[.J80];[.B80]&lt;=[.K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.485" calcext:value-type="float">
            <text:p>121.485</text:p>
          </table:table-cell>
          <table:table-cell office:value-type="float" office:value="121.951446533203" calcext:value-type="float">
            <text:p>121.951446533203</text:p>
          </table:table-cell>
          <table:table-cell office:value-type="float" office:value="4.82460641860962" calcext:value-type="float">
            <text:p>4.82460641860962</text:p>
          </table:table-cell>
          <table:table-cell office:value-type="float" office:value="117.126840114594" calcext:value-type="float">
            <text:p>117.126840114594</text:p>
          </table:table-cell>
          <table:table-cell office:value-type="float" office:value="126.776052951813" calcext:value-type="float">
            <text:p>126.776052951813</text:p>
          </table:table-cell>
          <table:table-cell table:formula="of:=IF(AND([.B81]&gt;=[.E81];[.B81]&lt;=[.F81]);0;1)" office:value-type="float" office:value="0" calcext:value-type="float">
            <text:p>0</text:p>
          </table:table-cell>
          <table:table-cell table:formula="of:=([.B81]-[.C81])^2" office:value-type="float" office:value="0.217572368337215" calcext:value-type="float">
            <text:p>0.217572368337215</text:p>
          </table:table-cell>
          <table:table-cell table:formula="of:=[.I80]" office:value-type="float" office:value="11.5753334258931" calcext:value-type="float">
            <text:p>11.5753334258931</text:p>
          </table:table-cell>
          <table:table-cell table:formula="of:=[.C81]-[.I81]" office:value-type="float" office:value="110.37611310731" calcext:value-type="float">
            <text:p>110.37611310731</text:p>
          </table:table-cell>
          <table:table-cell table:formula="of:=[.C81]+[.J81]" office:value-type="float" office:value="232.327559640513" calcext:value-type="float">
            <text:p>232.327559640513</text:p>
          </table:table-cell>
          <table:table-cell table:formula="of:=IF(AND([.B81]&gt;=[.J81];[.B81]&lt;=[.K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.591" calcext:value-type="float">
            <text:p>127.591</text:p>
          </table:table-cell>
          <table:table-cell office:value-type="float" office:value="127.717445373535" calcext:value-type="float">
            <text:p>127.717445373535</text:p>
          </table:table-cell>
          <table:table-cell office:value-type="float" office:value="5.18451976776123" calcext:value-type="float">
            <text:p>5.18451976776123</text:p>
          </table:table-cell>
          <table:table-cell office:value-type="float" office:value="122.532925605774" calcext:value-type="float">
            <text:p>122.532925605774</text:p>
          </table:table-cell>
          <table:table-cell office:value-type="float" office:value="132.901965141296" calcext:value-type="float">
            <text:p>132.901965141296</text:p>
          </table:table-cell>
          <table:table-cell table:formula="of:=IF(AND([.B82]&gt;=[.E82];[.B82]&lt;=[.F82]);0;1)" office:value-type="float" office:value="0" calcext:value-type="float">
            <text:p>0</text:p>
          </table:table-cell>
          <table:table-cell table:formula="of:=([.B82]-[.C82])^2" office:value-type="float" office:value="0.0159884324884467" calcext:value-type="float">
            <text:p>0.0159884324884467</text:p>
          </table:table-cell>
          <table:table-cell table:formula="of:=[.I81]" office:value-type="float" office:value="11.5753334258931" calcext:value-type="float">
            <text:p>11.5753334258931</text:p>
          </table:table-cell>
          <table:table-cell table:formula="of:=[.C82]-[.I82]" office:value-type="float" office:value="116.142111947642" calcext:value-type="float">
            <text:p>116.142111947642</text:p>
          </table:table-cell>
          <table:table-cell table:formula="of:=[.C82]+[.J82]" office:value-type="float" office:value="243.859557321177" calcext:value-type="float">
            <text:p>243.859557321177</text:p>
          </table:table-cell>
          <table:table-cell table:formula="of:=IF(AND([.B82]&gt;=[.J82];[.B82]&lt;=[.K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0.989" calcext:value-type="float">
            <text:p>130.989</text:p>
          </table:table-cell>
          <table:table-cell office:value-type="float" office:value="127.999641418457" calcext:value-type="float">
            <text:p>127.999641418457</text:p>
          </table:table-cell>
          <table:table-cell office:value-type="float" office:value="5.8953218460083" calcext:value-type="float">
            <text:p>5.8953218460083</text:p>
          </table:table-cell>
          <table:table-cell office:value-type="float" office:value="122.104319572449" calcext:value-type="float">
            <text:p>122.104319572449</text:p>
          </table:table-cell>
          <table:table-cell office:value-type="float" office:value="133.894963264465" calcext:value-type="float">
            <text:p>133.894963264465</text:p>
          </table:table-cell>
          <table:table-cell table:formula="of:=IF(AND([.B83]&gt;=[.E83];[.B83]&lt;=[.F83]);0;1)" office:value-type="float" office:value="0" calcext:value-type="float">
            <text:p>0</text:p>
          </table:table-cell>
          <table:table-cell table:formula="of:=([.B83]-[.C83])^2" office:value-type="float" office:value="8.93626472904462" calcext:value-type="float">
            <text:p>8.93626472904462</text:p>
          </table:table-cell>
          <table:table-cell table:formula="of:=[.I82]" office:value-type="float" office:value="11.5753334258931" calcext:value-type="float">
            <text:p>11.5753334258931</text:p>
          </table:table-cell>
          <table:table-cell table:formula="of:=[.C83]-[.I83]" office:value-type="float" office:value="116.424307992564" calcext:value-type="float">
            <text:p>116.424307992564</text:p>
          </table:table-cell>
          <table:table-cell table:formula="of:=[.C83]+[.J83]" office:value-type="float" office:value="244.423949411021" calcext:value-type="float">
            <text:p>244.423949411021</text:p>
          </table:table-cell>
          <table:table-cell table:formula="of:=IF(AND([.B83]&gt;=[.J83];[.B83]&lt;=[.K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6.066" calcext:value-type="float">
            <text:p>126.066</text:p>
          </table:table-cell>
          <table:table-cell office:value-type="float" office:value="116.669647216797" calcext:value-type="float">
            <text:p>116.669647216797</text:p>
          </table:table-cell>
          <table:table-cell office:value-type="float" office:value="5.71204710006714" calcext:value-type="float">
            <text:p>5.71204710006714</text:p>
          </table:table-cell>
          <table:table-cell office:value-type="float" office:value="110.95760011673" calcext:value-type="float">
            <text:p>110.95760011673</text:p>
          </table:table-cell>
          <table:table-cell office:value-type="float" office:value="122.381694316864" calcext:value-type="float">
            <text:p>122.381694316864</text:p>
          </table:table-cell>
          <table:table-cell table:formula="of:=IF(AND([.B84]&gt;=[.E84];[.B84]&lt;=[.F84]);0;1)" office:value-type="float" office:value="1" calcext:value-type="float">
            <text:p>1</text:p>
          </table:table-cell>
          <table:table-cell table:formula="of:=([.B84]-[.C84])^2" office:value-type="float" office:value="88.2914456264092" calcext:value-type="float">
            <text:p>88.2914456264092</text:p>
          </table:table-cell>
          <table:table-cell table:formula="of:=[.I83]" office:value-type="float" office:value="11.5753334258931" calcext:value-type="float">
            <text:p>11.5753334258931</text:p>
          </table:table-cell>
          <table:table-cell table:formula="of:=[.C84]-[.I84]" office:value-type="float" office:value="105.094313790904" calcext:value-type="float">
            <text:p>105.094313790904</text:p>
          </table:table-cell>
          <table:table-cell table:formula="of:=[.C84]+[.J84]" office:value-type="float" office:value="221.763961007701" calcext:value-type="float">
            <text:p>221.763961007701</text:p>
          </table:table-cell>
          <table:table-cell table:formula="of:=IF(AND([.B84]&gt;=[.J84];[.B84]&lt;=[.K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.255" calcext:value-type="float">
            <text:p>123.255</text:p>
          </table:table-cell>
          <table:table-cell office:value-type="float" office:value="123.105194091797" calcext:value-type="float">
            <text:p>123.105194091797</text:p>
          </table:table-cell>
          <table:table-cell office:value-type="float" office:value="4.67000389099121" calcext:value-type="float">
            <text:p>4.67000389099121</text:p>
          </table:table-cell>
          <table:table-cell office:value-type="float" office:value="118.435190200806" calcext:value-type="float">
            <text:p>118.435190200806</text:p>
          </table:table-cell>
          <table:table-cell office:value-type="float" office:value="127.775197982788" calcext:value-type="float">
            <text:p>127.775197982788</text:p>
          </table:table-cell>
          <table:table-cell table:formula="of:=IF(AND([.B85]&gt;=[.E85];[.B85]&lt;=[.F85]);0;1)" office:value-type="float" office:value="0" calcext:value-type="float">
            <text:p>0</text:p>
          </table:table-cell>
          <table:table-cell table:formula="of:=([.B85]-[.C85])^2" office:value-type="float" office:value="0.0224418101325617" calcext:value-type="float">
            <text:p>0.0224418101325617</text:p>
          </table:table-cell>
          <table:table-cell table:formula="of:=[.I84]" office:value-type="float" office:value="11.5753334258931" calcext:value-type="float">
            <text:p>11.5753334258931</text:p>
          </table:table-cell>
          <table:table-cell table:formula="of:=[.C85]-[.I85]" office:value-type="float" office:value="111.529860665904" calcext:value-type="float">
            <text:p>111.529860665904</text:p>
          </table:table-cell>
          <table:table-cell table:formula="of:=[.C85]+[.J85]" office:value-type="float" office:value="234.635054757701" calcext:value-type="float">
            <text:p>234.635054757701</text:p>
          </table:table-cell>
          <table:table-cell table:formula="of:=IF(AND([.B85]&gt;=[.J85];[.B85]&lt;=[.K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6.414" calcext:value-type="float">
            <text:p>136.414</text:p>
          </table:table-cell>
          <table:table-cell office:value-type="float" office:value="124.722023010254" calcext:value-type="float">
            <text:p>124.722023010254</text:p>
          </table:table-cell>
          <table:table-cell office:value-type="float" office:value="4.39193248748779" calcext:value-type="float">
            <text:p>4.39193248748779</text:p>
          </table:table-cell>
          <table:table-cell office:value-type="float" office:value="120.330090522766" calcext:value-type="float">
            <text:p>120.330090522766</text:p>
          </table:table-cell>
          <table:table-cell office:value-type="float" office:value="129.113955497742" calcext:value-type="float">
            <text:p>129.113955497742</text:p>
          </table:table-cell>
          <table:table-cell table:formula="of:=IF(AND([.B86]&gt;=[.E86];[.B86]&lt;=[.F86]);0;1)" office:value-type="float" office:value="1" calcext:value-type="float">
            <text:p>1</text:p>
          </table:table-cell>
          <table:table-cell table:formula="of:=([.B86]-[.C86])^2" office:value-type="float" office:value="136.702325928752" calcext:value-type="float">
            <text:p>136.702325928752</text:p>
          </table:table-cell>
          <table:table-cell table:formula="of:=[.I85]" office:value-type="float" office:value="11.5753334258931" calcext:value-type="float">
            <text:p>11.5753334258931</text:p>
          </table:table-cell>
          <table:table-cell table:formula="of:=[.C86]-[.I86]" office:value-type="float" office:value="113.146689584361" calcext:value-type="float">
            <text:p>113.146689584361</text:p>
          </table:table-cell>
          <table:table-cell table:formula="of:=[.C86]+[.J86]" office:value-type="float" office:value="237.868712594615" calcext:value-type="float">
            <text:p>237.868712594615</text:p>
          </table:table-cell>
          <table:table-cell table:formula="of:=IF(AND([.B86]&gt;=[.J86];[.B86]&lt;=[.K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.761" calcext:value-type="float">
            <text:p>123.761</text:p>
          </table:table-cell>
          <table:table-cell office:value-type="float" office:value="124.74577331543" calcext:value-type="float">
            <text:p>124.74577331543</text:p>
          </table:table-cell>
          <table:table-cell office:value-type="float" office:value="4.55279731750488" calcext:value-type="float">
            <text:p>4.55279731750488</text:p>
          </table:table-cell>
          <table:table-cell office:value-type="float" office:value="120.192975997925" calcext:value-type="float">
            <text:p>120.192975997925</text:p>
          </table:table-cell>
          <table:table-cell office:value-type="float" office:value="129.298570632935" calcext:value-type="float">
            <text:p>129.298570632935</text:p>
          </table:table-cell>
          <table:table-cell table:formula="of:=IF(AND([.B87]&gt;=[.E87];[.B87]&lt;=[.F87]);0;1)" office:value-type="float" office:value="0" calcext:value-type="float">
            <text:p>0</text:p>
          </table:table-cell>
          <table:table-cell table:formula="of:=([.B87]-[.C87])^2" office:value-type="float" office:value="0.969778482782387" calcext:value-type="float">
            <text:p>0.969778482782387</text:p>
          </table:table-cell>
          <table:table-cell table:formula="of:=[.I86]" office:value-type="float" office:value="11.5753334258931" calcext:value-type="float">
            <text:p>11.5753334258931</text:p>
          </table:table-cell>
          <table:table-cell table:formula="of:=[.C87]-[.I87]" office:value-type="float" office:value="113.170439889537" calcext:value-type="float">
            <text:p>113.170439889537</text:p>
          </table:table-cell>
          <table:table-cell table:formula="of:=[.C87]+[.J87]" office:value-type="float" office:value="237.916213204966" calcext:value-type="float">
            <text:p>237.916213204966</text:p>
          </table:table-cell>
          <table:table-cell table:formula="of:=IF(AND([.B87]&gt;=[.J87];[.B87]&lt;=[.K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.249" calcext:value-type="float">
            <text:p>114.249</text:p>
          </table:table-cell>
          <table:table-cell office:value-type="float" office:value="118.241348266602" calcext:value-type="float">
            <text:p>118.241348266602</text:p>
          </table:table-cell>
          <table:table-cell office:value-type="float" office:value="5.17065620422363" calcext:value-type="float">
            <text:p>5.17065620422363</text:p>
          </table:table-cell>
          <table:table-cell office:value-type="float" office:value="113.070692062378" calcext:value-type="float">
            <text:p>113.070692062378</text:p>
          </table:table-cell>
          <table:table-cell office:value-type="float" office:value="123.412004470825" calcext:value-type="float">
            <text:p>123.412004470825</text:p>
          </table:table-cell>
          <table:table-cell table:formula="of:=IF(AND([.B88]&gt;=[.E88];[.B88]&lt;=[.F88]);0;1)" office:value-type="float" office:value="0" calcext:value-type="float">
            <text:p>0</text:p>
          </table:table-cell>
          <table:table-cell table:formula="of:=([.B88]-[.C88])^2" office:value-type="float" office:value="15.9388446818365" calcext:value-type="float">
            <text:p>15.9388446818365</text:p>
          </table:table-cell>
          <table:table-cell table:formula="of:=[.I87]" office:value-type="float" office:value="11.5753334258931" calcext:value-type="float">
            <text:p>11.5753334258931</text:p>
          </table:table-cell>
          <table:table-cell table:formula="of:=[.C88]-[.I88]" office:value-type="float" office:value="106.666014840708" calcext:value-type="float">
            <text:p>106.666014840708</text:p>
          </table:table-cell>
          <table:table-cell table:formula="of:=[.C88]+[.J88]" office:value-type="float" office:value="224.90736310731" calcext:value-type="float">
            <text:p>224.90736310731</text:p>
          </table:table-cell>
          <table:table-cell table:formula="of:=IF(AND([.B88]&gt;=[.J88];[.B88]&lt;=[.K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5.227" calcext:value-type="float">
            <text:p>135.227</text:p>
          </table:table-cell>
          <table:table-cell office:value-type="float" office:value="124.069213867188" calcext:value-type="float">
            <text:p>124.069213867188</text:p>
          </table:table-cell>
          <table:table-cell office:value-type="float" office:value="4.5043511390686" calcext:value-type="float">
            <text:p>4.5043511390686</text:p>
          </table:table-cell>
          <table:table-cell office:value-type="float" office:value="119.564862728119" calcext:value-type="float">
            <text:p>119.564862728119</text:p>
          </table:table-cell>
          <table:table-cell office:value-type="float" office:value="128.573565006256" calcext:value-type="float">
            <text:p>128.573565006256</text:p>
          </table:table-cell>
          <table:table-cell table:formula="of:=IF(AND([.B89]&gt;=[.E89];[.B89]&lt;=[.F89]);0;1)" office:value-type="float" office:value="1" calcext:value-type="float">
            <text:p>1</text:p>
          </table:table-cell>
          <table:table-cell table:formula="of:=([.B89]-[.C89])^2" office:value-type="float" office:value="124.496191385583" calcext:value-type="float">
            <text:p>124.496191385583</text:p>
          </table:table-cell>
          <table:table-cell table:formula="of:=[.I88]" office:value-type="float" office:value="11.5753334258931" calcext:value-type="float">
            <text:p>11.5753334258931</text:p>
          </table:table-cell>
          <table:table-cell table:formula="of:=[.C89]-[.I89]" office:value-type="float" office:value="112.493880441294" calcext:value-type="float">
            <text:p>112.493880441294</text:p>
          </table:table-cell>
          <table:table-cell table:formula="of:=[.C89]+[.J89]" office:value-type="float" office:value="236.563094308482" calcext:value-type="float">
            <text:p>236.563094308482</text:p>
          </table:table-cell>
          <table:table-cell table:formula="of:=IF(AND([.B89]&gt;=[.J89];[.B89]&lt;=[.K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.345" calcext:value-type="float">
            <text:p>126.345</text:p>
          </table:table-cell>
          <table:table-cell office:value-type="float" office:value="126.606971740723" calcext:value-type="float">
            <text:p>126.606971740723</text:p>
          </table:table-cell>
          <table:table-cell office:value-type="float" office:value="4.41481351852417" calcext:value-type="float">
            <text:p>4.41481351852417</text:p>
          </table:table-cell>
          <table:table-cell office:value-type="float" office:value="122.192158222198" calcext:value-type="float">
            <text:p>122.192158222198</text:p>
          </table:table-cell>
          <table:table-cell office:value-type="float" office:value="131.021785259247" calcext:value-type="float">
            <text:p>131.021785259247</text:p>
          </table:table-cell>
          <table:table-cell table:formula="of:=IF(AND([.B90]&gt;=[.E90];[.B90]&lt;=[.F90]);0;1)" office:value-type="float" office:value="0" calcext:value-type="float">
            <text:p>0</text:p>
          </table:table-cell>
          <table:table-cell table:formula="of:=([.B90]-[.C90])^2" office:value-type="float" office:value="0.0686291929372592" calcext:value-type="float">
            <text:p>0.0686291929372592</text:p>
          </table:table-cell>
          <table:table-cell table:formula="of:=[.I89]" office:value-type="float" office:value="11.5753334258931" calcext:value-type="float">
            <text:p>11.5753334258931</text:p>
          </table:table-cell>
          <table:table-cell table:formula="of:=[.C90]-[.I90]" office:value-type="float" office:value="115.03163831483" calcext:value-type="float">
            <text:p>115.03163831483</text:p>
          </table:table-cell>
          <table:table-cell table:formula="of:=[.C90]+[.J90]" office:value-type="float" office:value="241.638610055552" calcext:value-type="float">
            <text:p>241.638610055552</text:p>
          </table:table-cell>
          <table:table-cell table:formula="of:=IF(AND([.B90]&gt;=[.J90];[.B90]&lt;=[.K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128.906097412109" calcext:value-type="float">
            <text:p>128.906097412109</text:p>
          </table:table-cell>
          <table:table-cell office:value-type="float" office:value="5.28723859786987" calcext:value-type="float">
            <text:p>5.28723859786987</text:p>
          </table:table-cell>
          <table:table-cell office:value-type="float" office:value="123.61885881424" calcext:value-type="float">
            <text:p>123.61885881424</text:p>
          </table:table-cell>
          <table:table-cell office:value-type="float" office:value="134.193336009979" calcext:value-type="float">
            <text:p>134.193336009979</text:p>
          </table:table-cell>
          <table:table-cell table:formula="of:=IF(AND([.B91]&gt;=[.E91];[.B91]&lt;=[.F91]);0;1)" office:value-type="float" office:value="0" calcext:value-type="float">
            <text:p>0</text:p>
          </table:table-cell>
          <table:table-cell table:formula="of:=([.B91]-[.C91])^2" office:value-type="float" office:value="9.29580699044623" calcext:value-type="float">
            <text:p>9.29580699044623</text:p>
          </table:table-cell>
          <table:table-cell table:formula="of:=[.I90]" office:value-type="float" office:value="11.5753334258931" calcext:value-type="float">
            <text:p>11.5753334258931</text:p>
          </table:table-cell>
          <table:table-cell table:formula="of:=[.C91]-[.I91]" office:value-type="float" office:value="117.330763986216" calcext:value-type="float">
            <text:p>117.330763986216</text:p>
          </table:table-cell>
          <table:table-cell table:formula="of:=[.C91]+[.J91]" office:value-type="float" office:value="246.236861398326" calcext:value-type="float">
            <text:p>246.236861398326</text:p>
          </table:table-cell>
          <table:table-cell table:formula="of:=IF(AND([.B91]&gt;=[.J91];[.B91]&lt;=[.K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.268" calcext:value-type="float">
            <text:p>134.268</text:p>
          </table:table-cell>
          <table:table-cell office:value-type="float" office:value="122.485916137695" calcext:value-type="float">
            <text:p>122.485916137695</text:p>
          </table:table-cell>
          <table:table-cell office:value-type="float" office:value="4.53857278823853" calcext:value-type="float">
            <text:p>4.53857278823853</text:p>
          </table:table-cell>
          <table:table-cell office:value-type="float" office:value="117.947343349457" calcext:value-type="float">
            <text:p>117.947343349457</text:p>
          </table:table-cell>
          <table:table-cell office:value-type="float" office:value="127.024488925934" calcext:value-type="float">
            <text:p>127.024488925934</text:p>
          </table:table-cell>
          <table:table-cell table:formula="of:=IF(AND([.B92]&gt;=[.E92];[.B92]&lt;=[.F92]);0;1)" office:value-type="float" office:value="1" calcext:value-type="float">
            <text:p>1</text:p>
          </table:table-cell>
          <table:table-cell table:formula="of:=([.B92]-[.C92])^2" office:value-type="float" office:value="138.817500138381" calcext:value-type="float">
            <text:p>138.817500138381</text:p>
          </table:table-cell>
          <table:table-cell table:formula="of:=[.I91]" office:value-type="float" office:value="11.5753334258931" calcext:value-type="float">
            <text:p>11.5753334258931</text:p>
          </table:table-cell>
          <table:table-cell table:formula="of:=[.C92]-[.I92]" office:value-type="float" office:value="110.910582711802" calcext:value-type="float">
            <text:p>110.910582711802</text:p>
          </table:table-cell>
          <table:table-cell table:formula="of:=[.C92]+[.J92]" office:value-type="float" office:value="233.396498849498" calcext:value-type="float">
            <text:p>233.396498849498</text:p>
          </table:table-cell>
          <table:table-cell table:formula="of:=IF(AND([.B92]&gt;=[.J92];[.B92]&lt;=[.K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3.79" calcext:value-type="float">
            <text:p>133.79</text:p>
          </table:table-cell>
          <table:table-cell office:value-type="float" office:value="127.415740966797" calcext:value-type="float">
            <text:p>127.415740966797</text:p>
          </table:table-cell>
          <table:table-cell office:value-type="float" office:value="4.06856536865234" calcext:value-type="float">
            <text:p>4.06856536865234</text:p>
          </table:table-cell>
          <table:table-cell office:value-type="float" office:value="123.347175598145" calcext:value-type="float">
            <text:p>123.347175598145</text:p>
          </table:table-cell>
          <table:table-cell office:value-type="float" office:value="131.484306335449" calcext:value-type="float">
            <text:p>131.484306335449</text:p>
          </table:table-cell>
          <table:table-cell table:formula="of:=IF(AND([.B93]&gt;=[.E93];[.B93]&lt;=[.F93]);0;1)" office:value-type="float" office:value="1" calcext:value-type="float">
            <text:p>1</text:p>
          </table:table-cell>
          <table:table-cell table:formula="of:=([.B93]-[.C93])^2" office:value-type="float" office:value="40.6311782223715" calcext:value-type="float">
            <text:p>40.6311782223715</text:p>
          </table:table-cell>
          <table:table-cell table:formula="of:=[.I92]" office:value-type="float" office:value="11.5753334258931" calcext:value-type="float">
            <text:p>11.5753334258931</text:p>
          </table:table-cell>
          <table:table-cell table:formula="of:=[.C93]-[.I93]" office:value-type="float" office:value="115.840407540904" calcext:value-type="float">
            <text:p>115.840407540904</text:p>
          </table:table-cell>
          <table:table-cell table:formula="of:=[.C93]+[.J93]" office:value-type="float" office:value="243.256148507701" calcext:value-type="float">
            <text:p>243.256148507701</text:p>
          </table:table-cell>
          <table:table-cell table:formula="of:=IF(AND([.B93]&gt;=[.J93];[.B93]&lt;=[.K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8.827" calcext:value-type="float">
            <text:p>118.827</text:p>
          </table:table-cell>
          <table:table-cell office:value-type="float" office:value="120.963150024414" calcext:value-type="float">
            <text:p>120.963150024414</text:p>
          </table:table-cell>
          <table:table-cell office:value-type="float" office:value="4.30633306503296" calcext:value-type="float">
            <text:p>4.30633306503296</text:p>
          </table:table-cell>
          <table:table-cell office:value-type="float" office:value="116.656816959381" calcext:value-type="float">
            <text:p>116.656816959381</text:p>
          </table:table-cell>
          <table:table-cell office:value-type="float" office:value="125.269483089447" calcext:value-type="float">
            <text:p>125.269483089447</text:p>
          </table:table-cell>
          <table:table-cell table:formula="of:=IF(AND([.B94]&gt;=[.E94];[.B94]&lt;=[.F94]);0;1)" office:value-type="float" office:value="0" calcext:value-type="float">
            <text:p>0</text:p>
          </table:table-cell>
          <table:table-cell table:formula="of:=([.B94]-[.C94])^2" office:value-type="float" office:value="4.56313692680421" calcext:value-type="float">
            <text:p>4.56313692680421</text:p>
          </table:table-cell>
          <table:table-cell table:formula="of:=[.I93]" office:value-type="float" office:value="11.5753334258931" calcext:value-type="float">
            <text:p>11.5753334258931</text:p>
          </table:table-cell>
          <table:table-cell table:formula="of:=[.C94]-[.I94]" office:value-type="float" office:value="109.387816598521" calcext:value-type="float">
            <text:p>109.387816598521</text:p>
          </table:table-cell>
          <table:table-cell table:formula="of:=[.C94]+[.J94]" office:value-type="float" office:value="230.350966622935" calcext:value-type="float">
            <text:p>230.350966622935</text:p>
          </table:table-cell>
          <table:table-cell table:formula="of:=IF(AND([.B94]&gt;=[.J94];[.B94]&lt;=[.K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.627" calcext:value-type="float">
            <text:p>125.627</text:p>
          </table:table-cell>
          <table:table-cell office:value-type="float" office:value="116.697113037109" calcext:value-type="float">
            <text:p>116.697113037109</text:p>
          </table:table-cell>
          <table:table-cell office:value-type="float" office:value="8.17659759521484" calcext:value-type="float">
            <text:p>8.17659759521484</text:p>
          </table:table-cell>
          <table:table-cell office:value-type="float" office:value="108.520515441895" calcext:value-type="float">
            <text:p>108.520515441895</text:p>
          </table:table-cell>
          <table:table-cell office:value-type="float" office:value="124.873710632324" calcext:value-type="float">
            <text:p>124.873710632324</text:p>
          </table:table-cell>
          <table:table-cell table:formula="of:=IF(AND([.B95]&gt;=[.E95];[.B95]&lt;=[.F95]);0;1)" office:value-type="float" office:value="1" calcext:value-type="float">
            <text:p>1</text:p>
          </table:table-cell>
          <table:table-cell table:formula="of:=([.B95]-[.C95])^2" office:value-type="float" office:value="79.7428811700039" calcext:value-type="float">
            <text:p>79.7428811700039</text:p>
          </table:table-cell>
          <table:table-cell table:formula="of:=[.I94]" office:value-type="float" office:value="11.5753334258931" calcext:value-type="float">
            <text:p>11.5753334258931</text:p>
          </table:table-cell>
          <table:table-cell table:formula="of:=[.C95]-[.I95]" office:value-type="float" office:value="105.121779611216" calcext:value-type="float">
            <text:p>105.121779611216</text:p>
          </table:table-cell>
          <table:table-cell table:formula="of:=[.C95]+[.J95]" office:value-type="float" office:value="221.818892648326" calcext:value-type="float">
            <text:p>221.818892648326</text:p>
          </table:table-cell>
          <table:table-cell table:formula="of:=IF(AND([.B95]&gt;=[.J95];[.B95]&lt;=[.K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.333" calcext:value-type="float">
            <text:p>113.333</text:p>
          </table:table-cell>
          <table:table-cell office:value-type="float" office:value="116.895576477051" calcext:value-type="float">
            <text:p>116.895576477051</text:p>
          </table:table-cell>
          <table:table-cell office:value-type="float" office:value="6.55901908874512" calcext:value-type="float">
            <text:p>6.55901908874512</text:p>
          </table:table-cell>
          <table:table-cell office:value-type="float" office:value="110.336557388306" calcext:value-type="float">
            <text:p>110.336557388306</text:p>
          </table:table-cell>
          <table:table-cell office:value-type="float" office:value="123.454595565796" calcext:value-type="float">
            <text:p>123.454595565796</text:p>
          </table:table-cell>
          <table:table-cell table:formula="of:=IF(AND([.B96]&gt;=[.E96];[.B96]&lt;=[.F96]);0;1)" office:value-type="float" office:value="0" calcext:value-type="float">
            <text:p>0</text:p>
          </table:table-cell>
          <table:table-cell table:formula="of:=([.B96]-[.C96])^2" office:value-type="float" office:value="12.6919511548356" calcext:value-type="float">
            <text:p>12.6919511548356</text:p>
          </table:table-cell>
          <table:table-cell table:formula="of:=[.I95]" office:value-type="float" office:value="11.5753334258931" calcext:value-type="float">
            <text:p>11.5753334258931</text:p>
          </table:table-cell>
          <table:table-cell table:formula="of:=[.C96]-[.I96]" office:value-type="float" office:value="105.320243051158" calcext:value-type="float">
            <text:p>105.320243051158</text:p>
          </table:table-cell>
          <table:table-cell table:formula="of:=[.C96]+[.J96]" office:value-type="float" office:value="222.215819528208" calcext:value-type="float">
            <text:p>222.215819528208</text:p>
          </table:table-cell>
          <table:table-cell table:formula="of:=IF(AND([.B96]&gt;=[.J96];[.B96]&lt;=[.K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.939" calcext:value-type="float">
            <text:p>128.939</text:p>
          </table:table-cell>
          <table:table-cell office:value-type="float" office:value="129.479125976563" calcext:value-type="float">
            <text:p>129.479125976563</text:p>
          </table:table-cell>
          <table:table-cell office:value-type="float" office:value="4.47365617752075" calcext:value-type="float">
            <text:p>4.47365617752075</text:p>
          </table:table-cell>
          <table:table-cell office:value-type="float" office:value="125.005469799042" calcext:value-type="float">
            <text:p>125.005469799042</text:p>
          </table:table-cell>
          <table:table-cell office:value-type="float" office:value="133.952782154083" calcext:value-type="float">
            <text:p>133.952782154083</text:p>
          </table:table-cell>
          <table:table-cell table:formula="of:=IF(AND([.B97]&gt;=[.E97];[.B97]&lt;=[.F97]);0;1)" office:value-type="float" office:value="0" calcext:value-type="float">
            <text:p>0</text:p>
          </table:table-cell>
          <table:table-cell table:formula="of:=([.B97]-[.C97])^2" office:value-type="float" office:value="0.291736070557602" calcext:value-type="float">
            <text:p>0.291736070557602</text:p>
          </table:table-cell>
          <table:table-cell table:formula="of:=[.I96]" office:value-type="float" office:value="11.5753334258931" calcext:value-type="float">
            <text:p>11.5753334258931</text:p>
          </table:table-cell>
          <table:table-cell table:formula="of:=[.C97]-[.I97]" office:value-type="float" office:value="117.903792550669" calcext:value-type="float">
            <text:p>117.903792550669</text:p>
          </table:table-cell>
          <table:table-cell table:formula="of:=[.C97]+[.J97]" office:value-type="float" office:value="247.382918527232" calcext:value-type="float">
            <text:p>247.382918527232</text:p>
          </table:table-cell>
          <table:table-cell table:formula="of:=IF(AND([.B97]&gt;=[.J97];[.B97]&lt;=[.K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.227" calcext:value-type="float">
            <text:p>134.227</text:p>
          </table:table-cell>
          <table:table-cell office:value-type="float" office:value="116.928062438965" calcext:value-type="float">
            <text:p>116.928062438965</text:p>
          </table:table-cell>
          <table:table-cell office:value-type="float" office:value="6.03819799423218" calcext:value-type="float">
            <text:p>6.03819799423218</text:p>
          </table:table-cell>
          <table:table-cell office:value-type="float" office:value="110.889864444733" calcext:value-type="float">
            <text:p>110.889864444733</text:p>
          </table:table-cell>
          <table:table-cell office:value-type="float" office:value="122.966260433197" calcext:value-type="float">
            <text:p>122.966260433197</text:p>
          </table:table-cell>
          <table:table-cell table:formula="of:=IF(AND([.B98]&gt;=[.E98];[.B98]&lt;=[.F98]);0;1)" office:value-type="float" office:value="1" calcext:value-type="float">
            <text:p>1</text:p>
          </table:table-cell>
          <table:table-cell table:formula="of:=([.B98]-[.C98])^2" office:value-type="float" office:value="299.253240740593" calcext:value-type="float">
            <text:p>299.253240740593</text:p>
          </table:table-cell>
          <table:table-cell table:formula="of:=[.I97]" office:value-type="float" office:value="11.5753334258931" calcext:value-type="float">
            <text:p>11.5753334258931</text:p>
          </table:table-cell>
          <table:table-cell table:formula="of:=[.C98]-[.I98]" office:value-type="float" office:value="105.352729013072" calcext:value-type="float">
            <text:p>105.352729013072</text:p>
          </table:table-cell>
          <table:table-cell table:formula="of:=[.C98]+[.J98]" office:value-type="float" office:value="222.280791452037" calcext:value-type="float">
            <text:p>222.280791452037</text:p>
          </table:table-cell>
          <table:table-cell table:formula="of:=IF(AND([.B98]&gt;=[.J98];[.B98]&lt;=[.K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.956" calcext:value-type="float">
            <text:p>135.956</text:p>
          </table:table-cell>
          <table:table-cell office:value-type="float" office:value="125.876396179199" calcext:value-type="float">
            <text:p>125.876396179199</text:p>
          </table:table-cell>
          <table:table-cell office:value-type="float" office:value="4.94845914840698" calcext:value-type="float">
            <text:p>4.94845914840698</text:p>
          </table:table-cell>
          <table:table-cell office:value-type="float" office:value="120.927937030792" calcext:value-type="float">
            <text:p>120.927937030792</text:p>
          </table:table-cell>
          <table:table-cell office:value-type="float" office:value="130.824855327606" calcext:value-type="float">
            <text:p>130.824855327606</text:p>
          </table:table-cell>
          <table:table-cell table:formula="of:=IF(AND([.B99]&gt;=[.E99];[.B99]&lt;=[.F99]);0;1)" office:value-type="float" office:value="1" calcext:value-type="float">
            <text:p>1</text:p>
          </table:table-cell>
          <table:table-cell table:formula="of:=([.B99]-[.C99])^2" office:value-type="float" office:value="101.598413184301" calcext:value-type="float">
            <text:p>101.598413184301</text:p>
          </table:table-cell>
          <table:table-cell table:formula="of:=[.I98]" office:value-type="float" office:value="11.5753334258931" calcext:value-type="float">
            <text:p>11.5753334258931</text:p>
          </table:table-cell>
          <table:table-cell table:formula="of:=[.C99]-[.I99]" office:value-type="float" office:value="114.301062753306" calcext:value-type="float">
            <text:p>114.301062753306</text:p>
          </table:table-cell>
          <table:table-cell table:formula="of:=[.C99]+[.J99]" office:value-type="float" office:value="240.177458932505" calcext:value-type="float">
            <text:p>240.177458932505</text:p>
          </table:table-cell>
          <table:table-cell table:formula="of:=IF(AND([.B99]&gt;=[.J99];[.B99]&lt;=[.K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5.824" calcext:value-type="float">
            <text:p>125.824</text:p>
          </table:table-cell>
          <table:table-cell office:value-type="float" office:value="125.500862121582" calcext:value-type="float">
            <text:p>125.500862121582</text:p>
          </table:table-cell>
          <table:table-cell office:value-type="float" office:value="4.78974437713623" calcext:value-type="float">
            <text:p>4.78974437713623</text:p>
          </table:table-cell>
          <table:table-cell office:value-type="float" office:value="120.711117744446" calcext:value-type="float">
            <text:p>120.711117744446</text:p>
          </table:table-cell>
          <table:table-cell office:value-type="float" office:value="130.290606498718" calcext:value-type="float">
            <text:p>130.290606498718</text:p>
          </table:table-cell>
          <table:table-cell table:formula="of:=IF(AND([.B100]&gt;=[.E100];[.B100]&lt;=[.F100]);0;1)" office:value-type="float" office:value="0" calcext:value-type="float">
            <text:p>0</text:p>
          </table:table-cell>
          <table:table-cell table:formula="of:=([.B100]-[.C100])^2" office:value-type="float" office:value="0.104418088468465" calcext:value-type="float">
            <text:p>0.104418088468465</text:p>
          </table:table-cell>
          <table:table-cell table:formula="of:=[.I99]" office:value-type="float" office:value="11.5753334258931" calcext:value-type="float">
            <text:p>11.5753334258931</text:p>
          </table:table-cell>
          <table:table-cell table:formula="of:=[.C100]-[.I100]" office:value-type="float" office:value="113.925528695689" calcext:value-type="float">
            <text:p>113.925528695689</text:p>
          </table:table-cell>
          <table:table-cell table:formula="of:=[.C100]+[.J100]" office:value-type="float" office:value="239.426390817271" calcext:value-type="float">
            <text:p>239.426390817271</text:p>
          </table:table-cell>
          <table:table-cell table:formula="of:=IF(AND([.B100]&gt;=[.J100];[.B100]&lt;=[.K1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.815" calcext:value-type="float">
            <text:p>116.815</text:p>
          </table:table-cell>
          <table:table-cell office:value-type="float" office:value="119.162551879883" calcext:value-type="float">
            <text:p>119.162551879883</text:p>
          </table:table-cell>
          <table:table-cell office:value-type="float" office:value="4.85716915130615" calcext:value-type="float">
            <text:p>4.85716915130615</text:p>
          </table:table-cell>
          <table:table-cell office:value-type="float" office:value="114.305382728577" calcext:value-type="float">
            <text:p>114.305382728577</text:p>
          </table:table-cell>
          <table:table-cell office:value-type="float" office:value="124.019721031189" calcext:value-type="float">
            <text:p>124.019721031189</text:p>
          </table:table-cell>
          <table:table-cell table:formula="of:=IF(AND([.B101]&gt;=[.E101];[.B101]&lt;=[.F101]);0;1)" office:value-type="float" office:value="0" calcext:value-type="float">
            <text:p>0</text:p>
          </table:table-cell>
          <table:table-cell table:formula="of:=([.B101]-[.C101])^2" office:value-type="float" office:value="5.51099982874134" calcext:value-type="float">
            <text:p>5.51099982874134</text:p>
          </table:table-cell>
          <table:table-cell table:formula="of:=[.I100]" office:value-type="float" office:value="11.5753334258931" calcext:value-type="float">
            <text:p>11.5753334258931</text:p>
          </table:table-cell>
          <table:table-cell table:formula="of:=[.C101]-[.I101]" office:value-type="float" office:value="107.58721845399" calcext:value-type="float">
            <text:p>107.58721845399</text:p>
          </table:table-cell>
          <table:table-cell table:formula="of:=[.C101]+[.J101]" office:value-type="float" office:value="226.749770333873" calcext:value-type="float">
            <text:p>226.749770333873</text:p>
          </table:table-cell>
          <table:table-cell table:formula="of:=IF(AND([.B101]&gt;=[.J101];[.B101]&lt;=[.K1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.634" calcext:value-type="float">
            <text:p>114.634</text:p>
          </table:table-cell>
          <table:table-cell office:value-type="float" office:value="117.482025146484" calcext:value-type="float">
            <text:p>117.482025146484</text:p>
          </table:table-cell>
          <table:table-cell office:value-type="float" office:value="5.61752605438232" calcext:value-type="float">
            <text:p>5.61752605438232</text:p>
          </table:table-cell>
          <table:table-cell office:value-type="float" office:value="111.864499092102" calcext:value-type="float">
            <text:p>111.864499092102</text:p>
          </table:table-cell>
          <table:table-cell office:value-type="float" office:value="123.099551200867" calcext:value-type="float">
            <text:p>123.099551200867</text:p>
          </table:table-cell>
          <table:table-cell table:formula="of:=IF(AND([.B102]&gt;=[.E102];[.B102]&lt;=[.F102]);0;1)" office:value-type="float" office:value="0" calcext:value-type="float">
            <text:p>0</text:p>
          </table:table-cell>
          <table:table-cell table:formula="of:=([.B102]-[.C102])^2" office:value-type="float" office:value="8.11124723500734" calcext:value-type="float">
            <text:p>8.11124723500734</text:p>
          </table:table-cell>
          <table:table-cell table:formula="of:=[.I101]" office:value-type="float" office:value="11.5753334258931" calcext:value-type="float">
            <text:p>11.5753334258931</text:p>
          </table:table-cell>
          <table:table-cell table:formula="of:=[.C102]-[.I102]" office:value-type="float" office:value="105.906691720591" calcext:value-type="float">
            <text:p>105.906691720591</text:p>
          </table:table-cell>
          <table:table-cell table:formula="of:=[.C102]+[.J102]" office:value-type="float" office:value="223.388716867076" calcext:value-type="float">
            <text:p>223.388716867076</text:p>
          </table:table-cell>
          <table:table-cell table:formula="of:=IF(AND([.B102]&gt;=[.J102];[.B102]&lt;=[.K1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9.937" calcext:value-type="float">
            <text:p>129.937</text:p>
          </table:table-cell>
          <table:table-cell office:value-type="float" office:value="128.659454345703" calcext:value-type="float">
            <text:p>128.659454345703</text:p>
          </table:table-cell>
          <table:table-cell office:value-type="float" office:value="4.49898386001587" calcext:value-type="float">
            <text:p>4.49898386001587</text:p>
          </table:table-cell>
          <table:table-cell office:value-type="float" office:value="124.160470485687" calcext:value-type="float">
            <text:p>124.160470485687</text:p>
          </table:table-cell>
          <table:table-cell office:value-type="float" office:value="133.158438205719" calcext:value-type="float">
            <text:p>133.158438205719</text:p>
          </table:table-cell>
          <table:table-cell table:formula="of:=IF(AND([.B103]&gt;=[.E103];[.B103]&lt;=[.F103]);0;1)" office:value-type="float" office:value="0" calcext:value-type="float">
            <text:p>0</text:p>
          </table:table-cell>
          <table:table-cell table:formula="of:=([.B103]-[.C103])^2" office:value-type="float" office:value="1.63212289881286" calcext:value-type="float">
            <text:p>1.63212289881286</text:p>
          </table:table-cell>
          <table:table-cell table:formula="of:=[.I102]" office:value-type="float" office:value="11.5753334258931" calcext:value-type="float">
            <text:p>11.5753334258931</text:p>
          </table:table-cell>
          <table:table-cell table:formula="of:=[.C103]-[.I103]" office:value-type="float" office:value="117.08412091981" calcext:value-type="float">
            <text:p>117.08412091981</text:p>
          </table:table-cell>
          <table:table-cell table:formula="of:=[.C103]+[.J103]" office:value-type="float" office:value="245.743575265513" calcext:value-type="float">
            <text:p>245.743575265513</text:p>
          </table:table-cell>
          <table:table-cell table:formula="of:=IF(AND([.B103]&gt;=[.J103];[.B103]&lt;=[.K1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4.938" calcext:value-type="float">
            <text:p>134.938</text:p>
          </table:table-cell>
          <table:table-cell office:value-type="float" office:value="127.192077636719" calcext:value-type="float">
            <text:p>127.192077636719</text:p>
          </table:table-cell>
          <table:table-cell office:value-type="float" office:value="4.92638731002808" calcext:value-type="float">
            <text:p>4.92638731002808</text:p>
          </table:table-cell>
          <table:table-cell office:value-type="float" office:value="122.265690326691" calcext:value-type="float">
            <text:p>122.265690326691</text:p>
          </table:table-cell>
          <table:table-cell office:value-type="float" office:value="132.118464946747" calcext:value-type="float">
            <text:p>132.118464946747</text:p>
          </table:table-cell>
          <table:table-cell table:formula="of:=IF(AND([.B104]&gt;=[.E104];[.B104]&lt;=[.F104]);0;1)" office:value-type="float" office:value="1" calcext:value-type="float">
            <text:p>1</text:p>
          </table:table-cell>
          <table:table-cell table:formula="of:=([.B104]-[.C104])^2" office:value-type="float" office:value="59.9993132579804" calcext:value-type="float">
            <text:p>59.9993132579804</text:p>
          </table:table-cell>
          <table:table-cell table:formula="of:=[.I103]" office:value-type="float" office:value="11.5753334258931" calcext:value-type="float">
            <text:p>11.5753334258931</text:p>
          </table:table-cell>
          <table:table-cell table:formula="of:=[.C104]-[.I104]" office:value-type="float" office:value="115.616744210826" calcext:value-type="float">
            <text:p>115.616744210826</text:p>
          </table:table-cell>
          <table:table-cell table:formula="of:=[.C104]+[.J104]" office:value-type="float" office:value="242.808821847544" calcext:value-type="float">
            <text:p>242.808821847544</text:p>
          </table:table-cell>
          <table:table-cell table:formula="of:=IF(AND([.B104]&gt;=[.J104];[.B104]&lt;=[.K1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.898" calcext:value-type="float">
            <text:p>130.898</text:p>
          </table:table-cell>
          <table:table-cell office:value-type="float" office:value="126.392990112305" calcext:value-type="float">
            <text:p>126.392990112305</text:p>
          </table:table-cell>
          <table:table-cell office:value-type="float" office:value="6.56669187545776" calcext:value-type="float">
            <text:p>6.56669187545776</text:p>
          </table:table-cell>
          <table:table-cell office:value-type="float" office:value="119.826298236847" calcext:value-type="float">
            <text:p>119.826298236847</text:p>
          </table:table-cell>
          <table:table-cell office:value-type="float" office:value="132.959681987762" calcext:value-type="float">
            <text:p>132.959681987762</text:p>
          </table:table-cell>
          <table:table-cell table:formula="of:=IF(AND([.B105]&gt;=[.E105];[.B105]&lt;=[.F105]);0;1)" office:value-type="float" office:value="0" calcext:value-type="float">
            <text:p>0</text:p>
          </table:table-cell>
          <table:table-cell table:formula="of:=([.B105]-[.C105])^2" office:value-type="float" office:value="20.2951140882325" calcext:value-type="float">
            <text:p>20.2951140882325</text:p>
          </table:table-cell>
          <table:table-cell table:formula="of:=[.I104]" office:value-type="float" office:value="11.5753334258931" calcext:value-type="float">
            <text:p>11.5753334258931</text:p>
          </table:table-cell>
          <table:table-cell table:formula="of:=[.C105]-[.I105]" office:value-type="float" office:value="114.817656686412" calcext:value-type="float">
            <text:p>114.817656686412</text:p>
          </table:table-cell>
          <table:table-cell table:formula="of:=[.C105]+[.J105]" office:value-type="float" office:value="241.210646798716" calcext:value-type="float">
            <text:p>241.210646798716</text:p>
          </table:table-cell>
          <table:table-cell table:formula="of:=IF(AND([.B105]&gt;=[.J105];[.B105]&lt;=[.K1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1.43" calcext:value-type="float">
            <text:p>131.43</text:p>
          </table:table-cell>
          <table:table-cell office:value-type="float" office:value="128.505920410156" calcext:value-type="float">
            <text:p>128.505920410156</text:p>
          </table:table-cell>
          <table:table-cell office:value-type="float" office:value="4.74796438217163" calcext:value-type="float">
            <text:p>4.74796438217163</text:p>
          </table:table-cell>
          <table:table-cell office:value-type="float" office:value="123.757956027985" calcext:value-type="float">
            <text:p>123.757956027985</text:p>
          </table:table-cell>
          <table:table-cell office:value-type="float" office:value="133.253884792328" calcext:value-type="float">
            <text:p>133.253884792328</text:p>
          </table:table-cell>
          <table:table-cell table:formula="of:=IF(AND([.B106]&gt;=[.E106];[.B106]&lt;=[.F106]);0;1)" office:value-type="float" office:value="0" calcext:value-type="float">
            <text:p>0</text:p>
          </table:table-cell>
          <table:table-cell table:formula="of:=([.B106]-[.C106])^2" office:value-type="float" office:value="8.55024144774083" calcext:value-type="float">
            <text:p>8.55024144774083</text:p>
          </table:table-cell>
          <table:table-cell table:formula="of:=[.I105]" office:value-type="float" office:value="11.5753334258931" calcext:value-type="float">
            <text:p>11.5753334258931</text:p>
          </table:table-cell>
          <table:table-cell table:formula="of:=[.C106]-[.I106]" office:value-type="float" office:value="116.930586984263" calcext:value-type="float">
            <text:p>116.930586984263</text:p>
          </table:table-cell>
          <table:table-cell table:formula="of:=[.C106]+[.J106]" office:value-type="float" office:value="245.436507394419" calcext:value-type="float">
            <text:p>245.436507394419</text:p>
          </table:table-cell>
          <table:table-cell table:formula="of:=IF(AND([.B106]&gt;=[.J106];[.B106]&lt;=[.K1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.686" calcext:value-type="float">
            <text:p>127.686</text:p>
          </table:table-cell>
          <table:table-cell office:value-type="float" office:value="122.810501098633" calcext:value-type="float">
            <text:p>122.810501098633</text:p>
          </table:table-cell>
          <table:table-cell office:value-type="float" office:value="4.6080322265625" calcext:value-type="float">
            <text:p>4.6080322265625</text:p>
          </table:table-cell>
          <table:table-cell office:value-type="float" office:value="118.20246887207" calcext:value-type="float">
            <text:p>118.20246887207</text:p>
          </table:table-cell>
          <table:table-cell office:value-type="float" office:value="127.418533325195" calcext:value-type="float">
            <text:p>127.418533325195</text:p>
          </table:table-cell>
          <table:table-cell table:formula="of:=IF(AND([.B107]&gt;=[.E107];[.B107]&lt;=[.F107]);0;1)" office:value-type="float" office:value="1" calcext:value-type="float">
            <text:p>1</text:p>
          </table:table-cell>
          <table:table-cell table:formula="of:=([.B107]-[.C107])^2" office:value-type="float" office:value="23.7704895372327" calcext:value-type="float">
            <text:p>23.7704895372327</text:p>
          </table:table-cell>
          <table:table-cell table:formula="of:=[.I106]" office:value-type="float" office:value="11.5753334258931" calcext:value-type="float">
            <text:p>11.5753334258931</text:p>
          </table:table-cell>
          <table:table-cell table:formula="of:=[.C107]-[.I107]" office:value-type="float" office:value="111.23516767274" calcext:value-type="float">
            <text:p>111.23516767274</text:p>
          </table:table-cell>
          <table:table-cell table:formula="of:=[.C107]+[.J107]" office:value-type="float" office:value="234.045668771373" calcext:value-type="float">
            <text:p>234.045668771373</text:p>
          </table:table-cell>
          <table:table-cell table:formula="of:=IF(AND([.B107]&gt;=[.J107];[.B107]&lt;=[.K1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1.889" calcext:value-type="float">
            <text:p>131.889</text:p>
          </table:table-cell>
          <table:table-cell office:value-type="float" office:value="127.258979797363" calcext:value-type="float">
            <text:p>127.258979797363</text:p>
          </table:table-cell>
          <table:table-cell office:value-type="float" office:value="5.525559425354" calcext:value-type="float">
            <text:p>5.525559425354</text:p>
          </table:table-cell>
          <table:table-cell office:value-type="float" office:value="121.733420372009" calcext:value-type="float">
            <text:p>121.733420372009</text:p>
          </table:table-cell>
          <table:table-cell office:value-type="float" office:value="132.784539222717" calcext:value-type="float">
            <text:p>132.784539222717</text:p>
          </table:table-cell>
          <table:table-cell table:formula="of:=IF(AND([.B108]&gt;=[.E108];[.B108]&lt;=[.F108]);0;1)" office:value-type="float" office:value="0" calcext:value-type="float">
            <text:p>0</text:p>
          </table:table-cell>
          <table:table-cell table:formula="of:=([.B108]-[.C108])^2" office:value-type="float" office:value="21.4370870768243" calcext:value-type="float">
            <text:p>21.4370870768243</text:p>
          </table:table-cell>
          <table:table-cell table:formula="of:=[.I107]" office:value-type="float" office:value="11.5753334258931" calcext:value-type="float">
            <text:p>11.5753334258931</text:p>
          </table:table-cell>
          <table:table-cell table:formula="of:=[.C108]-[.I108]" office:value-type="float" office:value="115.68364637147" calcext:value-type="float">
            <text:p>115.68364637147</text:p>
          </table:table-cell>
          <table:table-cell table:formula="of:=[.C108]+[.J108]" office:value-type="float" office:value="242.942626168833" calcext:value-type="float">
            <text:p>242.942626168833</text:p>
          </table:table-cell>
          <table:table-cell table:formula="of:=IF(AND([.B108]&gt;=[.J108];[.B108]&lt;=[.K1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130.849014282227" calcext:value-type="float">
            <text:p>130.849014282227</text:p>
          </table:table-cell>
          <table:table-cell office:value-type="float" office:value="5.31263160705566" calcext:value-type="float">
            <text:p>5.31263160705566</text:p>
          </table:table-cell>
          <table:table-cell office:value-type="float" office:value="125.536382675171" calcext:value-type="float">
            <text:p>125.536382675171</text:p>
          </table:table-cell>
          <table:table-cell office:value-type="float" office:value="136.161645889282" calcext:value-type="float">
            <text:p>136.161645889282</text:p>
          </table:table-cell>
          <table:table-cell table:formula="of:=IF(AND([.B109]&gt;=[.E109];[.B109]&lt;=[.F109]);0;1)" office:value-type="float" office:value="0" calcext:value-type="float">
            <text:p>0</text:p>
          </table:table-cell>
          <table:table-cell table:formula="of:=([.B109]-[.C109])^2" office:value-type="float" office:value="2.23506770406136" calcext:value-type="float">
            <text:p>2.23506770406136</text:p>
          </table:table-cell>
          <table:table-cell table:formula="of:=[.I108]" office:value-type="float" office:value="11.5753334258931" calcext:value-type="float">
            <text:p>11.5753334258931</text:p>
          </table:table-cell>
          <table:table-cell table:formula="of:=[.C109]-[.I109]" office:value-type="float" office:value="119.273680856333" calcext:value-type="float">
            <text:p>119.273680856333</text:p>
          </table:table-cell>
          <table:table-cell table:formula="of:=[.C109]+[.J109]" office:value-type="float" office:value="250.12269513856" calcext:value-type="float">
            <text:p>250.12269513856</text:p>
          </table:table-cell>
          <table:table-cell table:formula="of:=IF(AND([.B109]&gt;=[.J109];[.B109]&lt;=[.K1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.933" calcext:value-type="float">
            <text:p>121.933</text:p>
          </table:table-cell>
          <table:table-cell office:value-type="float" office:value="115.494598388672" calcext:value-type="float">
            <text:p>115.494598388672</text:p>
          </table:table-cell>
          <table:table-cell office:value-type="float" office:value="7.86818742752075" calcext:value-type="float">
            <text:p>7.86818742752075</text:p>
          </table:table-cell>
          <table:table-cell office:value-type="float" office:value="107.626410961151" calcext:value-type="float">
            <text:p>107.626410961151</text:p>
          </table:table-cell>
          <table:table-cell office:value-type="float" office:value="123.362785816193" calcext:value-type="float">
            <text:p>123.362785816193</text:p>
          </table:table-cell>
          <table:table-cell table:formula="of:=IF(AND([.B110]&gt;=[.E110];[.B110]&lt;=[.F110]);0;1)" office:value-type="float" office:value="0" calcext:value-type="float">
            <text:p>0</text:p>
          </table:table-cell>
          <table:table-cell table:formula="of:=([.B110]-[.C110])^2" office:value-type="float" office:value="41.4530153087527" calcext:value-type="float">
            <text:p>41.4530153087527</text:p>
          </table:table-cell>
          <table:table-cell table:formula="of:=[.I109]" office:value-type="float" office:value="11.5753334258931" calcext:value-type="float">
            <text:p>11.5753334258931</text:p>
          </table:table-cell>
          <table:table-cell table:formula="of:=[.C110]-[.I110]" office:value-type="float" office:value="103.919264962779" calcext:value-type="float">
            <text:p>103.919264962779</text:p>
          </table:table-cell>
          <table:table-cell table:formula="of:=[.C110]+[.J110]" office:value-type="float" office:value="219.413863351451" calcext:value-type="float">
            <text:p>219.413863351451</text:p>
          </table:table-cell>
          <table:table-cell table:formula="of:=IF(AND([.B110]&gt;=[.J110];[.B110]&lt;=[.K1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6.805" calcext:value-type="float">
            <text:p>126.805</text:p>
          </table:table-cell>
          <table:table-cell office:value-type="float" office:value="125.986572265625" calcext:value-type="float">
            <text:p>125.986572265625</text:p>
          </table:table-cell>
          <table:table-cell office:value-type="float" office:value="4.88227987289429" calcext:value-type="float">
            <text:p>4.88227987289429</text:p>
          </table:table-cell>
          <table:table-cell office:value-type="float" office:value="121.104292392731" calcext:value-type="float">
            <text:p>121.104292392731</text:p>
          </table:table-cell>
          <table:table-cell office:value-type="float" office:value="130.868852138519" calcext:value-type="float">
            <text:p>130.868852138519</text:p>
          </table:table-cell>
          <table:table-cell table:formula="of:=IF(AND([.B111]&gt;=[.E111];[.B111]&lt;=[.F111]);0;1)" office:value-type="float" office:value="0" calcext:value-type="float">
            <text:p>0</text:p>
          </table:table-cell>
          <table:table-cell table:formula="of:=([.B111]-[.C111])^2" office:value-type="float" office:value="0.669823956394207" calcext:value-type="float">
            <text:p>0.669823956394207</text:p>
          </table:table-cell>
          <table:table-cell table:formula="of:=[.I110]" office:value-type="float" office:value="11.5753334258931" calcext:value-type="float">
            <text:p>11.5753334258931</text:p>
          </table:table-cell>
          <table:table-cell table:formula="of:=[.C111]-[.I111]" office:value-type="float" office:value="114.411238839732" calcext:value-type="float">
            <text:p>114.411238839732</text:p>
          </table:table-cell>
          <table:table-cell table:formula="of:=[.C111]+[.J111]" office:value-type="float" office:value="240.397811105357" calcext:value-type="float">
            <text:p>240.397811105357</text:p>
          </table:table-cell>
          <table:table-cell table:formula="of:=IF(AND([.B111]&gt;=[.J111];[.B111]&lt;=[.K1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.229" calcext:value-type="float">
            <text:p>116.229</text:p>
          </table:table-cell>
          <table:table-cell office:value-type="float" office:value="119.283508300781" calcext:value-type="float">
            <text:p>119.283508300781</text:p>
          </table:table-cell>
          <table:table-cell office:value-type="float" office:value="5.14519691467285" calcext:value-type="float">
            <text:p>5.14519691467285</text:p>
          </table:table-cell>
          <table:table-cell office:value-type="float" office:value="114.138311386108" calcext:value-type="float">
            <text:p>114.138311386108</text:p>
          </table:table-cell>
          <table:table-cell office:value-type="float" office:value="124.428705215454" calcext:value-type="float">
            <text:p>124.428705215454</text:p>
          </table:table-cell>
          <table:table-cell table:formula="of:=IF(AND([.B112]&gt;=[.E112];[.B112]&lt;=[.F112]);0;1)" office:value-type="float" office:value="0" calcext:value-type="float">
            <text:p>0</text:p>
          </table:table-cell>
          <table:table-cell table:formula="of:=([.B112]-[.C112])^2" office:value-type="float" office:value="9.33002095954156" calcext:value-type="float">
            <text:p>9.33002095954156</text:p>
          </table:table-cell>
          <table:table-cell table:formula="of:=[.I111]" office:value-type="float" office:value="11.5753334258931" calcext:value-type="float">
            <text:p>11.5753334258931</text:p>
          </table:table-cell>
          <table:table-cell table:formula="of:=[.C112]-[.I112]" office:value-type="float" office:value="107.708174874888" calcext:value-type="float">
            <text:p>107.708174874888</text:p>
          </table:table-cell>
          <table:table-cell table:formula="of:=[.C112]+[.J112]" office:value-type="float" office:value="226.991683175669" calcext:value-type="float">
            <text:p>226.991683175669</text:p>
          </table:table-cell>
          <table:table-cell table:formula="of:=IF(AND([.B112]&gt;=[.J112];[.B112]&lt;=[.K1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.797" calcext:value-type="float">
            <text:p>125.797</text:p>
          </table:table-cell>
          <table:table-cell office:value-type="float" office:value="126.755317687988" calcext:value-type="float">
            <text:p>126.755317687988</text:p>
          </table:table-cell>
          <table:table-cell office:value-type="float" office:value="4.65520191192627" calcext:value-type="float">
            <text:p>4.65520191192627</text:p>
          </table:table-cell>
          <table:table-cell office:value-type="float" office:value="122.100115776062" calcext:value-type="float">
            <text:p>122.100115776062</text:p>
          </table:table-cell>
          <table:table-cell office:value-type="float" office:value="131.410519599915" calcext:value-type="float">
            <text:p>131.410519599915</text:p>
          </table:table-cell>
          <table:table-cell table:formula="of:=IF(AND([.B113]&gt;=[.E113];[.B113]&lt;=[.F113]);0;1)" office:value-type="float" office:value="0" calcext:value-type="float">
            <text:p>0</text:p>
          </table:table-cell>
          <table:table-cell table:formula="of:=([.B113]-[.C113])^2" office:value-type="float" office:value="0.91837279111121" calcext:value-type="float">
            <text:p>0.91837279111121</text:p>
          </table:table-cell>
          <table:table-cell table:formula="of:=[.I112]" office:value-type="float" office:value="11.5753334258931" calcext:value-type="float">
            <text:p>11.5753334258931</text:p>
          </table:table-cell>
          <table:table-cell table:formula="of:=[.C113]-[.I113]" office:value-type="float" office:value="115.179984262095" calcext:value-type="float">
            <text:p>115.179984262095</text:p>
          </table:table-cell>
          <table:table-cell table:formula="of:=[.C113]+[.J113]" office:value-type="float" office:value="241.935301950083" calcext:value-type="float">
            <text:p>241.935301950083</text:p>
          </table:table-cell>
          <table:table-cell table:formula="of:=IF(AND([.B113]&gt;=[.J113];[.B113]&lt;=[.K1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2.769" calcext:value-type="float">
            <text:p>132.769</text:p>
          </table:table-cell>
          <table:table-cell office:value-type="float" office:value="129.029510498047" calcext:value-type="float">
            <text:p>129.029510498047</text:p>
          </table:table-cell>
          <table:table-cell office:value-type="float" office:value="4.61316585540772" calcext:value-type="float">
            <text:p>4.61316585540772</text:p>
          </table:table-cell>
          <table:table-cell office:value-type="float" office:value="124.416344642639" calcext:value-type="float">
            <text:p>124.416344642639</text:p>
          </table:table-cell>
          <table:table-cell office:value-type="float" office:value="133.642676353455" calcext:value-type="float">
            <text:p>133.642676353455</text:p>
          </table:table-cell>
          <table:table-cell table:formula="of:=IF(AND([.B114]&gt;=[.E114];[.B114]&lt;=[.F114]);0;1)" office:value-type="float" office:value="0" calcext:value-type="float">
            <text:p>0</text:p>
          </table:table-cell>
          <table:table-cell table:formula="of:=([.B114]-[.C114])^2" office:value-type="float" office:value="13.9837817352177" calcext:value-type="float">
            <text:p>13.9837817352177</text:p>
          </table:table-cell>
          <table:table-cell table:formula="of:=[.I113]" office:value-type="float" office:value="11.5753334258931" calcext:value-type="float">
            <text:p>11.5753334258931</text:p>
          </table:table-cell>
          <table:table-cell table:formula="of:=[.C114]-[.I114]" office:value-type="float" office:value="117.454177072154" calcext:value-type="float">
            <text:p>117.454177072154</text:p>
          </table:table-cell>
          <table:table-cell table:formula="of:=[.C114]+[.J114]" office:value-type="float" office:value="246.483687570201" calcext:value-type="float">
            <text:p>246.483687570201</text:p>
          </table:table-cell>
          <table:table-cell table:formula="of:=IF(AND([.B114]&gt;=[.J114];[.B114]&lt;=[.K1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9.35" calcext:value-type="float">
            <text:p>119.35</text:p>
          </table:table-cell>
          <table:table-cell office:value-type="float" office:value="121.264358520508" calcext:value-type="float">
            <text:p>121.264358520508</text:p>
          </table:table-cell>
          <table:table-cell office:value-type="float" office:value="4.57350158691406" calcext:value-type="float">
            <text:p>4.57350158691406</text:p>
          </table:table-cell>
          <table:table-cell office:value-type="float" office:value="116.690856933594" calcext:value-type="float">
            <text:p>116.690856933594</text:p>
          </table:table-cell>
          <table:table-cell office:value-type="float" office:value="125.837860107422" calcext:value-type="float">
            <text:p>125.837860107422</text:p>
          </table:table-cell>
          <table:table-cell table:formula="of:=IF(AND([.B115]&gt;=[.E115];[.B115]&lt;=[.F115]);0;1)" office:value-type="float" office:value="0" calcext:value-type="float">
            <text:p>0</text:p>
          </table:table-cell>
          <table:table-cell table:formula="of:=([.B115]-[.C115])^2" office:value-type="float" office:value="3.66476854504088" calcext:value-type="float">
            <text:p>3.66476854504088</text:p>
          </table:table-cell>
          <table:table-cell table:formula="of:=[.I114]" office:value-type="float" office:value="11.5753334258931" calcext:value-type="float">
            <text:p>11.5753334258931</text:p>
          </table:table-cell>
          <table:table-cell table:formula="of:=[.C115]-[.I115]" office:value-type="float" office:value="109.689025094615" calcext:value-type="float">
            <text:p>109.689025094615</text:p>
          </table:table-cell>
          <table:table-cell table:formula="of:=[.C115]+[.J115]" office:value-type="float" office:value="230.953383615123" calcext:value-type="float">
            <text:p>230.953383615123</text:p>
          </table:table-cell>
          <table:table-cell table:formula="of:=IF(AND([.B115]&gt;=[.J115];[.B115]&lt;=[.K1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.313" calcext:value-type="float">
            <text:p>121.313</text:p>
          </table:table-cell>
          <table:table-cell office:value-type="float" office:value="119.724136352539" calcext:value-type="float">
            <text:p>119.724136352539</text:p>
          </table:table-cell>
          <table:table-cell office:value-type="float" office:value="5.04244470596314" calcext:value-type="float">
            <text:p>5.04244470596314</text:p>
          </table:table-cell>
          <table:table-cell office:value-type="float" office:value="114.681691646576" calcext:value-type="float">
            <text:p>114.681691646576</text:p>
          </table:table-cell>
          <table:table-cell office:value-type="float" office:value="124.766581058502" calcext:value-type="float">
            <text:p>124.766581058502</text:p>
          </table:table-cell>
          <table:table-cell table:formula="of:=IF(AND([.B116]&gt;=[.E116];[.B116]&lt;=[.F116]);0;1)" office:value-type="float" office:value="0" calcext:value-type="float">
            <text:p>0</text:p>
          </table:table-cell>
          <table:table-cell table:formula="of:=([.B116]-[.C116])^2" office:value-type="float" office:value="2.52448769022288" calcext:value-type="float">
            <text:p>2.52448769022288</text:p>
          </table:table-cell>
          <table:table-cell table:formula="of:=[.I115]" office:value-type="float" office:value="11.5753334258931" calcext:value-type="float">
            <text:p>11.5753334258931</text:p>
          </table:table-cell>
          <table:table-cell table:formula="of:=[.C116]-[.I116]" office:value-type="float" office:value="108.148802926646" calcext:value-type="float">
            <text:p>108.148802926646</text:p>
          </table:table-cell>
          <table:table-cell table:formula="of:=[.C116]+[.J116]" office:value-type="float" office:value="227.872939279185" calcext:value-type="float">
            <text:p>227.872939279185</text:p>
          </table:table-cell>
          <table:table-cell table:formula="of:=IF(AND([.B116]&gt;=[.J116];[.B116]&lt;=[.K1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9.691" calcext:value-type="float">
            <text:p>129.691</text:p>
          </table:table-cell>
          <table:table-cell office:value-type="float" office:value="126.453262329102" calcext:value-type="float">
            <text:p>126.453262329102</text:p>
          </table:table-cell>
          <table:table-cell office:value-type="float" office:value="4.66332912445068" calcext:value-type="float">
            <text:p>4.66332912445068</text:p>
          </table:table-cell>
          <table:table-cell office:value-type="float" office:value="121.789933204651" calcext:value-type="float">
            <text:p>121.789933204651</text:p>
          </table:table-cell>
          <table:table-cell office:value-type="float" office:value="131.116591453552" calcext:value-type="float">
            <text:p>131.116591453552</text:p>
          </table:table-cell>
          <table:table-cell table:formula="of:=IF(AND([.B117]&gt;=[.E117];[.B117]&lt;=[.F117]);0;1)" office:value-type="float" office:value="0" calcext:value-type="float">
            <text:p>0</text:p>
          </table:table-cell>
          <table:table-cell table:formula="of:=([.B117]-[.C117])^2" office:value-type="float" office:value="10.4829452255549" calcext:value-type="float">
            <text:p>10.4829452255549</text:p>
          </table:table-cell>
          <table:table-cell table:formula="of:=[.I116]" office:value-type="float" office:value="11.5753334258931" calcext:value-type="float">
            <text:p>11.5753334258931</text:p>
          </table:table-cell>
          <table:table-cell table:formula="of:=[.C117]-[.I117]" office:value-type="float" office:value="114.877928903208" calcext:value-type="float">
            <text:p>114.877928903208</text:p>
          </table:table-cell>
          <table:table-cell table:formula="of:=[.C117]+[.J117]" office:value-type="float" office:value="241.33119123231" calcext:value-type="float">
            <text:p>241.33119123231</text:p>
          </table:table-cell>
          <table:table-cell table:formula="of:=IF(AND([.B117]&gt;=[.J117];[.B117]&lt;=[.K1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.952" calcext:value-type="float">
            <text:p>120.952</text:p>
          </table:table-cell>
          <table:table-cell office:value-type="float" office:value="129.149642944336" calcext:value-type="float">
            <text:p>129.149642944336</text:p>
          </table:table-cell>
          <table:table-cell office:value-type="float" office:value="4.53755044937134" calcext:value-type="float">
            <text:p>4.53755044937134</text:p>
          </table:table-cell>
          <table:table-cell office:value-type="float" office:value="124.612092494965" calcext:value-type="float">
            <text:p>124.612092494965</text:p>
          </table:table-cell>
          <table:table-cell office:value-type="float" office:value="133.687193393707" calcext:value-type="float">
            <text:p>133.687193393707</text:p>
          </table:table-cell>
          <table:table-cell table:formula="of:=IF(AND([.B118]&gt;=[.E118];[.B118]&lt;=[.F118]);0;1)" office:value-type="float" office:value="1" calcext:value-type="float">
            <text:p>1</text:p>
          </table:table-cell>
          <table:table-cell table:formula="of:=([.B118]-[.C118])^2" office:value-type="float" office:value="67.2013498428208" calcext:value-type="float">
            <text:p>67.2013498428208</text:p>
          </table:table-cell>
          <table:table-cell table:formula="of:=[.I117]" office:value-type="float" office:value="11.5753334258931" calcext:value-type="float">
            <text:p>11.5753334258931</text:p>
          </table:table-cell>
          <table:table-cell table:formula="of:=[.C118]-[.I118]" office:value-type="float" office:value="117.574309518443" calcext:value-type="float">
            <text:p>117.574309518443</text:p>
          </table:table-cell>
          <table:table-cell table:formula="of:=[.C118]+[.J118]" office:value-type="float" office:value="246.723952462779" calcext:value-type="float">
            <text:p>246.723952462779</text:p>
          </table:table-cell>
          <table:table-cell table:formula="of:=IF(AND([.B118]&gt;=[.J118];[.B118]&lt;=[.K1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.38" calcext:value-type="float">
            <text:p>135.38</text:p>
          </table:table-cell>
          <table:table-cell office:value-type="float" office:value="125.077972412109" calcext:value-type="float">
            <text:p>125.077972412109</text:p>
          </table:table-cell>
          <table:table-cell office:value-type="float" office:value="4.44195890426636" calcext:value-type="float">
            <text:p>4.44195890426636</text:p>
          </table:table-cell>
          <table:table-cell office:value-type="float" office:value="120.636013507843" calcext:value-type="float">
            <text:p>120.636013507843</text:p>
          </table:table-cell>
          <table:table-cell office:value-type="float" office:value="129.519931316376" calcext:value-type="float">
            <text:p>129.519931316376</text:p>
          </table:table-cell>
          <table:table-cell table:formula="of:=IF(AND([.B119]&gt;=[.E119];[.B119]&lt;=[.F119]);0;1)" office:value-type="float" office:value="1" calcext:value-type="float">
            <text:p>1</text:p>
          </table:table-cell>
          <table:table-cell table:formula="of:=([.B119]-[.C119])^2" office:value-type="float" office:value="106.131772421659" calcext:value-type="float">
            <text:p>106.131772421659</text:p>
          </table:table-cell>
          <table:table-cell table:formula="of:=[.I118]" office:value-type="float" office:value="11.5753334258931" calcext:value-type="float">
            <text:p>11.5753334258931</text:p>
          </table:table-cell>
          <table:table-cell table:formula="of:=[.C119]-[.I119]" office:value-type="float" office:value="113.502638986216" calcext:value-type="float">
            <text:p>113.502638986216</text:p>
          </table:table-cell>
          <table:table-cell table:formula="of:=[.C119]+[.J119]" office:value-type="float" office:value="238.580611398326" calcext:value-type="float">
            <text:p>238.580611398326</text:p>
          </table:table-cell>
          <table:table-cell table:formula="of:=IF(AND([.B119]&gt;=[.J119];[.B119]&lt;=[.K1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0.567" calcext:value-type="float">
            <text:p>130.567</text:p>
          </table:table-cell>
          <table:table-cell office:value-type="float" office:value="128.514877319336" calcext:value-type="float">
            <text:p>128.514877319336</text:p>
          </table:table-cell>
          <table:table-cell office:value-type="float" office:value="5.13316869735718" calcext:value-type="float">
            <text:p>5.13316869735718</text:p>
          </table:table-cell>
          <table:table-cell office:value-type="float" office:value="123.381708621979" calcext:value-type="float">
            <text:p>123.381708621979</text:p>
          </table:table-cell>
          <table:table-cell office:value-type="float" office:value="133.648046016693" calcext:value-type="float">
            <text:p>133.648046016693</text:p>
          </table:table-cell>
          <table:table-cell table:formula="of:=IF(AND([.B120]&gt;=[.E120];[.B120]&lt;=[.F120]);0;1)" office:value-type="float" office:value="0" calcext:value-type="float">
            <text:p>0</text:p>
          </table:table-cell>
          <table:table-cell table:formula="of:=([.B120]-[.C120])^2" office:value-type="float" office:value="4.21120749649589" calcext:value-type="float">
            <text:p>4.21120749649589</text:p>
          </table:table-cell>
          <table:table-cell table:formula="of:=[.I119]" office:value-type="float" office:value="11.5753334258931" calcext:value-type="float">
            <text:p>11.5753334258931</text:p>
          </table:table-cell>
          <table:table-cell table:formula="of:=[.C120]-[.I120]" office:value-type="float" office:value="116.939543893443" calcext:value-type="float">
            <text:p>116.939543893443</text:p>
          </table:table-cell>
          <table:table-cell table:formula="of:=[.C120]+[.J120]" office:value-type="float" office:value="245.454421212779" calcext:value-type="float">
            <text:p>245.454421212779</text:p>
          </table:table-cell>
          <table:table-cell table:formula="of:=IF(AND([.B120]&gt;=[.J120];[.B120]&lt;=[.K1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3.503" calcext:value-type="float">
            <text:p>133.503</text:p>
          </table:table-cell>
          <table:table-cell office:value-type="float" office:value="138.809982299805" calcext:value-type="float">
            <text:p>138.809982299805</text:p>
          </table:table-cell>
          <table:table-cell office:value-type="float" office:value="9.23226547241211" calcext:value-type="float">
            <text:p>9.23226547241211</text:p>
          </table:table-cell>
          <table:table-cell office:value-type="float" office:value="129.577716827393" calcext:value-type="float">
            <text:p>129.577716827393</text:p>
          </table:table-cell>
          <table:table-cell office:value-type="float" office:value="148.042247772217" calcext:value-type="float">
            <text:p>148.042247772217</text:p>
          </table:table-cell>
          <table:table-cell table:formula="of:=IF(AND([.B121]&gt;=[.E121];[.B121]&lt;=[.F121]);0;1)" office:value-type="float" office:value="0" calcext:value-type="float">
            <text:p>0</text:p>
          </table:table-cell>
          <table:table-cell table:formula="of:=([.B121]-[.C121])^2" office:value-type="float" office:value="28.1640611304404" calcext:value-type="float">
            <text:p>28.1640611304404</text:p>
          </table:table-cell>
          <table:table-cell table:formula="of:=[.I120]" office:value-type="float" office:value="11.5753334258931" calcext:value-type="float">
            <text:p>11.5753334258931</text:p>
          </table:table-cell>
          <table:table-cell table:formula="of:=[.C121]-[.I121]" office:value-type="float" office:value="127.234648873912" calcext:value-type="float">
            <text:p>127.234648873912</text:p>
          </table:table-cell>
          <table:table-cell table:formula="of:=[.C121]+[.J121]" office:value-type="float" office:value="266.044631173716" calcext:value-type="float">
            <text:p>266.044631173716</text:p>
          </table:table-cell>
          <table:table-cell table:formula="of:=IF(AND([.B121]&gt;=[.J121];[.B121]&lt;=[.K1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124.927581787109" calcext:value-type="float">
            <text:p>124.927581787109</text:p>
          </table:table-cell>
          <table:table-cell office:value-type="float" office:value="4.49319219589233" calcext:value-type="float">
            <text:p>4.49319219589233</text:p>
          </table:table-cell>
          <table:table-cell office:value-type="float" office:value="120.434389591217" calcext:value-type="float">
            <text:p>120.434389591217</text:p>
          </table:table-cell>
          <table:table-cell office:value-type="float" office:value="129.420773983002" calcext:value-type="float">
            <text:p>129.420773983002</text:p>
          </table:table-cell>
          <table:table-cell table:formula="of:=IF(AND([.B122]&gt;=[.E122];[.B122]&lt;=[.F122]);0;1)" office:value-type="float" office:value="0" calcext:value-type="float">
            <text:p>0</text:p>
          </table:table-cell>
          <table:table-cell table:formula="of:=([.B122]-[.C122])^2" office:value-type="float" office:value="0.858553808202794" calcext:value-type="float">
            <text:p>0.858553808202794</text:p>
          </table:table-cell>
          <table:table-cell table:formula="of:=[.I121]" office:value-type="float" office:value="11.5753334258931" calcext:value-type="float">
            <text:p>11.5753334258931</text:p>
          </table:table-cell>
          <table:table-cell table:formula="of:=[.C122]-[.I122]" office:value-type="float" office:value="113.352248361216" calcext:value-type="float">
            <text:p>113.352248361216</text:p>
          </table:table-cell>
          <table:table-cell table:formula="of:=[.C122]+[.J122]" office:value-type="float" office:value="238.279830148326" calcext:value-type="float">
            <text:p>238.279830148326</text:p>
          </table:table-cell>
          <table:table-cell table:formula="of:=IF(AND([.B122]&gt;=[.J122];[.B122]&lt;=[.K1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.978" calcext:value-type="float">
            <text:p>131.978</text:p>
          </table:table-cell>
          <table:table-cell office:value-type="float" office:value="128.241516113281" calcext:value-type="float">
            <text:p>128.241516113281</text:p>
          </table:table-cell>
          <table:table-cell office:value-type="float" office:value="5.0922327041626" calcext:value-type="float">
            <text:p>5.0922327041626</text:p>
          </table:table-cell>
          <table:table-cell office:value-type="float" office:value="123.149283409119" calcext:value-type="float">
            <text:p>123.149283409119</text:p>
          </table:table-cell>
          <table:table-cell office:value-type="float" office:value="133.333748817444" calcext:value-type="float">
            <text:p>133.333748817444</text:p>
          </table:table-cell>
          <table:table-cell table:formula="of:=IF(AND([.B123]&gt;=[.E123];[.B123]&lt;=[.F123]);0;1)" office:value-type="float" office:value="0" calcext:value-type="float">
            <text:p>0</text:p>
          </table:table-cell>
          <table:table-cell table:formula="of:=([.B123]-[.C123])^2" office:value-type="float" office:value="13.9613118357089" calcext:value-type="float">
            <text:p>13.9613118357089</text:p>
          </table:table-cell>
          <table:table-cell table:formula="of:=[.I122]" office:value-type="float" office:value="11.5753334258931" calcext:value-type="float">
            <text:p>11.5753334258931</text:p>
          </table:table-cell>
          <table:table-cell table:formula="of:=[.C123]-[.I123]" office:value-type="float" office:value="116.666182687388" calcext:value-type="float">
            <text:p>116.666182687388</text:p>
          </table:table-cell>
          <table:table-cell table:formula="of:=[.C123]+[.J123]" office:value-type="float" office:value="244.907698800669" calcext:value-type="float">
            <text:p>244.907698800669</text:p>
          </table:table-cell>
          <table:table-cell table:formula="of:=IF(AND([.B123]&gt;=[.J123];[.B123]&lt;=[.K1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7.251" calcext:value-type="float">
            <text:p>127.251</text:p>
          </table:table-cell>
          <table:table-cell office:value-type="float" office:value="129.359436035156" calcext:value-type="float">
            <text:p>129.359436035156</text:p>
          </table:table-cell>
          <table:table-cell office:value-type="float" office:value="4.31328105926514" calcext:value-type="float">
            <text:p>4.31328105926514</text:p>
          </table:table-cell>
          <table:table-cell office:value-type="float" office:value="125.046154975891" calcext:value-type="float">
            <text:p>125.046154975891</text:p>
          </table:table-cell>
          <table:table-cell office:value-type="float" office:value="133.672717094421" calcext:value-type="float">
            <text:p>133.672717094421</text:p>
          </table:table-cell>
          <table:table-cell table:formula="of:=IF(AND([.B124]&gt;=[.E124];[.B124]&lt;=[.F124]);0;1)" office:value-type="float" office:value="0" calcext:value-type="float">
            <text:p>0</text:p>
          </table:table-cell>
          <table:table-cell table:formula="of:=([.B124]-[.C124])^2" office:value-type="float" office:value="4.44550251434539" calcext:value-type="float">
            <text:p>4.44550251434539</text:p>
          </table:table-cell>
          <table:table-cell table:formula="of:=[.I123]" office:value-type="float" office:value="11.5753334258931" calcext:value-type="float">
            <text:p>11.5753334258931</text:p>
          </table:table-cell>
          <table:table-cell table:formula="of:=[.C124]-[.I124]" office:value-type="float" office:value="117.784102609263" calcext:value-type="float">
            <text:p>117.784102609263</text:p>
          </table:table-cell>
          <table:table-cell table:formula="of:=[.C124]+[.J124]" office:value-type="float" office:value="247.143538644419" calcext:value-type="float">
            <text:p>247.143538644419</text:p>
          </table:table-cell>
          <table:table-cell table:formula="of:=IF(AND([.B124]&gt;=[.J124];[.B124]&lt;=[.K1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.45" calcext:value-type="float">
            <text:p>124.45</text:p>
          </table:table-cell>
          <table:table-cell office:value-type="float" office:value="117.902786254883" calcext:value-type="float">
            <text:p>117.902786254883</text:p>
          </table:table-cell>
          <table:table-cell office:value-type="float" office:value="5.89179134368897" calcext:value-type="float">
            <text:p>5.89179134368897</text:p>
          </table:table-cell>
          <table:table-cell office:value-type="float" office:value="112.010994911194" calcext:value-type="float">
            <text:p>112.010994911194</text:p>
          </table:table-cell>
          <table:table-cell office:value-type="float" office:value="123.794577598572" calcext:value-type="float">
            <text:p>123.794577598572</text:p>
          </table:table-cell>
          <table:table-cell table:formula="of:=IF(AND([.B125]&gt;=[.E125];[.B125]&lt;=[.F125]);0;1)" office:value-type="float" office:value="1" calcext:value-type="float">
            <text:p>1</text:p>
          </table:table-cell>
          <table:table-cell table:formula="of:=([.B125]-[.C125])^2" office:value-type="float" office:value="42.8660078242515" calcext:value-type="float">
            <text:p>42.8660078242515</text:p>
          </table:table-cell>
          <table:table-cell table:formula="of:=[.I124]" office:value-type="float" office:value="11.5753334258931" calcext:value-type="float">
            <text:p>11.5753334258931</text:p>
          </table:table-cell>
          <table:table-cell table:formula="of:=[.C125]-[.I125]" office:value-type="float" office:value="106.32745282899" calcext:value-type="float">
            <text:p>106.32745282899</text:p>
          </table:table-cell>
          <table:table-cell table:formula="of:=[.C125]+[.J125]" office:value-type="float" office:value="224.230239083872" calcext:value-type="float">
            <text:p>224.230239083872</text:p>
          </table:table-cell>
          <table:table-cell table:formula="of:=IF(AND([.B125]&gt;=[.J125];[.B125]&lt;=[.K1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727119445801" calcext:value-type="float">
            <text:p>124.727119445801</text:p>
          </table:table-cell>
          <table:table-cell office:value-type="float" office:value="4.71862697601318" calcext:value-type="float">
            <text:p>4.71862697601318</text:p>
          </table:table-cell>
          <table:table-cell office:value-type="float" office:value="120.008492469788" calcext:value-type="float">
            <text:p>120.008492469788</text:p>
          </table:table-cell>
          <table:table-cell office:value-type="float" office:value="129.445746421814" calcext:value-type="float">
            <text:p>129.445746421814</text:p>
          </table:table-cell>
          <table:table-cell table:formula="of:=IF(AND([.B126]&gt;=[.E126];[.B126]&lt;=[.F126]);0;1)" office:value-type="float" office:value="0" calcext:value-type="float">
            <text:p>0</text:p>
          </table:table-cell>
          <table:table-cell table:formula="of:=([.B126]-[.C126])^2" office:value-type="float" office:value="21.1865093962254" calcext:value-type="float">
            <text:p>21.1865093962254</text:p>
          </table:table-cell>
          <table:table-cell table:formula="of:=[.I125]" office:value-type="float" office:value="11.5753334258931" calcext:value-type="float">
            <text:p>11.5753334258931</text:p>
          </table:table-cell>
          <table:table-cell table:formula="of:=[.C126]-[.I126]" office:value-type="float" office:value="113.151786019908" calcext:value-type="float">
            <text:p>113.151786019908</text:p>
          </table:table-cell>
          <table:table-cell table:formula="of:=[.C126]+[.J126]" office:value-type="float" office:value="237.878905465708" calcext:value-type="float">
            <text:p>237.878905465708</text:p>
          </table:table-cell>
          <table:table-cell table:formula="of:=IF(AND([.B126]&gt;=[.J126];[.B126]&lt;=[.K1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0.061" calcext:value-type="float">
            <text:p>120.061</text:p>
          </table:table-cell>
          <table:table-cell office:value-type="float" office:value="121.775787353516" calcext:value-type="float">
            <text:p>121.775787353516</text:p>
          </table:table-cell>
          <table:table-cell office:value-type="float" office:value="5.3397421836853" calcext:value-type="float">
            <text:p>5.3397421836853</text:p>
          </table:table-cell>
          <table:table-cell office:value-type="float" office:value="116.43604516983" calcext:value-type="float">
            <text:p>116.43604516983</text:p>
          </table:table-cell>
          <table:table-cell office:value-type="float" office:value="127.115529537201" calcext:value-type="float">
            <text:p>127.115529537201</text:p>
          </table:table-cell>
          <table:table-cell table:formula="of:=IF(AND([.B127]&gt;=[.E127];[.B127]&lt;=[.F127]);0;1)" office:value-type="float" office:value="0" calcext:value-type="float">
            <text:p>0</text:p>
          </table:table-cell>
          <table:table-cell table:formula="of:=([.B127]-[.C127])^2" office:value-type="float" office:value="2.9404956677771" calcext:value-type="float">
            <text:p>2.9404956677771</text:p>
          </table:table-cell>
          <table:table-cell table:formula="of:=[.I126]" office:value-type="float" office:value="11.5753334258931" calcext:value-type="float">
            <text:p>11.5753334258931</text:p>
          </table:table-cell>
          <table:table-cell table:formula="of:=[.C127]-[.I127]" office:value-type="float" office:value="110.200453927623" calcext:value-type="float">
            <text:p>110.200453927623</text:p>
          </table:table-cell>
          <table:table-cell table:formula="of:=[.C127]+[.J127]" office:value-type="float" office:value="231.976241281138" calcext:value-type="float">
            <text:p>231.976241281138</text:p>
          </table:table-cell>
          <table:table-cell table:formula="of:=IF(AND([.B127]&gt;=[.J127];[.B127]&lt;=[.K1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1.582" calcext:value-type="float">
            <text:p>121.582</text:p>
          </table:table-cell>
          <table:table-cell office:value-type="float" office:value="130.682739257813" calcext:value-type="float">
            <text:p>130.682739257813</text:p>
          </table:table-cell>
          <table:table-cell office:value-type="float" office:value="5.10807037353516" calcext:value-type="float">
            <text:p>5.10807037353516</text:p>
          </table:table-cell>
          <table:table-cell office:value-type="float" office:value="125.574668884277" calcext:value-type="float">
            <text:p>125.574668884277</text:p>
          </table:table-cell>
          <table:table-cell office:value-type="float" office:value="135.790809631348" calcext:value-type="float">
            <text:p>135.790809631348</text:p>
          </table:table-cell>
          <table:table-cell table:formula="of:=IF(AND([.B128]&gt;=[.E128];[.B128]&lt;=[.F128]);0;1)" office:value-type="float" office:value="1" calcext:value-type="float">
            <text:p>1</text:p>
          </table:table-cell>
          <table:table-cell table:formula="of:=([.B128]-[.C128])^2" office:value-type="float" office:value="82.8234550386897" calcext:value-type="float">
            <text:p>82.8234550386897</text:p>
          </table:table-cell>
          <table:table-cell table:formula="of:=[.I127]" office:value-type="float" office:value="11.5753334258931" calcext:value-type="float">
            <text:p>11.5753334258931</text:p>
          </table:table-cell>
          <table:table-cell table:formula="of:=[.C128]-[.I128]" office:value-type="float" office:value="119.107405831919" calcext:value-type="float">
            <text:p>119.107405831919</text:p>
          </table:table-cell>
          <table:table-cell table:formula="of:=[.C128]+[.J128]" office:value-type="float" office:value="249.790145089732" calcext:value-type="float">
            <text:p>249.790145089732</text:p>
          </table:table-cell>
          <table:table-cell table:formula="of:=IF(AND([.B128]&gt;=[.J128];[.B128]&lt;=[.K1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.898" calcext:value-type="float">
            <text:p>126.898</text:p>
          </table:table-cell>
          <table:table-cell office:value-type="float" office:value="129.176025390625" calcext:value-type="float">
            <text:p>129.176025390625</text:p>
          </table:table-cell>
          <table:table-cell office:value-type="float" office:value="4.7249960899353" calcext:value-type="float">
            <text:p>4.7249960899353</text:p>
          </table:table-cell>
          <table:table-cell office:value-type="float" office:value="124.45102930069" calcext:value-type="float">
            <text:p>124.45102930069</text:p>
          </table:table-cell>
          <table:table-cell office:value-type="float" office:value="133.90102148056" calcext:value-type="float">
            <text:p>133.90102148056</text:p>
          </table:table-cell>
          <table:table-cell table:formula="of:=IF(AND([.B129]&gt;=[.E129];[.B129]&lt;=[.F129]);0;1)" office:value-type="float" office:value="0" calcext:value-type="float">
            <text:p>0</text:p>
          </table:table-cell>
          <table:table-cell table:formula="of:=([.B129]-[.C129])^2" office:value-type="float" office:value="5.1893996803322" calcext:value-type="float">
            <text:p>5.1893996803322</text:p>
          </table:table-cell>
          <table:table-cell table:formula="of:=[.I128]" office:value-type="float" office:value="11.5753334258931" calcext:value-type="float">
            <text:p>11.5753334258931</text:p>
          </table:table-cell>
          <table:table-cell table:formula="of:=[.C129]-[.I129]" office:value-type="float" office:value="117.600691964732" calcext:value-type="float">
            <text:p>117.600691964732</text:p>
          </table:table-cell>
          <table:table-cell table:formula="of:=[.C129]+[.J129]" office:value-type="float" office:value="246.776717355357" calcext:value-type="float">
            <text:p>246.776717355357</text:p>
          </table:table-cell>
          <table:table-cell table:formula="of:=IF(AND([.B129]&gt;=[.J129];[.B129]&lt;=[.K1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.637" calcext:value-type="float">
            <text:p>127.637</text:p>
          </table:table-cell>
          <table:table-cell office:value-type="float" office:value="127.286407470703" calcext:value-type="float">
            <text:p>127.286407470703</text:p>
          </table:table-cell>
          <table:table-cell office:value-type="float" office:value="4.48990154266357" calcext:value-type="float">
            <text:p>4.48990154266357</text:p>
          </table:table-cell>
          <table:table-cell office:value-type="float" office:value="122.79650592804" calcext:value-type="float">
            <text:p>122.79650592804</text:p>
          </table:table-cell>
          <table:table-cell office:value-type="float" office:value="131.776309013367" calcext:value-type="float">
            <text:p>131.776309013367</text:p>
          </table:table-cell>
          <table:table-cell table:formula="of:=IF(AND([.B130]&gt;=[.E130];[.B130]&lt;=[.F130]);0;1)" office:value-type="float" office:value="0" calcext:value-type="float">
            <text:p>0</text:p>
          </table:table-cell>
          <table:table-cell table:formula="of:=([.B130]-[.C130])^2" office:value-type="float" office:value="0.12291512159878" calcext:value-type="float">
            <text:p>0.12291512159878</text:p>
          </table:table-cell>
          <table:table-cell table:formula="of:=[.I129]" office:value-type="float" office:value="11.5753334258931" calcext:value-type="float">
            <text:p>11.5753334258931</text:p>
          </table:table-cell>
          <table:table-cell table:formula="of:=[.C130]-[.I130]" office:value-type="float" office:value="115.71107404481" calcext:value-type="float">
            <text:p>115.71107404481</text:p>
          </table:table-cell>
          <table:table-cell table:formula="of:=[.C130]+[.J130]" office:value-type="float" office:value="242.997481515513" calcext:value-type="float">
            <text:p>242.997481515513</text:p>
          </table:table-cell>
          <table:table-cell table:formula="of:=IF(AND([.B130]&gt;=[.J130];[.B130]&lt;=[.K1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8.163345336914" calcext:value-type="float">
            <text:p>128.163345336914</text:p>
          </table:table-cell>
          <table:table-cell office:value-type="float" office:value="5.0512900352478" calcext:value-type="float">
            <text:p>5.0512900352478</text:p>
          </table:table-cell>
          <table:table-cell office:value-type="float" office:value="123.112055301666" calcext:value-type="float">
            <text:p>123.112055301666</text:p>
          </table:table-cell>
          <table:table-cell office:value-type="float" office:value="133.214635372162" calcext:value-type="float">
            <text:p>133.214635372162</text:p>
          </table:table-cell>
          <table:table-cell table:formula="of:=IF(AND([.B131]&gt;=[.E131];[.B131]&lt;=[.F131]);0;1)" office:value-type="float" office:value="0" calcext:value-type="float">
            <text:p>0</text:p>
          </table:table-cell>
          <table:table-cell table:formula="of:=([.B131]-[.C131])^2" office:value-type="float" office:value="1.65548022204076" calcext:value-type="float">
            <text:p>1.65548022204076</text:p>
          </table:table-cell>
          <table:table-cell table:formula="of:=[.I130]" office:value-type="float" office:value="11.5753334258931" calcext:value-type="float">
            <text:p>11.5753334258931</text:p>
          </table:table-cell>
          <table:table-cell table:formula="of:=[.C131]-[.I131]" office:value-type="float" office:value="116.588011911021" calcext:value-type="float">
            <text:p>116.588011911021</text:p>
          </table:table-cell>
          <table:table-cell table:formula="of:=[.C131]+[.J131]" office:value-type="float" office:value="244.751357247935" calcext:value-type="float">
            <text:p>244.751357247935</text:p>
          </table:table-cell>
          <table:table-cell table:formula="of:=IF(AND([.B131]&gt;=[.J131];[.B131]&lt;=[.K1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.34" calcext:value-type="float">
            <text:p>134.34</text:p>
          </table:table-cell>
          <table:table-cell office:value-type="float" office:value="126.134765625" calcext:value-type="float">
            <text:p>126.134765625</text:p>
          </table:table-cell>
          <table:table-cell office:value-type="float" office:value="5.01712465286255" calcext:value-type="float">
            <text:p>5.01712465286255</text:p>
          </table:table-cell>
          <table:table-cell office:value-type="float" office:value="121.117640972137" calcext:value-type="float">
            <text:p>121.117640972137</text:p>
          </table:table-cell>
          <table:table-cell office:value-type="float" office:value="131.151890277863" calcext:value-type="float">
            <text:p>131.151890277863</text:p>
          </table:table-cell>
          <table:table-cell table:formula="of:=IF(AND([.B132]&gt;=[.E132];[.B132]&lt;=[.F132]);0;1)" office:value-type="float" office:value="1" calcext:value-type="float">
            <text:p>1</text:p>
          </table:table-cell>
          <table:table-cell table:formula="of:=([.B132]-[.C132])^2" office:value-type="float" office:value="67.3258711486817" calcext:value-type="float">
            <text:p>67.3258711486817</text:p>
          </table:table-cell>
          <table:table-cell table:formula="of:=[.I131]" office:value-type="float" office:value="11.5753334258931" calcext:value-type="float">
            <text:p>11.5753334258931</text:p>
          </table:table-cell>
          <table:table-cell table:formula="of:=[.C132]-[.I132]" office:value-type="float" office:value="114.559432199107" calcext:value-type="float">
            <text:p>114.559432199107</text:p>
          </table:table-cell>
          <table:table-cell table:formula="of:=[.C132]+[.J132]" office:value-type="float" office:value="240.694197824107" calcext:value-type="float">
            <text:p>240.694197824107</text:p>
          </table:table-cell>
          <table:table-cell table:formula="of:=IF(AND([.B132]&gt;=[.J132];[.B132]&lt;=[.K1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.281" calcext:value-type="float">
            <text:p>129.281</text:p>
          </table:table-cell>
          <table:table-cell office:value-type="float" office:value="132.839340209961" calcext:value-type="float">
            <text:p>132.839340209961</text:p>
          </table:table-cell>
          <table:table-cell office:value-type="float" office:value="5.87982273101807" calcext:value-type="float">
            <text:p>5.87982273101807</text:p>
          </table:table-cell>
          <table:table-cell office:value-type="float" office:value="126.959517478943" calcext:value-type="float">
            <text:p>126.959517478943</text:p>
          </table:table-cell>
          <table:table-cell office:value-type="float" office:value="138.719162940979" calcext:value-type="float">
            <text:p>138.719162940979</text:p>
          </table:table-cell>
          <table:table-cell table:formula="of:=IF(AND([.B133]&gt;=[.E133];[.B133]&lt;=[.F133]);0;1)" office:value-type="float" office:value="0" calcext:value-type="float">
            <text:p>0</text:p>
          </table:table-cell>
          <table:table-cell table:formula="of:=([.B133]-[.C133])^2" office:value-type="float" office:value="12.6617850498248" calcext:value-type="float">
            <text:p>12.6617850498248</text:p>
          </table:table-cell>
          <table:table-cell table:formula="of:=[.I132]" office:value-type="float" office:value="11.5753334258931" calcext:value-type="float">
            <text:p>11.5753334258931</text:p>
          </table:table-cell>
          <table:table-cell table:formula="of:=[.C133]-[.I133]" office:value-type="float" office:value="121.264006784068" calcext:value-type="float">
            <text:p>121.264006784068</text:p>
          </table:table-cell>
          <table:table-cell table:formula="of:=[.C133]+[.J133]" office:value-type="float" office:value="254.103346994029" calcext:value-type="float">
            <text:p>254.103346994029</text:p>
          </table:table-cell>
          <table:table-cell table:formula="of:=IF(AND([.B133]&gt;=[.J133];[.B133]&lt;=[.K1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8.619" calcext:value-type="float">
            <text:p>118.619</text:p>
          </table:table-cell>
          <table:table-cell office:value-type="float" office:value="124.051139831543" calcext:value-type="float">
            <text:p>124.051139831543</text:p>
          </table:table-cell>
          <table:table-cell office:value-type="float" office:value="4.36222124099731" calcext:value-type="float">
            <text:p>4.36222124099731</text:p>
          </table:table-cell>
          <table:table-cell office:value-type="float" office:value="119.688918590546" calcext:value-type="float">
            <text:p>119.688918590546</text:p>
          </table:table-cell>
          <table:table-cell office:value-type="float" office:value="128.41336107254" calcext:value-type="float">
            <text:p>128.41336107254</text:p>
          </table:table-cell>
          <table:table-cell table:formula="of:=IF(AND([.B134]&gt;=[.E134];[.B134]&lt;=[.F134]);0;1)" office:value-type="float" office:value="1" calcext:value-type="float">
            <text:p>1</text:p>
          </table:table-cell>
          <table:table-cell table:formula="of:=([.B134]-[.C134])^2" office:value-type="float" office:value="29.5081431494357" calcext:value-type="float">
            <text:p>29.5081431494357</text:p>
          </table:table-cell>
          <table:table-cell table:formula="of:=[.I133]" office:value-type="float" office:value="11.5753334258931" calcext:value-type="float">
            <text:p>11.5753334258931</text:p>
          </table:table-cell>
          <table:table-cell table:formula="of:=[.C134]-[.I134]" office:value-type="float" office:value="112.47580640565" calcext:value-type="float">
            <text:p>112.47580640565</text:p>
          </table:table-cell>
          <table:table-cell table:formula="of:=[.C134]+[.J134]" office:value-type="float" office:value="236.526946237193" calcext:value-type="float">
            <text:p>236.526946237193</text:p>
          </table:table-cell>
          <table:table-cell table:formula="of:=IF(AND([.B134]&gt;=[.J134];[.B134]&lt;=[.K1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.817" calcext:value-type="float">
            <text:p>131.817</text:p>
          </table:table-cell>
          <table:table-cell office:value-type="float" office:value="124.847854614258" calcext:value-type="float">
            <text:p>124.847854614258</text:p>
          </table:table-cell>
          <table:table-cell office:value-type="float" office:value="4.97965526580811" calcext:value-type="float">
            <text:p>4.97965526580811</text:p>
          </table:table-cell>
          <table:table-cell office:value-type="float" office:value="119.86819934845" calcext:value-type="float">
            <text:p>119.86819934845</text:p>
          </table:table-cell>
          <table:table-cell office:value-type="float" office:value="129.827509880066" calcext:value-type="float">
            <text:p>129.827509880066</text:p>
          </table:table-cell>
          <table:table-cell table:formula="of:=IF(AND([.B135]&gt;=[.E135];[.B135]&lt;=[.F135]);0;1)" office:value-type="float" office:value="1" calcext:value-type="float">
            <text:p>1</text:p>
          </table:table-cell>
          <table:table-cell table:formula="of:=([.B135]-[.C135])^2" office:value-type="float" office:value="48.5689874076117" calcext:value-type="float">
            <text:p>48.5689874076117</text:p>
          </table:table-cell>
          <table:table-cell table:formula="of:=[.I134]" office:value-type="float" office:value="11.5753334258931" calcext:value-type="float">
            <text:p>11.5753334258931</text:p>
          </table:table-cell>
          <table:table-cell table:formula="of:=[.C135]-[.I135]" office:value-type="float" office:value="113.272521188365" calcext:value-type="float">
            <text:p>113.272521188365</text:p>
          </table:table-cell>
          <table:table-cell table:formula="of:=[.C135]+[.J135]" office:value-type="float" office:value="238.120375802622" calcext:value-type="float">
            <text:p>238.120375802622</text:p>
          </table:table-cell>
          <table:table-cell table:formula="of:=IF(AND([.B135]&gt;=[.J135];[.B135]&lt;=[.K1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1.66" calcext:value-type="float">
            <text:p>121.66</text:p>
          </table:table-cell>
          <table:table-cell office:value-type="float" office:value="125.520126342773" calcext:value-type="float">
            <text:p>125.520126342773</text:p>
          </table:table-cell>
          <table:table-cell office:value-type="float" office:value="5.68402242660522" calcext:value-type="float">
            <text:p>5.68402242660522</text:p>
          </table:table-cell>
          <table:table-cell office:value-type="float" office:value="119.836103916168" calcext:value-type="float">
            <text:p>119.836103916168</text:p>
          </table:table-cell>
          <table:table-cell office:value-type="float" office:value="131.204148769379" calcext:value-type="float">
            <text:p>131.204148769379</text:p>
          </table:table-cell>
          <table:table-cell table:formula="of:=IF(AND([.B136]&gt;=[.E136];[.B136]&lt;=[.F136]);0;1)" office:value-type="float" office:value="0" calcext:value-type="float">
            <text:p>0</text:p>
          </table:table-cell>
          <table:table-cell table:formula="of:=([.B136]-[.C136])^2" office:value-type="float" office:value="14.9005753821735" calcext:value-type="float">
            <text:p>14.9005753821735</text:p>
          </table:table-cell>
          <table:table-cell table:formula="of:=[.I135]" office:value-type="float" office:value="11.5753334258931" calcext:value-type="float">
            <text:p>11.5753334258931</text:p>
          </table:table-cell>
          <table:table-cell table:formula="of:=[.C136]-[.I136]" office:value-type="float" office:value="113.94479291688" calcext:value-type="float">
            <text:p>113.94479291688</text:p>
          </table:table-cell>
          <table:table-cell table:formula="of:=[.C136]+[.J136]" office:value-type="float" office:value="239.464919259654" calcext:value-type="float">
            <text:p>239.464919259654</text:p>
          </table:table-cell>
          <table:table-cell table:formula="of:=IF(AND([.B136]&gt;=[.J136];[.B136]&lt;=[.K1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0.791" calcext:value-type="float">
            <text:p>130.791</text:p>
          </table:table-cell>
          <table:table-cell office:value-type="float" office:value="124.272392272949" calcext:value-type="float">
            <text:p>124.272392272949</text:p>
          </table:table-cell>
          <table:table-cell office:value-type="float" office:value="4.50449180603027" calcext:value-type="float">
            <text:p>4.50449180603027</text:p>
          </table:table-cell>
          <table:table-cell office:value-type="float" office:value="119.767900466919" calcext:value-type="float">
            <text:p>119.767900466919</text:p>
          </table:table-cell>
          <table:table-cell office:value-type="float" office:value="128.77688407898" calcext:value-type="float">
            <text:p>128.77688407898</text:p>
          </table:table-cell>
          <table:table-cell table:formula="of:=IF(AND([.B137]&gt;=[.E137];[.B137]&lt;=[.F137]);0;1)" office:value-type="float" office:value="1" calcext:value-type="float">
            <text:p>1</text:p>
          </table:table-cell>
          <table:table-cell table:formula="of:=([.B137]-[.C137])^2" office:value-type="float" office:value="42.4922466991661" calcext:value-type="float">
            <text:p>42.4922466991661</text:p>
          </table:table-cell>
          <table:table-cell table:formula="of:=[.I136]" office:value-type="float" office:value="11.5753334258931" calcext:value-type="float">
            <text:p>11.5753334258931</text:p>
          </table:table-cell>
          <table:table-cell table:formula="of:=[.C137]-[.I137]" office:value-type="float" office:value="112.697058847056" calcext:value-type="float">
            <text:p>112.697058847056</text:p>
          </table:table-cell>
          <table:table-cell table:formula="of:=[.C137]+[.J137]" office:value-type="float" office:value="236.969451120005" calcext:value-type="float">
            <text:p>236.969451120005</text:p>
          </table:table-cell>
          <table:table-cell table:formula="of:=IF(AND([.B137]&gt;=[.J137];[.B137]&lt;=[.K1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3.303" calcext:value-type="float">
            <text:p>123.303</text:p>
          </table:table-cell>
          <table:table-cell office:value-type="float" office:value="120.595970153809" calcext:value-type="float">
            <text:p>120.595970153809</text:p>
          </table:table-cell>
          <table:table-cell office:value-type="float" office:value="5.11729001998901" calcext:value-type="float">
            <text:p>5.11729001998901</text:p>
          </table:table-cell>
          <table:table-cell office:value-type="float" office:value="115.47868013382" calcext:value-type="float">
            <text:p>115.47868013382</text:p>
          </table:table-cell>
          <table:table-cell office:value-type="float" office:value="125.713260173798" calcext:value-type="float">
            <text:p>125.713260173798</text:p>
          </table:table-cell>
          <table:table-cell table:formula="of:=IF(AND([.B138]&gt;=[.E138];[.B138]&lt;=[.F138]);0;1)" office:value-type="float" office:value="0" calcext:value-type="float">
            <text:p>0</text:p>
          </table:table-cell>
          <table:table-cell table:formula="of:=([.B138]-[.C138])^2" office:value-type="float" office:value="7.32801058817105" calcext:value-type="float">
            <text:p>7.32801058817105</text:p>
          </table:table-cell>
          <table:table-cell table:formula="of:=[.I137]" office:value-type="float" office:value="11.5753334258931" calcext:value-type="float">
            <text:p>11.5753334258931</text:p>
          </table:table-cell>
          <table:table-cell table:formula="of:=[.C138]-[.I138]" office:value-type="float" office:value="109.020636727915" calcext:value-type="float">
            <text:p>109.020636727915</text:p>
          </table:table-cell>
          <table:table-cell table:formula="of:=[.C138]+[.J138]" office:value-type="float" office:value="229.616606881724" calcext:value-type="float">
            <text:p>229.616606881724</text:p>
          </table:table-cell>
          <table:table-cell table:formula="of:=IF(AND([.B138]&gt;=[.J138];[.B138]&lt;=[.K1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0.589" calcext:value-type="float">
            <text:p>130.589</text:p>
          </table:table-cell>
          <table:table-cell office:value-type="float" office:value="129.276641845703" calcext:value-type="float">
            <text:p>129.276641845703</text:p>
          </table:table-cell>
          <table:table-cell office:value-type="float" office:value="4.43999862670898" calcext:value-type="float">
            <text:p>4.43999862670898</text:p>
          </table:table-cell>
          <table:table-cell office:value-type="float" office:value="124.836643218994" calcext:value-type="float">
            <text:p>124.836643218994</text:p>
          </table:table-cell>
          <table:table-cell office:value-type="float" office:value="133.716640472412" calcext:value-type="float">
            <text:p>133.716640472412</text:p>
          </table:table-cell>
          <table:table-cell table:formula="of:=IF(AND([.B139]&gt;=[.E139];[.B139]&lt;=[.F139]);0;1)" office:value-type="float" office:value="0" calcext:value-type="float">
            <text:p>0</text:p>
          </table:table-cell>
          <table:table-cell table:formula="of:=([.B139]-[.C139])^2" office:value-type="float" office:value="1.7222839251495" calcext:value-type="float">
            <text:p>1.7222839251495</text:p>
          </table:table-cell>
          <table:table-cell table:formula="of:=[.I138]" office:value-type="float" office:value="11.5753334258931" calcext:value-type="float">
            <text:p>11.5753334258931</text:p>
          </table:table-cell>
          <table:table-cell table:formula="of:=[.C139]-[.I139]" office:value-type="float" office:value="117.70130841981" calcext:value-type="float">
            <text:p>117.70130841981</text:p>
          </table:table-cell>
          <table:table-cell table:formula="of:=[.C139]+[.J139]" office:value-type="float" office:value="246.977950265513" calcext:value-type="float">
            <text:p>246.977950265513</text:p>
          </table:table-cell>
          <table:table-cell table:formula="of:=IF(AND([.B139]&gt;=[.J139];[.B139]&lt;=[.K1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8.257" calcext:value-type="float">
            <text:p>128.257</text:p>
          </table:table-cell>
          <table:table-cell office:value-type="float" office:value="128.896408081055" calcext:value-type="float">
            <text:p>128.896408081055</text:p>
          </table:table-cell>
          <table:table-cell office:value-type="float" office:value="4.87619161605835" calcext:value-type="float">
            <text:p>4.87619161605835</text:p>
          </table:table-cell>
          <table:table-cell office:value-type="float" office:value="124.020216464996" calcext:value-type="float">
            <text:p>124.020216464996</text:p>
          </table:table-cell>
          <table:table-cell office:value-type="float" office:value="133.772599697113" calcext:value-type="float">
            <text:p>133.772599697113</text:p>
          </table:table-cell>
          <table:table-cell table:formula="of:=IF(AND([.B140]&gt;=[.E140];[.B140]&lt;=[.F140]);0;1)" office:value-type="float" office:value="0" calcext:value-type="float">
            <text:p>0</text:p>
          </table:table-cell>
          <table:table-cell table:formula="of:=([.B140]-[.C140])^2" office:value-type="float" office:value="0.408842694118031" calcext:value-type="float">
            <text:p>0.408842694118031</text:p>
          </table:table-cell>
          <table:table-cell table:formula="of:=[.I139]" office:value-type="float" office:value="11.5753334258931" calcext:value-type="float">
            <text:p>11.5753334258931</text:p>
          </table:table-cell>
          <table:table-cell table:formula="of:=[.C140]-[.I140]" office:value-type="float" office:value="117.321074655162" calcext:value-type="float">
            <text:p>117.321074655162</text:p>
          </table:table-cell>
          <table:table-cell table:formula="of:=[.C140]+[.J140]" office:value-type="float" office:value="246.217482736216" calcext:value-type="float">
            <text:p>246.217482736216</text:p>
          </table:table-cell>
          <table:table-cell table:formula="of:=IF(AND([.B140]&gt;=[.J140];[.B140]&lt;=[.K1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.679" calcext:value-type="float">
            <text:p>122.679</text:p>
          </table:table-cell>
          <table:table-cell office:value-type="float" office:value="128.878707885742" calcext:value-type="float">
            <text:p>128.878707885742</text:p>
          </table:table-cell>
          <table:table-cell office:value-type="float" office:value="5.17974615097046" calcext:value-type="float">
            <text:p>5.17974615097046</text:p>
          </table:table-cell>
          <table:table-cell office:value-type="float" office:value="123.698961734772" calcext:value-type="float">
            <text:p>123.698961734772</text:p>
          </table:table-cell>
          <table:table-cell office:value-type="float" office:value="134.058454036713" calcext:value-type="float">
            <text:p>134.058454036713</text:p>
          </table:table-cell>
          <table:table-cell table:formula="of:=IF(AND([.B141]&gt;=[.E141];[.B141]&lt;=[.F141]);0;1)" office:value-type="float" office:value="1" calcext:value-type="float">
            <text:p>1</text:p>
          </table:table-cell>
          <table:table-cell table:formula="of:=([.B141]-[.C141])^2" office:value-type="float" office:value="38.4363778685338" calcext:value-type="float">
            <text:p>38.4363778685338</text:p>
          </table:table-cell>
          <table:table-cell table:formula="of:=[.I140]" office:value-type="float" office:value="11.5753334258931" calcext:value-type="float">
            <text:p>11.5753334258931</text:p>
          </table:table-cell>
          <table:table-cell table:formula="of:=[.C141]-[.I141]" office:value-type="float" office:value="117.303374459849" calcext:value-type="float">
            <text:p>117.303374459849</text:p>
          </table:table-cell>
          <table:table-cell table:formula="of:=[.C141]+[.J141]" office:value-type="float" office:value="246.182082345591" calcext:value-type="float">
            <text:p>246.182082345591</text:p>
          </table:table-cell>
          <table:table-cell table:formula="of:=IF(AND([.B141]&gt;=[.J141];[.B141]&lt;=[.K1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.175" calcext:value-type="float">
            <text:p>128.175</text:p>
          </table:table-cell>
          <table:table-cell office:value-type="float" office:value="133.884170532227" calcext:value-type="float">
            <text:p>133.884170532227</text:p>
          </table:table-cell>
          <table:table-cell office:value-type="float" office:value="8.19928550720215" calcext:value-type="float">
            <text:p>8.19928550720215</text:p>
          </table:table-cell>
          <table:table-cell office:value-type="float" office:value="125.684885025024" calcext:value-type="float">
            <text:p>125.684885025024</text:p>
          </table:table-cell>
          <table:table-cell office:value-type="float" office:value="142.083456039429" calcext:value-type="float">
            <text:p>142.083456039429</text:p>
          </table:table-cell>
          <table:table-cell table:formula="of:=IF(AND([.B142]&gt;=[.E142];[.B142]&lt;=[.F142]);0;1)" office:value-type="float" office:value="0" calcext:value-type="float">
            <text:p>0</text:p>
          </table:table-cell>
          <table:table-cell table:formula="of:=([.B142]-[.C142])^2" office:value-type="float" office:value="32.594628166044" calcext:value-type="float">
            <text:p>32.594628166044</text:p>
          </table:table-cell>
          <table:table-cell table:formula="of:=[.I141]" office:value-type="float" office:value="11.5753334258931" calcext:value-type="float">
            <text:p>11.5753334258931</text:p>
          </table:table-cell>
          <table:table-cell table:formula="of:=[.C142]-[.I142]" office:value-type="float" office:value="122.308837106333" calcext:value-type="float">
            <text:p>122.308837106333</text:p>
          </table:table-cell>
          <table:table-cell table:formula="of:=[.C142]+[.J142]" office:value-type="float" office:value="256.19300763856" calcext:value-type="float">
            <text:p>256.19300763856</text:p>
          </table:table-cell>
          <table:table-cell table:formula="of:=IF(AND([.B142]&gt;=[.J142];[.B142]&lt;=[.K1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4.644" calcext:value-type="float">
            <text:p>124.644</text:p>
          </table:table-cell>
          <table:table-cell office:value-type="float" office:value="119.94123840332" calcext:value-type="float">
            <text:p>119.94123840332</text:p>
          </table:table-cell>
          <table:table-cell office:value-type="float" office:value="4.41302347183228" calcext:value-type="float">
            <text:p>4.41302347183228</text:p>
          </table:table-cell>
          <table:table-cell office:value-type="float" office:value="115.528214931488" calcext:value-type="float">
            <text:p>115.528214931488</text:p>
          </table:table-cell>
          <table:table-cell office:value-type="float" office:value="124.354261875153" calcext:value-type="float">
            <text:p>124.354261875153</text:p>
          </table:table-cell>
          <table:table-cell table:formula="of:=IF(AND([.B143]&gt;=[.E143];[.B143]&lt;=[.F143]);0;1)" office:value-type="float" office:value="1" calcext:value-type="float">
            <text:p>1</text:p>
          </table:table-cell>
          <table:table-cell table:formula="of:=([.B143]-[.C143])^2" office:value-type="float" office:value="22.1159666352053" calcext:value-type="float">
            <text:p>22.1159666352053</text:p>
          </table:table-cell>
          <table:table-cell table:formula="of:=[.I142]" office:value-type="float" office:value="11.5753334258931" calcext:value-type="float">
            <text:p>11.5753334258931</text:p>
          </table:table-cell>
          <table:table-cell table:formula="of:=[.C143]-[.I143]" office:value-type="float" office:value="108.365904977427" calcext:value-type="float">
            <text:p>108.365904977427</text:p>
          </table:table-cell>
          <table:table-cell table:formula="of:=[.C143]+[.J143]" office:value-type="float" office:value="228.307143380747" calcext:value-type="float">
            <text:p>228.307143380747</text:p>
          </table:table-cell>
          <table:table-cell table:formula="of:=IF(AND([.B143]&gt;=[.J143];[.B143]&lt;=[.K1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137.858062744141" calcext:value-type="float">
            <text:p>137.858062744141</text:p>
          </table:table-cell>
          <table:table-cell office:value-type="float" office:value="8.51564979553223" calcext:value-type="float">
            <text:p>8.51564979553223</text:p>
          </table:table-cell>
          <table:table-cell office:value-type="float" office:value="129.342412948608" calcext:value-type="float">
            <text:p>129.342412948608</text:p>
          </table:table-cell>
          <table:table-cell office:value-type="float" office:value="146.373712539673" calcext:value-type="float">
            <text:p>146.373712539673</text:p>
          </table:table-cell>
          <table:table-cell table:formula="of:=IF(AND([.B144]&gt;=[.E144];[.B144]&lt;=[.F144]);0;1)" office:value-type="float" office:value="0" calcext:value-type="float">
            <text:p>0</text:p>
          </table:table-cell>
          <table:table-cell table:formula="of:=([.B144]-[.C144])^2" office:value-type="float" office:value="11.0560422524721" calcext:value-type="float">
            <text:p>11.0560422524721</text:p>
          </table:table-cell>
          <table:table-cell table:formula="of:=[.I143]" office:value-type="float" office:value="11.5753334258931" calcext:value-type="float">
            <text:p>11.5753334258931</text:p>
          </table:table-cell>
          <table:table-cell table:formula="of:=[.C144]-[.I144]" office:value-type="float" office:value="126.282729318248" calcext:value-type="float">
            <text:p>126.282729318248</text:p>
          </table:table-cell>
          <table:table-cell table:formula="of:=[.C144]+[.J144]" office:value-type="float" office:value="264.140792062388" calcext:value-type="float">
            <text:p>264.140792062388</text:p>
          </table:table-cell>
          <table:table-cell table:formula="of:=IF(AND([.B144]&gt;=[.J144];[.B144]&lt;=[.K1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.498" calcext:value-type="float">
            <text:p>134.498</text:p>
          </table:table-cell>
          <table:table-cell office:value-type="float" office:value="119.752021789551" calcext:value-type="float">
            <text:p>119.752021789551</text:p>
          </table:table-cell>
          <table:table-cell office:value-type="float" office:value="5.33645677566528" calcext:value-type="float">
            <text:p>5.33645677566528</text:p>
          </table:table-cell>
          <table:table-cell office:value-type="float" office:value="114.415565013886" calcext:value-type="float">
            <text:p>114.415565013886</text:p>
          </table:table-cell>
          <table:table-cell office:value-type="float" office:value="125.088478565216" calcext:value-type="float">
            <text:p>125.088478565216</text:p>
          </table:table-cell>
          <table:table-cell table:formula="of:=IF(AND([.B145]&gt;=[.E145];[.B145]&lt;=[.F145]);0;1)" office:value-type="float" office:value="1" calcext:value-type="float">
            <text:p>1</text:p>
          </table:table-cell>
          <table:table-cell table:formula="of:=([.B145]-[.C145])^2" office:value-type="float" office:value="217.443873383043" calcext:value-type="float">
            <text:p>217.443873383043</text:p>
          </table:table-cell>
          <table:table-cell table:formula="of:=[.I144]" office:value-type="float" office:value="11.5753334258931" calcext:value-type="float">
            <text:p>11.5753334258931</text:p>
          </table:table-cell>
          <table:table-cell table:formula="of:=[.C145]-[.I145]" office:value-type="float" office:value="108.176688363658" calcext:value-type="float">
            <text:p>108.176688363658</text:p>
          </table:table-cell>
          <table:table-cell table:formula="of:=[.C145]+[.J145]" office:value-type="float" office:value="227.928710153208" calcext:value-type="float">
            <text:p>227.928710153208</text:p>
          </table:table-cell>
          <table:table-cell table:formula="of:=IF(AND([.B145]&gt;=[.J145];[.B145]&lt;=[.K1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.852" calcext:value-type="float">
            <text:p>124.852</text:p>
          </table:table-cell>
          <table:table-cell office:value-type="float" office:value="121.660743713379" calcext:value-type="float">
            <text:p>121.660743713379</text:p>
          </table:table-cell>
          <table:table-cell office:value-type="float" office:value="4.24487638473511" calcext:value-type="float">
            <text:p>4.24487638473511</text:p>
          </table:table-cell>
          <table:table-cell office:value-type="float" office:value="117.415867328644" calcext:value-type="float">
            <text:p>117.415867328644</text:p>
          </table:table-cell>
          <table:table-cell office:value-type="float" office:value="125.905620098114" calcext:value-type="float">
            <text:p>125.905620098114</text:p>
          </table:table-cell>
          <table:table-cell table:formula="of:=IF(AND([.B146]&gt;=[.E146];[.B146]&lt;=[.F146]);0;1)" office:value-type="float" office:value="0" calcext:value-type="float">
            <text:p>0</text:p>
          </table:table-cell>
          <table:table-cell table:formula="of:=([.B146]-[.C146])^2" office:value-type="float" office:value="10.1841166868987" calcext:value-type="float">
            <text:p>10.1841166868987</text:p>
          </table:table-cell>
          <table:table-cell table:formula="of:=[.I145]" office:value-type="float" office:value="11.5753334258931" calcext:value-type="float">
            <text:p>11.5753334258931</text:p>
          </table:table-cell>
          <table:table-cell table:formula="of:=[.C146]-[.I146]" office:value-type="float" office:value="110.085410287486" calcext:value-type="float">
            <text:p>110.085410287486</text:p>
          </table:table-cell>
          <table:table-cell table:formula="of:=[.C146]+[.J146]" office:value-type="float" office:value="231.746154000865" calcext:value-type="float">
            <text:p>231.746154000865</text:p>
          </table:table-cell>
          <table:table-cell table:formula="of:=IF(AND([.B146]&gt;=[.J146];[.B146]&lt;=[.K1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.445" calcext:value-type="float">
            <text:p>123.445</text:p>
          </table:table-cell>
          <table:table-cell office:value-type="float" office:value="124.960350036621" calcext:value-type="float">
            <text:p>124.960350036621</text:p>
          </table:table-cell>
          <table:table-cell office:value-type="float" office:value="4.3783221244812" calcext:value-type="float">
            <text:p>4.3783221244812</text:p>
          </table:table-cell>
          <table:table-cell office:value-type="float" office:value="120.58202791214" calcext:value-type="float">
            <text:p>120.58202791214</text:p>
          </table:table-cell>
          <table:table-cell office:value-type="float" office:value="129.338672161102" calcext:value-type="float">
            <text:p>129.338672161102</text:p>
          </table:table-cell>
          <table:table-cell table:formula="of:=IF(AND([.B147]&gt;=[.E147];[.B147]&lt;=[.F147]);0;1)" office:value-type="float" office:value="0" calcext:value-type="float">
            <text:p>0</text:p>
          </table:table-cell>
          <table:table-cell table:formula="of:=([.B147]-[.C147])^2" office:value-type="float" office:value="2.29628573348757" calcext:value-type="float">
            <text:p>2.29628573348757</text:p>
          </table:table-cell>
          <table:table-cell table:formula="of:=[.I146]" office:value-type="float" office:value="11.5753334258931" calcext:value-type="float">
            <text:p>11.5753334258931</text:p>
          </table:table-cell>
          <table:table-cell table:formula="of:=[.C147]-[.I147]" office:value-type="float" office:value="113.385016610728" calcext:value-type="float">
            <text:p>113.385016610728</text:p>
          </table:table-cell>
          <table:table-cell table:formula="of:=[.C147]+[.J147]" office:value-type="float" office:value="238.345366647349" calcext:value-type="float">
            <text:p>238.345366647349</text:p>
          </table:table-cell>
          <table:table-cell table:formula="of:=IF(AND([.B147]&gt;=[.J147];[.B147]&lt;=[.K1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2.149" calcext:value-type="float">
            <text:p>132.149</text:p>
          </table:table-cell>
          <table:table-cell office:value-type="float" office:value="126.486511230469" calcext:value-type="float">
            <text:p>126.486511230469</text:p>
          </table:table-cell>
          <table:table-cell office:value-type="float" office:value="4.45462322235107" calcext:value-type="float">
            <text:p>4.45462322235107</text:p>
          </table:table-cell>
          <table:table-cell office:value-type="float" office:value="122.031888008118" calcext:value-type="float">
            <text:p>122.031888008118</text:p>
          </table:table-cell>
          <table:table-cell office:value-type="float" office:value="130.94113445282" calcext:value-type="float">
            <text:p>130.94113445282</text:p>
          </table:table-cell>
          <table:table-cell table:formula="of:=IF(AND([.B148]&gt;=[.E148];[.B148]&lt;=[.F148]);0;1)" office:value-type="float" office:value="1" calcext:value-type="float">
            <text:p>1</text:p>
          </table:table-cell>
          <table:table-cell table:formula="of:=([.B148]-[.C148])^2" office:value-type="float" office:value="32.0637790650675" calcext:value-type="float">
            <text:p>32.0637790650675</text:p>
          </table:table-cell>
          <table:table-cell table:formula="of:=[.I147]" office:value-type="float" office:value="11.5753334258931" calcext:value-type="float">
            <text:p>11.5753334258931</text:p>
          </table:table-cell>
          <table:table-cell table:formula="of:=[.C148]-[.I148]" office:value-type="float" office:value="114.911177804576" calcext:value-type="float">
            <text:p>114.911177804576</text:p>
          </table:table-cell>
          <table:table-cell table:formula="of:=[.C148]+[.J148]" office:value-type="float" office:value="241.397689035044" calcext:value-type="float">
            <text:p>241.397689035044</text:p>
          </table:table-cell>
          <table:table-cell table:formula="of:=IF(AND([.B148]&gt;=[.J148];[.B148]&lt;=[.K1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.241" calcext:value-type="float">
            <text:p>133.241</text:p>
          </table:table-cell>
          <table:table-cell office:value-type="float" office:value="129.188247680664" calcext:value-type="float">
            <text:p>129.188247680664</text:p>
          </table:table-cell>
          <table:table-cell office:value-type="float" office:value="5.41121912002564" calcext:value-type="float">
            <text:p>5.41121912002564</text:p>
          </table:table-cell>
          <table:table-cell office:value-type="float" office:value="123.777028560638" calcext:value-type="float">
            <text:p>123.777028560638</text:p>
          </table:table-cell>
          <table:table-cell office:value-type="float" office:value="134.59946680069" calcext:value-type="float">
            <text:p>134.59946680069</text:p>
          </table:table-cell>
          <table:table-cell table:formula="of:=IF(AND([.B149]&gt;=[.E149];[.B149]&lt;=[.F149]);0;1)" office:value-type="float" office:value="0" calcext:value-type="float">
            <text:p>0</text:p>
          </table:table-cell>
          <table:table-cell table:formula="of:=([.B149]-[.C149])^2" office:value-type="float" office:value="16.4248013618829" calcext:value-type="float">
            <text:p>16.4248013618829</text:p>
          </table:table-cell>
          <table:table-cell table:formula="of:=[.I148]" office:value-type="float" office:value="11.5753334258931" calcext:value-type="float">
            <text:p>11.5753334258931</text:p>
          </table:table-cell>
          <table:table-cell table:formula="of:=[.C149]-[.I149]" office:value-type="float" office:value="117.612914254771" calcext:value-type="float">
            <text:p>117.612914254771</text:p>
          </table:table-cell>
          <table:table-cell table:formula="of:=[.C149]+[.J149]" office:value-type="float" office:value="246.801161935435" calcext:value-type="float">
            <text:p>246.801161935435</text:p>
          </table:table-cell>
          <table:table-cell table:formula="of:=IF(AND([.B149]&gt;=[.J149];[.B149]&lt;=[.K1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9.038" calcext:value-type="float">
            <text:p>129.038</text:p>
          </table:table-cell>
          <table:table-cell office:value-type="float" office:value="131.121124267578" calcext:value-type="float">
            <text:p>131.121124267578</text:p>
          </table:table-cell>
          <table:table-cell office:value-type="float" office:value="5.5042896270752" calcext:value-type="float">
            <text:p>5.5042896270752</text:p>
          </table:table-cell>
          <table:table-cell office:value-type="float" office:value="125.616834640503" calcext:value-type="float">
            <text:p>125.616834640503</text:p>
          </table:table-cell>
          <table:table-cell office:value-type="float" office:value="136.625413894653" calcext:value-type="float">
            <text:p>136.625413894653</text:p>
          </table:table-cell>
          <table:table-cell table:formula="of:=IF(AND([.B150]&gt;=[.E150];[.B150]&lt;=[.F150]);0;1)" office:value-type="float" office:value="0" calcext:value-type="float">
            <text:p>0</text:p>
          </table:table-cell>
          <table:table-cell table:formula="of:=([.B150]-[.C150])^2" office:value-type="float" office:value="4.33940671417285" calcext:value-type="float">
            <text:p>4.33940671417285</text:p>
          </table:table-cell>
          <table:table-cell table:formula="of:=[.I149]" office:value-type="float" office:value="11.5753334258931" calcext:value-type="float">
            <text:p>11.5753334258931</text:p>
          </table:table-cell>
          <table:table-cell table:formula="of:=[.C150]-[.I150]" office:value-type="float" office:value="119.545790841685" calcext:value-type="float">
            <text:p>119.545790841685</text:p>
          </table:table-cell>
          <table:table-cell table:formula="of:=[.C150]+[.J150]" office:value-type="float" office:value="250.666915109263" calcext:value-type="float">
            <text:p>250.666915109263</text:p>
          </table:table-cell>
          <table:table-cell table:formula="of:=IF(AND([.B150]&gt;=[.J150];[.B150]&lt;=[.K1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4.309" calcext:value-type="float">
            <text:p>114.309</text:p>
          </table:table-cell>
          <table:table-cell office:value-type="float" office:value="121.596641540527" calcext:value-type="float">
            <text:p>121.596641540527</text:p>
          </table:table-cell>
          <table:table-cell office:value-type="float" office:value="4.59035301208496" calcext:value-type="float">
            <text:p>4.59035301208496</text:p>
          </table:table-cell>
          <table:table-cell office:value-type="float" office:value="117.006288528442" calcext:value-type="float">
            <text:p>117.006288528442</text:p>
          </table:table-cell>
          <table:table-cell office:value-type="float" office:value="126.186994552612" calcext:value-type="float">
            <text:p>126.186994552612</text:p>
          </table:table-cell>
          <table:table-cell table:formula="of:=IF(AND([.B151]&gt;=[.E151];[.B151]&lt;=[.F151]);0;1)" office:value-type="float" office:value="1" calcext:value-type="float">
            <text:p>1</text:p>
          </table:table-cell>
          <table:table-cell table:formula="of:=([.B151]-[.C151])^2" office:value-type="float" office:value="53.1097192232198" calcext:value-type="float">
            <text:p>53.1097192232198</text:p>
          </table:table-cell>
          <table:table-cell table:formula="of:=[.I150]" office:value-type="float" office:value="11.5753334258931" calcext:value-type="float">
            <text:p>11.5753334258931</text:p>
          </table:table-cell>
          <table:table-cell table:formula="of:=[.C151]-[.I151]" office:value-type="float" office:value="110.021308114634" calcext:value-type="float">
            <text:p>110.021308114634</text:p>
          </table:table-cell>
          <table:table-cell table:formula="of:=[.C151]+[.J151]" office:value-type="float" office:value="231.617949655162" calcext:value-type="float">
            <text:p>231.617949655162</text:p>
          </table:table-cell>
          <table:table-cell table:formula="of:=IF(AND([.B151]&gt;=[.J151];[.B151]&lt;=[.K1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.792" calcext:value-type="float">
            <text:p>115.792</text:p>
          </table:table-cell>
          <table:table-cell office:value-type="float" office:value="120.428810119629" calcext:value-type="float">
            <text:p>120.428810119629</text:p>
          </table:table-cell>
          <table:table-cell office:value-type="float" office:value="4.41722297668457" calcext:value-type="float">
            <text:p>4.41722297668457</text:p>
          </table:table-cell>
          <table:table-cell office:value-type="float" office:value="116.011587142944" calcext:value-type="float">
            <text:p>116.011587142944</text:p>
          </table:table-cell>
          <table:table-cell office:value-type="float" office:value="124.846033096313" calcext:value-type="float">
            <text:p>124.846033096313</text:p>
          </table:table-cell>
          <table:table-cell table:formula="of:=IF(AND([.B152]&gt;=[.E152];[.B152]&lt;=[.F152]);0;1)" office:value-type="float" office:value="1" calcext:value-type="float">
            <text:p>1</text:p>
          </table:table-cell>
          <table:table-cell table:formula="of:=([.B152]-[.C152])^2" office:value-type="float" office:value="21.500008085493" calcext:value-type="float">
            <text:p>21.500008085493</text:p>
          </table:table-cell>
          <table:table-cell table:formula="of:=[.I151]" office:value-type="float" office:value="11.5753334258931" calcext:value-type="float">
            <text:p>11.5753334258931</text:p>
          </table:table-cell>
          <table:table-cell table:formula="of:=[.C152]-[.I152]" office:value-type="float" office:value="108.853476693736" calcext:value-type="float">
            <text:p>108.853476693736</text:p>
          </table:table-cell>
          <table:table-cell table:formula="of:=[.C152]+[.J152]" office:value-type="float" office:value="229.282286813365" calcext:value-type="float">
            <text:p>229.282286813365</text:p>
          </table:table-cell>
          <table:table-cell table:formula="of:=IF(AND([.B152]&gt;=[.J152];[.B152]&lt;=[.K1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9.037" calcext:value-type="float">
            <text:p>129.037</text:p>
          </table:table-cell>
          <table:table-cell office:value-type="float" office:value="129.059951782227" calcext:value-type="float">
            <text:p>129.059951782227</text:p>
          </table:table-cell>
          <table:table-cell office:value-type="float" office:value="4.96852350234985" calcext:value-type="float">
            <text:p>4.96852350234985</text:p>
          </table:table-cell>
          <table:table-cell office:value-type="float" office:value="124.091428279877" calcext:value-type="float">
            <text:p>124.091428279877</text:p>
          </table:table-cell>
          <table:table-cell office:value-type="float" office:value="134.028475284576" calcext:value-type="float">
            <text:p>134.028475284576</text:p>
          </table:table-cell>
          <table:table-cell table:formula="of:=IF(AND([.B153]&gt;=[.E153];[.B153]&lt;=[.F153]);0;1)" office:value-type="float" office:value="0" calcext:value-type="float">
            <text:p>0</text:p>
          </table:table-cell>
          <table:table-cell table:formula="of:=([.B153]-[.C153])^2" office:value-type="float" office:value="0.000526784307375268" calcext:value-type="float">
            <text:p>0.000526784307375268</text:p>
          </table:table-cell>
          <table:table-cell table:formula="of:=[.I152]" office:value-type="float" office:value="11.5753334258931" calcext:value-type="float">
            <text:p>11.5753334258931</text:p>
          </table:table-cell>
          <table:table-cell table:formula="of:=[.C153]-[.I153]" office:value-type="float" office:value="117.484618356333" calcext:value-type="float">
            <text:p>117.484618356333</text:p>
          </table:table-cell>
          <table:table-cell table:formula="of:=[.C153]+[.J153]" office:value-type="float" office:value="246.54457013856" calcext:value-type="float">
            <text:p>246.54457013856</text:p>
          </table:table-cell>
          <table:table-cell table:formula="of:=IF(AND([.B153]&gt;=[.J153];[.B153]&lt;=[.K1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3.207" calcext:value-type="float">
            <text:p>123.207</text:p>
          </table:table-cell>
          <table:table-cell office:value-type="float" office:value="123.303802490234" calcext:value-type="float">
            <text:p>123.303802490234</text:p>
          </table:table-cell>
          <table:table-cell office:value-type="float" office:value="4.12313222885132" calcext:value-type="float">
            <text:p>4.12313222885132</text:p>
          </table:table-cell>
          <table:table-cell office:value-type="float" office:value="119.180670261383" calcext:value-type="float">
            <text:p>119.180670261383</text:p>
          </table:table-cell>
          <table:table-cell office:value-type="float" office:value="127.426934719086" calcext:value-type="float">
            <text:p>127.426934719086</text:p>
          </table:table-cell>
          <table:table-cell table:formula="of:=IF(AND([.B154]&gt;=[.E154];[.B154]&lt;=[.F154]);0;1)" office:value-type="float" office:value="0" calcext:value-type="float">
            <text:p>0</text:p>
          </table:table-cell>
          <table:table-cell table:formula="of:=([.B154]-[.C154])^2" office:value-type="float" office:value="0.0093707221155775" calcext:value-type="float">
            <text:p>0.0093707221155775</text:p>
          </table:table-cell>
          <table:table-cell table:formula="of:=[.I153]" office:value-type="float" office:value="11.5753334258931" calcext:value-type="float">
            <text:p>11.5753334258931</text:p>
          </table:table-cell>
          <table:table-cell table:formula="of:=[.C154]-[.I154]" office:value-type="float" office:value="111.728469064341" calcext:value-type="float">
            <text:p>111.728469064341</text:p>
          </table:table-cell>
          <table:table-cell table:formula="of:=[.C154]+[.J154]" office:value-type="float" office:value="235.032271554576" calcext:value-type="float">
            <text:p>235.032271554576</text:p>
          </table:table-cell>
          <table:table-cell table:formula="of:=IF(AND([.B154]&gt;=[.J154];[.B154]&lt;=[.K1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1.456" calcext:value-type="float">
            <text:p>131.456</text:p>
          </table:table-cell>
          <table:table-cell office:value-type="float" office:value="129.018356323242" calcext:value-type="float">
            <text:p>129.018356323242</text:p>
          </table:table-cell>
          <table:table-cell office:value-type="float" office:value="5.00055599212647" calcext:value-type="float">
            <text:p>5.00055599212647</text:p>
          </table:table-cell>
          <table:table-cell office:value-type="float" office:value="124.017800331116" calcext:value-type="float">
            <text:p>124.017800331116</text:p>
          </table:table-cell>
          <table:table-cell office:value-type="float" office:value="134.018912315369" calcext:value-type="float">
            <text:p>134.018912315369</text:p>
          </table:table-cell>
          <table:table-cell table:formula="of:=IF(AND([.B155]&gt;=[.E155];[.B155]&lt;=[.F155]);0;1)" office:value-type="float" office:value="0" calcext:value-type="float">
            <text:p>0</text:p>
          </table:table-cell>
          <table:table-cell table:formula="of:=([.B155]-[.C155])^2" office:value-type="float" office:value="5.94210669483729" calcext:value-type="float">
            <text:p>5.94210669483729</text:p>
          </table:table-cell>
          <table:table-cell table:formula="of:=[.I154]" office:value-type="float" office:value="11.5753334258931" calcext:value-type="float">
            <text:p>11.5753334258931</text:p>
          </table:table-cell>
          <table:table-cell table:formula="of:=[.C155]-[.I155]" office:value-type="float" office:value="117.443022897349" calcext:value-type="float">
            <text:p>117.443022897349</text:p>
          </table:table-cell>
          <table:table-cell table:formula="of:=[.C155]+[.J155]" office:value-type="float" office:value="246.461379220591" calcext:value-type="float">
            <text:p>246.461379220591</text:p>
          </table:table-cell>
          <table:table-cell table:formula="of:=IF(AND([.B155]&gt;=[.J155];[.B155]&lt;=[.K1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4.108" calcext:value-type="float">
            <text:p>124.108</text:p>
          </table:table-cell>
          <table:table-cell office:value-type="float" office:value="126.06470489502" calcext:value-type="float">
            <text:p>126.06470489502</text:p>
          </table:table-cell>
          <table:table-cell office:value-type="float" office:value="4.96174192428589" calcext:value-type="float">
            <text:p>4.96174192428589</text:p>
          </table:table-cell>
          <table:table-cell office:value-type="float" office:value="121.102962970734" calcext:value-type="float">
            <text:p>121.102962970734</text:p>
          </table:table-cell>
          <table:table-cell office:value-type="float" office:value="131.026446819305" calcext:value-type="float">
            <text:p>131.026446819305</text:p>
          </table:table-cell>
          <table:table-cell table:formula="of:=IF(AND([.B156]&gt;=[.E156];[.B156]&lt;=[.F156]);0;1)" office:value-type="float" office:value="0" calcext:value-type="float">
            <text:p>0</text:p>
          </table:table-cell>
          <table:table-cell table:formula="of:=([.B156]-[.C156])^2" office:value-type="float" office:value="3.82869404619338" calcext:value-type="float">
            <text:p>3.82869404619338</text:p>
          </table:table-cell>
          <table:table-cell table:formula="of:=[.I155]" office:value-type="float" office:value="11.5753334258931" calcext:value-type="float">
            <text:p>11.5753334258931</text:p>
          </table:table-cell>
          <table:table-cell table:formula="of:=[.C156]-[.I156]" office:value-type="float" office:value="114.489371469126" calcext:value-type="float">
            <text:p>114.489371469126</text:p>
          </table:table-cell>
          <table:table-cell table:formula="of:=[.C156]+[.J156]" office:value-type="float" office:value="240.554076364146" calcext:value-type="float">
            <text:p>240.554076364146</text:p>
          </table:table-cell>
          <table:table-cell table:formula="of:=IF(AND([.B156]&gt;=[.J156];[.B156]&lt;=[.K1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4.364" calcext:value-type="float">
            <text:p>124.364</text:p>
          </table:table-cell>
          <table:table-cell office:value-type="float" office:value="122.747459411621" calcext:value-type="float">
            <text:p>122.747459411621</text:p>
          </table:table-cell>
          <table:table-cell office:value-type="float" office:value="4.59946537017822" calcext:value-type="float">
            <text:p>4.59946537017822</text:p>
          </table:table-cell>
          <table:table-cell office:value-type="float" office:value="118.147994041443" calcext:value-type="float">
            <text:p>118.147994041443</text:p>
          </table:table-cell>
          <table:table-cell office:value-type="float" office:value="127.346924781799" calcext:value-type="float">
            <text:p>127.346924781799</text:p>
          </table:table-cell>
          <table:table-cell table:formula="of:=IF(AND([.B157]&gt;=[.E157];[.B157]&lt;=[.F157]);0;1)" office:value-type="float" office:value="0" calcext:value-type="float">
            <text:p>0</text:p>
          </table:table-cell>
          <table:table-cell table:formula="of:=([.B157]-[.C157])^2" office:value-type="float" office:value="2.61320347387643" calcext:value-type="float">
            <text:p>2.61320347387643</text:p>
          </table:table-cell>
          <table:table-cell table:formula="of:=[.I156]" office:value-type="float" office:value="11.5753334258931" calcext:value-type="float">
            <text:p>11.5753334258931</text:p>
          </table:table-cell>
          <table:table-cell table:formula="of:=[.C157]-[.I157]" office:value-type="float" office:value="111.172125985728" calcext:value-type="float">
            <text:p>111.172125985728</text:p>
          </table:table-cell>
          <table:table-cell table:formula="of:=[.C157]+[.J157]" office:value-type="float" office:value="233.919585397349" calcext:value-type="float">
            <text:p>233.919585397349</text:p>
          </table:table-cell>
          <table:table-cell table:formula="of:=IF(AND([.B157]&gt;=[.J157];[.B157]&lt;=[.K1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.049" calcext:value-type="float">
            <text:p>130.049</text:p>
          </table:table-cell>
          <table:table-cell office:value-type="float" office:value="127.797286987305" calcext:value-type="float">
            <text:p>127.797286987305</text:p>
          </table:table-cell>
          <table:table-cell office:value-type="float" office:value="5.03095102310181" calcext:value-type="float">
            <text:p>5.03095102310181</text:p>
          </table:table-cell>
          <table:table-cell office:value-type="float" office:value="122.766335964203" calcext:value-type="float">
            <text:p>122.766335964203</text:p>
          </table:table-cell>
          <table:table-cell office:value-type="float" office:value="132.828238010406" calcext:value-type="float">
            <text:p>132.828238010406</text:p>
          </table:table-cell>
          <table:table-cell table:formula="of:=IF(AND([.B158]&gt;=[.E158];[.B158]&lt;=[.F158]);0;1)" office:value-type="float" office:value="0" calcext:value-type="float">
            <text:p>0</text:p>
          </table:table-cell>
          <table:table-cell table:formula="of:=([.B158]-[.C158])^2" office:value-type="float" office:value="5.07021149154143" calcext:value-type="float">
            <text:p>5.07021149154143</text:p>
          </table:table-cell>
          <table:table-cell table:formula="of:=[.I157]" office:value-type="float" office:value="11.5753334258931" calcext:value-type="float">
            <text:p>11.5753334258931</text:p>
          </table:table-cell>
          <table:table-cell table:formula="of:=[.C158]-[.I158]" office:value-type="float" office:value="116.221953561412" calcext:value-type="float">
            <text:p>116.221953561412</text:p>
          </table:table-cell>
          <table:table-cell table:formula="of:=[.C158]+[.J158]" office:value-type="float" office:value="244.019240548716" calcext:value-type="float">
            <text:p>244.019240548716</text:p>
          </table:table-cell>
          <table:table-cell table:formula="of:=IF(AND([.B158]&gt;=[.J158];[.B158]&lt;=[.K1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7.007" calcext:value-type="float">
            <text:p>137.007</text:p>
          </table:table-cell>
          <table:table-cell office:value-type="float" office:value="128.987228393555" calcext:value-type="float">
            <text:p>128.987228393555</text:p>
          </table:table-cell>
          <table:table-cell office:value-type="float" office:value="5.12712669372559" calcext:value-type="float">
            <text:p>5.12712669372559</text:p>
          </table:table-cell>
          <table:table-cell office:value-type="float" office:value="123.860101699829" calcext:value-type="float">
            <text:p>123.860101699829</text:p>
          </table:table-cell>
          <table:table-cell office:value-type="float" office:value="134.11435508728" calcext:value-type="float">
            <text:p>134.11435508728</text:p>
          </table:table-cell>
          <table:table-cell table:formula="of:=IF(AND([.B159]&gt;=[.E159];[.B159]&lt;=[.F159]);0;1)" office:value-type="float" office:value="1" calcext:value-type="float">
            <text:p>1</text:p>
          </table:table-cell>
          <table:table-cell table:formula="of:=([.B159]-[.C159])^2" office:value-type="float" office:value="64.3167366195465" calcext:value-type="float">
            <text:p>64.3167366195465</text:p>
          </table:table-cell>
          <table:table-cell table:formula="of:=[.I158]" office:value-type="float" office:value="11.5753334258931" calcext:value-type="float">
            <text:p>11.5753334258931</text:p>
          </table:table-cell>
          <table:table-cell table:formula="of:=[.C159]-[.I159]" office:value-type="float" office:value="117.411894967662" calcext:value-type="float">
            <text:p>117.411894967662</text:p>
          </table:table-cell>
          <table:table-cell table:formula="of:=[.C159]+[.J159]" office:value-type="float" office:value="246.399123361216" calcext:value-type="float">
            <text:p>246.399123361216</text:p>
          </table:table-cell>
          <table:table-cell table:formula="of:=IF(AND([.B159]&gt;=[.J159];[.B159]&lt;=[.K1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7.71" calcext:value-type="float">
            <text:p>127.71</text:p>
          </table:table-cell>
          <table:table-cell office:value-type="float" office:value="125.769195556641" calcext:value-type="float">
            <text:p>125.769195556641</text:p>
          </table:table-cell>
          <table:table-cell office:value-type="float" office:value="4.16872358322144" calcext:value-type="float">
            <text:p>4.16872358322144</text:p>
          </table:table-cell>
          <table:table-cell office:value-type="float" office:value="121.600471973419" calcext:value-type="float">
            <text:p>121.600471973419</text:p>
          </table:table-cell>
          <table:table-cell office:value-type="float" office:value="129.937919139862" calcext:value-type="float">
            <text:p>129.937919139862</text:p>
          </table:table-cell>
          <table:table-cell table:formula="of:=IF(AND([.B160]&gt;=[.E160];[.B160]&lt;=[.F160]);0;1)" office:value-type="float" office:value="0" calcext:value-type="float">
            <text:p>0</text:p>
          </table:table-cell>
          <table:table-cell table:formula="of:=([.B160]-[.C160])^2" office:value-type="float" office:value="3.76672188736347" calcext:value-type="float">
            <text:p>3.76672188736347</text:p>
          </table:table-cell>
          <table:table-cell table:formula="of:=[.I159]" office:value-type="float" office:value="11.5753334258931" calcext:value-type="float">
            <text:p>11.5753334258931</text:p>
          </table:table-cell>
          <table:table-cell table:formula="of:=[.C160]-[.I160]" office:value-type="float" office:value="114.193862130748" calcext:value-type="float">
            <text:p>114.193862130748</text:p>
          </table:table-cell>
          <table:table-cell table:formula="of:=[.C160]+[.J160]" office:value-type="float" office:value="239.963057687388" calcext:value-type="float">
            <text:p>239.963057687388</text:p>
          </table:table-cell>
          <table:table-cell table:formula="of:=IF(AND([.B160]&gt;=[.J160];[.B160]&lt;=[.K1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2.766" calcext:value-type="float">
            <text:p>122.766</text:p>
          </table:table-cell>
          <table:table-cell office:value-type="float" office:value="124.062187194824" calcext:value-type="float">
            <text:p>124.062187194824</text:p>
          </table:table-cell>
          <table:table-cell office:value-type="float" office:value="4.58822250366211" calcext:value-type="float">
            <text:p>4.58822250366211</text:p>
          </table:table-cell>
          <table:table-cell office:value-type="float" office:value="119.473964691162" calcext:value-type="float">
            <text:p>119.473964691162</text:p>
          </table:table-cell>
          <table:table-cell office:value-type="float" office:value="128.650409698486" calcext:value-type="float">
            <text:p>128.650409698486</text:p>
          </table:table-cell>
          <table:table-cell table:formula="of:=IF(AND([.B161]&gt;=[.E161];[.B161]&lt;=[.F161]);0;1)" office:value-type="float" office:value="0" calcext:value-type="float">
            <text:p>0</text:p>
          </table:table-cell>
          <table:table-cell table:formula="of:=([.B161]-[.C161])^2" office:value-type="float" office:value="1.68010124402626" calcext:value-type="float">
            <text:p>1.68010124402626</text:p>
          </table:table-cell>
          <table:table-cell table:formula="of:=[.I160]" office:value-type="float" office:value="11.5753334258931" calcext:value-type="float">
            <text:p>11.5753334258931</text:p>
          </table:table-cell>
          <table:table-cell table:formula="of:=[.C161]-[.I161]" office:value-type="float" office:value="112.486853768931" calcext:value-type="float">
            <text:p>112.486853768931</text:p>
          </table:table-cell>
          <table:table-cell table:formula="of:=[.C161]+[.J161]" office:value-type="float" office:value="236.549040963755" calcext:value-type="float">
            <text:p>236.549040963755</text:p>
          </table:table-cell>
          <table:table-cell table:formula="of:=IF(AND([.B161]&gt;=[.J161];[.B161]&lt;=[.K1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120.110496520996" calcext:value-type="float">
            <text:p>120.110496520996</text:p>
          </table:table-cell>
          <table:table-cell office:value-type="float" office:value="4.24825096130371" calcext:value-type="float">
            <text:p>4.24825096130371</text:p>
          </table:table-cell>
          <table:table-cell office:value-type="float" office:value="115.862245559692" calcext:value-type="float">
            <text:p>115.862245559692</text:p>
          </table:table-cell>
          <table:table-cell office:value-type="float" office:value="124.3587474823" calcext:value-type="float">
            <text:p>124.3587474823</text:p>
          </table:table-cell>
          <table:table-cell table:formula="of:=IF(AND([.B162]&gt;=[.E162];[.B162]&lt;=[.F162]);0;1)" office:value-type="float" office:value="1" calcext:value-type="float">
            <text:p>1</text:p>
          </table:table-cell>
          <table:table-cell table:formula="of:=([.B162]-[.C162])^2" office:value-type="float" office:value="55.8232602632568" calcext:value-type="float">
            <text:p>55.8232602632568</text:p>
          </table:table-cell>
          <table:table-cell table:formula="of:=[.I161]" office:value-type="float" office:value="11.5753334258931" calcext:value-type="float">
            <text:p>11.5753334258931</text:p>
          </table:table-cell>
          <table:table-cell table:formula="of:=[.C162]-[.I162]" office:value-type="float" office:value="108.535163095103" calcext:value-type="float">
            <text:p>108.535163095103</text:p>
          </table:table-cell>
          <table:table-cell table:formula="of:=[.C162]+[.J162]" office:value-type="float" office:value="228.645659616099" calcext:value-type="float">
            <text:p>228.645659616099</text:p>
          </table:table-cell>
          <table:table-cell table:formula="of:=IF(AND([.B162]&gt;=[.J162];[.B162]&lt;=[.K1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8.086" calcext:value-type="float">
            <text:p>128.086</text:p>
          </table:table-cell>
          <table:table-cell office:value-type="float" office:value="127.978973388672" calcext:value-type="float">
            <text:p>127.978973388672</text:p>
          </table:table-cell>
          <table:table-cell office:value-type="float" office:value="4.59890365600586" calcext:value-type="float">
            <text:p>4.59890365600586</text:p>
          </table:table-cell>
          <table:table-cell office:value-type="float" office:value="123.380069732666" calcext:value-type="float">
            <text:p>123.380069732666</text:p>
          </table:table-cell>
          <table:table-cell office:value-type="float" office:value="132.577877044678" calcext:value-type="float">
            <text:p>132.577877044678</text:p>
          </table:table-cell>
          <table:table-cell table:formula="of:=IF(AND([.B163]&gt;=[.E163];[.B163]&lt;=[.F163]);0;1)" office:value-type="float" office:value="0" calcext:value-type="float">
            <text:p>0</text:p>
          </table:table-cell>
          <table:table-cell table:formula="of:=([.B163]-[.C163])^2" office:value-type="float" office:value="0.0114546955323843" calcext:value-type="float">
            <text:p>0.0114546955323843</text:p>
          </table:table-cell>
          <table:table-cell table:formula="of:=[.I162]" office:value-type="float" office:value="11.5753334258931" calcext:value-type="float">
            <text:p>11.5753334258931</text:p>
          </table:table-cell>
          <table:table-cell table:formula="of:=[.C163]-[.I163]" office:value-type="float" office:value="116.403639962779" calcext:value-type="float">
            <text:p>116.403639962779</text:p>
          </table:table-cell>
          <table:table-cell table:formula="of:=[.C163]+[.J163]" office:value-type="float" office:value="244.382613351451" calcext:value-type="float">
            <text:p>244.382613351451</text:p>
          </table:table-cell>
          <table:table-cell table:formula="of:=IF(AND([.B163]&gt;=[.J163];[.B163]&lt;=[.K1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.904" calcext:value-type="float">
            <text:p>124.904</text:p>
          </table:table-cell>
          <table:table-cell office:value-type="float" office:value="120.397750854492" calcext:value-type="float">
            <text:p>120.397750854492</text:p>
          </table:table-cell>
          <table:table-cell office:value-type="float" office:value="5.24318933486939" calcext:value-type="float">
            <text:p>5.24318933486939</text:p>
          </table:table-cell>
          <table:table-cell office:value-type="float" office:value="115.154561519623" calcext:value-type="float">
            <text:p>115.154561519623</text:p>
          </table:table-cell>
          <table:table-cell office:value-type="float" office:value="125.640940189362" calcext:value-type="float">
            <text:p>125.640940189362</text:p>
          </table:table-cell>
          <table:table-cell table:formula="of:=IF(AND([.B164]&gt;=[.E164];[.B164]&lt;=[.F164]);0;1)" office:value-type="float" office:value="0" calcext:value-type="float">
            <text:p>0</text:p>
          </table:table-cell>
          <table:table-cell table:formula="of:=([.B164]-[.C164])^2" office:value-type="float" office:value="20.3062813613899" calcext:value-type="float">
            <text:p>20.3062813613899</text:p>
          </table:table-cell>
          <table:table-cell table:formula="of:=[.I163]" office:value-type="float" office:value="11.5753334258931" calcext:value-type="float">
            <text:p>11.5753334258931</text:p>
          </table:table-cell>
          <table:table-cell table:formula="of:=[.C164]-[.I164]" office:value-type="float" office:value="108.822417428599" calcext:value-type="float">
            <text:p>108.822417428599</text:p>
          </table:table-cell>
          <table:table-cell table:formula="of:=[.C164]+[.J164]" office:value-type="float" office:value="229.220168283091" calcext:value-type="float">
            <text:p>229.220168283091</text:p>
          </table:table-cell>
          <table:table-cell table:formula="of:=IF(AND([.B164]&gt;=[.J164];[.B164]&lt;=[.K1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4.273" calcext:value-type="float">
            <text:p>124.273</text:p>
          </table:table-cell>
          <table:table-cell office:value-type="float" office:value="124.893661499023" calcext:value-type="float">
            <text:p>124.893661499023</text:p>
          </table:table-cell>
          <table:table-cell office:value-type="float" office:value="4.7184796333313" calcext:value-type="float">
            <text:p>4.7184796333313</text:p>
          </table:table-cell>
          <table:table-cell office:value-type="float" office:value="120.175181865692" calcext:value-type="float">
            <text:p>120.175181865692</text:p>
          </table:table-cell>
          <table:table-cell office:value-type="float" office:value="129.612141132355" calcext:value-type="float">
            <text:p>129.612141132355</text:p>
          </table:table-cell>
          <table:table-cell table:formula="of:=IF(AND([.B165]&gt;=[.E165];[.B165]&lt;=[.F165]);0;1)" office:value-type="float" office:value="0" calcext:value-type="float">
            <text:p>0</text:p>
          </table:table-cell>
          <table:table-cell table:formula="of:=([.B165]-[.C165])^2" office:value-type="float" office:value="0.385220696370025" calcext:value-type="float">
            <text:p>0.385220696370025</text:p>
          </table:table-cell>
          <table:table-cell table:formula="of:=[.I164]" office:value-type="float" office:value="11.5753334258931" calcext:value-type="float">
            <text:p>11.5753334258931</text:p>
          </table:table-cell>
          <table:table-cell table:formula="of:=[.C165]-[.I165]" office:value-type="float" office:value="113.31832807313" calcext:value-type="float">
            <text:p>113.31832807313</text:p>
          </table:table-cell>
          <table:table-cell table:formula="of:=[.C165]+[.J165]" office:value-type="float" office:value="238.211989572154" calcext:value-type="float">
            <text:p>238.211989572154</text:p>
          </table:table-cell>
          <table:table-cell table:formula="of:=IF(AND([.B165]&gt;=[.J165];[.B165]&lt;=[.K1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.748" calcext:value-type="float">
            <text:p>130.748</text:p>
          </table:table-cell>
          <table:table-cell office:value-type="float" office:value="129.385391235352" calcext:value-type="float">
            <text:p>129.385391235352</text:p>
          </table:table-cell>
          <table:table-cell office:value-type="float" office:value="4.99933290481567" calcext:value-type="float">
            <text:p>4.99933290481567</text:p>
          </table:table-cell>
          <table:table-cell office:value-type="float" office:value="124.386058330536" calcext:value-type="float">
            <text:p>124.386058330536</text:p>
          </table:table-cell>
          <table:table-cell office:value-type="float" office:value="134.384724140167" calcext:value-type="float">
            <text:p>134.384724140167</text:p>
          </table:table-cell>
          <table:table-cell table:formula="of:=IF(AND([.B166]&gt;=[.E166];[.B166]&lt;=[.F166]);0;1)" office:value-type="float" office:value="0" calcext:value-type="float">
            <text:p>0</text:p>
          </table:table-cell>
          <table:table-cell table:formula="of:=([.B166]-[.C166])^2" office:value-type="float" office:value="1.85670264549671" calcext:value-type="float">
            <text:p>1.85670264549671</text:p>
          </table:table-cell>
          <table:table-cell table:formula="of:=[.I165]" office:value-type="float" office:value="11.5753334258931" calcext:value-type="float">
            <text:p>11.5753334258931</text:p>
          </table:table-cell>
          <table:table-cell table:formula="of:=[.C166]-[.I166]" office:value-type="float" office:value="117.810057809458" calcext:value-type="float">
            <text:p>117.810057809458</text:p>
          </table:table-cell>
          <table:table-cell table:formula="of:=[.C166]+[.J166]" office:value-type="float" office:value="247.19544904481" calcext:value-type="float">
            <text:p>247.19544904481</text:p>
          </table:table-cell>
          <table:table-cell table:formula="of:=IF(AND([.B166]&gt;=[.J166];[.B166]&lt;=[.K1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8.179" calcext:value-type="float">
            <text:p>128.179</text:p>
          </table:table-cell>
          <table:table-cell office:value-type="float" office:value="128.283477783203" calcext:value-type="float">
            <text:p>128.283477783203</text:p>
          </table:table-cell>
          <table:table-cell office:value-type="float" office:value="4.93753051757813" calcext:value-type="float">
            <text:p>4.93753051757813</text:p>
          </table:table-cell>
          <table:table-cell office:value-type="float" office:value="123.345947265625" calcext:value-type="float">
            <text:p>123.345947265625</text:p>
          </table:table-cell>
          <table:table-cell office:value-type="float" office:value="133.221008300781" calcext:value-type="float">
            <text:p>133.221008300781</text:p>
          </table:table-cell>
          <table:table-cell table:formula="of:=IF(AND([.B167]&gt;=[.E167];[.B167]&lt;=[.F167]);0;1)" office:value-type="float" office:value="0" calcext:value-type="float">
            <text:p>0</text:p>
          </table:table-cell>
          <table:table-cell table:formula="of:=([.B167]-[.C167])^2" office:value-type="float" office:value="0.0109156071830388" calcext:value-type="float">
            <text:p>0.0109156071830388</text:p>
          </table:table-cell>
          <table:table-cell table:formula="of:=[.I166]" office:value-type="float" office:value="11.5753334258931" calcext:value-type="float">
            <text:p>11.5753334258931</text:p>
          </table:table-cell>
          <table:table-cell table:formula="of:=[.C167]-[.I167]" office:value-type="float" office:value="116.70814435731" calcext:value-type="float">
            <text:p>116.70814435731</text:p>
          </table:table-cell>
          <table:table-cell table:formula="of:=[.C167]+[.J167]" office:value-type="float" office:value="244.991622140513" calcext:value-type="float">
            <text:p>244.991622140513</text:p>
          </table:table-cell>
          <table:table-cell table:formula="of:=IF(AND([.B167]&gt;=[.J167];[.B167]&lt;=[.K1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118.070892333984" calcext:value-type="float">
            <text:p>118.070892333984</text:p>
          </table:table-cell>
          <table:table-cell office:value-type="float" office:value="5.66343355178833" calcext:value-type="float">
            <text:p>5.66343355178833</text:p>
          </table:table-cell>
          <table:table-cell office:value-type="float" office:value="112.407458782196" calcext:value-type="float">
            <text:p>112.407458782196</text:p>
          </table:table-cell>
          <table:table-cell office:value-type="float" office:value="123.734325885773" calcext:value-type="float">
            <text:p>123.734325885773</text:p>
          </table:table-cell>
          <table:table-cell table:formula="of:=IF(AND([.B168]&gt;=[.E168];[.B168]&lt;=[.F168]);0;1)" office:value-type="float" office:value="0" calcext:value-type="float">
            <text:p>0</text:p>
          </table:table-cell>
          <table:table-cell table:formula="of:=([.B168]-[.C168])^2" office:value-type="float" office:value="30.5797092254592" calcext:value-type="float">
            <text:p>30.5797092254592</text:p>
          </table:table-cell>
          <table:table-cell table:formula="of:=[.I167]" office:value-type="float" office:value="11.5753334258931" calcext:value-type="float">
            <text:p>11.5753334258931</text:p>
          </table:table-cell>
          <table:table-cell table:formula="of:=[.C168]-[.I168]" office:value-type="float" office:value="106.495558908091" calcext:value-type="float">
            <text:p>106.495558908091</text:p>
          </table:table-cell>
          <table:table-cell table:formula="of:=[.C168]+[.J168]" office:value-type="float" office:value="224.566451242076" calcext:value-type="float">
            <text:p>224.566451242076</text:p>
          </table:table-cell>
          <table:table-cell table:formula="of:=IF(AND([.B168]&gt;=[.J168];[.B168]&lt;=[.K1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7.396" calcext:value-type="float">
            <text:p>117.396</text:p>
          </table:table-cell>
          <table:table-cell office:value-type="float" office:value="124.236671447754" calcext:value-type="float">
            <text:p>124.236671447754</text:p>
          </table:table-cell>
          <table:table-cell office:value-type="float" office:value="5.26109170913696" calcext:value-type="float">
            <text:p>5.26109170913696</text:p>
          </table:table-cell>
          <table:table-cell office:value-type="float" office:value="118.975579738617" calcext:value-type="float">
            <text:p>118.975579738617</text:p>
          </table:table-cell>
          <table:table-cell office:value-type="float" office:value="129.497763156891" calcext:value-type="float">
            <text:p>129.497763156891</text:p>
          </table:table-cell>
          <table:table-cell table:formula="of:=IF(AND([.B169]&gt;=[.E169];[.B169]&lt;=[.F169]);0;1)" office:value-type="float" office:value="1" calcext:value-type="float">
            <text:p>1</text:p>
          </table:table-cell>
          <table:table-cell table:formula="of:=([.B169]-[.C169])^2" office:value-type="float" office:value="46.7947858561155" calcext:value-type="float">
            <text:p>46.7947858561155</text:p>
          </table:table-cell>
          <table:table-cell table:formula="of:=[.I168]" office:value-type="float" office:value="11.5753334258931" calcext:value-type="float">
            <text:p>11.5753334258931</text:p>
          </table:table-cell>
          <table:table-cell table:formula="of:=[.C169]-[.I169]" office:value-type="float" office:value="112.661338021861" calcext:value-type="float">
            <text:p>112.661338021861</text:p>
          </table:table-cell>
          <table:table-cell table:formula="of:=[.C169]+[.J169]" office:value-type="float" office:value="236.898009469615" calcext:value-type="float">
            <text:p>236.898009469615</text:p>
          </table:table-cell>
          <table:table-cell table:formula="of:=IF(AND([.B169]&gt;=[.J169];[.B169]&lt;=[.K1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8.712" calcext:value-type="float">
            <text:p>118.712</text:p>
          </table:table-cell>
          <table:table-cell office:value-type="float" office:value="119.625465393066" calcext:value-type="float">
            <text:p>119.625465393066</text:p>
          </table:table-cell>
          <table:table-cell office:value-type="float" office:value="4.90372610092163" calcext:value-type="float">
            <text:p>4.90372610092163</text:p>
          </table:table-cell>
          <table:table-cell office:value-type="float" office:value="114.721739292145" calcext:value-type="float">
            <text:p>114.721739292145</text:p>
          </table:table-cell>
          <table:table-cell office:value-type="float" office:value="124.529191493988" calcext:value-type="float">
            <text:p>124.529191493988</text:p>
          </table:table-cell>
          <table:table-cell table:formula="of:=IF(AND([.B170]&gt;=[.E170];[.B170]&lt;=[.F170]);0;1)" office:value-type="float" office:value="0" calcext:value-type="float">
            <text:p>0</text:p>
          </table:table-cell>
          <table:table-cell table:formula="of:=([.B170]-[.C170])^2" office:value-type="float" office:value="0.834419024329958" calcext:value-type="float">
            <text:p>0.834419024329958</text:p>
          </table:table-cell>
          <table:table-cell table:formula="of:=[.I169]" office:value-type="float" office:value="11.5753334258931" calcext:value-type="float">
            <text:p>11.5753334258931</text:p>
          </table:table-cell>
          <table:table-cell table:formula="of:=[.C170]-[.I170]" office:value-type="float" office:value="108.050131967173" calcext:value-type="float">
            <text:p>108.050131967173</text:p>
          </table:table-cell>
          <table:table-cell table:formula="of:=[.C170]+[.J170]" office:value-type="float" office:value="227.67559736024" calcext:value-type="float">
            <text:p>227.67559736024</text:p>
          </table:table-cell>
          <table:table-cell table:formula="of:=IF(AND([.B170]&gt;=[.J170];[.B170]&lt;=[.K1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9.621" calcext:value-type="float">
            <text:p>119.621</text:p>
          </table:table-cell>
          <table:table-cell office:value-type="float" office:value="121.493637084961" calcext:value-type="float">
            <text:p>121.493637084961</text:p>
          </table:table-cell>
          <table:table-cell office:value-type="float" office:value="4.63287448883057" calcext:value-type="float">
            <text:p>4.63287448883057</text:p>
          </table:table-cell>
          <table:table-cell office:value-type="float" office:value="116.86076259613" calcext:value-type="float">
            <text:p>116.86076259613</text:p>
          </table:table-cell>
          <table:table-cell office:value-type="float" office:value="126.126511573792" calcext:value-type="float">
            <text:p>126.126511573792</text:p>
          </table:table-cell>
          <table:table-cell table:formula="of:=IF(AND([.B171]&gt;=[.E171];[.B171]&lt;=[.F171]);0;1)" office:value-type="float" office:value="0" calcext:value-type="float">
            <text:p>0</text:p>
          </table:table-cell>
          <table:table-cell table:formula="of:=([.B171]-[.C171])^2" office:value-type="float" office:value="3.50676965197102" calcext:value-type="float">
            <text:p>3.50676965197102</text:p>
          </table:table-cell>
          <table:table-cell table:formula="of:=[.I170]" office:value-type="float" office:value="11.5753334258931" calcext:value-type="float">
            <text:p>11.5753334258931</text:p>
          </table:table-cell>
          <table:table-cell table:formula="of:=[.C171]-[.I171]" office:value-type="float" office:value="109.918303659068" calcext:value-type="float">
            <text:p>109.918303659068</text:p>
          </table:table-cell>
          <table:table-cell table:formula="of:=[.C171]+[.J171]" office:value-type="float" office:value="231.411940744029" calcext:value-type="float">
            <text:p>231.411940744029</text:p>
          </table:table-cell>
          <table:table-cell table:formula="of:=IF(AND([.B171]&gt;=[.J171];[.B171]&lt;=[.K1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1.118" calcext:value-type="float">
            <text:p>121.118</text:p>
          </table:table-cell>
          <table:table-cell office:value-type="float" office:value="122.025184631348" calcext:value-type="float">
            <text:p>122.025184631348</text:p>
          </table:table-cell>
          <table:table-cell office:value-type="float" office:value="4.83581066131592" calcext:value-type="float">
            <text:p>4.83581066131592</text:p>
          </table:table-cell>
          <table:table-cell office:value-type="float" office:value="117.189373970032" calcext:value-type="float">
            <text:p>117.189373970032</text:p>
          </table:table-cell>
          <table:table-cell office:value-type="float" office:value="126.860995292664" calcext:value-type="float">
            <text:p>126.860995292664</text:p>
          </table:table-cell>
          <table:table-cell table:formula="of:=IF(AND([.B172]&gt;=[.E172];[.B172]&lt;=[.F172]);0;1)" office:value-type="float" office:value="0" calcext:value-type="float">
            <text:p>0</text:p>
          </table:table-cell>
          <table:table-cell table:formula="of:=([.B172]-[.C172])^2" office:value-type="float" office:value="0.822983955353392" calcext:value-type="float">
            <text:p>0.822983955353392</text:p>
          </table:table-cell>
          <table:table-cell table:formula="of:=[.I171]" office:value-type="float" office:value="11.5753334258931" calcext:value-type="float">
            <text:p>11.5753334258931</text:p>
          </table:table-cell>
          <table:table-cell table:formula="of:=[.C172]-[.I172]" office:value-type="float" office:value="110.449851205455" calcext:value-type="float">
            <text:p>110.449851205455</text:p>
          </table:table-cell>
          <table:table-cell table:formula="of:=[.C172]+[.J172]" office:value-type="float" office:value="232.475035836802" calcext:value-type="float">
            <text:p>232.475035836802</text:p>
          </table:table-cell>
          <table:table-cell table:formula="of:=IF(AND([.B172]&gt;=[.J172];[.B172]&lt;=[.K1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3.261" calcext:value-type="float">
            <text:p>133.261</text:p>
          </table:table-cell>
          <table:table-cell office:value-type="float" office:value="129.055816650391" calcext:value-type="float">
            <text:p>129.055816650391</text:p>
          </table:table-cell>
          <table:table-cell office:value-type="float" office:value="4.99169540405273" calcext:value-type="float">
            <text:p>4.99169540405273</text:p>
          </table:table-cell>
          <table:table-cell office:value-type="float" office:value="124.064121246338" calcext:value-type="float">
            <text:p>124.064121246338</text:p>
          </table:table-cell>
          <table:table-cell office:value-type="float" office:value="134.047512054443" calcext:value-type="float">
            <text:p>134.047512054443</text:p>
          </table:table-cell>
          <table:table-cell table:formula="of:=IF(AND([.B173]&gt;=[.E173];[.B173]&lt;=[.F173]);0;1)" office:value-type="float" office:value="0" calcext:value-type="float">
            <text:p>0</text:p>
          </table:table-cell>
          <table:table-cell table:formula="of:=([.B173]-[.C173])^2" office:value-type="float" office:value="17.6835670038319" calcext:value-type="float">
            <text:p>17.6835670038319</text:p>
          </table:table-cell>
          <table:table-cell table:formula="of:=[.I172]" office:value-type="float" office:value="11.5753334258931" calcext:value-type="float">
            <text:p>11.5753334258931</text:p>
          </table:table-cell>
          <table:table-cell table:formula="of:=[.C173]-[.I173]" office:value-type="float" office:value="117.480483224498" calcext:value-type="float">
            <text:p>117.480483224498</text:p>
          </table:table-cell>
          <table:table-cell table:formula="of:=[.C173]+[.J173]" office:value-type="float" office:value="246.536299874888" calcext:value-type="float">
            <text:p>246.536299874888</text:p>
          </table:table-cell>
          <table:table-cell table:formula="of:=IF(AND([.B173]&gt;=[.J173];[.B173]&lt;=[.K1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5.079" calcext:value-type="float">
            <text:p>115.079</text:p>
          </table:table-cell>
          <table:table-cell office:value-type="float" office:value="121.75870513916" calcext:value-type="float">
            <text:p>121.75870513916</text:p>
          </table:table-cell>
          <table:table-cell office:value-type="float" office:value="5.42652559280396" calcext:value-type="float">
            <text:p>5.42652559280396</text:p>
          </table:table-cell>
          <table:table-cell office:value-type="float" office:value="116.332179546356" calcext:value-type="float">
            <text:p>116.332179546356</text:p>
          </table:table-cell>
          <table:table-cell office:value-type="float" office:value="127.185230731964" calcext:value-type="float">
            <text:p>127.185230731964</text:p>
          </table:table-cell>
          <table:table-cell table:formula="of:=IF(AND([.B174]&gt;=[.E174];[.B174]&lt;=[.F174]);0;1)" office:value-type="float" office:value="1" calcext:value-type="float">
            <text:p>1</text:p>
          </table:table-cell>
          <table:table-cell table:formula="of:=([.B174]-[.C174])^2" office:value-type="float" office:value="44.6184607461227" calcext:value-type="float">
            <text:p>44.6184607461227</text:p>
          </table:table-cell>
          <table:table-cell table:formula="of:=[.I173]" office:value-type="float" office:value="11.5753334258931" calcext:value-type="float">
            <text:p>11.5753334258931</text:p>
          </table:table-cell>
          <table:table-cell table:formula="of:=[.C174]-[.I174]" office:value-type="float" office:value="110.183371713267" calcext:value-type="float">
            <text:p>110.183371713267</text:p>
          </table:table-cell>
          <table:table-cell table:formula="of:=[.C174]+[.J174]" office:value-type="float" office:value="231.942076852427" calcext:value-type="float">
            <text:p>231.942076852427</text:p>
          </table:table-cell>
          <table:table-cell table:formula="of:=IF(AND([.B174]&gt;=[.J174];[.B174]&lt;=[.K1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.868" calcext:value-type="float">
            <text:p>110.868</text:p>
          </table:table-cell>
          <table:table-cell office:value-type="float" office:value="116.860939025879" calcext:value-type="float">
            <text:p>116.860939025879</text:p>
          </table:table-cell>
          <table:table-cell office:value-type="float" office:value="6.10336351394653" calcext:value-type="float">
            <text:p>6.10336351394653</text:p>
          </table:table-cell>
          <table:table-cell office:value-type="float" office:value="110.757575511932" calcext:value-type="float">
            <text:p>110.757575511932</text:p>
          </table:table-cell>
          <table:table-cell office:value-type="float" office:value="122.964302539825" calcext:value-type="float">
            <text:p>122.964302539825</text:p>
          </table:table-cell>
          <table:table-cell table:formula="of:=IF(AND([.B175]&gt;=[.E175];[.B175]&lt;=[.F175]);0;1)" office:value-type="float" office:value="0" calcext:value-type="float">
            <text:p>0</text:p>
          </table:table-cell>
          <table:table-cell table:formula="of:=([.B175]-[.C175])^2" office:value-type="float" office:value="35.9153181679025" calcext:value-type="float">
            <text:p>35.9153181679025</text:p>
          </table:table-cell>
          <table:table-cell table:formula="of:=[.I174]" office:value-type="float" office:value="11.5753334258931" calcext:value-type="float">
            <text:p>11.5753334258931</text:p>
          </table:table-cell>
          <table:table-cell table:formula="of:=[.C175]-[.I175]" office:value-type="float" office:value="105.285605599986" calcext:value-type="float">
            <text:p>105.285605599986</text:p>
          </table:table-cell>
          <table:table-cell table:formula="of:=[.C175]+[.J175]" office:value-type="float" office:value="222.146544625865" calcext:value-type="float">
            <text:p>222.146544625865</text:p>
          </table:table-cell>
          <table:table-cell table:formula="of:=IF(AND([.B175]&gt;=[.J175];[.B175]&lt;=[.K1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3.229" calcext:value-type="float">
            <text:p>113.229</text:p>
          </table:table-cell>
          <table:table-cell office:value-type="float" office:value="121.090141296387" calcext:value-type="float">
            <text:p>121.090141296387</text:p>
          </table:table-cell>
          <table:table-cell office:value-type="float" office:value="4.41289758682251" calcext:value-type="float">
            <text:p>4.41289758682251</text:p>
          </table:table-cell>
          <table:table-cell office:value-type="float" office:value="116.677243709564" calcext:value-type="float">
            <text:p>116.677243709564</text:p>
          </table:table-cell>
          <table:table-cell office:value-type="float" office:value="125.503038883209" calcext:value-type="float">
            <text:p>125.503038883209</text:p>
          </table:table-cell>
          <table:table-cell table:formula="of:=IF(AND([.B176]&gt;=[.E176];[.B176]&lt;=[.F176]);0;1)" office:value-type="float" office:value="1" calcext:value-type="float">
            <text:p>1</text:p>
          </table:table-cell>
          <table:table-cell table:formula="of:=([.B176]-[.C176])^2" office:value-type="float" office:value="61.7975424817567" calcext:value-type="float">
            <text:p>61.7975424817567</text:p>
          </table:table-cell>
          <table:table-cell table:formula="of:=[.I175]" office:value-type="float" office:value="11.5753334258931" calcext:value-type="float">
            <text:p>11.5753334258931</text:p>
          </table:table-cell>
          <table:table-cell table:formula="of:=[.C176]-[.I176]" office:value-type="float" office:value="109.514807870494" calcext:value-type="float">
            <text:p>109.514807870494</text:p>
          </table:table-cell>
          <table:table-cell table:formula="of:=[.C176]+[.J176]" office:value-type="float" office:value="230.60494916688" calcext:value-type="float">
            <text:p>230.60494916688</text:p>
          </table:table-cell>
          <table:table-cell table:formula="of:=IF(AND([.B176]&gt;=[.J176];[.B176]&lt;=[.K1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5.555" calcext:value-type="float">
            <text:p>125.555</text:p>
          </table:table-cell>
          <table:table-cell office:value-type="float" office:value="124.232048034668" calcext:value-type="float">
            <text:p>124.232048034668</text:p>
          </table:table-cell>
          <table:table-cell office:value-type="float" office:value="4.36831998825073" calcext:value-type="float">
            <text:p>4.36831998825073</text:p>
          </table:table-cell>
          <table:table-cell office:value-type="float" office:value="119.863728046417" calcext:value-type="float">
            <text:p>119.863728046417</text:p>
          </table:table-cell>
          <table:table-cell office:value-type="float" office:value="128.600368022919" calcext:value-type="float">
            <text:p>128.600368022919</text:p>
          </table:table-cell>
          <table:table-cell table:formula="of:=IF(AND([.B177]&gt;=[.E177];[.B177]&lt;=[.F177]);0;1)" office:value-type="float" office:value="0" calcext:value-type="float">
            <text:p>0</text:p>
          </table:table-cell>
          <table:table-cell table:formula="of:=([.B177]-[.C177])^2" office:value-type="float" office:value="1.7502019025759" calcext:value-type="float">
            <text:p>1.7502019025759</text:p>
          </table:table-cell>
          <table:table-cell table:formula="of:=[.I176]" office:value-type="float" office:value="11.5753334258931" calcext:value-type="float">
            <text:p>11.5753334258931</text:p>
          </table:table-cell>
          <table:table-cell table:formula="of:=[.C177]-[.I177]" office:value-type="float" office:value="112.656714608775" calcext:value-type="float">
            <text:p>112.656714608775</text:p>
          </table:table-cell>
          <table:table-cell table:formula="of:=[.C177]+[.J177]" office:value-type="float" office:value="236.888762643443" calcext:value-type="float">
            <text:p>236.888762643443</text:p>
          </table:table-cell>
          <table:table-cell table:formula="of:=IF(AND([.B177]&gt;=[.J177];[.B177]&lt;=[.K1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2.898" calcext:value-type="float">
            <text:p>132.898</text:p>
          </table:table-cell>
          <table:table-cell office:value-type="float" office:value="118.01441192627" calcext:value-type="float">
            <text:p>118.01441192627</text:p>
          </table:table-cell>
          <table:table-cell office:value-type="float" office:value="5.6559681892395" calcext:value-type="float">
            <text:p>5.6559681892395</text:p>
          </table:table-cell>
          <table:table-cell office:value-type="float" office:value="112.35844373703" calcext:value-type="float">
            <text:p>112.35844373703</text:p>
          </table:table-cell>
          <table:table-cell office:value-type="float" office:value="123.670380115509" calcext:value-type="float">
            <text:p>123.670380115509</text:p>
          </table:table-cell>
          <table:table-cell table:formula="of:=IF(AND([.B178]&gt;=[.E178];[.B178]&lt;=[.F178]);0;1)" office:value-type="float" office:value="1" calcext:value-type="float">
            <text:p>1</text:p>
          </table:table-cell>
          <table:table-cell table:formula="of:=([.B178]-[.C178])^2" office:value-type="float" office:value="221.521193948492" calcext:value-type="float">
            <text:p>221.521193948492</text:p>
          </table:table-cell>
          <table:table-cell table:formula="of:=[.I177]" office:value-type="float" office:value="11.5753334258931" calcext:value-type="float">
            <text:p>11.5753334258931</text:p>
          </table:table-cell>
          <table:table-cell table:formula="of:=[.C178]-[.I178]" office:value-type="float" office:value="106.439078500376" calcext:value-type="float">
            <text:p>106.439078500376</text:p>
          </table:table-cell>
          <table:table-cell table:formula="of:=[.C178]+[.J178]" office:value-type="float" office:value="224.453490426646" calcext:value-type="float">
            <text:p>224.453490426646</text:p>
          </table:table-cell>
          <table:table-cell table:formula="of:=IF(AND([.B178]&gt;=[.J178];[.B178]&lt;=[.K1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7.92" calcext:value-type="float">
            <text:p>127.92</text:p>
          </table:table-cell>
          <table:table-cell office:value-type="float" office:value="128.021606445313" calcext:value-type="float">
            <text:p>128.021606445313</text:p>
          </table:table-cell>
          <table:table-cell office:value-type="float" office:value="4.68397045135498" calcext:value-type="float">
            <text:p>4.68397045135498</text:p>
          </table:table-cell>
          <table:table-cell office:value-type="float" office:value="123.337635993958" calcext:value-type="float">
            <text:p>123.337635993958</text:p>
          </table:table-cell>
          <table:table-cell office:value-type="float" office:value="132.705576896667" calcext:value-type="float">
            <text:p>132.705576896667</text:p>
          </table:table-cell>
          <table:table-cell table:formula="of:=IF(AND([.B179]&gt;=[.E179];[.B179]&lt;=[.F179]);0;1)" office:value-type="float" office:value="0" calcext:value-type="float">
            <text:p>0</text:p>
          </table:table-cell>
          <table:table-cell table:formula="of:=([.B179]-[.C179])^2" office:value-type="float" office:value="0.0103238697290417" calcext:value-type="float">
            <text:p>0.0103238697290417</text:p>
          </table:table-cell>
          <table:table-cell table:formula="of:=[.I178]" office:value-type="float" office:value="11.5753334258931" calcext:value-type="float">
            <text:p>11.5753334258931</text:p>
          </table:table-cell>
          <table:table-cell table:formula="of:=[.C179]-[.I179]" office:value-type="float" office:value="116.446273019419" calcext:value-type="float">
            <text:p>116.446273019419</text:p>
          </table:table-cell>
          <table:table-cell table:formula="of:=[.C179]+[.J179]" office:value-type="float" office:value="244.467879464732" calcext:value-type="float">
            <text:p>244.467879464732</text:p>
          </table:table-cell>
          <table:table-cell table:formula="of:=IF(AND([.B179]&gt;=[.J179];[.B179]&lt;=[.K1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8.707" calcext:value-type="float">
            <text:p>128.707</text:p>
          </table:table-cell>
          <table:table-cell office:value-type="float" office:value="127.344802856445" calcext:value-type="float">
            <text:p>127.344802856445</text:p>
          </table:table-cell>
          <table:table-cell office:value-type="float" office:value="4.5792350769043" calcext:value-type="float">
            <text:p>4.5792350769043</text:p>
          </table:table-cell>
          <table:table-cell office:value-type="float" office:value="122.765567779541" calcext:value-type="float">
            <text:p>122.765567779541</text:p>
          </table:table-cell>
          <table:table-cell office:value-type="float" office:value="131.92403793335" calcext:value-type="float">
            <text:p>131.92403793335</text:p>
          </table:table-cell>
          <table:table-cell table:formula="of:=IF(AND([.B180]&gt;=[.E180];[.B180]&lt;=[.F180]);0;1)" office:value-type="float" office:value="0" calcext:value-type="float">
            <text:p>0</text:p>
          </table:table-cell>
          <table:table-cell table:formula="of:=([.B180]-[.C180])^2" office:value-type="float" office:value="1.85558105790853" calcext:value-type="float">
            <text:p>1.85558105790853</text:p>
          </table:table-cell>
          <table:table-cell table:formula="of:=[.I179]" office:value-type="float" office:value="11.5753334258931" calcext:value-type="float">
            <text:p>11.5753334258931</text:p>
          </table:table-cell>
          <table:table-cell table:formula="of:=[.C180]-[.I180]" office:value-type="float" office:value="115.769469430552" calcext:value-type="float">
            <text:p>115.769469430552</text:p>
          </table:table-cell>
          <table:table-cell table:formula="of:=[.C180]+[.J180]" office:value-type="float" office:value="243.114272286997" calcext:value-type="float">
            <text:p>243.114272286997</text:p>
          </table:table-cell>
          <table:table-cell table:formula="of:=IF(AND([.B180]&gt;=[.J180];[.B180]&lt;=[.K1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1.485" calcext:value-type="float">
            <text:p>121.485</text:p>
          </table:table-cell>
          <table:table-cell office:value-type="float" office:value="126.150093078613" calcext:value-type="float">
            <text:p>126.150093078613</text:p>
          </table:table-cell>
          <table:table-cell office:value-type="float" office:value="4.80121850967407" calcext:value-type="float">
            <text:p>4.80121850967407</text:p>
          </table:table-cell>
          <table:table-cell office:value-type="float" office:value="121.348874568939" calcext:value-type="float">
            <text:p>121.348874568939</text:p>
          </table:table-cell>
          <table:table-cell office:value-type="float" office:value="130.951311588287" calcext:value-type="float">
            <text:p>130.951311588287</text:p>
          </table:table-cell>
          <table:table-cell table:formula="of:=IF(AND([.B181]&gt;=[.E181];[.B181]&lt;=[.F181]);0;1)" office:value-type="float" office:value="0" calcext:value-type="float">
            <text:p>0</text:p>
          </table:table-cell>
          <table:table-cell table:formula="of:=([.B181]-[.C181])^2" office:value-type="float" office:value="21.7630934321255" calcext:value-type="float">
            <text:p>21.7630934321255</text:p>
          </table:table-cell>
          <table:table-cell table:formula="of:=[.I180]" office:value-type="float" office:value="11.5753334258931" calcext:value-type="float">
            <text:p>11.5753334258931</text:p>
          </table:table-cell>
          <table:table-cell table:formula="of:=[.C181]-[.I181]" office:value-type="float" office:value="114.57475965272" calcext:value-type="float">
            <text:p>114.57475965272</text:p>
          </table:table-cell>
          <table:table-cell table:formula="of:=[.C181]+[.J181]" office:value-type="float" office:value="240.724852731333" calcext:value-type="float">
            <text:p>240.724852731333</text:p>
          </table:table-cell>
          <table:table-cell table:formula="of:=IF(AND([.B181]&gt;=[.J181];[.B181]&lt;=[.K1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1.708" calcext:value-type="float">
            <text:p>131.708</text:p>
          </table:table-cell>
          <table:table-cell office:value-type="float" office:value="129.019439697266" calcext:value-type="float">
            <text:p>129.019439697266</text:p>
          </table:table-cell>
          <table:table-cell office:value-type="float" office:value="4.97684049606323" calcext:value-type="float">
            <text:p>4.97684049606323</text:p>
          </table:table-cell>
          <table:table-cell office:value-type="float" office:value="124.042599201202" calcext:value-type="float">
            <text:p>124.042599201202</text:p>
          </table:table-cell>
          <table:table-cell office:value-type="float" office:value="133.996280193329" calcext:value-type="float">
            <text:p>133.996280193329</text:p>
          </table:table-cell>
          <table:table-cell table:formula="of:=IF(AND([.B182]&gt;=[.E182];[.B182]&lt;=[.F182]);0;1)" office:value-type="float" office:value="0" calcext:value-type="float">
            <text:p>0</text:p>
          </table:table-cell>
          <table:table-cell table:formula="of:=([.B182]-[.C182])^2" office:value-type="float" office:value="7.22835650143915" calcext:value-type="float">
            <text:p>7.22835650143915</text:p>
          </table:table-cell>
          <table:table-cell table:formula="of:=[.I181]" office:value-type="float" office:value="11.5753334258931" calcext:value-type="float">
            <text:p>11.5753334258931</text:p>
          </table:table-cell>
          <table:table-cell table:formula="of:=[.C182]-[.I182]" office:value-type="float" office:value="117.444106271373" calcext:value-type="float">
            <text:p>117.444106271373</text:p>
          </table:table-cell>
          <table:table-cell table:formula="of:=[.C182]+[.J182]" office:value-type="float" office:value="246.463545968638" calcext:value-type="float">
            <text:p>246.463545968638</text:p>
          </table:table-cell>
          <table:table-cell table:formula="of:=IF(AND([.B182]&gt;=[.J182];[.B182]&lt;=[.K1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125.900115966797" calcext:value-type="float">
            <text:p>125.900115966797</text:p>
          </table:table-cell>
          <table:table-cell office:value-type="float" office:value="4.93342685699463" calcext:value-type="float">
            <text:p>4.93342685699463</text:p>
          </table:table-cell>
          <table:table-cell office:value-type="float" office:value="120.966689109802" calcext:value-type="float">
            <text:p>120.966689109802</text:p>
          </table:table-cell>
          <table:table-cell office:value-type="float" office:value="130.833542823792" calcext:value-type="float">
            <text:p>130.833542823792</text:p>
          </table:table-cell>
          <table:table-cell table:formula="of:=IF(AND([.B183]&gt;=[.E183];[.B183]&lt;=[.F183]);0;1)" office:value-type="float" office:value="0" calcext:value-type="float">
            <text:p>0</text:p>
          </table:table-cell>
          <table:table-cell table:formula="of:=([.B183]-[.C183])^2" office:value-type="float" office:value="17.3462590100303" calcext:value-type="float">
            <text:p>17.3462590100303</text:p>
          </table:table-cell>
          <table:table-cell table:formula="of:=[.I182]" office:value-type="float" office:value="11.5753334258931" calcext:value-type="float">
            <text:p>11.5753334258931</text:p>
          </table:table-cell>
          <table:table-cell table:formula="of:=[.C183]-[.I183]" office:value-type="float" office:value="114.324782540904" calcext:value-type="float">
            <text:p>114.324782540904</text:p>
          </table:table-cell>
          <table:table-cell table:formula="of:=[.C183]+[.J183]" office:value-type="float" office:value="240.224898507701" calcext:value-type="float">
            <text:p>240.224898507701</text:p>
          </table:table-cell>
          <table:table-cell table:formula="of:=IF(AND([.B183]&gt;=[.J183];[.B183]&lt;=[.K1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6.826" calcext:value-type="float">
            <text:p>136.826</text:p>
          </table:table-cell>
          <table:table-cell office:value-type="float" office:value="119.895133972168" calcext:value-type="float">
            <text:p>119.895133972168</text:p>
          </table:table-cell>
          <table:table-cell office:value-type="float" office:value="5.40563249588013" calcext:value-type="float">
            <text:p>5.40563249588013</text:p>
          </table:table-cell>
          <table:table-cell office:value-type="float" office:value="114.489501476288" calcext:value-type="float">
            <text:p>114.489501476288</text:p>
          </table:table-cell>
          <table:table-cell office:value-type="float" office:value="125.300766468048" calcext:value-type="float">
            <text:p>125.300766468048</text:p>
          </table:table-cell>
          <table:table-cell table:formula="of:=IF(AND([.B184]&gt;=[.E184];[.B184]&lt;=[.F184]);0;1)" office:value-type="float" office:value="1" calcext:value-type="float">
            <text:p>1</text:p>
          </table:table-cell>
          <table:table-cell table:formula="of:=([.B184]-[.C184])^2" office:value-type="float" office:value="286.654224452397" calcext:value-type="float">
            <text:p>286.654224452397</text:p>
          </table:table-cell>
          <table:table-cell table:formula="of:=[.I183]" office:value-type="float" office:value="11.5753334258931" calcext:value-type="float">
            <text:p>11.5753334258931</text:p>
          </table:table-cell>
          <table:table-cell table:formula="of:=[.C184]-[.I184]" office:value-type="float" office:value="108.319800546275" calcext:value-type="float">
            <text:p>108.319800546275</text:p>
          </table:table-cell>
          <table:table-cell table:formula="of:=[.C184]+[.J184]" office:value-type="float" office:value="228.214934518443" calcext:value-type="float">
            <text:p>228.214934518443</text:p>
          </table:table-cell>
          <table:table-cell table:formula="of:=IF(AND([.B184]&gt;=[.J184];[.B184]&lt;=[.K1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.126" calcext:value-type="float">
            <text:p>123.126</text:p>
          </table:table-cell>
          <table:table-cell office:value-type="float" office:value="117.399925231934" calcext:value-type="float">
            <text:p>117.399925231934</text:p>
          </table:table-cell>
          <table:table-cell office:value-type="float" office:value="5.90564107894897" calcext:value-type="float">
            <text:p>5.90564107894897</text:p>
          </table:table-cell>
          <table:table-cell office:value-type="float" office:value="111.494284152985" calcext:value-type="float">
            <text:p>111.494284152985</text:p>
          </table:table-cell>
          <table:table-cell office:value-type="float" office:value="123.305566310883" calcext:value-type="float">
            <text:p>123.305566310883</text:p>
          </table:table-cell>
          <table:table-cell table:formula="of:=IF(AND([.B185]&gt;=[.E185];[.B185]&lt;=[.F185]);0;1)" office:value-type="float" office:value="0" calcext:value-type="float">
            <text:p>0</text:p>
          </table:table-cell>
          <table:table-cell table:formula="of:=([.B185]-[.C185])^2" office:value-type="float" office:value="32.7879322494868" calcext:value-type="float">
            <text:p>32.7879322494868</text:p>
          </table:table-cell>
          <table:table-cell table:formula="of:=[.I184]" office:value-type="float" office:value="11.5753334258931" calcext:value-type="float">
            <text:p>11.5753334258931</text:p>
          </table:table-cell>
          <table:table-cell table:formula="of:=[.C185]-[.I185]" office:value-type="float" office:value="105.824591806041" calcext:value-type="float">
            <text:p>105.824591806041</text:p>
          </table:table-cell>
          <table:table-cell table:formula="of:=[.C185]+[.J185]" office:value-type="float" office:value="223.224517037974" calcext:value-type="float">
            <text:p>223.224517037974</text:p>
          </table:table-cell>
          <table:table-cell table:formula="of:=IF(AND([.B185]&gt;=[.J185];[.B185]&lt;=[.K1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8.427" calcext:value-type="float">
            <text:p>128.427</text:p>
          </table:table-cell>
          <table:table-cell office:value-type="float" office:value="128.590621948242" calcext:value-type="float">
            <text:p>128.590621948242</text:p>
          </table:table-cell>
          <table:table-cell office:value-type="float" office:value="4.59802913665772" calcext:value-type="float">
            <text:p>4.59802913665772</text:p>
          </table:table-cell>
          <table:table-cell office:value-type="float" office:value="123.992592811584" calcext:value-type="float">
            <text:p>123.992592811584</text:p>
          </table:table-cell>
          <table:table-cell office:value-type="float" office:value="133.1886510849" calcext:value-type="float">
            <text:p>133.1886510849</text:p>
          </table:table-cell>
          <table:table-cell table:formula="of:=IF(AND([.B186]&gt;=[.E186];[.B186]&lt;=[.F186]);0;1)" office:value-type="float" office:value="0" calcext:value-type="float">
            <text:p>0</text:p>
          </table:table-cell>
          <table:table-cell table:formula="of:=([.B186]-[.C186])^2" office:value-type="float" office:value="0.0267721419465715" calcext:value-type="float">
            <text:p>0.0267721419465715</text:p>
          </table:table-cell>
          <table:table-cell table:formula="of:=[.I185]" office:value-type="float" office:value="11.5753334258931" calcext:value-type="float">
            <text:p>11.5753334258931</text:p>
          </table:table-cell>
          <table:table-cell table:formula="of:=[.C186]-[.I186]" office:value-type="float" office:value="117.015288522349" calcext:value-type="float">
            <text:p>117.015288522349</text:p>
          </table:table-cell>
          <table:table-cell table:formula="of:=[.C186]+[.J186]" office:value-type="float" office:value="245.605910470591" calcext:value-type="float">
            <text:p>245.605910470591</text:p>
          </table:table-cell>
          <table:table-cell table:formula="of:=IF(AND([.B186]&gt;=[.J186];[.B186]&lt;=[.K1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.843" calcext:value-type="float">
            <text:p>124.843</text:p>
          </table:table-cell>
          <table:table-cell office:value-type="float" office:value="122.788124084473" calcext:value-type="float">
            <text:p>122.788124084473</text:p>
          </table:table-cell>
          <table:table-cell office:value-type="float" office:value="4.70488166809082" calcext:value-type="float">
            <text:p>4.70488166809082</text:p>
          </table:table-cell>
          <table:table-cell office:value-type="float" office:value="118.083242416382" calcext:value-type="float">
            <text:p>118.083242416382</text:p>
          </table:table-cell>
          <table:table-cell office:value-type="float" office:value="127.493005752563" calcext:value-type="float">
            <text:p>127.493005752563</text:p>
          </table:table-cell>
          <table:table-cell table:formula="of:=IF(AND([.B187]&gt;=[.E187];[.B187]&lt;=[.F187]);0;1)" office:value-type="float" office:value="0" calcext:value-type="float">
            <text:p>0</text:p>
          </table:table-cell>
          <table:table-cell table:formula="of:=([.B187]-[.C187])^2" office:value-type="float" office:value="4.22251502821435" calcext:value-type="float">
            <text:p>4.22251502821435</text:p>
          </table:table-cell>
          <table:table-cell table:formula="of:=[.I186]" office:value-type="float" office:value="11.5753334258931" calcext:value-type="float">
            <text:p>11.5753334258931</text:p>
          </table:table-cell>
          <table:table-cell table:formula="of:=[.C187]-[.I187]" office:value-type="float" office:value="111.21279065858" calcext:value-type="float">
            <text:p>111.21279065858</text:p>
          </table:table-cell>
          <table:table-cell table:formula="of:=[.C187]+[.J187]" office:value-type="float" office:value="234.000914743052" calcext:value-type="float">
            <text:p>234.000914743052</text:p>
          </table:table-cell>
          <table:table-cell table:formula="of:=IF(AND([.B187]&gt;=[.J187];[.B187]&lt;=[.K1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.413" calcext:value-type="float">
            <text:p>126.413</text:p>
          </table:table-cell>
          <table:table-cell office:value-type="float" office:value="128.81413269043" calcext:value-type="float">
            <text:p>128.81413269043</text:p>
          </table:table-cell>
          <table:table-cell office:value-type="float" office:value="4.4259819984436" calcext:value-type="float">
            <text:p>4.4259819984436</text:p>
          </table:table-cell>
          <table:table-cell office:value-type="float" office:value="124.388150691986" calcext:value-type="float">
            <text:p>124.388150691986</text:p>
          </table:table-cell>
          <table:table-cell office:value-type="float" office:value="133.240114688873" calcext:value-type="float">
            <text:p>133.240114688873</text:p>
          </table:table-cell>
          <table:table-cell table:formula="of:=IF(AND([.B188]&gt;=[.E188];[.B188]&lt;=[.F188]);0;1)" office:value-type="float" office:value="0" calcext:value-type="float">
            <text:p>0</text:p>
          </table:table-cell>
          <table:table-cell table:formula="of:=([.B188]-[.C188])^2" office:value-type="float" office:value="5.76543819705013" calcext:value-type="float">
            <text:p>5.76543819705013</text:p>
          </table:table-cell>
          <table:table-cell table:formula="of:=[.I187]" office:value-type="float" office:value="11.5753334258931" calcext:value-type="float">
            <text:p>11.5753334258931</text:p>
          </table:table-cell>
          <table:table-cell table:formula="of:=[.C188]-[.I188]" office:value-type="float" office:value="117.238799264537" calcext:value-type="float">
            <text:p>117.238799264537</text:p>
          </table:table-cell>
          <table:table-cell table:formula="of:=[.C188]+[.J188]" office:value-type="float" office:value="246.052931954966" calcext:value-type="float">
            <text:p>246.052931954966</text:p>
          </table:table-cell>
          <table:table-cell table:formula="of:=IF(AND([.B188]&gt;=[.J188];[.B188]&lt;=[.K1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7.928" calcext:value-type="float">
            <text:p>127.928</text:p>
          </table:table-cell>
          <table:table-cell office:value-type="float" office:value="128.120971679688" calcext:value-type="float">
            <text:p>128.120971679688</text:p>
          </table:table-cell>
          <table:table-cell office:value-type="float" office:value="4.90926456451416" calcext:value-type="float">
            <text:p>4.90926456451416</text:p>
          </table:table-cell>
          <table:table-cell office:value-type="float" office:value="123.211707115173" calcext:value-type="float">
            <text:p>123.211707115173</text:p>
          </table:table-cell>
          <table:table-cell office:value-type="float" office:value="133.030236244202" calcext:value-type="float">
            <text:p>133.030236244202</text:p>
          </table:table-cell>
          <table:table-cell table:formula="of:=IF(AND([.B189]&gt;=[.E189];[.B189]&lt;=[.F189]);0;1)" office:value-type="float" office:value="0" calcext:value-type="float">
            <text:p>0</text:p>
          </table:table-cell>
          <table:table-cell table:formula="of:=([.B189]-[.C189])^2" office:value-type="float" office:value="0.0372380691614161" calcext:value-type="float">
            <text:p>0.0372380691614161</text:p>
          </table:table-cell>
          <table:table-cell table:formula="of:=[.I188]" office:value-type="float" office:value="11.5753334258931" calcext:value-type="float">
            <text:p>11.5753334258931</text:p>
          </table:table-cell>
          <table:table-cell table:formula="of:=[.C189]-[.I189]" office:value-type="float" office:value="116.545638253794" calcext:value-type="float">
            <text:p>116.545638253794</text:p>
          </table:table-cell>
          <table:table-cell table:formula="of:=[.C189]+[.J189]" office:value-type="float" office:value="244.666609933482" calcext:value-type="float">
            <text:p>244.666609933482</text:p>
          </table:table-cell>
          <table:table-cell table:formula="of:=IF(AND([.B189]&gt;=[.J189];[.B189]&lt;=[.K1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5.211" calcext:value-type="float">
            <text:p>125.211</text:p>
          </table:table-cell>
          <table:table-cell office:value-type="float" office:value="128.766296386719" calcext:value-type="float">
            <text:p>128.766296386719</text:p>
          </table:table-cell>
          <table:table-cell office:value-type="float" office:value="5.49978685379028" calcext:value-type="float">
            <text:p>5.49978685379028</text:p>
          </table:table-cell>
          <table:table-cell office:value-type="float" office:value="123.266509532928" calcext:value-type="float">
            <text:p>123.266509532928</text:p>
          </table:table-cell>
          <table:table-cell office:value-type="float" office:value="134.266083240509" calcext:value-type="float">
            <text:p>134.266083240509</text:p>
          </table:table-cell>
          <table:table-cell table:formula="of:=IF(AND([.B190]&gt;=[.E190];[.B190]&lt;=[.F190]);0;1)" office:value-type="float" office:value="0" calcext:value-type="float">
            <text:p>0</text:p>
          </table:table-cell>
          <table:table-cell table:formula="of:=([.B190]-[.C190])^2" office:value-type="float" office:value="12.6401323974154" calcext:value-type="float">
            <text:p>12.6401323974154</text:p>
          </table:table-cell>
          <table:table-cell table:formula="of:=[.I189]" office:value-type="float" office:value="11.5753334258931" calcext:value-type="float">
            <text:p>11.5753334258931</text:p>
          </table:table-cell>
          <table:table-cell table:formula="of:=[.C190]-[.I190]" office:value-type="float" office:value="117.190962960826" calcext:value-type="float">
            <text:p>117.190962960826</text:p>
          </table:table-cell>
          <table:table-cell table:formula="of:=[.C190]+[.J190]" office:value-type="float" office:value="245.957259347544" calcext:value-type="float">
            <text:p>245.957259347544</text:p>
          </table:table-cell>
          <table:table-cell table:formula="of:=IF(AND([.B190]&gt;=[.J190];[.B190]&lt;=[.K1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.299" calcext:value-type="float">
            <text:p>130.299</text:p>
          </table:table-cell>
          <table:table-cell office:value-type="float" office:value="127.916015625" calcext:value-type="float">
            <text:p>127.916015625</text:p>
          </table:table-cell>
          <table:table-cell office:value-type="float" office:value="4.29992055892944" calcext:value-type="float">
            <text:p>4.29992055892944</text:p>
          </table:table-cell>
          <table:table-cell office:value-type="float" office:value="123.616095066071" calcext:value-type="float">
            <text:p>123.616095066071</text:p>
          </table:table-cell>
          <table:table-cell office:value-type="float" office:value="132.215936183929" calcext:value-type="float">
            <text:p>132.215936183929</text:p>
          </table:table-cell>
          <table:table-cell table:formula="of:=IF(AND([.B191]&gt;=[.E191];[.B191]&lt;=[.F191]);0;1)" office:value-type="float" office:value="0" calcext:value-type="float">
            <text:p>0</text:p>
          </table:table-cell>
          <table:table-cell table:formula="of:=([.B191]-[.C191])^2" office:value-type="float" office:value="5.67861453149417" calcext:value-type="float">
            <text:p>5.67861453149417</text:p>
          </table:table-cell>
          <table:table-cell table:formula="of:=[.I190]" office:value-type="float" office:value="11.5753334258931" calcext:value-type="float">
            <text:p>11.5753334258931</text:p>
          </table:table-cell>
          <table:table-cell table:formula="of:=[.C191]-[.I191]" office:value-type="float" office:value="116.340682199107" calcext:value-type="float">
            <text:p>116.340682199107</text:p>
          </table:table-cell>
          <table:table-cell table:formula="of:=[.C191]+[.J191]" office:value-type="float" office:value="244.256697824107" calcext:value-type="float">
            <text:p>244.256697824107</text:p>
          </table:table-cell>
          <table:table-cell table:formula="of:=IF(AND([.B191]&gt;=[.J191];[.B191]&lt;=[.K1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.034" calcext:value-type="float">
            <text:p>108.034</text:p>
          </table:table-cell>
          <table:table-cell office:value-type="float" office:value="118.652191162109" calcext:value-type="float">
            <text:p>118.652191162109</text:p>
          </table:table-cell>
          <table:table-cell office:value-type="float" office:value="5.225510597229" calcext:value-type="float">
            <text:p>5.225510597229</text:p>
          </table:table-cell>
          <table:table-cell office:value-type="float" office:value="113.42668056488" calcext:value-type="float">
            <text:p>113.42668056488</text:p>
          </table:table-cell>
          <table:table-cell office:value-type="float" office:value="123.877701759338" calcext:value-type="float">
            <text:p>123.877701759338</text:p>
          </table:table-cell>
          <table:table-cell table:formula="of:=IF(AND([.B192]&gt;=[.E192];[.B192]&lt;=[.F192]);0;1)" office:value-type="float" office:value="1" calcext:value-type="float">
            <text:p>1</text:p>
          </table:table-cell>
          <table:table-cell table:formula="of:=([.B192]-[.C192])^2" office:value-type="float" office:value="112.745983555098" calcext:value-type="float">
            <text:p>112.745983555098</text:p>
          </table:table-cell>
          <table:table-cell table:formula="of:=[.I191]" office:value-type="float" office:value="11.5753334258931" calcext:value-type="float">
            <text:p>11.5753334258931</text:p>
          </table:table-cell>
          <table:table-cell table:formula="of:=[.C192]-[.I192]" office:value-type="float" office:value="107.076857736216" calcext:value-type="float">
            <text:p>107.076857736216</text:p>
          </table:table-cell>
          <table:table-cell table:formula="of:=[.C192]+[.J192]" office:value-type="float" office:value="225.729048898326" calcext:value-type="float">
            <text:p>225.729048898326</text:p>
          </table:table-cell>
          <table:table-cell table:formula="of:=IF(AND([.B192]&gt;=[.J192];[.B192]&lt;=[.K1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6.266" calcext:value-type="float">
            <text:p>126.266</text:p>
          </table:table-cell>
          <table:table-cell office:value-type="float" office:value="126.068450927734" calcext:value-type="float">
            <text:p>126.068450927734</text:p>
          </table:table-cell>
          <table:table-cell office:value-type="float" office:value="4.50460195541382" calcext:value-type="float">
            <text:p>4.50460195541382</text:p>
          </table:table-cell>
          <table:table-cell office:value-type="float" office:value="121.563848972321" calcext:value-type="float">
            <text:p>121.563848972321</text:p>
          </table:table-cell>
          <table:table-cell office:value-type="float" office:value="130.573052883148" calcext:value-type="float">
            <text:p>130.573052883148</text:p>
          </table:table-cell>
          <table:table-cell table:formula="of:=IF(AND([.B193]&gt;=[.E193];[.B193]&lt;=[.F193]);0;1)" office:value-type="float" office:value="0" calcext:value-type="float">
            <text:p>0</text:p>
          </table:table-cell>
          <table:table-cell table:formula="of:=([.B193]-[.C193])^2" office:value-type="float" office:value="0.0390256359530112" calcext:value-type="float">
            <text:p>0.0390256359530112</text:p>
          </table:table-cell>
          <table:table-cell table:formula="of:=[.I192]" office:value-type="float" office:value="11.5753334258931" calcext:value-type="float">
            <text:p>11.5753334258931</text:p>
          </table:table-cell>
          <table:table-cell table:formula="of:=[.C193]-[.I193]" office:value-type="float" office:value="114.493117501841" calcext:value-type="float">
            <text:p>114.493117501841</text:p>
          </table:table-cell>
          <table:table-cell table:formula="of:=[.C193]+[.J193]" office:value-type="float" office:value="240.561568429576" calcext:value-type="float">
            <text:p>240.561568429576</text:p>
          </table:table-cell>
          <table:table-cell table:formula="of:=IF(AND([.B193]&gt;=[.J193];[.B193]&lt;=[.K1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1.184" calcext:value-type="float">
            <text:p>131.184</text:p>
          </table:table-cell>
          <table:table-cell office:value-type="float" office:value="124.552940368652" calcext:value-type="float">
            <text:p>124.552940368652</text:p>
          </table:table-cell>
          <table:table-cell office:value-type="float" office:value="4.85419893264771" calcext:value-type="float">
            <text:p>4.85419893264771</text:p>
          </table:table-cell>
          <table:table-cell office:value-type="float" office:value="119.698741436005" calcext:value-type="float">
            <text:p>119.698741436005</text:p>
          </table:table-cell>
          <table:table-cell office:value-type="float" office:value="129.4071393013" calcext:value-type="float">
            <text:p>129.4071393013</text:p>
          </table:table-cell>
          <table:table-cell table:formula="of:=IF(AND([.B194]&gt;=[.E194];[.B194]&lt;=[.F194]);0;1)" office:value-type="float" office:value="1" calcext:value-type="float">
            <text:p>1</text:p>
          </table:table-cell>
          <table:table-cell table:formula="of:=([.B194]-[.C194])^2" office:value-type="float" office:value="43.9709518344885" calcext:value-type="float">
            <text:p>43.9709518344885</text:p>
          </table:table-cell>
          <table:table-cell table:formula="of:=[.I193]" office:value-type="float" office:value="11.5753334258931" calcext:value-type="float">
            <text:p>11.5753334258931</text:p>
          </table:table-cell>
          <table:table-cell table:formula="of:=[.C194]-[.I194]" office:value-type="float" office:value="112.977606942759" calcext:value-type="float">
            <text:p>112.977606942759</text:p>
          </table:table-cell>
          <table:table-cell table:formula="of:=[.C194]+[.J194]" office:value-type="float" office:value="237.530547311412" calcext:value-type="float">
            <text:p>237.530547311412</text:p>
          </table:table-cell>
          <table:table-cell table:formula="of:=IF(AND([.B194]&gt;=[.J194];[.B194]&lt;=[.K1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1.397" calcext:value-type="float">
            <text:p>121.397</text:p>
          </table:table-cell>
          <table:table-cell office:value-type="float" office:value="124.508972167969" calcext:value-type="float">
            <text:p>124.508972167969</text:p>
          </table:table-cell>
          <table:table-cell office:value-type="float" office:value="4.38451910018921" calcext:value-type="float">
            <text:p>4.38451910018921</text:p>
          </table:table-cell>
          <table:table-cell office:value-type="float" office:value="120.12445306778" calcext:value-type="float">
            <text:p>120.12445306778</text:p>
          </table:table-cell>
          <table:table-cell office:value-type="float" office:value="128.893491268158" calcext:value-type="float">
            <text:p>128.893491268158</text:p>
          </table:table-cell>
          <table:table-cell table:formula="of:=IF(AND([.B195]&gt;=[.E195];[.B195]&lt;=[.F195]);0;1)" office:value-type="float" office:value="0" calcext:value-type="float">
            <text:p>0</text:p>
          </table:table-cell>
          <table:table-cell table:formula="of:=([.B195]-[.C195])^2" office:value-type="float" office:value="9.68437077421209" calcext:value-type="float">
            <text:p>9.68437077421209</text:p>
          </table:table-cell>
          <table:table-cell table:formula="of:=[.I194]" office:value-type="float" office:value="11.5753334258931" calcext:value-type="float">
            <text:p>11.5753334258931</text:p>
          </table:table-cell>
          <table:table-cell table:formula="of:=[.C195]-[.I195]" office:value-type="float" office:value="112.933638742076" calcext:value-type="float">
            <text:p>112.933638742076</text:p>
          </table:table-cell>
          <table:table-cell table:formula="of:=[.C195]+[.J195]" office:value-type="float" office:value="237.442610910044" calcext:value-type="float">
            <text:p>237.442610910044</text:p>
          </table:table-cell>
          <table:table-cell table:formula="of:=IF(AND([.B195]&gt;=[.J195];[.B195]&lt;=[.K1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5.953" calcext:value-type="float">
            <text:p>135.953</text:p>
          </table:table-cell>
          <table:table-cell office:value-type="float" office:value="129.487670898438" calcext:value-type="float">
            <text:p>129.487670898438</text:p>
          </table:table-cell>
          <table:table-cell office:value-type="float" office:value="4.58942413330078" calcext:value-type="float">
            <text:p>4.58942413330078</text:p>
          </table:table-cell>
          <table:table-cell office:value-type="float" office:value="124.898246765137" calcext:value-type="float">
            <text:p>124.898246765137</text:p>
          </table:table-cell>
          <table:table-cell office:value-type="float" office:value="134.077095031738" calcext:value-type="float">
            <text:p>134.077095031738</text:p>
          </table:table-cell>
          <table:table-cell table:formula="of:=IF(AND([.B196]&gt;=[.E196];[.B196]&lt;=[.F196]);0;1)" office:value-type="float" office:value="1" calcext:value-type="float">
            <text:p>1</text:p>
          </table:table-cell>
          <table:table-cell table:formula="of:=([.B196]-[.C196])^2" office:value-type="float" office:value="41.800480391511" calcext:value-type="float">
            <text:p>41.800480391511</text:p>
          </table:table-cell>
          <table:table-cell table:formula="of:=[.I195]" office:value-type="float" office:value="11.5753334258931" calcext:value-type="float">
            <text:p>11.5753334258931</text:p>
          </table:table-cell>
          <table:table-cell table:formula="of:=[.C196]-[.I196]" office:value-type="float" office:value="117.912337472544" calcext:value-type="float">
            <text:p>117.912337472544</text:p>
          </table:table-cell>
          <table:table-cell table:formula="of:=[.C196]+[.J196]" office:value-type="float" office:value="247.400008370982" calcext:value-type="float">
            <text:p>247.400008370982</text:p>
          </table:table-cell>
          <table:table-cell table:formula="of:=IF(AND([.B196]&gt;=[.J196];[.B196]&lt;=[.K1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7.006" calcext:value-type="float">
            <text:p>127.006</text:p>
          </table:table-cell>
          <table:table-cell office:value-type="float" office:value="128.84440612793" calcext:value-type="float">
            <text:p>128.84440612793</text:p>
          </table:table-cell>
          <table:table-cell office:value-type="float" office:value="4.95299100875855" calcext:value-type="float">
            <text:p>4.95299100875855</text:p>
          </table:table-cell>
          <table:table-cell office:value-type="float" office:value="123.891415119171" calcext:value-type="float">
            <text:p>123.891415119171</text:p>
          </table:table-cell>
          <table:table-cell office:value-type="float" office:value="133.797397136688" calcext:value-type="float">
            <text:p>133.797397136688</text:p>
          </table:table-cell>
          <table:table-cell table:formula="of:=IF(AND([.B197]&gt;=[.E197];[.B197]&lt;=[.F197]);0;1)" office:value-type="float" office:value="0" calcext:value-type="float">
            <text:p>0</text:p>
          </table:table-cell>
          <table:table-cell table:formula="of:=([.B197]-[.C197])^2" office:value-type="float" office:value="3.37973709120943" calcext:value-type="float">
            <text:p>3.37973709120943</text:p>
          </table:table-cell>
          <table:table-cell table:formula="of:=[.I196]" office:value-type="float" office:value="11.5753334258931" calcext:value-type="float">
            <text:p>11.5753334258931</text:p>
          </table:table-cell>
          <table:table-cell table:formula="of:=[.C197]-[.I197]" office:value-type="float" office:value="117.269072702037" calcext:value-type="float">
            <text:p>117.269072702037</text:p>
          </table:table-cell>
          <table:table-cell table:formula="of:=[.C197]+[.J197]" office:value-type="float" office:value="246.113478829966" calcext:value-type="float">
            <text:p>246.113478829966</text:p>
          </table:table-cell>
          <table:table-cell table:formula="of:=IF(AND([.B197]&gt;=[.J197];[.B197]&lt;=[.K1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.16" calcext:value-type="float">
            <text:p>112.16</text:p>
          </table:table-cell>
          <table:table-cell office:value-type="float" office:value="124.016777038574" calcext:value-type="float">
            <text:p>124.016777038574</text:p>
          </table:table-cell>
          <table:table-cell office:value-type="float" office:value="4.73764276504517" calcext:value-type="float">
            <text:p>4.73764276504517</text:p>
          </table:table-cell>
          <table:table-cell office:value-type="float" office:value="119.279134273529" calcext:value-type="float">
            <text:p>119.279134273529</text:p>
          </table:table-cell>
          <table:table-cell office:value-type="float" office:value="128.754419803619" calcext:value-type="float">
            <text:p>128.754419803619</text:p>
          </table:table-cell>
          <table:table-cell table:formula="of:=IF(AND([.B198]&gt;=[.E198];[.B198]&lt;=[.F198]);0;1)" office:value-type="float" office:value="1" calcext:value-type="float">
            <text:p>1</text:p>
          </table:table-cell>
          <table:table-cell table:formula="of:=([.B198]-[.C198])^2" office:value-type="float" office:value="140.583161742461" calcext:value-type="float">
            <text:p>140.583161742461</text:p>
          </table:table-cell>
          <table:table-cell table:formula="of:=[.I197]" office:value-type="float" office:value="11.5753334258931" calcext:value-type="float">
            <text:p>11.5753334258931</text:p>
          </table:table-cell>
          <table:table-cell table:formula="of:=[.C198]-[.I198]" office:value-type="float" office:value="112.441443612681" calcext:value-type="float">
            <text:p>112.441443612681</text:p>
          </table:table-cell>
          <table:table-cell table:formula="of:=[.C198]+[.J198]" office:value-type="float" office:value="236.458220651255" calcext:value-type="float">
            <text:p>236.458220651255</text:p>
          </table:table-cell>
          <table:table-cell table:formula="of:=IF(AND([.B198]&gt;=[.J198];[.B198]&lt;=[.K198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3.211" calcext:value-type="float">
            <text:p>133.211</text:p>
          </table:table-cell>
          <table:table-cell office:value-type="float" office:value="128.604919433594" calcext:value-type="float">
            <text:p>128.604919433594</text:p>
          </table:table-cell>
          <table:table-cell office:value-type="float" office:value="4.84309530258179" calcext:value-type="float">
            <text:p>4.84309530258179</text:p>
          </table:table-cell>
          <table:table-cell office:value-type="float" office:value="123.761824131012" calcext:value-type="float">
            <text:p>123.761824131012</text:p>
          </table:table-cell>
          <table:table-cell office:value-type="float" office:value="133.448014736176" calcext:value-type="float">
            <text:p>133.448014736176</text:p>
          </table:table-cell>
          <table:table-cell table:formula="of:=IF(AND([.B199]&gt;=[.E199];[.B199]&lt;=[.F199]);0;1)" office:value-type="float" office:value="0" calcext:value-type="float">
            <text:p>0</text:p>
          </table:table-cell>
          <table:table-cell table:formula="of:=([.B199]-[.C199])^2" office:value-type="float" office:value="21.2159781842254" calcext:value-type="float">
            <text:p>21.2159781842254</text:p>
          </table:table-cell>
          <table:table-cell table:formula="of:=[.I198]" office:value-type="float" office:value="11.5753334258931" calcext:value-type="float">
            <text:p>11.5753334258931</text:p>
          </table:table-cell>
          <table:table-cell table:formula="of:=[.C199]-[.I199]" office:value-type="float" office:value="117.029586007701" calcext:value-type="float">
            <text:p>117.029586007701</text:p>
          </table:table-cell>
          <table:table-cell table:formula="of:=[.C199]+[.J199]" office:value-type="float" office:value="245.634505441294" calcext:value-type="float">
            <text:p>245.634505441294</text:p>
          </table:table-cell>
          <table:table-cell table:formula="of:=IF(AND([.B199]&gt;=[.J199];[.B199]&lt;=[.K1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5.802" calcext:value-type="float">
            <text:p>125.802</text:p>
          </table:table-cell>
          <table:table-cell office:value-type="float" office:value="128.209686279297" calcext:value-type="float">
            <text:p>128.209686279297</text:p>
          </table:table-cell>
          <table:table-cell office:value-type="float" office:value="5.00443601608276" calcext:value-type="float">
            <text:p>5.00443601608276</text:p>
          </table:table-cell>
          <table:table-cell office:value-type="float" office:value="123.205250263214" calcext:value-type="float">
            <text:p>123.205250263214</text:p>
          </table:table-cell>
          <table:table-cell office:value-type="float" office:value="133.21412229538" calcext:value-type="float">
            <text:p>133.21412229538</text:p>
          </table:table-cell>
          <table:table-cell table:formula="of:=IF(AND([.B200]&gt;=[.E200];[.B200]&lt;=[.F200]);0;1)" office:value-type="float" office:value="0" calcext:value-type="float">
            <text:p>0</text:p>
          </table:table-cell>
          <table:table-cell table:formula="of:=([.B200]-[.C200])^2" office:value-type="float" office:value="5.7969532195144" calcext:value-type="float">
            <text:p>5.7969532195144</text:p>
          </table:table-cell>
          <table:table-cell table:formula="of:=[.I199]" office:value-type="float" office:value="11.5753334258931" calcext:value-type="float">
            <text:p>11.5753334258931</text:p>
          </table:table-cell>
          <table:table-cell table:formula="of:=[.C200]-[.I200]" office:value-type="float" office:value="116.634352853404" calcext:value-type="float">
            <text:p>116.634352853404</text:p>
          </table:table-cell>
          <table:table-cell table:formula="of:=[.C200]+[.J200]" office:value-type="float" office:value="244.844039132701" calcext:value-type="float">
            <text:p>244.844039132701</text:p>
          </table:table-cell>
          <table:table-cell table:formula="of:=IF(AND([.B200]&gt;=[.J200];[.B200]&lt;=[.K2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9.916" calcext:value-type="float">
            <text:p>119.916</text:p>
          </table:table-cell>
          <table:table-cell office:value-type="float" office:value="117.109199523926" calcext:value-type="float">
            <text:p>117.109199523926</text:p>
          </table:table-cell>
          <table:table-cell office:value-type="float" office:value="6.22482681274414" calcext:value-type="float">
            <text:p>6.22482681274414</text:p>
          </table:table-cell>
          <table:table-cell office:value-type="float" office:value="110.884372711182" calcext:value-type="float">
            <text:p>110.884372711182</text:p>
          </table:table-cell>
          <table:table-cell office:value-type="float" office:value="123.33402633667" calcext:value-type="float">
            <text:p>123.33402633667</text:p>
          </table:table-cell>
          <table:table-cell table:formula="of:=IF(AND([.B201]&gt;=[.E201];[.B201]&lt;=[.F201]);0;1)" office:value-type="float" office:value="0" calcext:value-type="float">
            <text:p>0</text:p>
          </table:table-cell>
          <table:table-cell table:formula="of:=([.B201]-[.C201])^2" office:value-type="float" office:value="7.87812891249044" calcext:value-type="float">
            <text:p>7.87812891249044</text:p>
          </table:table-cell>
          <table:table-cell table:formula="of:=[.I200]" office:value-type="float" office:value="11.5753334258931" calcext:value-type="float">
            <text:p>11.5753334258931</text:p>
          </table:table-cell>
          <table:table-cell table:formula="of:=[.C201]-[.I201]" office:value-type="float" office:value="105.533866098033" calcext:value-type="float">
            <text:p>105.533866098033</text:p>
          </table:table-cell>
          <table:table-cell table:formula="of:=[.C201]+[.J201]" office:value-type="float" office:value="222.643065621958" calcext:value-type="float">
            <text:p>222.643065621958</text:p>
          </table:table-cell>
          <table:table-cell table:formula="of:=IF(AND([.B201]&gt;=[.J201];[.B201]&lt;=[.K2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.537" calcext:value-type="float">
            <text:p>126.537</text:p>
          </table:table-cell>
          <table:table-cell office:value-type="float" office:value="118.759521484375" calcext:value-type="float">
            <text:p>118.759521484375</text:p>
          </table:table-cell>
          <table:table-cell office:value-type="float" office:value="4.67658615112305" calcext:value-type="float">
            <text:p>4.67658615112305</text:p>
          </table:table-cell>
          <table:table-cell office:value-type="float" office:value="114.082935333252" calcext:value-type="float">
            <text:p>114.082935333252</text:p>
          </table:table-cell>
          <table:table-cell office:value-type="float" office:value="123.436107635498" calcext:value-type="float">
            <text:p>123.436107635498</text:p>
          </table:table-cell>
          <table:table-cell table:formula="of:=IF(AND([.B202]&gt;=[.E202];[.B202]&lt;=[.F202]);0;1)" office:value-type="float" office:value="1" calcext:value-type="float">
            <text:p>1</text:p>
          </table:table-cell>
          <table:table-cell table:formula="of:=([.B202]-[.C202])^2" office:value-type="float" office:value="60.4891720610086" calcext:value-type="float">
            <text:p>60.4891720610086</text:p>
          </table:table-cell>
          <table:table-cell table:formula="of:=[.I201]" office:value-type="float" office:value="11.5753334258931" calcext:value-type="float">
            <text:p>11.5753334258931</text:p>
          </table:table-cell>
          <table:table-cell table:formula="of:=[.C202]-[.I202]" office:value-type="float" office:value="107.184188058482" calcext:value-type="float">
            <text:p>107.184188058482</text:p>
          </table:table-cell>
          <table:table-cell table:formula="of:=[.C202]+[.J202]" office:value-type="float" office:value="225.943709542857" calcext:value-type="float">
            <text:p>225.943709542857</text:p>
          </table:table-cell>
          <table:table-cell table:formula="of:=IF(AND([.B202]&gt;=[.J202];[.B202]&lt;=[.K2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9.991" calcext:value-type="float">
            <text:p>129.991</text:p>
          </table:table-cell>
          <table:table-cell office:value-type="float" office:value="129.451919555664" calcext:value-type="float">
            <text:p>129.451919555664</text:p>
          </table:table-cell>
          <table:table-cell office:value-type="float" office:value="4.06325149536133" calcext:value-type="float">
            <text:p>4.06325149536133</text:p>
          </table:table-cell>
          <table:table-cell office:value-type="float" office:value="125.388668060303" calcext:value-type="float">
            <text:p>125.388668060303</text:p>
          </table:table-cell>
          <table:table-cell office:value-type="float" office:value="133.515171051025" calcext:value-type="float">
            <text:p>133.515171051025</text:p>
          </table:table-cell>
          <table:table-cell table:formula="of:=IF(AND([.B203]&gt;=[.E203];[.B203]&lt;=[.F203]);0;1)" office:value-type="float" office:value="0" calcext:value-type="float">
            <text:p>0</text:p>
          </table:table-cell>
          <table:table-cell table:formula="of:=([.B203]-[.C203])^2" office:value-type="float" office:value="0.290607725465447" calcext:value-type="float">
            <text:p>0.290607725465447</text:p>
          </table:table-cell>
          <table:table-cell table:formula="of:=[.I202]" office:value-type="float" office:value="11.5753334258931" calcext:value-type="float">
            <text:p>11.5753334258931</text:p>
          </table:table-cell>
          <table:table-cell table:formula="of:=[.C203]-[.I203]" office:value-type="float" office:value="117.876586129771" calcext:value-type="float">
            <text:p>117.876586129771</text:p>
          </table:table-cell>
          <table:table-cell table:formula="of:=[.C203]+[.J203]" office:value-type="float" office:value="247.328505685435" calcext:value-type="float">
            <text:p>247.328505685435</text:p>
          </table:table-cell>
          <table:table-cell table:formula="of:=IF(AND([.B203]&gt;=[.J203];[.B203]&lt;=[.K2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6.995864868164" calcext:value-type="float">
            <text:p>116.995864868164</text:p>
          </table:table-cell>
          <table:table-cell office:value-type="float" office:value="7.33214139938355" calcext:value-type="float">
            <text:p>7.33214139938355</text:p>
          </table:table-cell>
          <table:table-cell office:value-type="float" office:value="109.663723468781" calcext:value-type="float">
            <text:p>109.663723468781</text:p>
          </table:table-cell>
          <table:table-cell office:value-type="float" office:value="124.328006267548" calcext:value-type="float">
            <text:p>124.328006267548</text:p>
          </table:table-cell>
          <table:table-cell table:formula="of:=IF(AND([.B204]&gt;=[.E204];[.B204]&lt;=[.F204]);0;1)" office:value-type="float" office:value="0" calcext:value-type="float">
            <text:p>0</text:p>
          </table:table-cell>
          <table:table-cell table:formula="of:=([.B204]-[.C204])^2" office:value-type="float" office:value="8.49218356660044" calcext:value-type="float">
            <text:p>8.49218356660044</text:p>
          </table:table-cell>
          <table:table-cell table:formula="of:=[.I203]" office:value-type="float" office:value="11.5753334258931" calcext:value-type="float">
            <text:p>11.5753334258931</text:p>
          </table:table-cell>
          <table:table-cell table:formula="of:=[.C204]-[.I204]" office:value-type="float" office:value="105.420531442271" calcext:value-type="float">
            <text:p>105.420531442271</text:p>
          </table:table-cell>
          <table:table-cell table:formula="of:=[.C204]+[.J204]" office:value-type="float" office:value="222.416396310435" calcext:value-type="float">
            <text:p>222.416396310435</text:p>
          </table:table-cell>
          <table:table-cell table:formula="of:=IF(AND([.B204]&gt;=[.J204];[.B204]&lt;=[.K2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3.177" calcext:value-type="float">
            <text:p>123.177</text:p>
          </table:table-cell>
          <table:table-cell office:value-type="float" office:value="116.860038757324" calcext:value-type="float">
            <text:p>116.860038757324</text:p>
          </table:table-cell>
          <table:table-cell office:value-type="float" office:value="5.5062313079834" calcext:value-type="float">
            <text:p>5.5062313079834</text:p>
          </table:table-cell>
          <table:table-cell office:value-type="float" office:value="111.353807449341" calcext:value-type="float">
            <text:p>111.353807449341</text:p>
          </table:table-cell>
          <table:table-cell office:value-type="float" office:value="122.366270065308" calcext:value-type="float">
            <text:p>122.366270065308</text:p>
          </table:table-cell>
          <table:table-cell table:formula="of:=IF(AND([.B205]&gt;=[.E205];[.B205]&lt;=[.F205]);0;1)" office:value-type="float" office:value="1" calcext:value-type="float">
            <text:p>1</text:p>
          </table:table-cell>
          <table:table-cell table:formula="of:=([.B205]-[.C205])^2" office:value-type="float" office:value="39.903999341468" calcext:value-type="float">
            <text:p>39.903999341468</text:p>
          </table:table-cell>
          <table:table-cell table:formula="of:=[.I204]" office:value-type="float" office:value="11.5753334258931" calcext:value-type="float">
            <text:p>11.5753334258931</text:p>
          </table:table-cell>
          <table:table-cell table:formula="of:=[.C205]-[.I205]" office:value-type="float" office:value="105.284705331431" calcext:value-type="float">
            <text:p>105.284705331431</text:p>
          </table:table-cell>
          <table:table-cell table:formula="of:=[.C205]+[.J205]" office:value-type="float" office:value="222.144744088755" calcext:value-type="float">
            <text:p>222.144744088755</text:p>
          </table:table-cell>
          <table:table-cell table:formula="of:=IF(AND([.B205]&gt;=[.J205];[.B205]&lt;=[.K2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2.803" calcext:value-type="float">
            <text:p>112.803</text:p>
          </table:table-cell>
          <table:table-cell office:value-type="float" office:value="116.440437316895" calcext:value-type="float">
            <text:p>116.440437316895</text:p>
          </table:table-cell>
          <table:table-cell office:value-type="float" office:value="6.30781745910645" calcext:value-type="float">
            <text:p>6.30781745910645</text:p>
          </table:table-cell>
          <table:table-cell office:value-type="float" office:value="110.132619857788" calcext:value-type="float">
            <text:p>110.132619857788</text:p>
          </table:table-cell>
          <table:table-cell office:value-type="float" office:value="122.748254776001" calcext:value-type="float">
            <text:p>122.748254776001</text:p>
          </table:table-cell>
          <table:table-cell table:formula="of:=IF(AND([.B206]&gt;=[.E206];[.B206]&lt;=[.F206]);0;1)" office:value-type="float" office:value="0" calcext:value-type="float">
            <text:p>0</text:p>
          </table:table-cell>
          <table:table-cell table:formula="of:=([.B206]-[.C206])^2" office:value-type="float" office:value="13.2309502343369" calcext:value-type="float">
            <text:p>13.2309502343369</text:p>
          </table:table-cell>
          <table:table-cell table:formula="of:=[.I205]" office:value-type="float" office:value="11.5753334258931" calcext:value-type="float">
            <text:p>11.5753334258931</text:p>
          </table:table-cell>
          <table:table-cell table:formula="of:=[.C206]-[.I206]" office:value-type="float" office:value="104.865103891001" calcext:value-type="float">
            <text:p>104.865103891001</text:p>
          </table:table-cell>
          <table:table-cell table:formula="of:=[.C206]+[.J206]" office:value-type="float" office:value="221.305541207896" calcext:value-type="float">
            <text:p>221.305541207896</text:p>
          </table:table-cell>
          <table:table-cell table:formula="of:=IF(AND([.B206]&gt;=[.J206];[.B206]&lt;=[.K2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0.347885131836" calcext:value-type="float">
            <text:p>120.347885131836</text:p>
          </table:table-cell>
          <table:table-cell office:value-type="float" office:value="4.88651657104492" calcext:value-type="float">
            <text:p>4.88651657104492</text:p>
          </table:table-cell>
          <table:table-cell office:value-type="float" office:value="115.461368560791" calcext:value-type="float">
            <text:p>115.461368560791</text:p>
          </table:table-cell>
          <table:table-cell office:value-type="float" office:value="125.234401702881" calcext:value-type="float">
            <text:p>125.234401702881</text:p>
          </table:table-cell>
          <table:table-cell table:formula="of:=IF(AND([.B207]&gt;=[.E207];[.B207]&lt;=[.F207]);0;1)" office:value-type="float" office:value="0" calcext:value-type="float">
            <text:p>0</text:p>
          </table:table-cell>
          <table:table-cell table:formula="of:=([.B207]-[.C207])^2" office:value-type="float" office:value="11.5048847475697" calcext:value-type="float">
            <text:p>11.5048847475697</text:p>
          </table:table-cell>
          <table:table-cell table:formula="of:=[.I206]" office:value-type="float" office:value="11.5753334258931" calcext:value-type="float">
            <text:p>11.5753334258931</text:p>
          </table:table-cell>
          <table:table-cell table:formula="of:=[.C207]-[.I207]" office:value-type="float" office:value="108.772551705943" calcext:value-type="float">
            <text:p>108.772551705943</text:p>
          </table:table-cell>
          <table:table-cell table:formula="of:=[.C207]+[.J207]" office:value-type="float" office:value="229.120436837779" calcext:value-type="float">
            <text:p>229.120436837779</text:p>
          </table:table-cell>
          <table:table-cell table:formula="of:=IF(AND([.B207]&gt;=[.J207];[.B207]&lt;=[.K2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0.058" calcext:value-type="float">
            <text:p>120.058</text:p>
          </table:table-cell>
          <table:table-cell office:value-type="float" office:value="124.835273742676" calcext:value-type="float">
            <text:p>124.835273742676</text:p>
          </table:table-cell>
          <table:table-cell office:value-type="float" office:value="4.78489494323731" calcext:value-type="float">
            <text:p>4.78489494323731</text:p>
          </table:table-cell>
          <table:table-cell office:value-type="float" office:value="120.050378799438" calcext:value-type="float">
            <text:p>120.050378799438</text:p>
          </table:table-cell>
          <table:table-cell office:value-type="float" office:value="129.620168685913" calcext:value-type="float">
            <text:p>129.620168685913</text:p>
          </table:table-cell>
          <table:table-cell table:formula="of:=IF(AND([.B208]&gt;=[.E208];[.B208]&lt;=[.F208]);0;1)" office:value-type="float" office:value="0" calcext:value-type="float">
            <text:p>0</text:p>
          </table:table-cell>
          <table:table-cell table:formula="of:=([.B208]-[.C208])^2" office:value-type="float" office:value="22.8223444124594" calcext:value-type="float">
            <text:p>22.8223444124594</text:p>
          </table:table-cell>
          <table:table-cell table:formula="of:=[.I207]" office:value-type="float" office:value="11.5753334258931" calcext:value-type="float">
            <text:p>11.5753334258931</text:p>
          </table:table-cell>
          <table:table-cell table:formula="of:=[.C208]-[.I208]" office:value-type="float" office:value="113.259940316783" calcext:value-type="float">
            <text:p>113.259940316783</text:p>
          </table:table-cell>
          <table:table-cell table:formula="of:=[.C208]+[.J208]" office:value-type="float" office:value="238.095214059458" calcext:value-type="float">
            <text:p>238.095214059458</text:p>
          </table:table-cell>
          <table:table-cell table:formula="of:=IF(AND([.B208]&gt;=[.J208];[.B208]&lt;=[.K2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2.845" calcext:value-type="float">
            <text:p>122.845</text:p>
          </table:table-cell>
          <table:table-cell office:value-type="float" office:value="119.36742401123" calcext:value-type="float">
            <text:p>119.36742401123</text:p>
          </table:table-cell>
          <table:table-cell office:value-type="float" office:value="4.62415742874146" calcext:value-type="float">
            <text:p>4.62415742874146</text:p>
          </table:table-cell>
          <table:table-cell office:value-type="float" office:value="114.743266582489" calcext:value-type="float">
            <text:p>114.743266582489</text:p>
          </table:table-cell>
          <table:table-cell office:value-type="float" office:value="123.991581439972" calcext:value-type="float">
            <text:p>123.991581439972</text:p>
          </table:table-cell>
          <table:table-cell table:formula="of:=IF(AND([.B209]&gt;=[.E209];[.B209]&lt;=[.F209]);0;1)" office:value-type="float" office:value="0" calcext:value-type="float">
            <text:p>0</text:p>
          </table:table-cell>
          <table:table-cell table:formula="of:=([.B209]-[.C209])^2" office:value-type="float" office:value="12.0935347576664" calcext:value-type="float">
            <text:p>12.0935347576664</text:p>
          </table:table-cell>
          <table:table-cell table:formula="of:=[.I208]" office:value-type="float" office:value="11.5753334258931" calcext:value-type="float">
            <text:p>11.5753334258931</text:p>
          </table:table-cell>
          <table:table-cell table:formula="of:=[.C209]-[.I209]" office:value-type="float" office:value="107.792090585337" calcext:value-type="float">
            <text:p>107.792090585337</text:p>
          </table:table-cell>
          <table:table-cell table:formula="of:=[.C209]+[.J209]" office:value-type="float" office:value="227.159514596568" calcext:value-type="float">
            <text:p>227.159514596568</text:p>
          </table:table-cell>
          <table:table-cell table:formula="of:=IF(AND([.B209]&gt;=[.J209];[.B209]&lt;=[.K2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6.743" calcext:value-type="float">
            <text:p>126.743</text:p>
          </table:table-cell>
          <table:table-cell office:value-type="float" office:value="123.675109863281" calcext:value-type="float">
            <text:p>123.675109863281</text:p>
          </table:table-cell>
          <table:table-cell office:value-type="float" office:value="4.59117937088013" calcext:value-type="float">
            <text:p>4.59117937088013</text:p>
          </table:table-cell>
          <table:table-cell office:value-type="float" office:value="119.083930492401" calcext:value-type="float">
            <text:p>119.083930492401</text:p>
          </table:table-cell>
          <table:table-cell office:value-type="float" office:value="128.266289234161" calcext:value-type="float">
            <text:p>128.266289234161</text:p>
          </table:table-cell>
          <table:table-cell table:formula="of:=IF(AND([.B210]&gt;=[.E210];[.B210]&lt;=[.F210]);0;1)" office:value-type="float" office:value="0" calcext:value-type="float">
            <text:p>0</text:p>
          </table:table-cell>
          <table:table-cell table:formula="of:=([.B210]-[.C210])^2" office:value-type="float" office:value="9.41194989097616" calcext:value-type="float">
            <text:p>9.41194989097616</text:p>
          </table:table-cell>
          <table:table-cell table:formula="of:=[.I209]" office:value-type="float" office:value="11.5753334258931" calcext:value-type="float">
            <text:p>11.5753334258931</text:p>
          </table:table-cell>
          <table:table-cell table:formula="of:=[.C210]-[.I210]" office:value-type="float" office:value="112.099776437388" calcext:value-type="float">
            <text:p>112.099776437388</text:p>
          </table:table-cell>
          <table:table-cell table:formula="of:=[.C210]+[.J210]" office:value-type="float" office:value="235.774886300669" calcext:value-type="float">
            <text:p>235.774886300669</text:p>
          </table:table-cell>
          <table:table-cell table:formula="of:=IF(AND([.B210]&gt;=[.J210];[.B210]&lt;=[.K2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0.037" calcext:value-type="float">
            <text:p>120.037</text:p>
          </table:table-cell>
          <table:table-cell office:value-type="float" office:value="124.435005187988" calcext:value-type="float">
            <text:p>124.435005187988</text:p>
          </table:table-cell>
          <table:table-cell office:value-type="float" office:value="4.3117561340332" calcext:value-type="float">
            <text:p>4.3117561340332</text:p>
          </table:table-cell>
          <table:table-cell office:value-type="float" office:value="120.123249053955" calcext:value-type="float">
            <text:p>120.123249053955</text:p>
          </table:table-cell>
          <table:table-cell office:value-type="float" office:value="128.746761322021" calcext:value-type="float">
            <text:p>128.746761322021</text:p>
          </table:table-cell>
          <table:table-cell table:formula="of:=IF(AND([.B211]&gt;=[.E211];[.B211]&lt;=[.F211]);0;1)" office:value-type="float" office:value="1" calcext:value-type="float">
            <text:p>1</text:p>
          </table:table-cell>
          <table:table-cell table:formula="of:=([.B211]-[.C211])^2" office:value-type="float" office:value="19.3424496335718" calcext:value-type="float">
            <text:p>19.3424496335718</text:p>
          </table:table-cell>
          <table:table-cell table:formula="of:=[.I210]" office:value-type="float" office:value="11.5753334258931" calcext:value-type="float">
            <text:p>11.5753334258931</text:p>
          </table:table-cell>
          <table:table-cell table:formula="of:=[.C211]-[.I211]" office:value-type="float" office:value="112.859671762095" calcext:value-type="float">
            <text:p>112.859671762095</text:p>
          </table:table-cell>
          <table:table-cell table:formula="of:=[.C211]+[.J211]" office:value-type="float" office:value="237.294676950083" calcext:value-type="float">
            <text:p>237.294676950083</text:p>
          </table:table-cell>
          <table:table-cell table:formula="of:=IF(AND([.B211]&gt;=[.J211];[.B211]&lt;=[.K2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1.865" calcext:value-type="float">
            <text:p>131.865</text:p>
          </table:table-cell>
          <table:table-cell office:value-type="float" office:value="126.91877746582" calcext:value-type="float">
            <text:p>126.91877746582</text:p>
          </table:table-cell>
          <table:table-cell office:value-type="float" office:value="4.46503925323486" calcext:value-type="float">
            <text:p>4.46503925323486</text:p>
          </table:table-cell>
          <table:table-cell office:value-type="float" office:value="122.453738212585" calcext:value-type="float">
            <text:p>122.453738212585</text:p>
          </table:table-cell>
          <table:table-cell office:value-type="float" office:value="131.383816719055" calcext:value-type="float">
            <text:p>131.383816719055</text:p>
          </table:table-cell>
          <table:table-cell table:formula="of:=IF(AND([.B212]&gt;=[.E212];[.B212]&lt;=[.F212]);0;1)" office:value-type="float" office:value="1" calcext:value-type="float">
            <text:p>1</text:p>
          </table:table-cell>
          <table:table-cell table:formula="of:=([.B212]-[.C212])^2" office:value-type="float" office:value="24.465117357627" calcext:value-type="float">
            <text:p>24.465117357627</text:p>
          </table:table-cell>
          <table:table-cell table:formula="of:=[.I211]" office:value-type="float" office:value="11.5753334258931" calcext:value-type="float">
            <text:p>11.5753334258931</text:p>
          </table:table-cell>
          <table:table-cell table:formula="of:=[.C212]-[.I212]" office:value-type="float" office:value="115.343444039927" calcext:value-type="float">
            <text:p>115.343444039927</text:p>
          </table:table-cell>
          <table:table-cell table:formula="of:=[.C212]+[.J212]" office:value-type="float" office:value="242.262221505747" calcext:value-type="float">
            <text:p>242.262221505747</text:p>
          </table:table-cell>
          <table:table-cell table:formula="of:=IF(AND([.B212]&gt;=[.J212];[.B212]&lt;=[.K2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6.356" calcext:value-type="float">
            <text:p>126.356</text:p>
          </table:table-cell>
          <table:table-cell office:value-type="float" office:value="126.544929504395" calcext:value-type="float">
            <text:p>126.544929504395</text:p>
          </table:table-cell>
          <table:table-cell office:value-type="float" office:value="4.90971374511719" calcext:value-type="float">
            <text:p>4.90971374511719</text:p>
          </table:table-cell>
          <table:table-cell office:value-type="float" office:value="121.635215759277" calcext:value-type="float">
            <text:p>121.635215759277</text:p>
          </table:table-cell>
          <table:table-cell office:value-type="float" office:value="131.454643249512" calcext:value-type="float">
            <text:p>131.454643249512</text:p>
          </table:table-cell>
          <table:table-cell table:formula="of:=IF(AND([.B213]&gt;=[.E213];[.B213]&lt;=[.F213]);0;1)" office:value-type="float" office:value="0" calcext:value-type="float">
            <text:p>0</text:p>
          </table:table-cell>
          <table:table-cell table:formula="of:=([.B213]-[.C213])^2" office:value-type="float" office:value="0.0356943576307653" calcext:value-type="float">
            <text:p>0.0356943576307653</text:p>
          </table:table-cell>
          <table:table-cell table:formula="of:=[.I212]" office:value-type="float" office:value="11.5753334258931" calcext:value-type="float">
            <text:p>11.5753334258931</text:p>
          </table:table-cell>
          <table:table-cell table:formula="of:=[.C213]-[.I213]" office:value-type="float" office:value="114.969596078501" calcext:value-type="float">
            <text:p>114.969596078501</text:p>
          </table:table-cell>
          <table:table-cell table:formula="of:=[.C213]+[.J213]" office:value-type="float" office:value="241.514525582896" calcext:value-type="float">
            <text:p>241.514525582896</text:p>
          </table:table-cell>
          <table:table-cell table:formula="of:=IF(AND([.B213]&gt;=[.J213];[.B213]&lt;=[.K2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944" calcext:value-type="float">
            <text:p>121.944</text:p>
          </table:table-cell>
          <table:table-cell office:value-type="float" office:value="120.511123657227" calcext:value-type="float">
            <text:p>120.511123657227</text:p>
          </table:table-cell>
          <table:table-cell office:value-type="float" office:value="5.31649780273438" calcext:value-type="float">
            <text:p>5.31649780273438</text:p>
          </table:table-cell>
          <table:table-cell office:value-type="float" office:value="115.194625854492" calcext:value-type="float">
            <text:p>115.194625854492</text:p>
          </table:table-cell>
          <table:table-cell office:value-type="float" office:value="125.827621459961" calcext:value-type="float">
            <text:p>125.827621459961</text:p>
          </table:table-cell>
          <table:table-cell table:formula="of:=IF(AND([.B214]&gt;=[.E214];[.B214]&lt;=[.F214]);0;1)" office:value-type="float" office:value="0" calcext:value-type="float">
            <text:p>0</text:p>
          </table:table-cell>
          <table:table-cell table:formula="of:=([.B214]-[.C214])^2" office:value-type="float" office:value="2.05313461367979" calcext:value-type="float">
            <text:p>2.05313461367979</text:p>
          </table:table-cell>
          <table:table-cell table:formula="of:=[.I213]" office:value-type="float" office:value="11.5753334258931" calcext:value-type="float">
            <text:p>11.5753334258931</text:p>
          </table:table-cell>
          <table:table-cell table:formula="of:=[.C214]-[.I214]" office:value-type="float" office:value="108.935790231333" calcext:value-type="float">
            <text:p>108.935790231333</text:p>
          </table:table-cell>
          <table:table-cell table:formula="of:=[.C214]+[.J214]" office:value-type="float" office:value="229.44691388856" calcext:value-type="float">
            <text:p>229.44691388856</text:p>
          </table:table-cell>
          <table:table-cell table:formula="of:=IF(AND([.B214]&gt;=[.J214];[.B214]&lt;=[.K2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2.039" calcext:value-type="float">
            <text:p>112.039</text:p>
          </table:table-cell>
          <table:table-cell office:value-type="float" office:value="117.773162841797" calcext:value-type="float">
            <text:p>117.773162841797</text:p>
          </table:table-cell>
          <table:table-cell office:value-type="float" office:value="5.80889892578125" calcext:value-type="float">
            <text:p>5.80889892578125</text:p>
          </table:table-cell>
          <table:table-cell office:value-type="float" office:value="111.964263916016" calcext:value-type="float">
            <text:p>111.964263916016</text:p>
          </table:table-cell>
          <table:table-cell office:value-type="float" office:value="123.582061767578" calcext:value-type="float">
            <text:p>123.582061767578</text:p>
          </table:table-cell>
          <table:table-cell table:formula="of:=IF(AND([.B215]&gt;=[.E215];[.B215]&lt;=[.F215]);0;1)" office:value-type="float" office:value="0" calcext:value-type="float">
            <text:p>0</text:p>
          </table:table-cell>
          <table:table-cell table:formula="of:=([.B215]-[.C215])^2" office:value-type="float" office:value="32.880623496244" calcext:value-type="float">
            <text:p>32.880623496244</text:p>
          </table:table-cell>
          <table:table-cell table:formula="of:=[.I214]" office:value-type="float" office:value="11.5753334258931" calcext:value-type="float">
            <text:p>11.5753334258931</text:p>
          </table:table-cell>
          <table:table-cell table:formula="of:=[.C215]-[.I215]" office:value-type="float" office:value="106.197829415904" calcext:value-type="float">
            <text:p>106.197829415904</text:p>
          </table:table-cell>
          <table:table-cell table:formula="of:=[.C215]+[.J215]" office:value-type="float" office:value="223.970992257701" calcext:value-type="float">
            <text:p>223.970992257701</text:p>
          </table:table-cell>
          <table:table-cell table:formula="of:=IF(AND([.B215]&gt;=[.J215];[.B215]&lt;=[.K2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.374" calcext:value-type="float">
            <text:p>130.374</text:p>
          </table:table-cell>
          <table:table-cell office:value-type="float" office:value="126.74201965332" calcext:value-type="float">
            <text:p>126.74201965332</text:p>
          </table:table-cell>
          <table:table-cell office:value-type="float" office:value="4.10680198669434" calcext:value-type="float">
            <text:p>4.10680198669434</text:p>
          </table:table-cell>
          <table:table-cell office:value-type="float" office:value="122.635217666626" calcext:value-type="float">
            <text:p>122.635217666626</text:p>
          </table:table-cell>
          <table:table-cell office:value-type="float" office:value="130.848821640015" calcext:value-type="float">
            <text:p>130.848821640015</text:p>
          </table:table-cell>
          <table:table-cell table:formula="of:=IF(AND([.B216]&gt;=[.E216];[.B216]&lt;=[.F216]);0;1)" office:value-type="float" office:value="0" calcext:value-type="float">
            <text:p>0</text:p>
          </table:table-cell>
          <table:table-cell table:formula="of:=([.B216]-[.C216])^2" office:value-type="float" office:value="13.1912812386675" calcext:value-type="float">
            <text:p>13.1912812386675</text:p>
          </table:table-cell>
          <table:table-cell table:formula="of:=[.I215]" office:value-type="float" office:value="11.5753334258931" calcext:value-type="float">
            <text:p>11.5753334258931</text:p>
          </table:table-cell>
          <table:table-cell table:formula="of:=[.C216]-[.I216]" office:value-type="float" office:value="115.166686227427" calcext:value-type="float">
            <text:p>115.166686227427</text:p>
          </table:table-cell>
          <table:table-cell table:formula="of:=[.C216]+[.J216]" office:value-type="float" office:value="241.908705880747" calcext:value-type="float">
            <text:p>241.908705880747</text:p>
          </table:table-cell>
          <table:table-cell table:formula="of:=IF(AND([.B216]&gt;=[.J216];[.B216]&lt;=[.K2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9.645" calcext:value-type="float">
            <text:p>129.645</text:p>
          </table:table-cell>
          <table:table-cell office:value-type="float" office:value="127.769271850586" calcext:value-type="float">
            <text:p>127.769271850586</text:p>
          </table:table-cell>
          <table:table-cell office:value-type="float" office:value="4.65665197372437" calcext:value-type="float">
            <text:p>4.65665197372437</text:p>
          </table:table-cell>
          <table:table-cell office:value-type="float" office:value="123.112619876862" calcext:value-type="float">
            <text:p>123.112619876862</text:p>
          </table:table-cell>
          <table:table-cell office:value-type="float" office:value="132.42592382431" calcext:value-type="float">
            <text:p>132.42592382431</text:p>
          </table:table-cell>
          <table:table-cell table:formula="of:=IF(AND([.B217]&gt;=[.E217];[.B217]&lt;=[.F217]);0;1)" office:value-type="float" office:value="0" calcext:value-type="float">
            <text:p>0</text:p>
          </table:table-cell>
          <table:table-cell table:formula="of:=([.B217]-[.C217])^2" office:value-type="float" office:value="3.51835609050434" calcext:value-type="float">
            <text:p>3.51835609050434</text:p>
          </table:table-cell>
          <table:table-cell table:formula="of:=[.I216]" office:value-type="float" office:value="11.5753334258931" calcext:value-type="float">
            <text:p>11.5753334258931</text:p>
          </table:table-cell>
          <table:table-cell table:formula="of:=[.C217]-[.I217]" office:value-type="float" office:value="116.193938424693" calcext:value-type="float">
            <text:p>116.193938424693</text:p>
          </table:table-cell>
          <table:table-cell table:formula="of:=[.C217]+[.J217]" office:value-type="float" office:value="243.963210275279" calcext:value-type="float">
            <text:p>243.963210275279</text:p>
          </table:table-cell>
          <table:table-cell table:formula="of:=IF(AND([.B217]&gt;=[.J217];[.B217]&lt;=[.K2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8.758" calcext:value-type="float">
            <text:p>138.758</text:p>
          </table:table-cell>
          <table:table-cell office:value-type="float" office:value="141.280136108398" calcext:value-type="float">
            <text:p>141.280136108398</text:p>
          </table:table-cell>
          <table:table-cell office:value-type="float" office:value="9.62491035461426" calcext:value-type="float">
            <text:p>9.62491035461426</text:p>
          </table:table-cell>
          <table:table-cell office:value-type="float" office:value="131.655225753784" calcext:value-type="float">
            <text:p>131.655225753784</text:p>
          </table:table-cell>
          <table:table-cell office:value-type="float" office:value="150.905046463013" calcext:value-type="float">
            <text:p>150.905046463013</text:p>
          </table:table-cell>
          <table:table-cell table:formula="of:=IF(AND([.B218]&gt;=[.E218];[.B218]&lt;=[.F218]);0;1)" office:value-type="float" office:value="0" calcext:value-type="float">
            <text:p>0</text:p>
          </table:table-cell>
          <table:table-cell table:formula="of:=([.B218]-[.C218])^2" office:value-type="float" office:value="6.36117054928717" calcext:value-type="float">
            <text:p>6.36117054928717</text:p>
          </table:table-cell>
          <table:table-cell table:formula="of:=[.I217]" office:value-type="float" office:value="11.5753334258931" calcext:value-type="float">
            <text:p>11.5753334258931</text:p>
          </table:table-cell>
          <table:table-cell table:formula="of:=[.C218]-[.I218]" office:value-type="float" office:value="129.704802682505" calcext:value-type="float">
            <text:p>129.704802682505</text:p>
          </table:table-cell>
          <table:table-cell table:formula="of:=[.C218]+[.J218]" office:value-type="float" office:value="270.984938790904" calcext:value-type="float">
            <text:p>270.984938790904</text:p>
          </table:table-cell>
          <table:table-cell table:formula="of:=IF(AND([.B218]&gt;=[.J218];[.B218]&lt;=[.K2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9.663" calcext:value-type="float">
            <text:p>109.663</text:p>
          </table:table-cell>
          <table:table-cell office:value-type="float" office:value="116.783432006836" calcext:value-type="float">
            <text:p>116.783432006836</text:p>
          </table:table-cell>
          <table:table-cell office:value-type="float" office:value="5.11140632629395" calcext:value-type="float">
            <text:p>5.11140632629395</text:p>
          </table:table-cell>
          <table:table-cell office:value-type="float" office:value="111.672025680542" calcext:value-type="float">
            <text:p>111.672025680542</text:p>
          </table:table-cell>
          <table:table-cell office:value-type="float" office:value="121.89483833313" calcext:value-type="float">
            <text:p>121.89483833313</text:p>
          </table:table-cell>
          <table:table-cell table:formula="of:=IF(AND([.B219]&gt;=[.E219];[.B219]&lt;=[.F219]);0;1)" office:value-type="float" office:value="1" calcext:value-type="float">
            <text:p>1</text:p>
          </table:table-cell>
          <table:table-cell table:formula="of:=([.B219]-[.C219])^2" office:value-type="float" office:value="50.7005519639737" calcext:value-type="float">
            <text:p>50.7005519639737</text:p>
          </table:table-cell>
          <table:table-cell table:formula="of:=[.I218]" office:value-type="float" office:value="11.5753334258931" calcext:value-type="float">
            <text:p>11.5753334258931</text:p>
          </table:table-cell>
          <table:table-cell table:formula="of:=[.C219]-[.I219]" office:value-type="float" office:value="105.208098580943" calcext:value-type="float">
            <text:p>105.208098580943</text:p>
          </table:table-cell>
          <table:table-cell table:formula="of:=[.C219]+[.J219]" office:value-type="float" office:value="221.991530587779" calcext:value-type="float">
            <text:p>221.991530587779</text:p>
          </table:table-cell>
          <table:table-cell table:formula="of:=IF(AND([.B219]&gt;=[.J219];[.B219]&lt;=[.K2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5.191" calcext:value-type="float">
            <text:p>135.191</text:p>
          </table:table-cell>
          <table:table-cell office:value-type="float" office:value="127.869781494141" calcext:value-type="float">
            <text:p>127.869781494141</text:p>
          </table:table-cell>
          <table:table-cell office:value-type="float" office:value="4.94266748428345" calcext:value-type="float">
            <text:p>4.94266748428345</text:p>
          </table:table-cell>
          <table:table-cell office:value-type="float" office:value="122.927114009857" calcext:value-type="float">
            <text:p>122.927114009857</text:p>
          </table:table-cell>
          <table:table-cell office:value-type="float" office:value="132.812448978424" calcext:value-type="float">
            <text:p>132.812448978424</text:p>
          </table:table-cell>
          <table:table-cell table:formula="of:=IF(AND([.B220]&gt;=[.E220];[.B220]&lt;=[.F220]);0;1)" office:value-type="float" office:value="1" calcext:value-type="float">
            <text:p>1</text:p>
          </table:table-cell>
          <table:table-cell table:formula="of:=([.B220]-[.C220])^2" office:value-type="float" office:value="53.6002404105378" calcext:value-type="float">
            <text:p>53.6002404105378</text:p>
          </table:table-cell>
          <table:table-cell table:formula="of:=[.I219]" office:value-type="float" office:value="11.5753334258931" calcext:value-type="float">
            <text:p>11.5753334258931</text:p>
          </table:table-cell>
          <table:table-cell table:formula="of:=[.C220]-[.I220]" office:value-type="float" office:value="116.294448068248" calcext:value-type="float">
            <text:p>116.294448068248</text:p>
          </table:table-cell>
          <table:table-cell table:formula="of:=[.C220]+[.J220]" office:value-type="float" office:value="244.164229562388" calcext:value-type="float">
            <text:p>244.164229562388</text:p>
          </table:table-cell>
          <table:table-cell table:formula="of:=IF(AND([.B220]&gt;=[.J220];[.B220]&lt;=[.K2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3.076" calcext:value-type="float">
            <text:p>113.076</text:p>
          </table:table-cell>
          <table:table-cell office:value-type="float" office:value="116.928810119629" calcext:value-type="float">
            <text:p>116.928810119629</text:p>
          </table:table-cell>
          <table:table-cell office:value-type="float" office:value="6.31488037109375" calcext:value-type="float">
            <text:p>6.31488037109375</text:p>
          </table:table-cell>
          <table:table-cell office:value-type="float" office:value="110.613929748535" calcext:value-type="float">
            <text:p>110.613929748535</text:p>
          </table:table-cell>
          <table:table-cell office:value-type="float" office:value="123.243690490723" calcext:value-type="float">
            <text:p>123.243690490723</text:p>
          </table:table-cell>
          <table:table-cell table:formula="of:=IF(AND([.B221]&gt;=[.E221];[.B221]&lt;=[.F221]);0;1)" office:value-type="float" office:value="0" calcext:value-type="float">
            <text:p>0</text:p>
          </table:table-cell>
          <table:table-cell table:formula="of:=([.B221]-[.C221])^2" office:value-type="float" office:value="14.844145817915" calcext:value-type="float">
            <text:p>14.844145817915</text:p>
          </table:table-cell>
          <table:table-cell table:formula="of:=[.I220]" office:value-type="float" office:value="11.5753334258931" calcext:value-type="float">
            <text:p>11.5753334258931</text:p>
          </table:table-cell>
          <table:table-cell table:formula="of:=[.C221]-[.I221]" office:value-type="float" office:value="105.353476693736" calcext:value-type="float">
            <text:p>105.353476693736</text:p>
          </table:table-cell>
          <table:table-cell table:formula="of:=[.C221]+[.J221]" office:value-type="float" office:value="222.282286813365" calcext:value-type="float">
            <text:p>222.282286813365</text:p>
          </table:table-cell>
          <table:table-cell table:formula="of:=IF(AND([.B221]&gt;=[.J221];[.B221]&lt;=[.K2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.365" calcext:value-type="float">
            <text:p>118.365</text:p>
          </table:table-cell>
          <table:table-cell office:value-type="float" office:value="123.604064941406" calcext:value-type="float">
            <text:p>123.604064941406</text:p>
          </table:table-cell>
          <table:table-cell office:value-type="float" office:value="4.93975114822388" calcext:value-type="float">
            <text:p>4.93975114822388</text:p>
          </table:table-cell>
          <table:table-cell office:value-type="float" office:value="118.664313793182" calcext:value-type="float">
            <text:p>118.664313793182</text:p>
          </table:table-cell>
          <table:table-cell office:value-type="float" office:value="128.54381608963" calcext:value-type="float">
            <text:p>128.54381608963</text:p>
          </table:table-cell>
          <table:table-cell table:formula="of:=IF(AND([.B222]&gt;=[.E222];[.B222]&lt;=[.F222]);0;1)" office:value-type="float" office:value="1" calcext:value-type="float">
            <text:p>1</text:p>
          </table:table-cell>
          <table:table-cell table:formula="of:=([.B222]-[.C222])^2" office:value-type="float" office:value="27.4478014602721" calcext:value-type="float">
            <text:p>27.4478014602721</text:p>
          </table:table-cell>
          <table:table-cell table:formula="of:=[.I221]" office:value-type="float" office:value="11.5753334258931" calcext:value-type="float">
            <text:p>11.5753334258931</text:p>
          </table:table-cell>
          <table:table-cell table:formula="of:=[.C222]-[.I222]" office:value-type="float" office:value="112.028731515513" calcext:value-type="float">
            <text:p>112.028731515513</text:p>
          </table:table-cell>
          <table:table-cell table:formula="of:=[.C222]+[.J222]" office:value-type="float" office:value="235.632796456919" calcext:value-type="float">
            <text:p>235.632796456919</text:p>
          </table:table-cell>
          <table:table-cell table:formula="of:=IF(AND([.B222]&gt;=[.J222];[.B222]&lt;=[.K2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129.132476806641" calcext:value-type="float">
            <text:p>129.132476806641</text:p>
          </table:table-cell>
          <table:table-cell office:value-type="float" office:value="5.01996517181397" calcext:value-type="float">
            <text:p>5.01996517181397</text:p>
          </table:table-cell>
          <table:table-cell office:value-type="float" office:value="124.112511634827" calcext:value-type="float">
            <text:p>124.112511634827</text:p>
          </table:table-cell>
          <table:table-cell office:value-type="float" office:value="134.152441978455" calcext:value-type="float">
            <text:p>134.152441978455</text:p>
          </table:table-cell>
          <table:table-cell table:formula="of:=IF(AND([.B223]&gt;=[.E223];[.B223]&lt;=[.F223]);0;1)" office:value-type="float" office:value="0" calcext:value-type="float">
            <text:p>0</text:p>
          </table:table-cell>
          <table:table-cell table:formula="of:=([.B223]-[.C223])^2" office:value-type="float" office:value="3.25252859209069" calcext:value-type="float">
            <text:p>3.25252859209069</text:p>
          </table:table-cell>
          <table:table-cell table:formula="of:=[.I222]" office:value-type="float" office:value="11.5753334258931" calcext:value-type="float">
            <text:p>11.5753334258931</text:p>
          </table:table-cell>
          <table:table-cell table:formula="of:=[.C223]-[.I223]" office:value-type="float" office:value="117.557143380748" calcext:value-type="float">
            <text:p>117.557143380748</text:p>
          </table:table-cell>
          <table:table-cell table:formula="of:=[.C223]+[.J223]" office:value-type="float" office:value="246.689620187388" calcext:value-type="float">
            <text:p>246.689620187388</text:p>
          </table:table-cell>
          <table:table-cell table:formula="of:=IF(AND([.B223]&gt;=[.J223];[.B223]&lt;=[.K2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.991" calcext:value-type="float">
            <text:p>123.991</text:p>
          </table:table-cell>
          <table:table-cell office:value-type="float" office:value="126.074417114258" calcext:value-type="float">
            <text:p>126.074417114258</text:p>
          </table:table-cell>
          <table:table-cell office:value-type="float" office:value="4.53356981277466" calcext:value-type="float">
            <text:p>4.53356981277466</text:p>
          </table:table-cell>
          <table:table-cell office:value-type="float" office:value="121.540847301483" calcext:value-type="float">
            <text:p>121.540847301483</text:p>
          </table:table-cell>
          <table:table-cell office:value-type="float" office:value="130.607986927032" calcext:value-type="float">
            <text:p>130.607986927032</text:p>
          </table:table-cell>
          <table:table-cell table:formula="of:=IF(AND([.B224]&gt;=[.E224];[.B224]&lt;=[.F224]);0;1)" office:value-type="float" office:value="0" calcext:value-type="float">
            <text:p>0</text:p>
          </table:table-cell>
          <table:table-cell table:formula="of:=([.B224]-[.C224])^2" office:value-type="float" office:value="4.34062687198235" calcext:value-type="float">
            <text:p>4.34062687198235</text:p>
          </table:table-cell>
          <table:table-cell table:formula="of:=[.I223]" office:value-type="float" office:value="11.5753334258931" calcext:value-type="float">
            <text:p>11.5753334258931</text:p>
          </table:table-cell>
          <table:table-cell table:formula="of:=[.C224]-[.I224]" office:value-type="float" office:value="114.499083688365" calcext:value-type="float">
            <text:p>114.499083688365</text:p>
          </table:table-cell>
          <table:table-cell table:formula="of:=[.C224]+[.J224]" office:value-type="float" office:value="240.573500802622" calcext:value-type="float">
            <text:p>240.573500802622</text:p>
          </table:table-cell>
          <table:table-cell table:formula="of:=IF(AND([.B224]&gt;=[.J224];[.B224]&lt;=[.K2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6.54" calcext:value-type="float">
            <text:p>126.54</text:p>
          </table:table-cell>
          <table:table-cell office:value-type="float" office:value="128.585723876953" calcext:value-type="float">
            <text:p>128.585723876953</text:p>
          </table:table-cell>
          <table:table-cell office:value-type="float" office:value="5.38275623321533" calcext:value-type="float">
            <text:p>5.38275623321533</text:p>
          </table:table-cell>
          <table:table-cell office:value-type="float" office:value="123.202967643738" calcext:value-type="float">
            <text:p>123.202967643738</text:p>
          </table:table-cell>
          <table:table-cell office:value-type="float" office:value="133.968480110168" calcext:value-type="float">
            <text:p>133.968480110168</text:p>
          </table:table-cell>
          <table:table-cell table:formula="of:=IF(AND([.B225]&gt;=[.E225];[.B225]&lt;=[.F225]);0;1)" office:value-type="float" office:value="0" calcext:value-type="float">
            <text:p>0</text:p>
          </table:table-cell>
          <table:table-cell table:formula="of:=([.B225]-[.C225])^2" office:value-type="float" office:value="4.1849861807361" calcext:value-type="float">
            <text:p>4.1849861807361</text:p>
          </table:table-cell>
          <table:table-cell table:formula="of:=[.I224]" office:value-type="float" office:value="11.5753334258931" calcext:value-type="float">
            <text:p>11.5753334258931</text:p>
          </table:table-cell>
          <table:table-cell table:formula="of:=[.C225]-[.I225]" office:value-type="float" office:value="117.01039045106" calcext:value-type="float">
            <text:p>117.01039045106</text:p>
          </table:table-cell>
          <table:table-cell table:formula="of:=[.C225]+[.J225]" office:value-type="float" office:value="245.596114328013" calcext:value-type="float">
            <text:p>245.596114328013</text:p>
          </table:table-cell>
          <table:table-cell table:formula="of:=IF(AND([.B225]&gt;=[.J225];[.B225]&lt;=[.K2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9.465" calcext:value-type="float">
            <text:p>129.465</text:p>
          </table:table-cell>
          <table:table-cell office:value-type="float" office:value="128.870651245117" calcext:value-type="float">
            <text:p>128.870651245117</text:p>
          </table:table-cell>
          <table:table-cell office:value-type="float" office:value="4.351487159729" calcext:value-type="float">
            <text:p>4.351487159729</text:p>
          </table:table-cell>
          <table:table-cell office:value-type="float" office:value="124.519164085388" calcext:value-type="float">
            <text:p>124.519164085388</text:p>
          </table:table-cell>
          <table:table-cell office:value-type="float" office:value="133.222138404846" calcext:value-type="float">
            <text:p>133.222138404846</text:p>
          </table:table-cell>
          <table:table-cell table:formula="of:=IF(AND([.B226]&gt;=[.E226];[.B226]&lt;=[.F226]);0;1)" office:value-type="float" office:value="0" calcext:value-type="float">
            <text:p>0</text:p>
          </table:table-cell>
          <table:table-cell table:formula="of:=([.B226]-[.C226])^2" office:value-type="float" office:value="0.353250442430754" calcext:value-type="float">
            <text:p>0.353250442430754</text:p>
          </table:table-cell>
          <table:table-cell table:formula="of:=[.I225]" office:value-type="float" office:value="11.5753334258931" calcext:value-type="float">
            <text:p>11.5753334258931</text:p>
          </table:table-cell>
          <table:table-cell table:formula="of:=[.C226]-[.I226]" office:value-type="float" office:value="117.295317819224" calcext:value-type="float">
            <text:p>117.295317819224</text:p>
          </table:table-cell>
          <table:table-cell table:formula="of:=[.C226]+[.J226]" office:value-type="float" office:value="246.165969064341" calcext:value-type="float">
            <text:p>246.165969064341</text:p>
          </table:table-cell>
          <table:table-cell table:formula="of:=IF(AND([.B226]&gt;=[.J226];[.B226]&lt;=[.K2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.166" calcext:value-type="float">
            <text:p>124.166</text:p>
          </table:table-cell>
          <table:table-cell office:value-type="float" office:value="119.372535705566" calcext:value-type="float">
            <text:p>119.372535705566</text:p>
          </table:table-cell>
          <table:table-cell office:value-type="float" office:value="5.2418704032898" calcext:value-type="float">
            <text:p>5.2418704032898</text:p>
          </table:table-cell>
          <table:table-cell office:value-type="float" office:value="114.130665302277" calcext:value-type="float">
            <text:p>114.130665302277</text:p>
          </table:table-cell>
          <table:table-cell office:value-type="float" office:value="124.614406108856" calcext:value-type="float">
            <text:p>124.614406108856</text:p>
          </table:table-cell>
          <table:table-cell table:formula="of:=IF(AND([.B227]&gt;=[.E227];[.B227]&lt;=[.F227]);0;1)" office:value-type="float" office:value="0" calcext:value-type="float">
            <text:p>0</text:p>
          </table:table-cell>
          <table:table-cell table:formula="of:=([.B227]-[.C227])^2" office:value-type="float" office:value="22.9772999420097" calcext:value-type="float">
            <text:p>22.9772999420097</text:p>
          </table:table-cell>
          <table:table-cell table:formula="of:=[.I226]" office:value-type="float" office:value="11.5753334258931" calcext:value-type="float">
            <text:p>11.5753334258931</text:p>
          </table:table-cell>
          <table:table-cell table:formula="of:=[.C227]-[.I227]" office:value-type="float" office:value="107.797202279673" calcext:value-type="float">
            <text:p>107.797202279673</text:p>
          </table:table-cell>
          <table:table-cell table:formula="of:=[.C227]+[.J227]" office:value-type="float" office:value="227.16973798524" calcext:value-type="float">
            <text:p>227.16973798524</text:p>
          </table:table-cell>
          <table:table-cell table:formula="of:=IF(AND([.B227]&gt;=[.J227];[.B227]&lt;=[.K2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6.295" calcext:value-type="float">
            <text:p>116.295</text:p>
          </table:table-cell>
          <table:table-cell office:value-type="float" office:value="121.792877197266" calcext:value-type="float">
            <text:p>121.792877197266</text:p>
          </table:table-cell>
          <table:table-cell office:value-type="float" office:value="4.55089378356934" calcext:value-type="float">
            <text:p>4.55089378356934</text:p>
          </table:table-cell>
          <table:table-cell office:value-type="float" office:value="117.241983413696" calcext:value-type="float">
            <text:p>117.241983413696</text:p>
          </table:table-cell>
          <table:table-cell office:value-type="float" office:value="126.343770980835" calcext:value-type="float">
            <text:p>126.343770980835</text:p>
          </table:table-cell>
          <table:table-cell table:formula="of:=IF(AND([.B228]&gt;=[.E228];[.B228]&lt;=[.F228]);0;1)" office:value-type="float" office:value="1" calcext:value-type="float">
            <text:p>1</text:p>
          </table:table-cell>
          <table:table-cell table:formula="of:=([.B228]-[.C228])^2" office:value-type="float" office:value="30.2266536762133" calcext:value-type="float">
            <text:p>30.2266536762133</text:p>
          </table:table-cell>
          <table:table-cell table:formula="of:=[.I227]" office:value-type="float" office:value="11.5753334258931" calcext:value-type="float">
            <text:p>11.5753334258931</text:p>
          </table:table-cell>
          <table:table-cell table:formula="of:=[.C228]-[.I228]" office:value-type="float" office:value="110.217543771373" calcext:value-type="float">
            <text:p>110.217543771373</text:p>
          </table:table-cell>
          <table:table-cell table:formula="of:=[.C228]+[.J228]" office:value-type="float" office:value="232.010420968638" calcext:value-type="float">
            <text:p>232.010420968638</text:p>
          </table:table-cell>
          <table:table-cell table:formula="of:=IF(AND([.B228]&gt;=[.J228];[.B228]&lt;=[.K2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7.095" calcext:value-type="float">
            <text:p>127.095</text:p>
          </table:table-cell>
          <table:table-cell office:value-type="float" office:value="129.109588623047" calcext:value-type="float">
            <text:p>129.109588623047</text:p>
          </table:table-cell>
          <table:table-cell office:value-type="float" office:value="4.85297012329102" calcext:value-type="float">
            <text:p>4.85297012329102</text:p>
          </table:table-cell>
          <table:table-cell office:value-type="float" office:value="124.256618499756" calcext:value-type="float">
            <text:p>124.256618499756</text:p>
          </table:table-cell>
          <table:table-cell office:value-type="float" office:value="133.962558746338" calcext:value-type="float">
            <text:p>133.962558746338</text:p>
          </table:table-cell>
          <table:table-cell table:formula="of:=IF(AND([.B229]&gt;=[.E229];[.B229]&lt;=[.F229]);0;1)" office:value-type="float" office:value="0" calcext:value-type="float">
            <text:p>0</text:p>
          </table:table-cell>
          <table:table-cell table:formula="of:=([.B229]-[.C229])^2" office:value-type="float" office:value="4.05856732010991" calcext:value-type="float">
            <text:p>4.05856732010991</text:p>
          </table:table-cell>
          <table:table-cell table:formula="of:=[.I228]" office:value-type="float" office:value="11.5753334258931" calcext:value-type="float">
            <text:p>11.5753334258931</text:p>
          </table:table-cell>
          <table:table-cell table:formula="of:=[.C229]-[.I229]" office:value-type="float" office:value="117.534255197154" calcext:value-type="float">
            <text:p>117.534255197154</text:p>
          </table:table-cell>
          <table:table-cell table:formula="of:=[.C229]+[.J229]" office:value-type="float" office:value="246.643843820201" calcext:value-type="float">
            <text:p>246.643843820201</text:p>
          </table:table-cell>
          <table:table-cell table:formula="of:=IF(AND([.B229]&gt;=[.J229];[.B229]&lt;=[.K2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3.251" calcext:value-type="float">
            <text:p>133.251</text:p>
          </table:table-cell>
          <table:table-cell office:value-type="float" office:value="128.615921020508" calcext:value-type="float">
            <text:p>128.615921020508</text:p>
          </table:table-cell>
          <table:table-cell office:value-type="float" office:value="4.86231231689453" calcext:value-type="float">
            <text:p>4.86231231689453</text:p>
          </table:table-cell>
          <table:table-cell office:value-type="float" office:value="123.753608703613" calcext:value-type="float">
            <text:p>123.753608703613</text:p>
          </table:table-cell>
          <table:table-cell office:value-type="float" office:value="133.478233337402" calcext:value-type="float">
            <text:p>133.478233337402</text:p>
          </table:table-cell>
          <table:table-cell table:formula="of:=IF(AND([.B230]&gt;=[.E230];[.B230]&lt;=[.F230]);0;1)" office:value-type="float" office:value="0" calcext:value-type="float">
            <text:p>0</text:p>
          </table:table-cell>
          <table:table-cell table:formula="of:=([.B230]-[.C230])^2" office:value-type="float" office:value="21.4839571461304" calcext:value-type="float">
            <text:p>21.4839571461304</text:p>
          </table:table-cell>
          <table:table-cell table:formula="of:=[.I229]" office:value-type="float" office:value="11.5753334258931" calcext:value-type="float">
            <text:p>11.5753334258931</text:p>
          </table:table-cell>
          <table:table-cell table:formula="of:=[.C230]-[.I230]" office:value-type="float" office:value="117.040587594615" calcext:value-type="float">
            <text:p>117.040587594615</text:p>
          </table:table-cell>
          <table:table-cell table:formula="of:=[.C230]+[.J230]" office:value-type="float" office:value="245.656508615123" calcext:value-type="float">
            <text:p>245.656508615123</text:p>
          </table:table-cell>
          <table:table-cell table:formula="of:=IF(AND([.B230]&gt;=[.J230];[.B230]&lt;=[.K2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9.377" calcext:value-type="float">
            <text:p>129.377</text:p>
          </table:table-cell>
          <table:table-cell office:value-type="float" office:value="128.866851806641" calcext:value-type="float">
            <text:p>128.866851806641</text:p>
          </table:table-cell>
          <table:table-cell office:value-type="float" office:value="4.75481557846069" calcext:value-type="float">
            <text:p>4.75481557846069</text:p>
          </table:table-cell>
          <table:table-cell office:value-type="float" office:value="124.11203622818" calcext:value-type="float">
            <text:p>124.11203622818</text:p>
          </table:table-cell>
          <table:table-cell office:value-type="float" office:value="133.621667385101" calcext:value-type="float">
            <text:p>133.621667385101</text:p>
          </table:table-cell>
          <table:table-cell table:formula="of:=IF(AND([.B231]&gt;=[.E231];[.B231]&lt;=[.F231]);0;1)" office:value-type="float" office:value="0" calcext:value-type="float">
            <text:p>0</text:p>
          </table:table-cell>
          <table:table-cell table:formula="of:=([.B231]-[.C231])^2" office:value-type="float" office:value="0.260251179187844" calcext:value-type="float">
            <text:p>0.260251179187844</text:p>
          </table:table-cell>
          <table:table-cell table:formula="of:=[.I230]" office:value-type="float" office:value="11.5753334258931" calcext:value-type="float">
            <text:p>11.5753334258931</text:p>
          </table:table-cell>
          <table:table-cell table:formula="of:=[.C231]-[.I231]" office:value-type="float" office:value="117.291518380748" calcext:value-type="float">
            <text:p>117.291518380748</text:p>
          </table:table-cell>
          <table:table-cell table:formula="of:=[.C231]+[.J231]" office:value-type="float" office:value="246.158370187388" calcext:value-type="float">
            <text:p>246.158370187388</text:p>
          </table:table-cell>
          <table:table-cell table:formula="of:=IF(AND([.B231]&gt;=[.J231];[.B231]&lt;=[.K2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.335" calcext:value-type="float">
            <text:p>130.335</text:p>
          </table:table-cell>
          <table:table-cell office:value-type="float" office:value="128.467239379883" calcext:value-type="float">
            <text:p>128.467239379883</text:p>
          </table:table-cell>
          <table:table-cell office:value-type="float" office:value="5.05700969696045" calcext:value-type="float">
            <text:p>5.05700969696045</text:p>
          </table:table-cell>
          <table:table-cell office:value-type="float" office:value="123.410229682922" calcext:value-type="float">
            <text:p>123.410229682922</text:p>
          </table:table-cell>
          <table:table-cell office:value-type="float" office:value="133.524249076843" calcext:value-type="float">
            <text:p>133.524249076843</text:p>
          </table:table-cell>
          <table:table-cell table:formula="of:=IF(AND([.B232]&gt;=[.E232];[.B232]&lt;=[.F232]);0;1)" office:value-type="float" office:value="0" calcext:value-type="float">
            <text:p>0</text:p>
          </table:table-cell>
          <table:table-cell table:formula="of:=([.B232]-[.C232])^2" office:value-type="float" office:value="3.48852973406057" calcext:value-type="float">
            <text:p>3.48852973406057</text:p>
          </table:table-cell>
          <table:table-cell table:formula="of:=[.I231]" office:value-type="float" office:value="11.5753334258931" calcext:value-type="float">
            <text:p>11.5753334258931</text:p>
          </table:table-cell>
          <table:table-cell table:formula="of:=[.C232]-[.I232]" office:value-type="float" office:value="116.89190595399" calcext:value-type="float">
            <text:p>116.89190595399</text:p>
          </table:table-cell>
          <table:table-cell table:formula="of:=[.C232]+[.J232]" office:value-type="float" office:value="245.359145333872" calcext:value-type="float">
            <text:p>245.359145333872</text:p>
          </table:table-cell>
          <table:table-cell table:formula="of:=IF(AND([.B232]&gt;=[.J232];[.B232]&lt;=[.K2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8.99" calcext:value-type="float">
            <text:p>128.99</text:p>
          </table:table-cell>
          <table:table-cell office:value-type="float" office:value="123.177635192871" calcext:value-type="float">
            <text:p>123.177635192871</text:p>
          </table:table-cell>
          <table:table-cell office:value-type="float" office:value="4.3446741104126" calcext:value-type="float">
            <text:p>4.3446741104126</text:p>
          </table:table-cell>
          <table:table-cell office:value-type="float" office:value="118.832961082458" calcext:value-type="float">
            <text:p>118.832961082458</text:p>
          </table:table-cell>
          <table:table-cell office:value-type="float" office:value="127.522309303284" calcext:value-type="float">
            <text:p>127.522309303284</text:p>
          </table:table-cell>
          <table:table-cell table:formula="of:=IF(AND([.B233]&gt;=[.E233];[.B233]&lt;=[.F233]);0;1)" office:value-type="float" office:value="1" calcext:value-type="float">
            <text:p>1</text:p>
          </table:table-cell>
          <table:table-cell table:formula="of:=([.B233]-[.C233])^2" office:value-type="float" office:value="33.7835846511508" calcext:value-type="float">
            <text:p>33.7835846511508</text:p>
          </table:table-cell>
          <table:table-cell table:formula="of:=[.I232]" office:value-type="float" office:value="11.5753334258931" calcext:value-type="float">
            <text:p>11.5753334258931</text:p>
          </table:table-cell>
          <table:table-cell table:formula="of:=[.C233]-[.I233]" office:value-type="float" office:value="111.602301766978" calcext:value-type="float">
            <text:p>111.602301766978</text:p>
          </table:table-cell>
          <table:table-cell table:formula="of:=[.C233]+[.J233]" office:value-type="float" office:value="234.779936959849" calcext:value-type="float">
            <text:p>234.779936959849</text:p>
          </table:table-cell>
          <table:table-cell table:formula="of:=IF(AND([.B233]&gt;=[.J233];[.B233]&lt;=[.K2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5.468" calcext:value-type="float">
            <text:p>135.468</text:p>
          </table:table-cell>
          <table:table-cell office:value-type="float" office:value="122.157981872559" calcext:value-type="float">
            <text:p>122.157981872559</text:p>
          </table:table-cell>
          <table:table-cell office:value-type="float" office:value="5.41096782684326" calcext:value-type="float">
            <text:p>5.41096782684326</text:p>
          </table:table-cell>
          <table:table-cell office:value-type="float" office:value="116.747014045715" calcext:value-type="float">
            <text:p>116.747014045715</text:p>
          </table:table-cell>
          <table:table-cell office:value-type="float" office:value="127.568949699402" calcext:value-type="float">
            <text:p>127.568949699402</text:p>
          </table:table-cell>
          <table:table-cell table:formula="of:=IF(AND([.B234]&gt;=[.E234];[.B234]&lt;=[.F234]);0;1)" office:value-type="float" office:value="1" calcext:value-type="float">
            <text:p>1</text:p>
          </table:table-cell>
          <table:table-cell table:formula="of:=([.B234]-[.C234])^2" office:value-type="float" office:value="177.156582552819" calcext:value-type="float">
            <text:p>177.156582552819</text:p>
          </table:table-cell>
          <table:table-cell table:formula="of:=[.I233]" office:value-type="float" office:value="11.5753334258931" calcext:value-type="float">
            <text:p>11.5753334258931</text:p>
          </table:table-cell>
          <table:table-cell table:formula="of:=[.C234]-[.I234]" office:value-type="float" office:value="110.582648446665" calcext:value-type="float">
            <text:p>110.582648446665</text:p>
          </table:table-cell>
          <table:table-cell table:formula="of:=[.C234]+[.J234]" office:value-type="float" office:value="232.740630319224" calcext:value-type="float">
            <text:p>232.740630319224</text:p>
          </table:table-cell>
          <table:table-cell table:formula="of:=IF(AND([.B234]&gt;=[.J234];[.B234]&lt;=[.K2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7.924522399902" calcext:value-type="float">
            <text:p>127.924522399902</text:p>
          </table:table-cell>
          <table:table-cell office:value-type="float" office:value="4.74828386306763" calcext:value-type="float">
            <text:p>4.74828386306763</text:p>
          </table:table-cell>
          <table:table-cell office:value-type="float" office:value="123.176238536835" calcext:value-type="float">
            <text:p>123.176238536835</text:p>
          </table:table-cell>
          <table:table-cell office:value-type="float" office:value="132.67280626297" calcext:value-type="float">
            <text:p>132.67280626297</text:p>
          </table:table-cell>
          <table:table-cell table:formula="of:=IF(AND([.B235]&gt;=[.E235];[.B235]&lt;=[.F235]);0;1)" office:value-type="float" office:value="0" calcext:value-type="float">
            <text:p>0</text:p>
          </table:table-cell>
          <table:table-cell table:formula="of:=([.B235]-[.C235])^2" office:value-type="float" office:value="0.155647924024704" calcext:value-type="float">
            <text:p>0.155647924024704</text:p>
          </table:table-cell>
          <table:table-cell table:formula="of:=[.I234]" office:value-type="float" office:value="11.5753334258931" calcext:value-type="float">
            <text:p>11.5753334258931</text:p>
          </table:table-cell>
          <table:table-cell table:formula="of:=[.C235]-[.I235]" office:value-type="float" office:value="116.349188974009" calcext:value-type="float">
            <text:p>116.349188974009</text:p>
          </table:table-cell>
          <table:table-cell table:formula="of:=[.C235]+[.J235]" office:value-type="float" office:value="244.273711373912" calcext:value-type="float">
            <text:p>244.273711373912</text:p>
          </table:table-cell>
          <table:table-cell table:formula="of:=IF(AND([.B235]&gt;=[.J235];[.B235]&lt;=[.K2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0.981" calcext:value-type="float">
            <text:p>120.981</text:p>
          </table:table-cell>
          <table:table-cell office:value-type="float" office:value="124.652885437012" calcext:value-type="float">
            <text:p>124.652885437012</text:p>
          </table:table-cell>
          <table:table-cell office:value-type="float" office:value="4.22545671463013" calcext:value-type="float">
            <text:p>4.22545671463013</text:p>
          </table:table-cell>
          <table:table-cell office:value-type="float" office:value="120.427428722382" calcext:value-type="float">
            <text:p>120.427428722382</text:p>
          </table:table-cell>
          <table:table-cell office:value-type="float" office:value="128.878342151642" calcext:value-type="float">
            <text:p>128.878342151642</text:p>
          </table:table-cell>
          <table:table-cell table:formula="of:=IF(AND([.B236]&gt;=[.E236];[.B236]&lt;=[.F236]);0;1)" office:value-type="float" office:value="0" calcext:value-type="float">
            <text:p>0</text:p>
          </table:table-cell>
          <table:table-cell table:formula="of:=([.B236]-[.C236])^2" office:value-type="float" office:value="13.4827426625388" calcext:value-type="float">
            <text:p>13.4827426625388</text:p>
          </table:table-cell>
          <table:table-cell table:formula="of:=[.I235]" office:value-type="float" office:value="11.5753334258931" calcext:value-type="float">
            <text:p>11.5753334258931</text:p>
          </table:table-cell>
          <table:table-cell table:formula="of:=[.C236]-[.I236]" office:value-type="float" office:value="113.077552011119" calcext:value-type="float">
            <text:p>113.077552011119</text:p>
          </table:table-cell>
          <table:table-cell table:formula="of:=[.C236]+[.J236]" office:value-type="float" office:value="237.73043744813" calcext:value-type="float">
            <text:p>237.73043744813</text:p>
          </table:table-cell>
          <table:table-cell table:formula="of:=IF(AND([.B236]&gt;=[.J236];[.B236]&lt;=[.K2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.127" calcext:value-type="float">
            <text:p>132.127</text:p>
          </table:table-cell>
          <table:table-cell office:value-type="float" office:value="129.410079956055" calcext:value-type="float">
            <text:p>129.410079956055</text:p>
          </table:table-cell>
          <table:table-cell office:value-type="float" office:value="4.47233152389526" calcext:value-type="float">
            <text:p>4.47233152389526</text:p>
          </table:table-cell>
          <table:table-cell office:value-type="float" office:value="124.937748432159" calcext:value-type="float">
            <text:p>124.937748432159</text:p>
          </table:table-cell>
          <table:table-cell office:value-type="float" office:value="133.88241147995" calcext:value-type="float">
            <text:p>133.88241147995</text:p>
          </table:table-cell>
          <table:table-cell table:formula="of:=IF(AND([.B237]&gt;=[.E237];[.B237]&lt;=[.F237]);0;1)" office:value-type="float" office:value="0" calcext:value-type="float">
            <text:p>0</text:p>
          </table:table-cell>
          <table:table-cell table:formula="of:=([.B237]-[.C237])^2" office:value-type="float" office:value="7.38165452519185" calcext:value-type="float">
            <text:p>7.38165452519185</text:p>
          </table:table-cell>
          <table:table-cell table:formula="of:=[.I236]" office:value-type="float" office:value="11.5753334258931" calcext:value-type="float">
            <text:p>11.5753334258931</text:p>
          </table:table-cell>
          <table:table-cell table:formula="of:=[.C237]-[.I237]" office:value-type="float" office:value="117.834746530162" calcext:value-type="float">
            <text:p>117.834746530162</text:p>
          </table:table-cell>
          <table:table-cell table:formula="of:=[.C237]+[.J237]" office:value-type="float" office:value="247.244826486216" calcext:value-type="float">
            <text:p>247.244826486216</text:p>
          </table:table-cell>
          <table:table-cell table:formula="of:=IF(AND([.B237]&gt;=[.J237];[.B237]&lt;=[.K2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6.476" calcext:value-type="float">
            <text:p>116.476</text:p>
          </table:table-cell>
          <table:table-cell office:value-type="float" office:value="117.656593322754" calcext:value-type="float">
            <text:p>117.656593322754</text:p>
          </table:table-cell>
          <table:table-cell office:value-type="float" office:value="5.044997215271" calcext:value-type="float">
            <text:p>5.044997215271</text:p>
          </table:table-cell>
          <table:table-cell office:value-type="float" office:value="112.611596107483" calcext:value-type="float">
            <text:p>112.611596107483</text:p>
          </table:table-cell>
          <table:table-cell office:value-type="float" office:value="122.701590538025" calcext:value-type="float">
            <text:p>122.701590538025</text:p>
          </table:table-cell>
          <table:table-cell table:formula="of:=IF(AND([.B238]&gt;=[.E238];[.B238]&lt;=[.F238]);0;1)" office:value-type="float" office:value="0" calcext:value-type="float">
            <text:p>0</text:p>
          </table:table-cell>
          <table:table-cell table:formula="of:=([.B238]-[.C238])^2" office:value-type="float" office:value="1.39380059373111" calcext:value-type="float">
            <text:p>1.39380059373111</text:p>
          </table:table-cell>
          <table:table-cell table:formula="of:=[.I237]" office:value-type="float" office:value="11.5753334258931" calcext:value-type="float">
            <text:p>11.5753334258931</text:p>
          </table:table-cell>
          <table:table-cell table:formula="of:=[.C238]-[.I238]" office:value-type="float" office:value="106.081259896861" calcext:value-type="float">
            <text:p>106.081259896861</text:p>
          </table:table-cell>
          <table:table-cell table:formula="of:=[.C238]+[.J238]" office:value-type="float" office:value="223.737853219615" calcext:value-type="float">
            <text:p>223.737853219615</text:p>
          </table:table-cell>
          <table:table-cell table:formula="of:=IF(AND([.B238]&gt;=[.J238];[.B238]&lt;=[.K2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5.311" calcext:value-type="float">
            <text:p>115.311</text:p>
          </table:table-cell>
          <table:table-cell office:value-type="float" office:value="119.70435333252" calcext:value-type="float">
            <text:p>119.70435333252</text:p>
          </table:table-cell>
          <table:table-cell office:value-type="float" office:value="5.02585363388062" calcext:value-type="float">
            <text:p>5.02585363388062</text:p>
          </table:table-cell>
          <table:table-cell office:value-type="float" office:value="114.678499698639" calcext:value-type="float">
            <text:p>114.678499698639</text:p>
          </table:table-cell>
          <table:table-cell office:value-type="float" office:value="124.7302069664" calcext:value-type="float">
            <text:p>124.7302069664</text:p>
          </table:table-cell>
          <table:table-cell table:formula="of:=IF(AND([.B239]&gt;=[.E239];[.B239]&lt;=[.F239]);0;1)" office:value-type="float" office:value="0" calcext:value-type="float">
            <text:p>0</text:p>
          </table:table-cell>
          <table:table-cell table:formula="of:=([.B239]-[.C239])^2" office:value-type="float" office:value="19.3015535043604" calcext:value-type="float">
            <text:p>19.3015535043604</text:p>
          </table:table-cell>
          <table:table-cell table:formula="of:=[.I238]" office:value-type="float" office:value="11.5753334258931" calcext:value-type="float">
            <text:p>11.5753334258931</text:p>
          </table:table-cell>
          <table:table-cell table:formula="of:=[.C239]-[.I239]" office:value-type="float" office:value="108.129019906626" calcext:value-type="float">
            <text:p>108.129019906626</text:p>
          </table:table-cell>
          <table:table-cell table:formula="of:=[.C239]+[.J239]" office:value-type="float" office:value="227.833373239146" calcext:value-type="float">
            <text:p>227.833373239146</text:p>
          </table:table-cell>
          <table:table-cell table:formula="of:=IF(AND([.B239]&gt;=[.J239];[.B239]&lt;=[.K2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7.73" calcext:value-type="float">
            <text:p>127.73</text:p>
          </table:table-cell>
          <table:table-cell office:value-type="float" office:value="120.729286193848" calcext:value-type="float">
            <text:p>120.729286193848</text:p>
          </table:table-cell>
          <table:table-cell office:value-type="float" office:value="5.14610719680786" calcext:value-type="float">
            <text:p>5.14610719680786</text:p>
          </table:table-cell>
          <table:table-cell office:value-type="float" office:value="115.58317899704" calcext:value-type="float">
            <text:p>115.58317899704</text:p>
          </table:table-cell>
          <table:table-cell office:value-type="float" office:value="125.875393390656" calcext:value-type="float">
            <text:p>125.875393390656</text:p>
          </table:table-cell>
          <table:table-cell table:formula="of:=IF(AND([.B240]&gt;=[.E240];[.B240]&lt;=[.F240]);0;1)" office:value-type="float" office:value="1" calcext:value-type="float">
            <text:p>1</text:p>
          </table:table-cell>
          <table:table-cell table:formula="of:=([.B240]-[.C240])^2" office:value-type="float" office:value="49.0099937956521" calcext:value-type="float">
            <text:p>49.0099937956521</text:p>
          </table:table-cell>
          <table:table-cell table:formula="of:=[.I239]" office:value-type="float" office:value="11.5753334258931" calcext:value-type="float">
            <text:p>11.5753334258931</text:p>
          </table:table-cell>
          <table:table-cell table:formula="of:=[.C240]-[.I240]" office:value-type="float" office:value="109.153952767955" calcext:value-type="float">
            <text:p>109.153952767955</text:p>
          </table:table-cell>
          <table:table-cell table:formula="of:=[.C240]+[.J240]" office:value-type="float" office:value="229.883238961802" calcext:value-type="float">
            <text:p>229.883238961802</text:p>
          </table:table-cell>
          <table:table-cell table:formula="of:=IF(AND([.B240]&gt;=[.J240];[.B240]&lt;=[.K2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.355" calcext:value-type="float">
            <text:p>124.355</text:p>
          </table:table-cell>
          <table:table-cell office:value-type="float" office:value="128.653778076172" calcext:value-type="float">
            <text:p>128.653778076172</text:p>
          </table:table-cell>
          <table:table-cell office:value-type="float" office:value="4.86974763870239" calcext:value-type="float">
            <text:p>4.86974763870239</text:p>
          </table:table-cell>
          <table:table-cell office:value-type="float" office:value="123.784030437469" calcext:value-type="float">
            <text:p>123.784030437469</text:p>
          </table:table-cell>
          <table:table-cell office:value-type="float" office:value="133.523525714874" calcext:value-type="float">
            <text:p>133.523525714874</text:p>
          </table:table-cell>
          <table:table-cell table:formula="of:=IF(AND([.B241]&gt;=[.E241];[.B241]&lt;=[.F241]);0;1)" office:value-type="float" office:value="0" calcext:value-type="float">
            <text:p>0</text:p>
          </table:table-cell>
          <table:table-cell table:formula="of:=([.B241]-[.C241])^2" office:value-type="float" office:value="18.4794929481759" calcext:value-type="float">
            <text:p>18.4794929481759</text:p>
          </table:table-cell>
          <table:table-cell table:formula="of:=[.I240]" office:value-type="float" office:value="11.5753334258931" calcext:value-type="float">
            <text:p>11.5753334258931</text:p>
          </table:table-cell>
          <table:table-cell table:formula="of:=[.C241]-[.I241]" office:value-type="float" office:value="117.078444650279" calcext:value-type="float">
            <text:p>117.078444650279</text:p>
          </table:table-cell>
          <table:table-cell table:formula="of:=[.C241]+[.J241]" office:value-type="float" office:value="245.732222726451" calcext:value-type="float">
            <text:p>245.732222726451</text:p>
          </table:table-cell>
          <table:table-cell table:formula="of:=IF(AND([.B241]&gt;=[.J241];[.B241]&lt;=[.K2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6.926" calcext:value-type="float">
            <text:p>126.926</text:p>
          </table:table-cell>
          <table:table-cell office:value-type="float" office:value="122.514381408691" calcext:value-type="float">
            <text:p>122.514381408691</text:p>
          </table:table-cell>
          <table:table-cell office:value-type="float" office:value="5.6469521522522" calcext:value-type="float">
            <text:p>5.6469521522522</text:p>
          </table:table-cell>
          <table:table-cell office:value-type="float" office:value="116.867429256439" calcext:value-type="float">
            <text:p>116.867429256439</text:p>
          </table:table-cell>
          <table:table-cell office:value-type="float" office:value="128.161333560944" calcext:value-type="float">
            <text:p>128.161333560944</text:p>
          </table:table-cell>
          <table:table-cell table:formula="of:=IF(AND([.B242]&gt;=[.E242];[.B242]&lt;=[.F242]);0;1)" office:value-type="float" office:value="0" calcext:value-type="float">
            <text:p>0</text:p>
          </table:table-cell>
          <table:table-cell table:formula="of:=([.B242]-[.C242])^2" office:value-type="float" office:value="19.4623785951796" calcext:value-type="float">
            <text:p>19.4623785951796</text:p>
          </table:table-cell>
          <table:table-cell table:formula="of:=[.I241]" office:value-type="float" office:value="11.5753334258931" calcext:value-type="float">
            <text:p>11.5753334258931</text:p>
          </table:table-cell>
          <table:table-cell table:formula="of:=[.C242]-[.I242]" office:value-type="float" office:value="110.939047982798" calcext:value-type="float">
            <text:p>110.939047982798</text:p>
          </table:table-cell>
          <table:table-cell table:formula="of:=[.C242]+[.J242]" office:value-type="float" office:value="233.45342939149" calcext:value-type="float">
            <text:p>233.45342939149</text:p>
          </table:table-cell>
          <table:table-cell table:formula="of:=IF(AND([.B242]&gt;=[.J242];[.B242]&lt;=[.K2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.31" calcext:value-type="float">
            <text:p>131.31</text:p>
          </table:table-cell>
          <table:table-cell office:value-type="float" office:value="128.828277587891" calcext:value-type="float">
            <text:p>128.828277587891</text:p>
          </table:table-cell>
          <table:table-cell office:value-type="float" office:value="4.90057182312012" calcext:value-type="float">
            <text:p>4.90057182312012</text:p>
          </table:table-cell>
          <table:table-cell office:value-type="float" office:value="123.927705764771" calcext:value-type="float">
            <text:p>123.927705764771</text:p>
          </table:table-cell>
          <table:table-cell office:value-type="float" office:value="133.728849411011" calcext:value-type="float">
            <text:p>133.728849411011</text:p>
          </table:table-cell>
          <table:table-cell table:formula="of:=IF(AND([.B243]&gt;=[.E243];[.B243]&lt;=[.F243]);0;1)" office:value-type="float" office:value="0" calcext:value-type="float">
            <text:p>0</text:p>
          </table:table-cell>
          <table:table-cell table:formula="of:=([.B243]-[.C243])^2" office:value-type="float" office:value="6.15894613076599" calcext:value-type="float">
            <text:p>6.15894613076599</text:p>
          </table:table-cell>
          <table:table-cell table:formula="of:=[.I242]" office:value-type="float" office:value="11.5753334258931" calcext:value-type="float">
            <text:p>11.5753334258931</text:p>
          </table:table-cell>
          <table:table-cell table:formula="of:=[.C243]-[.I243]" office:value-type="float" office:value="117.252944161998" calcext:value-type="float">
            <text:p>117.252944161998</text:p>
          </table:table-cell>
          <table:table-cell table:formula="of:=[.C243]+[.J243]" office:value-type="float" office:value="246.081221749888" calcext:value-type="float">
            <text:p>246.081221749888</text:p>
          </table:table-cell>
          <table:table-cell table:formula="of:=IF(AND([.B243]&gt;=[.J243];[.B243]&lt;=[.K2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617" calcext:value-type="float">
            <text:p>121.617</text:p>
          </table:table-cell>
          <table:table-cell office:value-type="float" office:value="126.981719970703" calcext:value-type="float">
            <text:p>126.981719970703</text:p>
          </table:table-cell>
          <table:table-cell office:value-type="float" office:value="4.38605356216431" calcext:value-type="float">
            <text:p>4.38605356216431</text:p>
          </table:table-cell>
          <table:table-cell office:value-type="float" office:value="122.595666408539" calcext:value-type="float">
            <text:p>122.595666408539</text:p>
          </table:table-cell>
          <table:table-cell office:value-type="float" office:value="131.367773532867" calcext:value-type="float">
            <text:p>131.367773532867</text:p>
          </table:table-cell>
          <table:table-cell table:formula="of:=IF(AND([.B244]&gt;=[.E244];[.B244]&lt;=[.F244]);0;1)" office:value-type="float" office:value="1" calcext:value-type="float">
            <text:p>1</text:p>
          </table:table-cell>
          <table:table-cell table:formula="of:=([.B244]-[.C244])^2" office:value-type="float" office:value="28.7802203640609" calcext:value-type="float">
            <text:p>28.7802203640609</text:p>
          </table:table-cell>
          <table:table-cell table:formula="of:=[.I243]" office:value-type="float" office:value="11.5753334258931" calcext:value-type="float">
            <text:p>11.5753334258931</text:p>
          </table:table-cell>
          <table:table-cell table:formula="of:=[.C244]-[.I244]" office:value-type="float" office:value="115.40638654481" calcext:value-type="float">
            <text:p>115.40638654481</text:p>
          </table:table-cell>
          <table:table-cell table:formula="of:=[.C244]+[.J244]" office:value-type="float" office:value="242.388106515513" calcext:value-type="float">
            <text:p>242.388106515513</text:p>
          </table:table-cell>
          <table:table-cell table:formula="of:=IF(AND([.B244]&gt;=[.J244];[.B244]&lt;=[.K2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9.319" calcext:value-type="float">
            <text:p>119.319</text:p>
          </table:table-cell>
          <table:table-cell office:value-type="float" office:value="121.136947631836" calcext:value-type="float">
            <text:p>121.136947631836</text:p>
          </table:table-cell>
          <table:table-cell office:value-type="float" office:value="5.82903528213501" calcext:value-type="float">
            <text:p>5.82903528213501</text:p>
          </table:table-cell>
          <table:table-cell office:value-type="float" office:value="115.307912349701" calcext:value-type="float">
            <text:p>115.307912349701</text:p>
          </table:table-cell>
          <table:table-cell office:value-type="float" office:value="126.965982913971" calcext:value-type="float">
            <text:p>126.965982913971</text:p>
          </table:table-cell>
          <table:table-cell table:formula="of:=IF(AND([.B245]&gt;=[.E245];[.B245]&lt;=[.F245]);0;1)" office:value-type="float" office:value="0" calcext:value-type="float">
            <text:p>0</text:p>
          </table:table-cell>
          <table:table-cell table:formula="of:=([.B245]-[.C245])^2" office:value-type="float" office:value="3.30493359209788" calcext:value-type="float">
            <text:p>3.30493359209788</text:p>
          </table:table-cell>
          <table:table-cell table:formula="of:=[.I244]" office:value-type="float" office:value="11.5753334258931" calcext:value-type="float">
            <text:p>11.5753334258931</text:p>
          </table:table-cell>
          <table:table-cell table:formula="of:=[.C245]-[.I245]" office:value-type="float" office:value="109.561614205943" calcext:value-type="float">
            <text:p>109.561614205943</text:p>
          </table:table-cell>
          <table:table-cell table:formula="of:=[.C245]+[.J245]" office:value-type="float" office:value="230.698561837779" calcext:value-type="float">
            <text:p>230.698561837779</text:p>
          </table:table-cell>
          <table:table-cell table:formula="of:=IF(AND([.B245]&gt;=[.J245];[.B245]&lt;=[.K2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6.92" calcext:value-type="float">
            <text:p>116.92</text:p>
          </table:table-cell>
          <table:table-cell office:value-type="float" office:value="119.253425598145" calcext:value-type="float">
            <text:p>119.253425598145</text:p>
          </table:table-cell>
          <table:table-cell office:value-type="float" office:value="5.70569372177124" calcext:value-type="float">
            <text:p>5.70569372177124</text:p>
          </table:table-cell>
          <table:table-cell office:value-type="float" office:value="113.547731876373" calcext:value-type="float">
            <text:p>113.547731876373</text:p>
          </table:table-cell>
          <table:table-cell office:value-type="float" office:value="124.959119319916" calcext:value-type="float">
            <text:p>124.959119319916</text:p>
          </table:table-cell>
          <table:table-cell table:formula="of:=IF(AND([.B246]&gt;=[.E246];[.B246]&lt;=[.F246]);0;1)" office:value-type="float" office:value="0" calcext:value-type="float">
            <text:p>0</text:p>
          </table:table-cell>
          <table:table-cell table:formula="of:=([.B246]-[.C246])^2" office:value-type="float" office:value="5.44487502207616" calcext:value-type="float">
            <text:p>5.44487502207616</text:p>
          </table:table-cell>
          <table:table-cell table:formula="of:=[.I245]" office:value-type="float" office:value="11.5753334258931" calcext:value-type="float">
            <text:p>11.5753334258931</text:p>
          </table:table-cell>
          <table:table-cell table:formula="of:=[.C246]-[.I246]" office:value-type="float" office:value="107.678092172251" calcext:value-type="float">
            <text:p>107.678092172251</text:p>
          </table:table-cell>
          <table:table-cell table:formula="of:=[.C246]+[.J246]" office:value-type="float" office:value="226.931517770396" calcext:value-type="float">
            <text:p>226.931517770396</text:p>
          </table:table-cell>
          <table:table-cell table:formula="of:=IF(AND([.B246]&gt;=[.J246];[.B246]&lt;=[.K2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.54" calcext:value-type="float">
            <text:p>126.54</text:p>
          </table:table-cell>
          <table:table-cell office:value-type="float" office:value="129.072998046875" calcext:value-type="float">
            <text:p>129.072998046875</text:p>
          </table:table-cell>
          <table:table-cell office:value-type="float" office:value="5.06251525878906" calcext:value-type="float">
            <text:p>5.06251525878906</text:p>
          </table:table-cell>
          <table:table-cell office:value-type="float" office:value="124.010482788086" calcext:value-type="float">
            <text:p>124.010482788086</text:p>
          </table:table-cell>
          <table:table-cell office:value-type="float" office:value="134.135513305664" calcext:value-type="float">
            <text:p>134.135513305664</text:p>
          </table:table-cell>
          <table:table-cell table:formula="of:=IF(AND([.B247]&gt;=[.E247];[.B247]&lt;=[.F247]);0;1)" office:value-type="float" office:value="0" calcext:value-type="float">
            <text:p>0</text:p>
          </table:table-cell>
          <table:table-cell table:formula="of:=([.B247]-[.C247])^2" office:value-type="float" office:value="6.41607910547253" calcext:value-type="float">
            <text:p>6.41607910547253</text:p>
          </table:table-cell>
          <table:table-cell table:formula="of:=[.I246]" office:value-type="float" office:value="11.5753334258931" calcext:value-type="float">
            <text:p>11.5753334258931</text:p>
          </table:table-cell>
          <table:table-cell table:formula="of:=[.C247]-[.I247]" office:value-type="float" office:value="117.497664620982" calcext:value-type="float">
            <text:p>117.497664620982</text:p>
          </table:table-cell>
          <table:table-cell table:formula="of:=[.C247]+[.J247]" office:value-type="float" office:value="246.570662667857" calcext:value-type="float">
            <text:p>246.570662667857</text:p>
          </table:table-cell>
          <table:table-cell table:formula="of:=IF(AND([.B247]&gt;=[.J247];[.B247]&lt;=[.K2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1.399" calcext:value-type="float">
            <text:p>121.399</text:p>
          </table:table-cell>
          <table:table-cell office:value-type="float" office:value="126.050407409668" calcext:value-type="float">
            <text:p>126.050407409668</text:p>
          </table:table-cell>
          <table:table-cell office:value-type="float" office:value="4.51516008377075" calcext:value-type="float">
            <text:p>4.51516008377075</text:p>
          </table:table-cell>
          <table:table-cell office:value-type="float" office:value="121.535247325897" calcext:value-type="float">
            <text:p>121.535247325897</text:p>
          </table:table-cell>
          <table:table-cell office:value-type="float" office:value="130.565567493439" calcext:value-type="float">
            <text:p>130.565567493439</text:p>
          </table:table-cell>
          <table:table-cell table:formula="of:=IF(AND([.B248]&gt;=[.E248];[.B248]&lt;=[.F248]);0;1)" office:value-type="float" office:value="1" calcext:value-type="float">
            <text:p>1</text:p>
          </table:table-cell>
          <table:table-cell table:formula="of:=([.B248]-[.C248])^2" office:value-type="float" office:value="21.6355908907141" calcext:value-type="float">
            <text:p>21.6355908907141</text:p>
          </table:table-cell>
          <table:table-cell table:formula="of:=[.I247]" office:value-type="float" office:value="11.5753334258931" calcext:value-type="float">
            <text:p>11.5753334258931</text:p>
          </table:table-cell>
          <table:table-cell table:formula="of:=[.C248]-[.I248]" office:value-type="float" office:value="114.475073983775" calcext:value-type="float">
            <text:p>114.475073983775</text:p>
          </table:table-cell>
          <table:table-cell table:formula="of:=[.C248]+[.J248]" office:value-type="float" office:value="240.525481393443" calcext:value-type="float">
            <text:p>240.525481393443</text:p>
          </table:table-cell>
          <table:table-cell table:formula="of:=IF(AND([.B248]&gt;=[.J248];[.B248]&lt;=[.K2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4.927" calcext:value-type="float">
            <text:p>114.927</text:p>
          </table:table-cell>
          <table:table-cell office:value-type="float" office:value="116.913681030273" calcext:value-type="float">
            <text:p>116.913681030273</text:p>
          </table:table-cell>
          <table:table-cell office:value-type="float" office:value="6.00719499588013" calcext:value-type="float">
            <text:p>6.00719499588013</text:p>
          </table:table-cell>
          <table:table-cell office:value-type="float" office:value="110.906486034393" calcext:value-type="float">
            <text:p>110.906486034393</text:p>
          </table:table-cell>
          <table:table-cell office:value-type="float" office:value="122.920876026154" calcext:value-type="float">
            <text:p>122.920876026154</text:p>
          </table:table-cell>
          <table:table-cell table:formula="of:=IF(AND([.B249]&gt;=[.E249];[.B249]&lt;=[.F249]);0;1)" office:value-type="float" office:value="0" calcext:value-type="float">
            <text:p>0</text:p>
          </table:table-cell>
          <table:table-cell table:formula="of:=([.B249]-[.C249])^2" office:value-type="float" office:value="3.9469015160483" calcext:value-type="float">
            <text:p>3.9469015160483</text:p>
          </table:table-cell>
          <table:table-cell table:formula="of:=[.I248]" office:value-type="float" office:value="11.5753334258931" calcext:value-type="float">
            <text:p>11.5753334258931</text:p>
          </table:table-cell>
          <table:table-cell table:formula="of:=[.C249]-[.I249]" office:value-type="float" office:value="105.33834760438" calcext:value-type="float">
            <text:p>105.33834760438</text:p>
          </table:table-cell>
          <table:table-cell table:formula="of:=[.C249]+[.J249]" office:value-type="float" office:value="222.252028634654" calcext:value-type="float">
            <text:p>222.252028634654</text:p>
          </table:table-cell>
          <table:table-cell table:formula="of:=IF(AND([.B249]&gt;=[.J249];[.B249]&lt;=[.K2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394" calcext:value-type="float">
            <text:p>122.394</text:p>
          </table:table-cell>
          <table:table-cell office:value-type="float" office:value="123.945129394531" calcext:value-type="float">
            <text:p>123.945129394531</text:p>
          </table:table-cell>
          <table:table-cell office:value-type="float" office:value="4.57502841949463" calcext:value-type="float">
            <text:p>4.57502841949463</text:p>
          </table:table-cell>
          <table:table-cell office:value-type="float" office:value="119.370100975037" calcext:value-type="float">
            <text:p>119.370100975037</text:p>
          </table:table-cell>
          <table:table-cell office:value-type="float" office:value="128.520157814026" calcext:value-type="float">
            <text:p>128.520157814026</text:p>
          </table:table-cell>
          <table:table-cell table:formula="of:=IF(AND([.B250]&gt;=[.E250];[.B250]&lt;=[.F250]);0;1)" office:value-type="float" office:value="0" calcext:value-type="float">
            <text:p>0</text:p>
          </table:table-cell>
          <table:table-cell table:formula="of:=([.B250]-[.C250])^2" office:value-type="float" office:value="2.40600239857887" calcext:value-type="float">
            <text:p>2.40600239857887</text:p>
          </table:table-cell>
          <table:table-cell table:formula="of:=[.I249]" office:value-type="float" office:value="11.5753334258931" calcext:value-type="float">
            <text:p>11.5753334258931</text:p>
          </table:table-cell>
          <table:table-cell table:formula="of:=[.C250]-[.I250]" office:value-type="float" office:value="112.369795968638" calcext:value-type="float">
            <text:p>112.369795968638</text:p>
          </table:table-cell>
          <table:table-cell table:formula="of:=[.C250]+[.J250]" office:value-type="float" office:value="236.314925363169" calcext:value-type="float">
            <text:p>236.314925363169</text:p>
          </table:table-cell>
          <table:table-cell table:formula="of:=IF(AND([.B250]&gt;=[.J250];[.B250]&lt;=[.K2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0.746" calcext:value-type="float">
            <text:p>130.746</text:p>
          </table:table-cell>
          <table:table-cell office:value-type="float" office:value="126.238624572754" calcext:value-type="float">
            <text:p>126.238624572754</text:p>
          </table:table-cell>
          <table:table-cell office:value-type="float" office:value="3.93352866172791" calcext:value-type="float">
            <text:p>3.93352866172791</text:p>
          </table:table-cell>
          <table:table-cell office:value-type="float" office:value="122.305095911026" calcext:value-type="float">
            <text:p>122.305095911026</text:p>
          </table:table-cell>
          <table:table-cell office:value-type="float" office:value="130.172153234482" calcext:value-type="float">
            <text:p>130.172153234482</text:p>
          </table:table-cell>
          <table:table-cell table:formula="of:=IF(AND([.B251]&gt;=[.E251];[.B251]&lt;=[.F251]);0;1)" office:value-type="float" office:value="1" calcext:value-type="float">
            <text:p>1</text:p>
          </table:table-cell>
          <table:table-cell table:formula="of:=([.B251]-[.C251])^2" office:value-type="float" office:value="20.316433242142" calcext:value-type="float">
            <text:p>20.316433242142</text:p>
          </table:table-cell>
          <table:table-cell table:formula="of:=[.I250]" office:value-type="float" office:value="11.5753334258931" calcext:value-type="float">
            <text:p>11.5753334258931</text:p>
          </table:table-cell>
          <table:table-cell table:formula="of:=[.C251]-[.I251]" office:value-type="float" office:value="114.663291146861" calcext:value-type="float">
            <text:p>114.663291146861</text:p>
          </table:table-cell>
          <table:table-cell table:formula="of:=[.C251]+[.J251]" office:value-type="float" office:value="240.901915719615" calcext:value-type="float">
            <text:p>240.901915719615</text:p>
          </table:table-cell>
          <table:table-cell table:formula="of:=IF(AND([.B251]&gt;=[.J251];[.B251]&lt;=[.K2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.452" calcext:value-type="float">
            <text:p>125.452</text:p>
          </table:table-cell>
          <table:table-cell office:value-type="float" office:value="128.432815551758" calcext:value-type="float">
            <text:p>128.432815551758</text:p>
          </table:table-cell>
          <table:table-cell office:value-type="float" office:value="4.33886241912842" calcext:value-type="float">
            <text:p>4.33886241912842</text:p>
          </table:table-cell>
          <table:table-cell office:value-type="float" office:value="124.093953132629" calcext:value-type="float">
            <text:p>124.093953132629</text:p>
          </table:table-cell>
          <table:table-cell office:value-type="float" office:value="132.771677970886" calcext:value-type="float">
            <text:p>132.771677970886</text:p>
          </table:table-cell>
          <table:table-cell table:formula="of:=IF(AND([.B252]&gt;=[.E252];[.B252]&lt;=[.F252]);0;1)" office:value-type="float" office:value="0" calcext:value-type="float">
            <text:p>0</text:p>
          </table:table-cell>
          <table:table-cell table:formula="of:=([.B252]-[.C252])^2" office:value-type="float" office:value="8.88526135360124" calcext:value-type="float">
            <text:p>8.88526135360124</text:p>
          </table:table-cell>
          <table:table-cell table:formula="of:=[.I251]" office:value-type="float" office:value="11.5753334258931" calcext:value-type="float">
            <text:p>11.5753334258931</text:p>
          </table:table-cell>
          <table:table-cell table:formula="of:=[.C252]-[.I252]" office:value-type="float" office:value="116.857482125865" calcext:value-type="float">
            <text:p>116.857482125865</text:p>
          </table:table-cell>
          <table:table-cell table:formula="of:=[.C252]+[.J252]" office:value-type="float" office:value="245.290297677623" calcext:value-type="float">
            <text:p>245.290297677623</text:p>
          </table:table-cell>
          <table:table-cell table:formula="of:=IF(AND([.B252]&gt;=[.J252];[.B252]&lt;=[.K2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.837" calcext:value-type="float">
            <text:p>125.837</text:p>
          </table:table-cell>
          <table:table-cell office:value-type="float" office:value="128.028366088867" calcext:value-type="float">
            <text:p>128.028366088867</text:p>
          </table:table-cell>
          <table:table-cell office:value-type="float" office:value="4.86224174499512" calcext:value-type="float">
            <text:p>4.86224174499512</text:p>
          </table:table-cell>
          <table:table-cell office:value-type="float" office:value="123.166124343872" calcext:value-type="float">
            <text:p>123.166124343872</text:p>
          </table:table-cell>
          <table:table-cell office:value-type="float" office:value="132.890607833862" calcext:value-type="float">
            <text:p>132.890607833862</text:p>
          </table:table-cell>
          <table:table-cell table:formula="of:=IF(AND([.B253]&gt;=[.E253];[.B253]&lt;=[.F253]);0;1)" office:value-type="float" office:value="0" calcext:value-type="float">
            <text:p>0</text:p>
          </table:table-cell>
          <table:table-cell table:formula="of:=([.B253]-[.C253])^2" office:value-type="float" office:value="4.80208533543706" calcext:value-type="float">
            <text:p>4.80208533543706</text:p>
          </table:table-cell>
          <table:table-cell table:formula="of:=[.I252]" office:value-type="float" office:value="11.5753334258931" calcext:value-type="float">
            <text:p>11.5753334258931</text:p>
          </table:table-cell>
          <table:table-cell table:formula="of:=[.C253]-[.I253]" office:value-type="float" office:value="116.453032662974" calcext:value-type="float">
            <text:p>116.453032662974</text:p>
          </table:table-cell>
          <table:table-cell table:formula="of:=[.C253]+[.J253]" office:value-type="float" office:value="244.481398751841" calcext:value-type="float">
            <text:p>244.481398751841</text:p>
          </table:table-cell>
          <table:table-cell table:formula="of:=IF(AND([.B253]&gt;=[.J253];[.B253]&lt;=[.K2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3.305" calcext:value-type="float">
            <text:p>123.305</text:p>
          </table:table-cell>
          <table:table-cell office:value-type="float" office:value="116.747756958008" calcext:value-type="float">
            <text:p>116.747756958008</text:p>
          </table:table-cell>
          <table:table-cell office:value-type="float" office:value="6.06763172149658" calcext:value-type="float">
            <text:p>6.06763172149658</text:p>
          </table:table-cell>
          <table:table-cell office:value-type="float" office:value="110.680125236511" calcext:value-type="float">
            <text:p>110.680125236511</text:p>
          </table:table-cell>
          <table:table-cell office:value-type="float" office:value="122.815388679504" calcext:value-type="float">
            <text:p>122.815388679504</text:p>
          </table:table-cell>
          <table:table-cell table:formula="of:=IF(AND([.B254]&gt;=[.E254];[.B254]&lt;=[.F254]);0;1)" office:value-type="float" office:value="1" calcext:value-type="float">
            <text:p>1</text:p>
          </table:table-cell>
          <table:table-cell table:formula="of:=([.B254]-[.C254])^2" office:value-type="float" office:value="42.997436311755" calcext:value-type="float">
            <text:p>42.997436311755</text:p>
          </table:table-cell>
          <table:table-cell table:formula="of:=[.I253]" office:value-type="float" office:value="11.5753334258931" calcext:value-type="float">
            <text:p>11.5753334258931</text:p>
          </table:table-cell>
          <table:table-cell table:formula="of:=[.C254]-[.I254]" office:value-type="float" office:value="105.172423532115" calcext:value-type="float">
            <text:p>105.172423532115</text:p>
          </table:table-cell>
          <table:table-cell table:formula="of:=[.C254]+[.J254]" office:value-type="float" office:value="221.920180490123" calcext:value-type="float">
            <text:p>221.920180490123</text:p>
          </table:table-cell>
          <table:table-cell table:formula="of:=IF(AND([.B254]&gt;=[.J254];[.B254]&lt;=[.K2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0.400512695313" calcext:value-type="float">
            <text:p>120.400512695313</text:p>
          </table:table-cell>
          <table:table-cell office:value-type="float" office:value="4.88280582427979" calcext:value-type="float">
            <text:p>4.88280582427979</text:p>
          </table:table-cell>
          <table:table-cell office:value-type="float" office:value="115.517706871033" calcext:value-type="float">
            <text:p>115.517706871033</text:p>
          </table:table-cell>
          <table:table-cell office:value-type="float" office:value="125.283318519592" calcext:value-type="float">
            <text:p>125.283318519592</text:p>
          </table:table-cell>
          <table:table-cell table:formula="of:=IF(AND([.B255]&gt;=[.E255];[.B255]&lt;=[.F255]);0;1)" office:value-type="float" office:value="0" calcext:value-type="float">
            <text:p>0</text:p>
          </table:table-cell>
          <table:table-cell table:formula="of:=([.B255]-[.C255])^2" office:value-type="float" office:value="0.533648798012731" calcext:value-type="float">
            <text:p>0.533648798012731</text:p>
          </table:table-cell>
          <table:table-cell table:formula="of:=[.I254]" office:value-type="float" office:value="11.5753334258931" calcext:value-type="float">
            <text:p>11.5753334258931</text:p>
          </table:table-cell>
          <table:table-cell table:formula="of:=[.C255]-[.I255]" office:value-type="float" office:value="108.825179269419" calcext:value-type="float">
            <text:p>108.825179269419</text:p>
          </table:table-cell>
          <table:table-cell table:formula="of:=[.C255]+[.J255]" office:value-type="float" office:value="229.225691964732" calcext:value-type="float">
            <text:p>229.225691964732</text:p>
          </table:table-cell>
          <table:table-cell table:formula="of:=IF(AND([.B255]&gt;=[.J255];[.B255]&lt;=[.K2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9.58" calcext:value-type="float">
            <text:p>129.58</text:p>
          </table:table-cell>
          <table:table-cell office:value-type="float" office:value="126.734786987305" calcext:value-type="float">
            <text:p>126.734786987305</text:p>
          </table:table-cell>
          <table:table-cell office:value-type="float" office:value="4.32297801971436" calcext:value-type="float">
            <text:p>4.32297801971436</text:p>
          </table:table-cell>
          <table:table-cell office:value-type="float" office:value="122.41180896759" calcext:value-type="float">
            <text:p>122.41180896759</text:p>
          </table:table-cell>
          <table:table-cell office:value-type="float" office:value="131.057765007019" calcext:value-type="float">
            <text:p>131.057765007019</text:p>
          </table:table-cell>
          <table:table-cell table:formula="of:=IF(AND([.B256]&gt;=[.E256];[.B256]&lt;=[.F256]);0;1)" office:value-type="float" office:value="0" calcext:value-type="float">
            <text:p>0</text:p>
          </table:table-cell>
          <table:table-cell table:formula="of:=([.B256]-[.C256])^2" office:value-type="float" office:value="8.09523708761081" calcext:value-type="float">
            <text:p>8.09523708761081</text:p>
          </table:table-cell>
          <table:table-cell table:formula="of:=[.I255]" office:value-type="float" office:value="11.5753334258931" calcext:value-type="float">
            <text:p>11.5753334258931</text:p>
          </table:table-cell>
          <table:table-cell table:formula="of:=[.C256]-[.I256]" office:value-type="float" office:value="115.159453561412" calcext:value-type="float">
            <text:p>115.159453561412</text:p>
          </table:table-cell>
          <table:table-cell table:formula="of:=[.C256]+[.J256]" office:value-type="float" office:value="241.894240548716" calcext:value-type="float">
            <text:p>241.894240548716</text:p>
          </table:table-cell>
          <table:table-cell table:formula="of:=IF(AND([.B256]&gt;=[.J256];[.B256]&lt;=[.K2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.595" calcext:value-type="float">
            <text:p>130.595</text:p>
          </table:table-cell>
          <table:table-cell office:value-type="float" office:value="129.008087158203" calcext:value-type="float">
            <text:p>129.008087158203</text:p>
          </table:table-cell>
          <table:table-cell office:value-type="float" office:value="4.92055892944336" calcext:value-type="float">
            <text:p>4.92055892944336</text:p>
          </table:table-cell>
          <table:table-cell office:value-type="float" office:value="124.08752822876" calcext:value-type="float">
            <text:p>124.08752822876</text:p>
          </table:table-cell>
          <table:table-cell office:value-type="float" office:value="133.928646087646" calcext:value-type="float">
            <text:p>133.928646087646</text:p>
          </table:table-cell>
          <table:table-cell table:formula="of:=IF(AND([.B257]&gt;=[.E257];[.B257]&lt;=[.F257]);0;1)" office:value-type="float" office:value="0" calcext:value-type="float">
            <text:p>0</text:p>
          </table:table-cell>
          <table:table-cell table:formula="of:=([.B257]-[.C257])^2" office:value-type="float" office:value="2.51829236745983" calcext:value-type="float">
            <text:p>2.51829236745983</text:p>
          </table:table-cell>
          <table:table-cell table:formula="of:=[.I256]" office:value-type="float" office:value="11.5753334258931" calcext:value-type="float">
            <text:p>11.5753334258931</text:p>
          </table:table-cell>
          <table:table-cell table:formula="of:=[.C257]-[.I257]" office:value-type="float" office:value="117.43275373231" calcext:value-type="float">
            <text:p>117.43275373231</text:p>
          </table:table-cell>
          <table:table-cell table:formula="of:=[.C257]+[.J257]" office:value-type="float" office:value="246.440840890513" calcext:value-type="float">
            <text:p>246.440840890513</text:p>
          </table:table-cell>
          <table:table-cell table:formula="of:=IF(AND([.B257]&gt;=[.J257];[.B257]&lt;=[.K2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5.812" calcext:value-type="float">
            <text:p>115.812</text:p>
          </table:table-cell>
          <table:table-cell office:value-type="float" office:value="119.668571472168" calcext:value-type="float">
            <text:p>119.668571472168</text:p>
          </table:table-cell>
          <table:table-cell office:value-type="float" office:value="5.37077713012695" calcext:value-type="float">
            <text:p>5.37077713012695</text:p>
          </table:table-cell>
          <table:table-cell office:value-type="float" office:value="114.297794342041" calcext:value-type="float">
            <text:p>114.297794342041</text:p>
          </table:table-cell>
          <table:table-cell office:value-type="float" office:value="125.039348602295" calcext:value-type="float">
            <text:p>125.039348602295</text:p>
          </table:table-cell>
          <table:table-cell table:formula="of:=IF(AND([.B258]&gt;=[.E258];[.B258]&lt;=[.F258]);0;1)" office:value-type="float" office:value="0" calcext:value-type="float">
            <text:p>0</text:p>
          </table:table-cell>
          <table:table-cell table:formula="of:=([.B258]-[.C258])^2" office:value-type="float" office:value="14.8731435199398" calcext:value-type="float">
            <text:p>14.8731435199398</text:p>
          </table:table-cell>
          <table:table-cell table:formula="of:=[.I257]" office:value-type="float" office:value="11.5753334258931" calcext:value-type="float">
            <text:p>11.5753334258931</text:p>
          </table:table-cell>
          <table:table-cell table:formula="of:=[.C258]-[.I258]" office:value-type="float" office:value="108.093238046275" calcext:value-type="float">
            <text:p>108.093238046275</text:p>
          </table:table-cell>
          <table:table-cell table:formula="of:=[.C258]+[.J258]" office:value-type="float" office:value="227.761809518443" calcext:value-type="float">
            <text:p>227.761809518443</text:p>
          </table:table-cell>
          <table:table-cell table:formula="of:=IF(AND([.B258]&gt;=[.J258];[.B258]&lt;=[.K2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7.094" calcext:value-type="float">
            <text:p>127.094</text:p>
          </table:table-cell>
          <table:table-cell office:value-type="float" office:value="129.912094116211" calcext:value-type="float">
            <text:p>129.912094116211</text:p>
          </table:table-cell>
          <table:table-cell office:value-type="float" office:value="5.3578462600708" calcext:value-type="float">
            <text:p>5.3578462600708</text:p>
          </table:table-cell>
          <table:table-cell office:value-type="float" office:value="124.55424785614" calcext:value-type="float">
            <text:p>124.55424785614</text:p>
          </table:table-cell>
          <table:table-cell office:value-type="float" office:value="135.269940376282" calcext:value-type="float">
            <text:p>135.269940376282</text:p>
          </table:table-cell>
          <table:table-cell table:formula="of:=IF(AND([.B259]&gt;=[.E259];[.B259]&lt;=[.F259]);0;1)" office:value-type="float" office:value="0" calcext:value-type="float">
            <text:p>0</text:p>
          </table:table-cell>
          <table:table-cell table:formula="of:=([.B259]-[.C259])^2" office:value-type="float" office:value="7.94165444782274" calcext:value-type="float">
            <text:p>7.94165444782274</text:p>
          </table:table-cell>
          <table:table-cell table:formula="of:=[.I258]" office:value-type="float" office:value="11.5753334258931" calcext:value-type="float">
            <text:p>11.5753334258931</text:p>
          </table:table-cell>
          <table:table-cell table:formula="of:=[.C259]-[.I259]" office:value-type="float" office:value="118.336760690318" calcext:value-type="float">
            <text:p>118.336760690318</text:p>
          </table:table-cell>
          <table:table-cell table:formula="of:=[.C259]+[.J259]" office:value-type="float" office:value="248.248854806529" calcext:value-type="float">
            <text:p>248.248854806529</text:p>
          </table:table-cell>
          <table:table-cell table:formula="of:=IF(AND([.B259]&gt;=[.J259];[.B259]&lt;=[.K2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.709" calcext:value-type="float">
            <text:p>114.709</text:p>
          </table:table-cell>
          <table:table-cell office:value-type="float" office:value="121.828330993652" calcext:value-type="float">
            <text:p>121.828330993652</text:p>
          </table:table-cell>
          <table:table-cell office:value-type="float" office:value="4.42749691009522" calcext:value-type="float">
            <text:p>4.42749691009522</text:p>
          </table:table-cell>
          <table:table-cell office:value-type="float" office:value="117.400834083557" calcext:value-type="float">
            <text:p>117.400834083557</text:p>
          </table:table-cell>
          <table:table-cell office:value-type="float" office:value="126.255827903748" calcext:value-type="float">
            <text:p>126.255827903748</text:p>
          </table:table-cell>
          <table:table-cell table:formula="of:=IF(AND([.B260]&gt;=[.E260];[.B260]&lt;=[.F260]);0;1)" office:value-type="float" office:value="1" calcext:value-type="float">
            <text:p>1</text:p>
          </table:table-cell>
          <table:table-cell table:formula="of:=([.B260]-[.C260])^2" office:value-type="float" office:value="50.6848737971788" calcext:value-type="float">
            <text:p>50.6848737971788</text:p>
          </table:table-cell>
          <table:table-cell table:formula="of:=[.I259]" office:value-type="float" office:value="11.5753334258931" calcext:value-type="float">
            <text:p>11.5753334258931</text:p>
          </table:table-cell>
          <table:table-cell table:formula="of:=[.C260]-[.I260]" office:value-type="float" office:value="110.252997567759" calcext:value-type="float">
            <text:p>110.252997567759</text:p>
          </table:table-cell>
          <table:table-cell table:formula="of:=[.C260]+[.J260]" office:value-type="float" office:value="232.081328561412" calcext:value-type="float">
            <text:p>232.081328561412</text:p>
          </table:table-cell>
          <table:table-cell table:formula="of:=IF(AND([.B260]&gt;=[.J260];[.B260]&lt;=[.K2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7.887580871582" calcext:value-type="float">
            <text:p>127.887580871582</text:p>
          </table:table-cell>
          <table:table-cell office:value-type="float" office:value="4.99969959259033" calcext:value-type="float">
            <text:p>4.99969959259033</text:p>
          </table:table-cell>
          <table:table-cell office:value-type="float" office:value="122.887881278992" calcext:value-type="float">
            <text:p>122.887881278992</text:p>
          </table:table-cell>
          <table:table-cell office:value-type="float" office:value="132.887280464172" calcext:value-type="float">
            <text:p>132.887280464172</text:p>
          </table:table-cell>
          <table:table-cell table:formula="of:=IF(AND([.B261]&gt;=[.E261];[.B261]&lt;=[.F261]);0;1)" office:value-type="float" office:value="1" calcext:value-type="float">
            <text:p>1</text:p>
          </table:table-cell>
          <table:table-cell table:formula="of:=([.B261]-[.C261])^2" office:value-type="float" office:value="34.1474374027194" calcext:value-type="float">
            <text:p>34.1474374027194</text:p>
          </table:table-cell>
          <table:table-cell table:formula="of:=[.I260]" office:value-type="float" office:value="11.5753334258931" calcext:value-type="float">
            <text:p>11.5753334258931</text:p>
          </table:table-cell>
          <table:table-cell table:formula="of:=[.C261]-[.I261]" office:value-type="float" office:value="116.312247445689" calcext:value-type="float">
            <text:p>116.312247445689</text:p>
          </table:table-cell>
          <table:table-cell table:formula="of:=[.C261]+[.J261]" office:value-type="float" office:value="244.199828317271" calcext:value-type="float">
            <text:p>244.199828317271</text:p>
          </table:table-cell>
          <table:table-cell table:formula="of:=IF(AND([.B261]&gt;=[.J261];[.B261]&lt;=[.K2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5.866" calcext:value-type="float">
            <text:p>135.866</text:p>
          </table:table-cell>
          <table:table-cell office:value-type="float" office:value="117.755905151367" calcext:value-type="float">
            <text:p>117.755905151367</text:p>
          </table:table-cell>
          <table:table-cell office:value-type="float" office:value="6.97470378875732" calcext:value-type="float">
            <text:p>6.97470378875732</text:p>
          </table:table-cell>
          <table:table-cell office:value-type="float" office:value="110.78120136261" calcext:value-type="float">
            <text:p>110.78120136261</text:p>
          </table:table-cell>
          <table:table-cell office:value-type="float" office:value="124.730608940125" calcext:value-type="float">
            <text:p>124.730608940125</text:p>
          </table:table-cell>
          <table:table-cell table:formula="of:=IF(AND([.B262]&gt;=[.E262];[.B262]&lt;=[.F262]);0;1)" office:value-type="float" office:value="1" calcext:value-type="float">
            <text:p>1</text:p>
          </table:table-cell>
          <table:table-cell table:formula="of:=([.B262]-[.C262])^2" office:value-type="float" office:value="327.975535426477" calcext:value-type="float">
            <text:p>327.975535426477</text:p>
          </table:table-cell>
          <table:table-cell table:formula="of:=[.I261]" office:value-type="float" office:value="11.5753334258931" calcext:value-type="float">
            <text:p>11.5753334258931</text:p>
          </table:table-cell>
          <table:table-cell table:formula="of:=[.C262]-[.I262]" office:value-type="float" office:value="106.180571725474" calcext:value-type="float">
            <text:p>106.180571725474</text:p>
          </table:table-cell>
          <table:table-cell table:formula="of:=[.C262]+[.J262]" office:value-type="float" office:value="223.936476876841" calcext:value-type="float">
            <text:p>223.936476876841</text:p>
          </table:table-cell>
          <table:table-cell table:formula="of:=IF(AND([.B262]&gt;=[.J262];[.B262]&lt;=[.K2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4.204" calcext:value-type="float">
            <text:p>104.204</text:p>
          </table:table-cell>
          <table:table-cell office:value-type="float" office:value="116.647758483887" calcext:value-type="float">
            <text:p>116.647758483887</text:p>
          </table:table-cell>
          <table:table-cell office:value-type="float" office:value="4.83224821090698" calcext:value-type="float">
            <text:p>4.83224821090698</text:p>
          </table:table-cell>
          <table:table-cell office:value-type="float" office:value="111.81551027298" calcext:value-type="float">
            <text:p>111.81551027298</text:p>
          </table:table-cell>
          <table:table-cell office:value-type="float" office:value="121.480006694794" calcext:value-type="float">
            <text:p>121.480006694794</text:p>
          </table:table-cell>
          <table:table-cell table:formula="of:=IF(AND([.B263]&gt;=[.E263];[.B263]&lt;=[.F263]);0;1)" office:value-type="float" office:value="1" calcext:value-type="float">
            <text:p>1</text:p>
          </table:table-cell>
          <table:table-cell table:formula="of:=([.B263]-[.C263])^2" office:value-type="float" office:value="154.847125205303" calcext:value-type="float">
            <text:p>154.847125205303</text:p>
          </table:table-cell>
          <table:table-cell table:formula="of:=[.I262]" office:value-type="float" office:value="11.5753334258931" calcext:value-type="float">
            <text:p>11.5753334258931</text:p>
          </table:table-cell>
          <table:table-cell table:formula="of:=[.C263]-[.I263]" office:value-type="float" office:value="105.072425057994" calcext:value-type="float">
            <text:p>105.072425057994</text:p>
          </table:table-cell>
          <table:table-cell table:formula="of:=[.C263]+[.J263]" office:value-type="float" office:value="221.72018354188" calcext:value-type="float">
            <text:p>221.72018354188</text:p>
          </table:table-cell>
          <table:table-cell table:formula="of:=IF(AND([.B263]&gt;=[.J263];[.B263]&lt;=[.K263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6.967" calcext:value-type="float">
            <text:p>116.967</text:p>
          </table:table-cell>
          <table:table-cell office:value-type="float" office:value="116.738716125488" calcext:value-type="float">
            <text:p>116.738716125488</text:p>
          </table:table-cell>
          <table:table-cell office:value-type="float" office:value="5.91274118423462" calcext:value-type="float">
            <text:p>5.91274118423462</text:p>
          </table:table-cell>
          <table:table-cell office:value-type="float" office:value="110.825974941254" calcext:value-type="float">
            <text:p>110.825974941254</text:p>
          </table:table-cell>
          <table:table-cell office:value-type="float" office:value="122.651457309723" calcext:value-type="float">
            <text:p>122.651457309723</text:p>
          </table:table-cell>
          <table:table-cell table:formula="of:=IF(AND([.B264]&gt;=[.E264];[.B264]&lt;=[.F264]);0;1)" office:value-type="float" office:value="0" calcext:value-type="float">
            <text:p>0</text:p>
          </table:table-cell>
          <table:table-cell table:formula="of:=([.B264]-[.C264])^2" office:value-type="float" office:value="0.0521135273620816" calcext:value-type="float">
            <text:p>0.0521135273620816</text:p>
          </table:table-cell>
          <table:table-cell table:formula="of:=[.I263]" office:value-type="float" office:value="11.5753334258931" calcext:value-type="float">
            <text:p>11.5753334258931</text:p>
          </table:table-cell>
          <table:table-cell table:formula="of:=[.C264]-[.I264]" office:value-type="float" office:value="105.163382699595" calcext:value-type="float">
            <text:p>105.163382699595</text:p>
          </table:table-cell>
          <table:table-cell table:formula="of:=[.C264]+[.J264]" office:value-type="float" office:value="221.902098825083" calcext:value-type="float">
            <text:p>221.902098825083</text:p>
          </table:table-cell>
          <table:table-cell table:formula="of:=IF(AND([.B264]&gt;=[.J264];[.B264]&lt;=[.K2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9.07" calcext:value-type="float">
            <text:p>119.07</text:p>
          </table:table-cell>
          <table:table-cell office:value-type="float" office:value="116.784736633301" calcext:value-type="float">
            <text:p>116.784736633301</text:p>
          </table:table-cell>
          <table:table-cell office:value-type="float" office:value="6.61762094497681" calcext:value-type="float">
            <text:p>6.61762094497681</text:p>
          </table:table-cell>
          <table:table-cell office:value-type="float" office:value="110.167115688324" calcext:value-type="float">
            <text:p>110.167115688324</text:p>
          </table:table-cell>
          <table:table-cell office:value-type="float" office:value="123.402357578278" calcext:value-type="float">
            <text:p>123.402357578278</text:p>
          </table:table-cell>
          <table:table-cell table:formula="of:=IF(AND([.B265]&gt;=[.E265];[.B265]&lt;=[.F265]);0;1)" office:value-type="float" office:value="0" calcext:value-type="float">
            <text:p>0</text:p>
          </table:table-cell>
          <table:table-cell table:formula="of:=([.B265]-[.C265])^2" office:value-type="float" office:value="5.22242865517742" calcext:value-type="float">
            <text:p>5.22242865517742</text:p>
          </table:table-cell>
          <table:table-cell table:formula="of:=[.I264]" office:value-type="float" office:value="11.5753334258931" calcext:value-type="float">
            <text:p>11.5753334258931</text:p>
          </table:table-cell>
          <table:table-cell table:formula="of:=[.C265]-[.I265]" office:value-type="float" office:value="105.209403207408" calcext:value-type="float">
            <text:p>105.209403207408</text:p>
          </table:table-cell>
          <table:table-cell table:formula="of:=[.C265]+[.J265]" office:value-type="float" office:value="221.994139840708" calcext:value-type="float">
            <text:p>221.994139840708</text:p>
          </table:table-cell>
          <table:table-cell table:formula="of:=IF(AND([.B265]&gt;=[.J265];[.B265]&lt;=[.K2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4.155" calcext:value-type="float">
            <text:p>124.155</text:p>
          </table:table-cell>
          <table:table-cell office:value-type="float" office:value="129.208847045898" calcext:value-type="float">
            <text:p>129.208847045898</text:p>
          </table:table-cell>
          <table:table-cell office:value-type="float" office:value="5.58964347839356" calcext:value-type="float">
            <text:p>5.58964347839356</text:p>
          </table:table-cell>
          <table:table-cell office:value-type="float" office:value="123.619203567505" calcext:value-type="float">
            <text:p>123.619203567505</text:p>
          </table:table-cell>
          <table:table-cell office:value-type="float" office:value="134.798490524292" calcext:value-type="float">
            <text:p>134.798490524292</text:p>
          </table:table-cell>
          <table:table-cell table:formula="of:=IF(AND([.B266]&gt;=[.E266];[.B266]&lt;=[.F266]);0;1)" office:value-type="float" office:value="0" calcext:value-type="float">
            <text:p>0</text:p>
          </table:table-cell>
          <table:table-cell table:formula="of:=([.B266]-[.C266])^2" office:value-type="float" office:value="25.5413699633363" calcext:value-type="float">
            <text:p>25.5413699633363</text:p>
          </table:table-cell>
          <table:table-cell table:formula="of:=[.I265]" office:value-type="float" office:value="11.5753334258931" calcext:value-type="float">
            <text:p>11.5753334258931</text:p>
          </table:table-cell>
          <table:table-cell table:formula="of:=[.C266]-[.I266]" office:value-type="float" office:value="117.633513620005" calcext:value-type="float">
            <text:p>117.633513620005</text:p>
          </table:table-cell>
          <table:table-cell table:formula="of:=[.C266]+[.J266]" office:value-type="float" office:value="246.842360665904" calcext:value-type="float">
            <text:p>246.842360665904</text:p>
          </table:table-cell>
          <table:table-cell table:formula="of:=IF(AND([.B266]&gt;=[.J266];[.B266]&lt;=[.K2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.803" calcext:value-type="float">
            <text:p>135.803</text:p>
          </table:table-cell>
          <table:table-cell office:value-type="float" office:value="123.135894775391" calcext:value-type="float">
            <text:p>123.135894775391</text:p>
          </table:table-cell>
          <table:table-cell office:value-type="float" office:value="5.5894021987915" calcext:value-type="float">
            <text:p>5.5894021987915</text:p>
          </table:table-cell>
          <table:table-cell office:value-type="float" office:value="117.546492576599" calcext:value-type="float">
            <text:p>117.546492576599</text:p>
          </table:table-cell>
          <table:table-cell office:value-type="float" office:value="128.725296974182" calcext:value-type="float">
            <text:p>128.725296974182</text:p>
          </table:table-cell>
          <table:table-cell table:formula="of:=IF(AND([.B267]&gt;=[.E267];[.B267]&lt;=[.F267]);0;1)" office:value-type="float" office:value="1" calcext:value-type="float">
            <text:p>1</text:p>
          </table:table-cell>
          <table:table-cell table:formula="of:=([.B267]-[.C267])^2" office:value-type="float" office:value="160.455554771326" calcext:value-type="float">
            <text:p>160.455554771326</text:p>
          </table:table-cell>
          <table:table-cell table:formula="of:=[.I266]" office:value-type="float" office:value="11.5753334258931" calcext:value-type="float">
            <text:p>11.5753334258931</text:p>
          </table:table-cell>
          <table:table-cell table:formula="of:=[.C267]-[.I267]" office:value-type="float" office:value="111.560561349498" calcext:value-type="float">
            <text:p>111.560561349498</text:p>
          </table:table-cell>
          <table:table-cell table:formula="of:=[.C267]+[.J267]" office:value-type="float" office:value="234.696456124888" calcext:value-type="float">
            <text:p>234.696456124888</text:p>
          </table:table-cell>
          <table:table-cell table:formula="of:=IF(AND([.B267]&gt;=[.J267];[.B267]&lt;=[.K2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3.756" calcext:value-type="float">
            <text:p>133.756</text:p>
          </table:table-cell>
          <table:table-cell office:value-type="float" office:value="128.649078369141" calcext:value-type="float">
            <text:p>128.649078369141</text:p>
          </table:table-cell>
          <table:table-cell office:value-type="float" office:value="5.28671979904175" calcext:value-type="float">
            <text:p>5.28671979904175</text:p>
          </table:table-cell>
          <table:table-cell office:value-type="float" office:value="123.362358570099" calcext:value-type="float">
            <text:p>123.362358570099</text:p>
          </table:table-cell>
          <table:table-cell office:value-type="float" office:value="133.935798168182" calcext:value-type="float">
            <text:p>133.935798168182</text:p>
          </table:table-cell>
          <table:table-cell table:formula="of:=IF(AND([.B268]&gt;=[.E268];[.B268]&lt;=[.F268]);0;1)" office:value-type="float" office:value="0" calcext:value-type="float">
            <text:p>0</text:p>
          </table:table-cell>
          <table:table-cell table:formula="of:=([.B268]-[.C268])^2" office:value-type="float" office:value="26.0806485437394" calcext:value-type="float">
            <text:p>26.0806485437394</text:p>
          </table:table-cell>
          <table:table-cell table:formula="of:=[.I267]" office:value-type="float" office:value="11.5753334258931" calcext:value-type="float">
            <text:p>11.5753334258931</text:p>
          </table:table-cell>
          <table:table-cell table:formula="of:=[.C268]-[.I268]" office:value-type="float" office:value="117.073744943248" calcext:value-type="float">
            <text:p>117.073744943248</text:p>
          </table:table-cell>
          <table:table-cell table:formula="of:=[.C268]+[.J268]" office:value-type="float" office:value="245.722823312388" calcext:value-type="float">
            <text:p>245.722823312388</text:p>
          </table:table-cell>
          <table:table-cell table:formula="of:=IF(AND([.B268]&gt;=[.J268];[.B268]&lt;=[.K2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6.134" calcext:value-type="float">
            <text:p>116.134</text:p>
          </table:table-cell>
          <table:table-cell office:value-type="float" office:value="120.266105651855" calcext:value-type="float">
            <text:p>120.266105651855</text:p>
          </table:table-cell>
          <table:table-cell office:value-type="float" office:value="4.70557022094727" calcext:value-type="float">
            <text:p>4.70557022094727</text:p>
          </table:table-cell>
          <table:table-cell office:value-type="float" office:value="115.560535430908" calcext:value-type="float">
            <text:p>115.560535430908</text:p>
          </table:table-cell>
          <table:table-cell office:value-type="float" office:value="124.971675872803" calcext:value-type="float">
            <text:p>124.971675872803</text:p>
          </table:table-cell>
          <table:table-cell table:formula="of:=IF(AND([.B269]&gt;=[.E269];[.B269]&lt;=[.F269]);0;1)" office:value-type="float" office:value="0" calcext:value-type="float">
            <text:p>0</text:p>
          </table:table-cell>
          <table:table-cell table:formula="of:=([.B269]-[.C269])^2" office:value-type="float" office:value="17.0742971180959" calcext:value-type="float">
            <text:p>17.0742971180959</text:p>
          </table:table-cell>
          <table:table-cell table:formula="of:=[.I268]" office:value-type="float" office:value="11.5753334258931" calcext:value-type="float">
            <text:p>11.5753334258931</text:p>
          </table:table-cell>
          <table:table-cell table:formula="of:=[.C269]-[.I269]" office:value-type="float" office:value="108.690772225962" calcext:value-type="float">
            <text:p>108.690772225962</text:p>
          </table:table-cell>
          <table:table-cell table:formula="of:=[.C269]+[.J269]" office:value-type="float" office:value="228.956877877818" calcext:value-type="float">
            <text:p>228.956877877818</text:p>
          </table:table-cell>
          <table:table-cell table:formula="of:=IF(AND([.B269]&gt;=[.J269];[.B269]&lt;=[.K2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6.986" calcext:value-type="float">
            <text:p>126.986</text:p>
          </table:table-cell>
          <table:table-cell office:value-type="float" office:value="128.613647460938" calcext:value-type="float">
            <text:p>128.613647460938</text:p>
          </table:table-cell>
          <table:table-cell office:value-type="float" office:value="4.8569974899292" calcext:value-type="float">
            <text:p>4.8569974899292</text:p>
          </table:table-cell>
          <table:table-cell office:value-type="float" office:value="123.756649971008" calcext:value-type="float">
            <text:p>123.756649971008</text:p>
          </table:table-cell>
          <table:table-cell office:value-type="float" office:value="133.470644950867" calcext:value-type="float">
            <text:p>133.470644950867</text:p>
          </table:table-cell>
          <table:table-cell table:formula="of:=IF(AND([.B270]&gt;=[.E270];[.B270]&lt;=[.F270]);0;1)" office:value-type="float" office:value="0" calcext:value-type="float">
            <text:p>0</text:p>
          </table:table-cell>
          <table:table-cell table:formula="of:=([.B270]-[.C270])^2" office:value-type="float" office:value="2.64923625709628" calcext:value-type="float">
            <text:p>2.64923625709628</text:p>
          </table:table-cell>
          <table:table-cell table:formula="of:=[.I269]" office:value-type="float" office:value="11.5753334258931" calcext:value-type="float">
            <text:p>11.5753334258931</text:p>
          </table:table-cell>
          <table:table-cell table:formula="of:=[.C270]-[.I270]" office:value-type="float" office:value="117.038314035044" calcext:value-type="float">
            <text:p>117.038314035044</text:p>
          </table:table-cell>
          <table:table-cell table:formula="of:=[.C270]+[.J270]" office:value-type="float" office:value="245.651961495982" calcext:value-type="float">
            <text:p>245.651961495982</text:p>
          </table:table-cell>
          <table:table-cell table:formula="of:=IF(AND([.B270]&gt;=[.J270];[.B270]&lt;=[.K2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8.005" calcext:value-type="float">
            <text:p>118.005</text:p>
          </table:table-cell>
          <table:table-cell office:value-type="float" office:value="117.328216552734" calcext:value-type="float">
            <text:p>117.328216552734</text:p>
          </table:table-cell>
          <table:table-cell office:value-type="float" office:value="8.05663776397705" calcext:value-type="float">
            <text:p>8.05663776397705</text:p>
          </table:table-cell>
          <table:table-cell office:value-type="float" office:value="109.271578788757" calcext:value-type="float">
            <text:p>109.271578788757</text:p>
          </table:table-cell>
          <table:table-cell office:value-type="float" office:value="125.384854316711" calcext:value-type="float">
            <text:p>125.384854316711</text:p>
          </table:table-cell>
          <table:table-cell table:formula="of:=IF(AND([.B271]&gt;=[.E271];[.B271]&lt;=[.F271]);0;1)" office:value-type="float" office:value="0" calcext:value-type="float">
            <text:p>0</text:p>
          </table:table-cell>
          <table:table-cell table:formula="of:=([.B271]-[.C271])^2" office:value-type="float" office:value="0.458035834492737" calcext:value-type="float">
            <text:p>0.458035834492737</text:p>
          </table:table-cell>
          <table:table-cell table:formula="of:=[.I270]" office:value-type="float" office:value="11.5753334258931" calcext:value-type="float">
            <text:p>11.5753334258931</text:p>
          </table:table-cell>
          <table:table-cell table:formula="of:=[.C271]-[.I271]" office:value-type="float" office:value="105.752883126841" calcext:value-type="float">
            <text:p>105.752883126841</text:p>
          </table:table-cell>
          <table:table-cell table:formula="of:=[.C271]+[.J271]" office:value-type="float" office:value="223.081099679576" calcext:value-type="float">
            <text:p>223.081099679576</text:p>
          </table:table-cell>
          <table:table-cell table:formula="of:=IF(AND([.B271]&gt;=[.J271];[.B271]&lt;=[.K2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.809" calcext:value-type="float">
            <text:p>125.809</text:p>
          </table:table-cell>
          <table:table-cell office:value-type="float" office:value="129.144653320313" calcext:value-type="float">
            <text:p>129.144653320313</text:p>
          </table:table-cell>
          <table:table-cell office:value-type="float" office:value="4.45433378219605" calcext:value-type="float">
            <text:p>4.45433378219605</text:p>
          </table:table-cell>
          <table:table-cell office:value-type="float" office:value="124.690319538116" calcext:value-type="float">
            <text:p>124.690319538116</text:p>
          </table:table-cell>
          <table:table-cell office:value-type="float" office:value="133.598987102509" calcext:value-type="float">
            <text:p>133.598987102509</text:p>
          </table:table-cell>
          <table:table-cell table:formula="of:=IF(AND([.B272]&gt;=[.E272];[.B272]&lt;=[.F272]);0;1)" office:value-type="float" office:value="0" calcext:value-type="float">
            <text:p>0</text:p>
          </table:table-cell>
          <table:table-cell table:formula="of:=([.B272]-[.C272])^2" office:value-type="float" office:value="11.1265830733118" calcext:value-type="float">
            <text:p>11.1265830733118</text:p>
          </table:table-cell>
          <table:table-cell table:formula="of:=[.I271]" office:value-type="float" office:value="11.5753334258931" calcext:value-type="float">
            <text:p>11.5753334258931</text:p>
          </table:table-cell>
          <table:table-cell table:formula="of:=[.C272]-[.I272]" office:value-type="float" office:value="117.569319894419" calcext:value-type="float">
            <text:p>117.569319894419</text:p>
          </table:table-cell>
          <table:table-cell table:formula="of:=[.C272]+[.J272]" office:value-type="float" office:value="246.713973214732" calcext:value-type="float">
            <text:p>246.713973214732</text:p>
          </table:table-cell>
          <table:table-cell table:formula="of:=IF(AND([.B272]&gt;=[.J272];[.B272]&lt;=[.K2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3.453" calcext:value-type="float">
            <text:p>123.453</text:p>
          </table:table-cell>
          <table:table-cell office:value-type="float" office:value="121.731086730957" calcext:value-type="float">
            <text:p>121.731086730957</text:p>
          </table:table-cell>
          <table:table-cell office:value-type="float" office:value="4.83255195617676" calcext:value-type="float">
            <text:p>4.83255195617676</text:p>
          </table:table-cell>
          <table:table-cell office:value-type="float" office:value="116.89853477478" calcext:value-type="float">
            <text:p>116.89853477478</text:p>
          </table:table-cell>
          <table:table-cell office:value-type="float" office:value="126.563638687134" calcext:value-type="float">
            <text:p>126.563638687134</text:p>
          </table:table-cell>
          <table:table-cell table:formula="of:=IF(AND([.B273]&gt;=[.E273];[.B273]&lt;=[.F273]);0;1)" office:value-type="float" office:value="0" calcext:value-type="float">
            <text:p>0</text:p>
          </table:table-cell>
          <table:table-cell table:formula="of:=([.B273]-[.C273])^2" office:value-type="float" office:value="2.96498530610625" calcext:value-type="float">
            <text:p>2.96498530610625</text:p>
          </table:table-cell>
          <table:table-cell table:formula="of:=[.I272]" office:value-type="float" office:value="11.5753334258931" calcext:value-type="float">
            <text:p>11.5753334258931</text:p>
          </table:table-cell>
          <table:table-cell table:formula="of:=[.C273]-[.I273]" office:value-type="float" office:value="110.155753305064" calcext:value-type="float">
            <text:p>110.155753305064</text:p>
          </table:table-cell>
          <table:table-cell table:formula="of:=[.C273]+[.J273]" office:value-type="float" office:value="231.886840036021" calcext:value-type="float">
            <text:p>231.886840036021</text:p>
          </table:table-cell>
          <table:table-cell table:formula="of:=IF(AND([.B273]&gt;=[.J273];[.B273]&lt;=[.K2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1.836" calcext:value-type="float">
            <text:p>131.836</text:p>
          </table:table-cell>
          <table:table-cell office:value-type="float" office:value="127.358245849609" calcext:value-type="float">
            <text:p>127.358245849609</text:p>
          </table:table-cell>
          <table:table-cell office:value-type="float" office:value="5.32559156417847" calcext:value-type="float">
            <text:p>5.32559156417847</text:p>
          </table:table-cell>
          <table:table-cell office:value-type="float" office:value="122.032654285431" calcext:value-type="float">
            <text:p>122.032654285431</text:p>
          </table:table-cell>
          <table:table-cell office:value-type="float" office:value="132.683837413788" calcext:value-type="float">
            <text:p>132.683837413788</text:p>
          </table:table-cell>
          <table:table-cell table:formula="of:=IF(AND([.B274]&gt;=[.E274];[.B274]&lt;=[.F274]);0;1)" office:value-type="float" office:value="0" calcext:value-type="float">
            <text:p>0</text:p>
          </table:table-cell>
          <table:table-cell table:formula="of:=([.B274]-[.C274])^2" office:value-type="float" office:value="20.0502822313406" calcext:value-type="float">
            <text:p>20.0502822313406</text:p>
          </table:table-cell>
          <table:table-cell table:formula="of:=[.I273]" office:value-type="float" office:value="11.5753334258931" calcext:value-type="float">
            <text:p>11.5753334258931</text:p>
          </table:table-cell>
          <table:table-cell table:formula="of:=[.C274]-[.I274]" office:value-type="float" office:value="115.782912423716" calcext:value-type="float">
            <text:p>115.782912423716</text:p>
          </table:table-cell>
          <table:table-cell table:formula="of:=[.C274]+[.J274]" office:value-type="float" office:value="243.141158273326" calcext:value-type="float">
            <text:p>243.141158273326</text:p>
          </table:table-cell>
          <table:table-cell table:formula="of:=IF(AND([.B274]&gt;=[.J274];[.B274]&lt;=[.K2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6.446" calcext:value-type="float">
            <text:p>126.446</text:p>
          </table:table-cell>
          <table:table-cell office:value-type="float" office:value="123.408103942871" calcext:value-type="float">
            <text:p>123.408103942871</text:p>
          </table:table-cell>
          <table:table-cell office:value-type="float" office:value="5.31926918029785" calcext:value-type="float">
            <text:p>5.31926918029785</text:p>
          </table:table-cell>
          <table:table-cell office:value-type="float" office:value="118.088834762573" calcext:value-type="float">
            <text:p>118.088834762573</text:p>
          </table:table-cell>
          <table:table-cell office:value-type="float" office:value="128.727373123169" calcext:value-type="float">
            <text:p>128.727373123169</text:p>
          </table:table-cell>
          <table:table-cell table:formula="of:=IF(AND([.B275]&gt;=[.E275];[.B275]&lt;=[.F275]);0;1)" office:value-type="float" office:value="0" calcext:value-type="float">
            <text:p>0</text:p>
          </table:table-cell>
          <table:table-cell table:formula="of:=([.B275]-[.C275])^2" office:value-type="float" office:value="9.22881245391934" calcext:value-type="float">
            <text:p>9.22881245391934</text:p>
          </table:table-cell>
          <table:table-cell table:formula="of:=[.I274]" office:value-type="float" office:value="11.5753334258931" calcext:value-type="float">
            <text:p>11.5753334258931</text:p>
          </table:table-cell>
          <table:table-cell table:formula="of:=[.C275]-[.I275]" office:value-type="float" office:value="111.832770516978" calcext:value-type="float">
            <text:p>111.832770516978</text:p>
          </table:table-cell>
          <table:table-cell table:formula="of:=[.C275]+[.J275]" office:value-type="float" office:value="235.240874459849" calcext:value-type="float">
            <text:p>235.240874459849</text:p>
          </table:table-cell>
          <table:table-cell table:formula="of:=IF(AND([.B275]&gt;=[.J275];[.B275]&lt;=[.K2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.307" calcext:value-type="float">
            <text:p>110.307</text:p>
          </table:table-cell>
          <table:table-cell office:value-type="float" office:value="119.525619506836" calcext:value-type="float">
            <text:p>119.525619506836</text:p>
          </table:table-cell>
          <table:table-cell office:value-type="float" office:value="4.43271827697754" calcext:value-type="float">
            <text:p>4.43271827697754</text:p>
          </table:table-cell>
          <table:table-cell office:value-type="float" office:value="115.092901229858" calcext:value-type="float">
            <text:p>115.092901229858</text:p>
          </table:table-cell>
          <table:table-cell office:value-type="float" office:value="123.958337783813" calcext:value-type="float">
            <text:p>123.958337783813</text:p>
          </table:table-cell>
          <table:table-cell table:formula="of:=IF(AND([.B276]&gt;=[.E276];[.B276]&lt;=[.F276]);0;1)" office:value-type="float" office:value="1" calcext:value-type="float">
            <text:p>1</text:p>
          </table:table-cell>
          <table:table-cell table:formula="of:=([.B276]-[.C276])^2" office:value-type="float" office:value="84.982945611816" calcext:value-type="float">
            <text:p>84.982945611816</text:p>
          </table:table-cell>
          <table:table-cell table:formula="of:=[.I275]" office:value-type="float" office:value="11.5753334258931" calcext:value-type="float">
            <text:p>11.5753334258931</text:p>
          </table:table-cell>
          <table:table-cell table:formula="of:=[.C276]-[.I276]" office:value-type="float" office:value="107.950286080943" calcext:value-type="float">
            <text:p>107.950286080943</text:p>
          </table:table-cell>
          <table:table-cell table:formula="of:=[.C276]+[.J276]" office:value-type="float" office:value="227.475905587779" calcext:value-type="float">
            <text:p>227.475905587779</text:p>
          </table:table-cell>
          <table:table-cell table:formula="of:=IF(AND([.B276]&gt;=[.J276];[.B276]&lt;=[.K2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4.254" calcext:value-type="float">
            <text:p>124.254</text:p>
          </table:table-cell>
          <table:table-cell office:value-type="float" office:value="127.727531433105" calcext:value-type="float">
            <text:p>127.727531433105</text:p>
          </table:table-cell>
          <table:table-cell office:value-type="float" office:value="5.33054828643799" calcext:value-type="float">
            <text:p>5.33054828643799</text:p>
          </table:table-cell>
          <table:table-cell office:value-type="float" office:value="122.396983146667" calcext:value-type="float">
            <text:p>122.396983146667</text:p>
          </table:table-cell>
          <table:table-cell office:value-type="float" office:value="133.058079719543" calcext:value-type="float">
            <text:p>133.058079719543</text:p>
          </table:table-cell>
          <table:table-cell table:formula="of:=IF(AND([.B277]&gt;=[.E277];[.B277]&lt;=[.F277]);0;1)" office:value-type="float" office:value="0" calcext:value-type="float">
            <text:p>0</text:p>
          </table:table-cell>
          <table:table-cell table:formula="of:=([.B277]-[.C277])^2" office:value-type="float" office:value="12.0654206167717" calcext:value-type="float">
            <text:p>12.0654206167717</text:p>
          </table:table-cell>
          <table:table-cell table:formula="of:=[.I276]" office:value-type="float" office:value="11.5753334258931" calcext:value-type="float">
            <text:p>11.5753334258931</text:p>
          </table:table-cell>
          <table:table-cell table:formula="of:=[.C277]-[.I277]" office:value-type="float" office:value="116.152198007212" calcext:value-type="float">
            <text:p>116.152198007212</text:p>
          </table:table-cell>
          <table:table-cell table:formula="of:=[.C277]+[.J277]" office:value-type="float" office:value="243.879729440318" calcext:value-type="float">
            <text:p>243.879729440318</text:p>
          </table:table-cell>
          <table:table-cell table:formula="of:=IF(AND([.B277]&gt;=[.J277];[.B277]&lt;=[.K2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.207" calcext:value-type="float">
            <text:p>137.207</text:p>
          </table:table-cell>
          <table:table-cell office:value-type="float" office:value="117.301063537598" calcext:value-type="float">
            <text:p>117.301063537598</text:p>
          </table:table-cell>
          <table:table-cell office:value-type="float" office:value="6.335289478302" calcext:value-type="float">
            <text:p>6.335289478302</text:p>
          </table:table-cell>
          <table:table-cell office:value-type="float" office:value="110.965774059296" calcext:value-type="float">
            <text:p>110.965774059296</text:p>
          </table:table-cell>
          <table:table-cell office:value-type="float" office:value="123.6363530159" calcext:value-type="float">
            <text:p>123.6363530159</text:p>
          </table:table-cell>
          <table:table-cell table:formula="of:=IF(AND([.B278]&gt;=[.E278];[.B278]&lt;=[.F278]);0;1)" office:value-type="float" office:value="1" calcext:value-type="float">
            <text:p>1</text:p>
          </table:table-cell>
          <table:table-cell table:formula="of:=([.B278]-[.C278])^2" office:value-type="float" office:value="396.246306445199" calcext:value-type="float">
            <text:p>396.246306445199</text:p>
          </table:table-cell>
          <table:table-cell table:formula="of:=[.I277]" office:value-type="float" office:value="11.5753334258931" calcext:value-type="float">
            <text:p>11.5753334258931</text:p>
          </table:table-cell>
          <table:table-cell table:formula="of:=[.C278]-[.I278]" office:value-type="float" office:value="105.725730111705" calcext:value-type="float">
            <text:p>105.725730111705</text:p>
          </table:table-cell>
          <table:table-cell table:formula="of:=[.C278]+[.J278]" office:value-type="float" office:value="223.026793649302" calcext:value-type="float">
            <text:p>223.026793649302</text:p>
          </table:table-cell>
          <table:table-cell table:formula="of:=IF(AND([.B278]&gt;=[.J278];[.B278]&lt;=[.K2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2.065" calcext:value-type="float">
            <text:p>112.065</text:p>
          </table:table-cell>
          <table:table-cell office:value-type="float" office:value="118.861656188965" calcext:value-type="float">
            <text:p>118.861656188965</text:p>
          </table:table-cell>
          <table:table-cell office:value-type="float" office:value="5.70654773712158" calcext:value-type="float">
            <text:p>5.70654773712158</text:p>
          </table:table-cell>
          <table:table-cell office:value-type="float" office:value="113.155108451843" calcext:value-type="float">
            <text:p>113.155108451843</text:p>
          </table:table-cell>
          <table:table-cell office:value-type="float" office:value="124.568203926086" calcext:value-type="float">
            <text:p>124.568203926086</text:p>
          </table:table-cell>
          <table:table-cell table:formula="of:=IF(AND([.B279]&gt;=[.E279];[.B279]&lt;=[.F279]);0;1)" office:value-type="float" office:value="1" calcext:value-type="float">
            <text:p>1</text:p>
          </table:table-cell>
          <table:table-cell table:formula="of:=([.B279]-[.C279])^2" office:value-type="float" office:value="46.1945353509941" calcext:value-type="float">
            <text:p>46.1945353509941</text:p>
          </table:table-cell>
          <table:table-cell table:formula="of:=[.I278]" office:value-type="float" office:value="11.5753334258931" calcext:value-type="float">
            <text:p>11.5753334258931</text:p>
          </table:table-cell>
          <table:table-cell table:formula="of:=[.C279]-[.I279]" office:value-type="float" office:value="107.286322763072" calcext:value-type="float">
            <text:p>107.286322763072</text:p>
          </table:table-cell>
          <table:table-cell table:formula="of:=[.C279]+[.J279]" office:value-type="float" office:value="226.147978952037" calcext:value-type="float">
            <text:p>226.147978952037</text:p>
          </table:table-cell>
          <table:table-cell table:formula="of:=IF(AND([.B279]&gt;=[.J279];[.B279]&lt;=[.K2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1.635" calcext:value-type="float">
            <text:p>121.635</text:p>
          </table:table-cell>
          <table:table-cell office:value-type="float" office:value="127.327995300293" calcext:value-type="float">
            <text:p>127.327995300293</text:p>
          </table:table-cell>
          <table:table-cell office:value-type="float" office:value="4.4172830581665" calcext:value-type="float">
            <text:p>4.4172830581665</text:p>
          </table:table-cell>
          <table:table-cell office:value-type="float" office:value="122.910712242126" calcext:value-type="float">
            <text:p>122.910712242126</text:p>
          </table:table-cell>
          <table:table-cell office:value-type="float" office:value="131.745278358459" calcext:value-type="float">
            <text:p>131.745278358459</text:p>
          </table:table-cell>
          <table:table-cell table:formula="of:=IF(AND([.B280]&gt;=[.E280];[.B280]&lt;=[.F280]);0;1)" office:value-type="float" office:value="1" calcext:value-type="float">
            <text:p>1</text:p>
          </table:table-cell>
          <table:table-cell table:formula="of:=([.B280]-[.C280])^2" office:value-type="float" office:value="32.4101954891578" calcext:value-type="float">
            <text:p>32.4101954891578</text:p>
          </table:table-cell>
          <table:table-cell table:formula="of:=[.I279]" office:value-type="float" office:value="11.5753334258931" calcext:value-type="float">
            <text:p>11.5753334258931</text:p>
          </table:table-cell>
          <table:table-cell table:formula="of:=[.C280]-[.I280]" office:value-type="float" office:value="115.7526618744" calcext:value-type="float">
            <text:p>115.7526618744</text:p>
          </table:table-cell>
          <table:table-cell table:formula="of:=[.C280]+[.J280]" office:value-type="float" office:value="243.080657174693" calcext:value-type="float">
            <text:p>243.080657174693</text:p>
          </table:table-cell>
          <table:table-cell table:formula="of:=IF(AND([.B280]&gt;=[.J280];[.B280]&lt;=[.K2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2.395" calcext:value-type="float">
            <text:p>132.395</text:p>
          </table:table-cell>
          <table:table-cell office:value-type="float" office:value="127.074127197266" calcext:value-type="float">
            <text:p>127.074127197266</text:p>
          </table:table-cell>
          <table:table-cell office:value-type="float" office:value="4.60856533050537" calcext:value-type="float">
            <text:p>4.60856533050537</text:p>
          </table:table-cell>
          <table:table-cell office:value-type="float" office:value="122.46556186676" calcext:value-type="float">
            <text:p>122.46556186676</text:p>
          </table:table-cell>
          <table:table-cell office:value-type="float" office:value="131.682692527771" calcext:value-type="float">
            <text:p>131.682692527771</text:p>
          </table:table-cell>
          <table:table-cell table:formula="of:=IF(AND([.B281]&gt;=[.E281];[.B281]&lt;=[.F281]);0;1)" office:value-type="float" office:value="1" calcext:value-type="float">
            <text:p>1</text:p>
          </table:table-cell>
          <table:table-cell table:formula="of:=([.B281]-[.C281])^2" office:value-type="float" office:value="28.3116873828785" calcext:value-type="float">
            <text:p>28.3116873828785</text:p>
          </table:table-cell>
          <table:table-cell table:formula="of:=[.I280]" office:value-type="float" office:value="11.5753334258931" calcext:value-type="float">
            <text:p>11.5753334258931</text:p>
          </table:table-cell>
          <table:table-cell table:formula="of:=[.C281]-[.I281]" office:value-type="float" office:value="115.498793771373" calcext:value-type="float">
            <text:p>115.498793771373</text:p>
          </table:table-cell>
          <table:table-cell table:formula="of:=[.C281]+[.J281]" office:value-type="float" office:value="242.572920968638" calcext:value-type="float">
            <text:p>242.572920968638</text:p>
          </table:table-cell>
          <table:table-cell table:formula="of:=IF(AND([.B281]&gt;=[.J281];[.B281]&lt;=[.K2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7.893" calcext:value-type="float">
            <text:p>127.893</text:p>
          </table:table-cell>
          <table:table-cell office:value-type="float" office:value="124.213432312012" calcext:value-type="float">
            <text:p>124.213432312012</text:p>
          </table:table-cell>
          <table:table-cell office:value-type="float" office:value="4.59534597396851" calcext:value-type="float">
            <text:p>4.59534597396851</text:p>
          </table:table-cell>
          <table:table-cell office:value-type="float" office:value="119.618086338043" calcext:value-type="float">
            <text:p>119.618086338043</text:p>
          </table:table-cell>
          <table:table-cell office:value-type="float" office:value="128.80877828598" calcext:value-type="float">
            <text:p>128.80877828598</text:p>
          </table:table-cell>
          <table:table-cell table:formula="of:=IF(AND([.B282]&gt;=[.E282];[.B282]&lt;=[.F282]);0;1)" office:value-type="float" office:value="0" calcext:value-type="float">
            <text:p>0</text:p>
          </table:table-cell>
          <table:table-cell table:formula="of:=([.B282]-[.C282])^2" office:value-type="float" office:value="13.5392183704874" calcext:value-type="float">
            <text:p>13.5392183704874</text:p>
          </table:table-cell>
          <table:table-cell table:formula="of:=[.I281]" office:value-type="float" office:value="11.5753334258931" calcext:value-type="float">
            <text:p>11.5753334258931</text:p>
          </table:table-cell>
          <table:table-cell table:formula="of:=[.C282]-[.I282]" office:value-type="float" office:value="112.638098886119" calcext:value-type="float">
            <text:p>112.638098886119</text:p>
          </table:table-cell>
          <table:table-cell table:formula="of:=[.C282]+[.J282]" office:value-type="float" office:value="236.85153119813" calcext:value-type="float">
            <text:p>236.85153119813</text:p>
          </table:table-cell>
          <table:table-cell table:formula="of:=IF(AND([.B282]&gt;=[.J282];[.B282]&lt;=[.K2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.744" calcext:value-type="float">
            <text:p>129.744</text:p>
          </table:table-cell>
          <table:table-cell office:value-type="float" office:value="132.064636230469" calcext:value-type="float">
            <text:p>132.064636230469</text:p>
          </table:table-cell>
          <table:table-cell office:value-type="float" office:value="7.43292236328125" calcext:value-type="float">
            <text:p>7.43292236328125</text:p>
          </table:table-cell>
          <table:table-cell office:value-type="float" office:value="124.631713867188" calcext:value-type="float">
            <text:p>124.631713867188</text:p>
          </table:table-cell>
          <table:table-cell office:value-type="float" office:value="139.49755859375" calcext:value-type="float">
            <text:p>139.49755859375</text:p>
          </table:table-cell>
          <table:table-cell table:formula="of:=IF(AND([.B283]&gt;=[.E283];[.B283]&lt;=[.F283]);0;1)" office:value-type="float" office:value="0" calcext:value-type="float">
            <text:p>0</text:p>
          </table:table-cell>
          <table:table-cell table:formula="of:=([.B283]-[.C283])^2" office:value-type="float" office:value="5.38535251416421" calcext:value-type="float">
            <text:p>5.38535251416421</text:p>
          </table:table-cell>
          <table:table-cell table:formula="of:=[.I282]" office:value-type="float" office:value="11.5753334258931" calcext:value-type="float">
            <text:p>11.5753334258931</text:p>
          </table:table-cell>
          <table:table-cell table:formula="of:=[.C283]-[.I283]" office:value-type="float" office:value="120.489302804576" calcext:value-type="float">
            <text:p>120.489302804576</text:p>
          </table:table-cell>
          <table:table-cell table:formula="of:=[.C283]+[.J283]" office:value-type="float" office:value="252.553939035044" calcext:value-type="float">
            <text:p>252.553939035044</text:p>
          </table:table-cell>
          <table:table-cell table:formula="of:=IF(AND([.B283]&gt;=[.J283];[.B283]&lt;=[.K2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6.16" calcext:value-type="float">
            <text:p>126.16</text:p>
          </table:table-cell>
          <table:table-cell office:value-type="float" office:value="127.068969726563" calcext:value-type="float">
            <text:p>127.068969726563</text:p>
          </table:table-cell>
          <table:table-cell office:value-type="float" office:value="5.04157638549805" calcext:value-type="float">
            <text:p>5.04157638549805</text:p>
          </table:table-cell>
          <table:table-cell office:value-type="float" office:value="122.027393341064" calcext:value-type="float">
            <text:p>122.027393341064</text:p>
          </table:table-cell>
          <table:table-cell office:value-type="float" office:value="132.110546112061" calcext:value-type="float">
            <text:p>132.110546112061</text:p>
          </table:table-cell>
          <table:table-cell table:formula="of:=IF(AND([.B284]&gt;=[.E284];[.B284]&lt;=[.F284]);0;1)" office:value-type="float" office:value="0" calcext:value-type="float">
            <text:p>0</text:p>
          </table:table-cell>
          <table:table-cell table:formula="of:=([.B284]-[.C284])^2" office:value-type="float" office:value="0.826225963807112" calcext:value-type="float">
            <text:p>0.826225963807112</text:p>
          </table:table-cell>
          <table:table-cell table:formula="of:=[.I283]" office:value-type="float" office:value="11.5753334258931" calcext:value-type="float">
            <text:p>11.5753334258931</text:p>
          </table:table-cell>
          <table:table-cell table:formula="of:=[.C284]-[.I284]" office:value-type="float" office:value="115.493636300669" calcext:value-type="float">
            <text:p>115.493636300669</text:p>
          </table:table-cell>
          <table:table-cell table:formula="of:=[.C284]+[.J284]" office:value-type="float" office:value="242.562606027232" calcext:value-type="float">
            <text:p>242.562606027232</text:p>
          </table:table-cell>
          <table:table-cell table:formula="of:=IF(AND([.B284]&gt;=[.J284];[.B284]&lt;=[.K2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9.552" calcext:value-type="float">
            <text:p>129.552</text:p>
          </table:table-cell>
          <table:table-cell office:value-type="float" office:value="129.330535888672" calcext:value-type="float">
            <text:p>129.330535888672</text:p>
          </table:table-cell>
          <table:table-cell office:value-type="float" office:value="4.78302335739136" calcext:value-type="float">
            <text:p>4.78302335739136</text:p>
          </table:table-cell>
          <table:table-cell office:value-type="float" office:value="124.547512531281" calcext:value-type="float">
            <text:p>124.547512531281</text:p>
          </table:table-cell>
          <table:table-cell office:value-type="float" office:value="134.113559246063" calcext:value-type="float">
            <text:p>134.113559246063</text:p>
          </table:table-cell>
          <table:table-cell table:formula="of:=IF(AND([.B285]&gt;=[.E285];[.B285]&lt;=[.F285]);0;1)" office:value-type="float" office:value="0" calcext:value-type="float">
            <text:p>0</text:p>
          </table:table-cell>
          <table:table-cell table:formula="of:=([.B285]-[.C285])^2" office:value-type="float" office:value="0.0490463526063528" calcext:value-type="float">
            <text:p>0.0490463526063528</text:p>
          </table:table-cell>
          <table:table-cell table:formula="of:=[.I284]" office:value-type="float" office:value="11.5753334258931" calcext:value-type="float">
            <text:p>11.5753334258931</text:p>
          </table:table-cell>
          <table:table-cell table:formula="of:=[.C285]-[.I285]" office:value-type="float" office:value="117.755202462779" calcext:value-type="float">
            <text:p>117.755202462779</text:p>
          </table:table-cell>
          <table:table-cell table:formula="of:=[.C285]+[.J285]" office:value-type="float" office:value="247.085738351451" calcext:value-type="float">
            <text:p>247.085738351451</text:p>
          </table:table-cell>
          <table:table-cell table:formula="of:=IF(AND([.B285]&gt;=[.J285];[.B285]&lt;=[.K2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2.341" calcext:value-type="float">
            <text:p>122.341</text:p>
          </table:table-cell>
          <table:table-cell office:value-type="float" office:value="117.496116638184" calcext:value-type="float">
            <text:p>117.496116638184</text:p>
          </table:table-cell>
          <table:table-cell office:value-type="float" office:value="6.45539379119873" calcext:value-type="float">
            <text:p>6.45539379119873</text:p>
          </table:table-cell>
          <table:table-cell office:value-type="float" office:value="111.040722846985" calcext:value-type="float">
            <text:p>111.040722846985</text:p>
          </table:table-cell>
          <table:table-cell office:value-type="float" office:value="123.951510429382" calcext:value-type="float">
            <text:p>123.951510429382</text:p>
          </table:table-cell>
          <table:table-cell table:formula="of:=IF(AND([.B286]&gt;=[.E286];[.B286]&lt;=[.F286]);0;1)" office:value-type="float" office:value="0" calcext:value-type="float">
            <text:p>0</text:p>
          </table:table-cell>
          <table:table-cell table:formula="of:=([.B286]-[.C286])^2" office:value-type="float" office:value="23.4728947896054" calcext:value-type="float">
            <text:p>23.4728947896054</text:p>
          </table:table-cell>
          <table:table-cell table:formula="of:=[.I285]" office:value-type="float" office:value="11.5753334258931" calcext:value-type="float">
            <text:p>11.5753334258931</text:p>
          </table:table-cell>
          <table:table-cell table:formula="of:=[.C286]-[.I286]" office:value-type="float" office:value="105.92078321229" calcext:value-type="float">
            <text:p>105.92078321229</text:p>
          </table:table-cell>
          <table:table-cell table:formula="of:=[.C286]+[.J286]" office:value-type="float" office:value="223.416899850474" calcext:value-type="float">
            <text:p>223.416899850474</text:p>
          </table:table-cell>
          <table:table-cell table:formula="of:=IF(AND([.B286]&gt;=[.J286];[.B286]&lt;=[.K2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0.156" calcext:value-type="float">
            <text:p>130.156</text:p>
          </table:table-cell>
          <table:table-cell office:value-type="float" office:value="117.884506225586" calcext:value-type="float">
            <text:p>117.884506225586</text:p>
          </table:table-cell>
          <table:table-cell office:value-type="float" office:value="6.01415777206421" calcext:value-type="float">
            <text:p>6.01415777206421</text:p>
          </table:table-cell>
          <table:table-cell office:value-type="float" office:value="111.870348453522" calcext:value-type="float">
            <text:p>111.870348453522</text:p>
          </table:table-cell>
          <table:table-cell office:value-type="float" office:value="123.89866399765" calcext:value-type="float">
            <text:p>123.89866399765</text:p>
          </table:table-cell>
          <table:table-cell table:formula="of:=IF(AND([.B287]&gt;=[.E287];[.B287]&lt;=[.F287]);0;1)" office:value-type="float" office:value="1" calcext:value-type="float">
            <text:p>1</text:p>
          </table:table-cell>
          <table:table-cell table:formula="of:=([.B287]-[.C287])^2" office:value-type="float" office:value="150.589559455483" calcext:value-type="float">
            <text:p>150.589559455483</text:p>
          </table:table-cell>
          <table:table-cell table:formula="of:=[.I286]" office:value-type="float" office:value="11.5753334258931" calcext:value-type="float">
            <text:p>11.5753334258931</text:p>
          </table:table-cell>
          <table:table-cell table:formula="of:=[.C287]-[.I287]" office:value-type="float" office:value="106.309172799693" calcext:value-type="float">
            <text:p>106.309172799693</text:p>
          </table:table-cell>
          <table:table-cell table:formula="of:=[.C287]+[.J287]" office:value-type="float" office:value="224.193679025279" calcext:value-type="float">
            <text:p>224.193679025279</text:p>
          </table:table-cell>
          <table:table-cell table:formula="of:=IF(AND([.B287]&gt;=[.J287];[.B287]&lt;=[.K2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3.858" calcext:value-type="float">
            <text:p>113.858</text:p>
          </table:table-cell>
          <table:table-cell office:value-type="float" office:value="119.840995788574" calcext:value-type="float">
            <text:p>119.840995788574</text:p>
          </table:table-cell>
          <table:table-cell office:value-type="float" office:value="4.64800548553467" calcext:value-type="float">
            <text:p>4.64800548553467</text:p>
          </table:table-cell>
          <table:table-cell office:value-type="float" office:value="115.19299030304" calcext:value-type="float">
            <text:p>115.19299030304</text:p>
          </table:table-cell>
          <table:table-cell office:value-type="float" office:value="124.489001274109" calcext:value-type="float">
            <text:p>124.489001274109</text:p>
          </table:table-cell>
          <table:table-cell table:formula="of:=IF(AND([.B288]&gt;=[.E288];[.B288]&lt;=[.F288]);0;1)" office:value-type="float" office:value="1" calcext:value-type="float">
            <text:p>1</text:p>
          </table:table-cell>
          <table:table-cell table:formula="of:=([.B288]-[.C288])^2" office:value-type="float" office:value="35.7962386060968" calcext:value-type="float">
            <text:p>35.7962386060968</text:p>
          </table:table-cell>
          <table:table-cell table:formula="of:=[.I287]" office:value-type="float" office:value="11.5753334258931" calcext:value-type="float">
            <text:p>11.5753334258931</text:p>
          </table:table-cell>
          <table:table-cell table:formula="of:=[.C288]-[.I288]" office:value-type="float" office:value="108.265662362681" calcext:value-type="float">
            <text:p>108.265662362681</text:p>
          </table:table-cell>
          <table:table-cell table:formula="of:=[.C288]+[.J288]" office:value-type="float" office:value="228.106658151255" calcext:value-type="float">
            <text:p>228.106658151255</text:p>
          </table:table-cell>
          <table:table-cell table:formula="of:=IF(AND([.B288]&gt;=[.J288];[.B288]&lt;=[.K2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3.445" calcext:value-type="float">
            <text:p>123.445</text:p>
          </table:table-cell>
          <table:table-cell office:value-type="float" office:value="123.592239379883" calcext:value-type="float">
            <text:p>123.592239379883</text:p>
          </table:table-cell>
          <table:table-cell office:value-type="float" office:value="4.22649097442627" calcext:value-type="float">
            <text:p>4.22649097442627</text:p>
          </table:table-cell>
          <table:table-cell office:value-type="float" office:value="119.365748405457" calcext:value-type="float">
            <text:p>119.365748405457</text:p>
          </table:table-cell>
          <table:table-cell office:value-type="float" office:value="127.818730354309" calcext:value-type="float">
            <text:p>127.818730354309</text:p>
          </table:table-cell>
          <table:table-cell table:formula="of:=IF(AND([.B289]&gt;=[.E289];[.B289]&lt;=[.F289]);0;1)" office:value-type="float" office:value="0" calcext:value-type="float">
            <text:p>0</text:p>
          </table:table-cell>
          <table:table-cell table:formula="of:=([.B289]-[.C289])^2" office:value-type="float" office:value="0.0216794349882772" calcext:value-type="float">
            <text:p>0.0216794349882772</text:p>
          </table:table-cell>
          <table:table-cell table:formula="of:=[.I288]" office:value-type="float" office:value="11.5753334258931" calcext:value-type="float">
            <text:p>11.5753334258931</text:p>
          </table:table-cell>
          <table:table-cell table:formula="of:=[.C289]-[.I289]" office:value-type="float" office:value="112.01690595399" calcext:value-type="float">
            <text:p>112.01690595399</text:p>
          </table:table-cell>
          <table:table-cell table:formula="of:=[.C289]+[.J289]" office:value-type="float" office:value="235.609145333872" calcext:value-type="float">
            <text:p>235.609145333872</text:p>
          </table:table-cell>
          <table:table-cell table:formula="of:=IF(AND([.B289]&gt;=[.J289];[.B289]&lt;=[.K2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7.137" calcext:value-type="float">
            <text:p>117.137</text:p>
          </table:table-cell>
          <table:table-cell office:value-type="float" office:value="121.259094238281" calcext:value-type="float">
            <text:p>121.259094238281</text:p>
          </table:table-cell>
          <table:table-cell office:value-type="float" office:value="4.79450082778931" calcext:value-type="float">
            <text:p>4.79450082778931</text:p>
          </table:table-cell>
          <table:table-cell office:value-type="float" office:value="116.464593410492" calcext:value-type="float">
            <text:p>116.464593410492</text:p>
          </table:table-cell>
          <table:table-cell office:value-type="float" office:value="126.053595066071" calcext:value-type="float">
            <text:p>126.053595066071</text:p>
          </table:table-cell>
          <table:table-cell table:formula="of:=IF(AND([.B290]&gt;=[.E290];[.B290]&lt;=[.F290]);0;1)" office:value-type="float" office:value="0" calcext:value-type="float">
            <text:p>0</text:p>
          </table:table-cell>
          <table:table-cell table:formula="of:=([.B290]-[.C290])^2" office:value-type="float" office:value="16.9916609092715" calcext:value-type="float">
            <text:p>16.9916609092715</text:p>
          </table:table-cell>
          <table:table-cell table:formula="of:=[.I289]" office:value-type="float" office:value="11.5753334258931" calcext:value-type="float">
            <text:p>11.5753334258931</text:p>
          </table:table-cell>
          <table:table-cell table:formula="of:=[.C290]-[.I290]" office:value-type="float" office:value="109.683760812388" calcext:value-type="float">
            <text:p>109.683760812388</text:p>
          </table:table-cell>
          <table:table-cell table:formula="of:=[.C290]+[.J290]" office:value-type="float" office:value="230.942855050669" calcext:value-type="float">
            <text:p>230.942855050669</text:p>
          </table:table-cell>
          <table:table-cell table:formula="of:=IF(AND([.B290]&gt;=[.J290];[.B290]&lt;=[.K2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5.484" calcext:value-type="float">
            <text:p>125.484</text:p>
          </table:table-cell>
          <table:table-cell office:value-type="float" office:value="126.873069763184" calcext:value-type="float">
            <text:p>126.873069763184</text:p>
          </table:table-cell>
          <table:table-cell office:value-type="float" office:value="4.34369945526123" calcext:value-type="float">
            <text:p>4.34369945526123</text:p>
          </table:table-cell>
          <table:table-cell office:value-type="float" office:value="122.529370307922" calcext:value-type="float">
            <text:p>122.529370307922</text:p>
          </table:table-cell>
          <table:table-cell office:value-type="float" office:value="131.216769218445" calcext:value-type="float">
            <text:p>131.216769218445</text:p>
          </table:table-cell>
          <table:table-cell table:formula="of:=IF(AND([.B291]&gt;=[.E291];[.B291]&lt;=[.F291]);0;1)" office:value-type="float" office:value="0" calcext:value-type="float">
            <text:p>0</text:p>
          </table:table-cell>
          <table:table-cell table:formula="of:=([.B291]-[.C291])^2" office:value-type="float" office:value="1.92951480699094" calcext:value-type="float">
            <text:p>1.92951480699094</text:p>
          </table:table-cell>
          <table:table-cell table:formula="of:=[.I290]" office:value-type="float" office:value="11.5753334258931" calcext:value-type="float">
            <text:p>11.5753334258931</text:p>
          </table:table-cell>
          <table:table-cell table:formula="of:=[.C291]-[.I291]" office:value-type="float" office:value="115.29773633729" calcext:value-type="float">
            <text:p>115.29773633729</text:p>
          </table:table-cell>
          <table:table-cell table:formula="of:=[.C291]+[.J291]" office:value-type="float" office:value="242.170806100474" calcext:value-type="float">
            <text:p>242.170806100474</text:p>
          </table:table-cell>
          <table:table-cell table:formula="of:=IF(AND([.B291]&gt;=[.J291];[.B291]&lt;=[.K2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.958" calcext:value-type="float">
            <text:p>113.958</text:p>
          </table:table-cell>
          <table:table-cell office:value-type="float" office:value="117.361114501953" calcext:value-type="float">
            <text:p>117.361114501953</text:p>
          </table:table-cell>
          <table:table-cell office:value-type="float" office:value="6.21333599090576" calcext:value-type="float">
            <text:p>6.21333599090576</text:p>
          </table:table-cell>
          <table:table-cell office:value-type="float" office:value="111.147778511047" calcext:value-type="float">
            <text:p>111.147778511047</text:p>
          </table:table-cell>
          <table:table-cell office:value-type="float" office:value="123.574450492859" calcext:value-type="float">
            <text:p>123.574450492859</text:p>
          </table:table-cell>
          <table:table-cell table:formula="of:=IF(AND([.B292]&gt;=[.E292];[.B292]&lt;=[.F292]);0;1)" office:value-type="float" office:value="0" calcext:value-type="float">
            <text:p>0</text:p>
          </table:table-cell>
          <table:table-cell table:formula="of:=([.B292]-[.C292])^2" office:value-type="float" office:value="11.5811883134037" calcext:value-type="float">
            <text:p>11.5811883134037</text:p>
          </table:table-cell>
          <table:table-cell table:formula="of:=[.I291]" office:value-type="float" office:value="11.5753334258931" calcext:value-type="float">
            <text:p>11.5753334258931</text:p>
          </table:table-cell>
          <table:table-cell table:formula="of:=[.C292]-[.I292]" office:value-type="float" office:value="105.78578107606" calcext:value-type="float">
            <text:p>105.78578107606</text:p>
          </table:table-cell>
          <table:table-cell table:formula="of:=[.C292]+[.J292]" office:value-type="float" office:value="223.146895578013" calcext:value-type="float">
            <text:p>223.146895578013</text:p>
          </table:table-cell>
          <table:table-cell table:formula="of:=IF(AND([.B292]&gt;=[.J292];[.B292]&lt;=[.K2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5.234" calcext:value-type="float">
            <text:p>115.234</text:p>
          </table:table-cell>
          <table:table-cell office:value-type="float" office:value="124.493141174316" calcext:value-type="float">
            <text:p>124.493141174316</text:p>
          </table:table-cell>
          <table:table-cell office:value-type="float" office:value="4.90038967132568" calcext:value-type="float">
            <text:p>4.90038967132568</text:p>
          </table:table-cell>
          <table:table-cell office:value-type="float" office:value="119.592751502991" calcext:value-type="float">
            <text:p>119.592751502991</text:p>
          </table:table-cell>
          <table:table-cell office:value-type="float" office:value="129.393530845642" calcext:value-type="float">
            <text:p>129.393530845642</text:p>
          </table:table-cell>
          <table:table-cell table:formula="of:=IF(AND([.B293]&gt;=[.E293];[.B293]&lt;=[.F293]);0;1)" office:value-type="float" office:value="1" calcext:value-type="float">
            <text:p>1</text:p>
          </table:table-cell>
          <table:table-cell table:formula="of:=([.B293]-[.C293])^2" office:value-type="float" office:value="85.7316952859215" calcext:value-type="float">
            <text:p>85.7316952859215</text:p>
          </table:table-cell>
          <table:table-cell table:formula="of:=[.I292]" office:value-type="float" office:value="11.5753334258931" calcext:value-type="float">
            <text:p>11.5753334258931</text:p>
          </table:table-cell>
          <table:table-cell table:formula="of:=[.C293]-[.I293]" office:value-type="float" office:value="112.917807748423" calcext:value-type="float">
            <text:p>112.917807748423</text:p>
          </table:table-cell>
          <table:table-cell table:formula="of:=[.C293]+[.J293]" office:value-type="float" office:value="237.41094892274" calcext:value-type="float">
            <text:p>237.41094892274</text:p>
          </table:table-cell>
          <table:table-cell table:formula="of:=IF(AND([.B293]&gt;=[.J293];[.B293]&lt;=[.K2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6.78" calcext:value-type="float">
            <text:p>126.78</text:p>
          </table:table-cell>
          <table:table-cell office:value-type="float" office:value="129.265777587891" calcext:value-type="float">
            <text:p>129.265777587891</text:p>
          </table:table-cell>
          <table:table-cell office:value-type="float" office:value="4.26227521896362" calcext:value-type="float">
            <text:p>4.26227521896362</text:p>
          </table:table-cell>
          <table:table-cell office:value-type="float" office:value="125.003502368927" calcext:value-type="float">
            <text:p>125.003502368927</text:p>
          </table:table-cell>
          <table:table-cell office:value-type="float" office:value="133.528052806854" calcext:value-type="float">
            <text:p>133.528052806854</text:p>
          </table:table-cell>
          <table:table-cell table:formula="of:=IF(AND([.B294]&gt;=[.E294];[.B294]&lt;=[.F294]);0;1)" office:value-type="float" office:value="0" calcext:value-type="float">
            <text:p>0</text:p>
          </table:table-cell>
          <table:table-cell table:formula="of:=([.B294]-[.C294])^2" office:value-type="float" office:value="6.17909021645933" calcext:value-type="float">
            <text:p>6.17909021645933</text:p>
          </table:table-cell>
          <table:table-cell table:formula="of:=[.I293]" office:value-type="float" office:value="11.5753334258931" calcext:value-type="float">
            <text:p>11.5753334258931</text:p>
          </table:table-cell>
          <table:table-cell table:formula="of:=[.C294]-[.I294]" office:value-type="float" office:value="117.690444161998" calcext:value-type="float">
            <text:p>117.690444161998</text:p>
          </table:table-cell>
          <table:table-cell table:formula="of:=[.C294]+[.J294]" office:value-type="float" office:value="246.956221749888" calcext:value-type="float">
            <text:p>246.956221749888</text:p>
          </table:table-cell>
          <table:table-cell table:formula="of:=IF(AND([.B294]&gt;=[.J294];[.B294]&lt;=[.K2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8.398" calcext:value-type="float">
            <text:p>128.398</text:p>
          </table:table-cell>
          <table:table-cell office:value-type="float" office:value="128.969009399414" calcext:value-type="float">
            <text:p>128.969009399414</text:p>
          </table:table-cell>
          <table:table-cell office:value-type="float" office:value="4.8938684463501" calcext:value-type="float">
            <text:p>4.8938684463501</text:p>
          </table:table-cell>
          <table:table-cell office:value-type="float" office:value="124.075140953064" calcext:value-type="float">
            <text:p>124.075140953064</text:p>
          </table:table-cell>
          <table:table-cell office:value-type="float" office:value="133.862877845764" calcext:value-type="float">
            <text:p>133.862877845764</text:p>
          </table:table-cell>
          <table:table-cell table:formula="of:=IF(AND([.B295]&gt;=[.E295];[.B295]&lt;=[.F295]);0;1)" office:value-type="float" office:value="0" calcext:value-type="float">
            <text:p>0</text:p>
          </table:table-cell>
          <table:table-cell table:formula="of:=([.B295]-[.C295])^2" office:value-type="float" office:value="0.326051734219213" calcext:value-type="float">
            <text:p>0.326051734219213</text:p>
          </table:table-cell>
          <table:table-cell table:formula="of:=[.I294]" office:value-type="float" office:value="11.5753334258931" calcext:value-type="float">
            <text:p>11.5753334258931</text:p>
          </table:table-cell>
          <table:table-cell table:formula="of:=[.C295]-[.I295]" office:value-type="float" office:value="117.393675973521" calcext:value-type="float">
            <text:p>117.393675973521</text:p>
          </table:table-cell>
          <table:table-cell table:formula="of:=[.C295]+[.J295]" office:value-type="float" office:value="246.362685372935" calcext:value-type="float">
            <text:p>246.362685372935</text:p>
          </table:table-cell>
          <table:table-cell table:formula="of:=IF(AND([.B295]&gt;=[.J295];[.B295]&lt;=[.K2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7.197" calcext:value-type="float">
            <text:p>127.197</text:p>
          </table:table-cell>
          <table:table-cell office:value-type="float" office:value="123.816444396973" calcext:value-type="float">
            <text:p>123.816444396973</text:p>
          </table:table-cell>
          <table:table-cell office:value-type="float" office:value="5.18826770782471" calcext:value-type="float">
            <text:p>5.18826770782471</text:p>
          </table:table-cell>
          <table:table-cell office:value-type="float" office:value="118.628176689148" calcext:value-type="float">
            <text:p>118.628176689148</text:p>
          </table:table-cell>
          <table:table-cell office:value-type="float" office:value="129.004712104797" calcext:value-type="float">
            <text:p>129.004712104797</text:p>
          </table:table-cell>
          <table:table-cell table:formula="of:=IF(AND([.B296]&gt;=[.E296];[.B296]&lt;=[.F296]);0;1)" office:value-type="float" office:value="0" calcext:value-type="float">
            <text:p>0</text:p>
          </table:table-cell>
          <table:table-cell table:formula="of:=([.B296]-[.C296])^2" office:value-type="float" office:value="11.4281561851596" calcext:value-type="float">
            <text:p>11.4281561851596</text:p>
          </table:table-cell>
          <table:table-cell table:formula="of:=[.I295]" office:value-type="float" office:value="11.5753334258931" calcext:value-type="float">
            <text:p>11.5753334258931</text:p>
          </table:table-cell>
          <table:table-cell table:formula="of:=[.C296]-[.I296]" office:value-type="float" office:value="112.24111097108" calcext:value-type="float">
            <text:p>112.24111097108</text:p>
          </table:table-cell>
          <table:table-cell table:formula="of:=[.C296]+[.J296]" office:value-type="float" office:value="236.057555368052" calcext:value-type="float">
            <text:p>236.057555368052</text:p>
          </table:table-cell>
          <table:table-cell table:formula="of:=IF(AND([.B296]&gt;=[.J296];[.B296]&lt;=[.K2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129.059478759766" calcext:value-type="float">
            <text:p>129.059478759766</text:p>
          </table:table-cell>
          <table:table-cell office:value-type="float" office:value="5.07303285598755" calcext:value-type="float">
            <text:p>5.07303285598755</text:p>
          </table:table-cell>
          <table:table-cell office:value-type="float" office:value="123.986445903778" calcext:value-type="float">
            <text:p>123.986445903778</text:p>
          </table:table-cell>
          <table:table-cell office:value-type="float" office:value="134.132511615753" calcext:value-type="float">
            <text:p>134.132511615753</text:p>
          </table:table-cell>
          <table:table-cell table:formula="of:=IF(AND([.B297]&gt;=[.E297];[.B297]&lt;=[.F297]);0;1)" office:value-type="float" office:value="0" calcext:value-type="float">
            <text:p>0</text:p>
          </table:table-cell>
          <table:table-cell table:formula="of:=([.B297]-[.C297])^2" office:value-type="float" office:value="1.02722530440624" calcext:value-type="float">
            <text:p>1.02722530440624</text:p>
          </table:table-cell>
          <table:table-cell table:formula="of:=[.I296]" office:value-type="float" office:value="11.5753334258931" calcext:value-type="float">
            <text:p>11.5753334258931</text:p>
          </table:table-cell>
          <table:table-cell table:formula="of:=[.C297]-[.I297]" office:value-type="float" office:value="117.484145333873" calcext:value-type="float">
            <text:p>117.484145333873</text:p>
          </table:table-cell>
          <table:table-cell table:formula="of:=[.C297]+[.J297]" office:value-type="float" office:value="246.543624093638" calcext:value-type="float">
            <text:p>246.543624093638</text:p>
          </table:table-cell>
          <table:table-cell table:formula="of:=IF(AND([.B297]&gt;=[.J297];[.B297]&lt;=[.K2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0.162" calcext:value-type="float">
            <text:p>120.162</text:p>
          </table:table-cell>
          <table:table-cell office:value-type="float" office:value="123.793403625488" calcext:value-type="float">
            <text:p>123.793403625488</text:p>
          </table:table-cell>
          <table:table-cell office:value-type="float" office:value="4.29453086853027" calcext:value-type="float">
            <text:p>4.29453086853027</text:p>
          </table:table-cell>
          <table:table-cell office:value-type="float" office:value="119.498872756958" calcext:value-type="float">
            <text:p>119.498872756958</text:p>
          </table:table-cell>
          <table:table-cell office:value-type="float" office:value="128.087934494019" calcext:value-type="float">
            <text:p>128.087934494019</text:p>
          </table:table-cell>
          <table:table-cell table:formula="of:=IF(AND([.B298]&gt;=[.E298];[.B298]&lt;=[.F298]);0;1)" office:value-type="float" office:value="0" calcext:value-type="float">
            <text:p>0</text:p>
          </table:table-cell>
          <table:table-cell table:formula="of:=([.B298]-[.C298])^2" office:value-type="float" office:value="13.1870922912094" calcext:value-type="float">
            <text:p>13.1870922912094</text:p>
          </table:table-cell>
          <table:table-cell table:formula="of:=[.I297]" office:value-type="float" office:value="11.5753334258931" calcext:value-type="float">
            <text:p>11.5753334258931</text:p>
          </table:table-cell>
          <table:table-cell table:formula="of:=[.C298]-[.I298]" office:value-type="float" office:value="112.218070199595" calcext:value-type="float">
            <text:p>112.218070199595</text:p>
          </table:table-cell>
          <table:table-cell table:formula="of:=[.C298]+[.J298]" office:value-type="float" office:value="236.011473825083" calcext:value-type="float">
            <text:p>236.011473825083</text:p>
          </table:table-cell>
          <table:table-cell table:formula="of:=IF(AND([.B298]&gt;=[.J298];[.B298]&lt;=[.K2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8.216" calcext:value-type="float">
            <text:p>128.216</text:p>
          </table:table-cell>
          <table:table-cell office:value-type="float" office:value="128.351455688477" calcext:value-type="float">
            <text:p>128.351455688477</text:p>
          </table:table-cell>
          <table:table-cell office:value-type="float" office:value="4.7689733505249" calcext:value-type="float">
            <text:p>4.7689733505249</text:p>
          </table:table-cell>
          <table:table-cell office:value-type="float" office:value="123.582482337952" calcext:value-type="float">
            <text:p>123.582482337952</text:p>
          </table:table-cell>
          <table:table-cell office:value-type="float" office:value="133.120429039001" calcext:value-type="float">
            <text:p>133.120429039001</text:p>
          </table:table-cell>
          <table:table-cell table:formula="of:=IF(AND([.B299]&gt;=[.E299];[.B299]&lt;=[.F299]);0;1)" office:value-type="float" office:value="0" calcext:value-type="float">
            <text:p>0</text:p>
          </table:table-cell>
          <table:table-cell table:formula="of:=([.B299]-[.C299])^2" office:value-type="float" office:value="0.0183482435406573" calcext:value-type="float">
            <text:p>0.0183482435406573</text:p>
          </table:table-cell>
          <table:table-cell table:formula="of:=[.I298]" office:value-type="float" office:value="11.5753334258931" calcext:value-type="float">
            <text:p>11.5753334258931</text:p>
          </table:table-cell>
          <table:table-cell table:formula="of:=[.C299]-[.I299]" office:value-type="float" office:value="116.776122262583" calcext:value-type="float">
            <text:p>116.776122262583</text:p>
          </table:table-cell>
          <table:table-cell table:formula="of:=[.C299]+[.J299]" office:value-type="float" office:value="245.12757795106" calcext:value-type="float">
            <text:p>245.12757795106</text:p>
          </table:table-cell>
          <table:table-cell table:formula="of:=IF(AND([.B299]&gt;=[.J299];[.B299]&lt;=[.K2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0.652" calcext:value-type="float">
            <text:p>110.652</text:p>
          </table:table-cell>
          <table:table-cell office:value-type="float" office:value="116.985557556152" calcext:value-type="float">
            <text:p>116.985557556152</text:p>
          </table:table-cell>
          <table:table-cell office:value-type="float" office:value="5.05661344528198" calcext:value-type="float">
            <text:p>5.05661344528198</text:p>
          </table:table-cell>
          <table:table-cell office:value-type="float" office:value="111.92894411087" calcext:value-type="float">
            <text:p>111.92894411087</text:p>
          </table:table-cell>
          <table:table-cell office:value-type="float" office:value="122.042171001434" calcext:value-type="float">
            <text:p>122.042171001434</text:p>
          </table:table-cell>
          <table:table-cell table:formula="of:=IF(AND([.B300]&gt;=[.E300];[.B300]&lt;=[.F300]);0;1)" office:value-type="float" office:value="1" calcext:value-type="float">
            <text:p>1</text:p>
          </table:table-cell>
          <table:table-cell table:formula="of:=([.B300]-[.C300])^2" office:value-type="float" office:value="40.1139513170944" calcext:value-type="float">
            <text:p>40.1139513170944</text:p>
          </table:table-cell>
          <table:table-cell table:formula="of:=[.I299]" office:value-type="float" office:value="11.5753334258931" calcext:value-type="float">
            <text:p>11.5753334258931</text:p>
          </table:table-cell>
          <table:table-cell table:formula="of:=[.C300]-[.I300]" office:value-type="float" office:value="105.410224130259" calcext:value-type="float">
            <text:p>105.410224130259</text:p>
          </table:table-cell>
          <table:table-cell table:formula="of:=[.C300]+[.J300]" office:value-type="float" office:value="222.395781686412" calcext:value-type="float">
            <text:p>222.395781686412</text:p>
          </table:table-cell>
          <table:table-cell table:formula="of:=IF(AND([.B300]&gt;=[.J300];[.B300]&lt;=[.K3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4.214" calcext:value-type="float">
            <text:p>124.214</text:p>
          </table:table-cell>
          <table:table-cell office:value-type="float" office:value="126.137100219727" calcext:value-type="float">
            <text:p>126.137100219727</text:p>
          </table:table-cell>
          <table:table-cell office:value-type="float" office:value="4.30128717422485" calcext:value-type="float">
            <text:p>4.30128717422485</text:p>
          </table:table-cell>
          <table:table-cell office:value-type="float" office:value="121.835813045502" calcext:value-type="float">
            <text:p>121.835813045502</text:p>
          </table:table-cell>
          <table:table-cell office:value-type="float" office:value="130.438387393951" calcext:value-type="float">
            <text:p>130.438387393951</text:p>
          </table:table-cell>
          <table:table-cell table:formula="of:=IF(AND([.B301]&gt;=[.E301];[.B301]&lt;=[.F301]);0;1)" office:value-type="float" office:value="0" calcext:value-type="float">
            <text:p>0</text:p>
          </table:table-cell>
          <table:table-cell table:formula="of:=([.B301]-[.C301])^2" office:value-type="float" office:value="3.69831445511236" calcext:value-type="float">
            <text:p>3.69831445511236</text:p>
          </table:table-cell>
          <table:table-cell table:formula="of:=[.I300]" office:value-type="float" office:value="11.5753334258931" calcext:value-type="float">
            <text:p>11.5753334258931</text:p>
          </table:table-cell>
          <table:table-cell table:formula="of:=[.C301]-[.I301]" office:value-type="float" office:value="114.561766793833" calcext:value-type="float">
            <text:p>114.561766793833</text:p>
          </table:table-cell>
          <table:table-cell table:formula="of:=[.C301]+[.J301]" office:value-type="float" office:value="240.69886701356" calcext:value-type="float">
            <text:p>240.69886701356</text:p>
          </table:table-cell>
          <table:table-cell table:formula="of:=IF(AND([.B301]&gt;=[.J301];[.B301]&lt;=[.K3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2.292" calcext:value-type="float">
            <text:p>122.292</text:p>
          </table:table-cell>
          <table:table-cell office:value-type="float" office:value="127.492630004883" calcext:value-type="float">
            <text:p>127.492630004883</text:p>
          </table:table-cell>
          <table:table-cell office:value-type="float" office:value="4.86117649078369" calcext:value-type="float">
            <text:p>4.86117649078369</text:p>
          </table:table-cell>
          <table:table-cell office:value-type="float" office:value="122.631453514099" calcext:value-type="float">
            <text:p>122.631453514099</text:p>
          </table:table-cell>
          <table:table-cell office:value-type="float" office:value="132.353806495667" calcext:value-type="float">
            <text:p>132.353806495667</text:p>
          </table:table-cell>
          <table:table-cell table:formula="of:=IF(AND([.B302]&gt;=[.E302];[.B302]&lt;=[.F302]);0;1)" office:value-type="float" office:value="1" calcext:value-type="float">
            <text:p>1</text:p>
          </table:table-cell>
          <table:table-cell table:formula="of:=([.B302]-[.C302])^2" office:value-type="float" office:value="27.0465524476874" calcext:value-type="float">
            <text:p>27.0465524476874</text:p>
          </table:table-cell>
          <table:table-cell table:formula="of:=[.I301]" office:value-type="float" office:value="11.5753334258931" calcext:value-type="float">
            <text:p>11.5753334258931</text:p>
          </table:table-cell>
          <table:table-cell table:formula="of:=[.C302]-[.I302]" office:value-type="float" office:value="115.91729657899" calcext:value-type="float">
            <text:p>115.91729657899</text:p>
          </table:table-cell>
          <table:table-cell table:formula="of:=[.C302]+[.J302]" office:value-type="float" office:value="243.409926583872" calcext:value-type="float">
            <text:p>243.409926583872</text:p>
          </table:table-cell>
          <table:table-cell table:formula="of:=IF(AND([.B302]&gt;=[.J302];[.B302]&lt;=[.K3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1.301" calcext:value-type="float">
            <text:p>121.301</text:p>
          </table:table-cell>
          <table:table-cell office:value-type="float" office:value="123.491912841797" calcext:value-type="float">
            <text:p>123.491912841797</text:p>
          </table:table-cell>
          <table:table-cell office:value-type="float" office:value="4.24125671386719" calcext:value-type="float">
            <text:p>4.24125671386719</text:p>
          </table:table-cell>
          <table:table-cell office:value-type="float" office:value="119.25065612793" calcext:value-type="float">
            <text:p>119.25065612793</text:p>
          </table:table-cell>
          <table:table-cell office:value-type="float" office:value="127.733169555664" calcext:value-type="float">
            <text:p>127.733169555664</text:p>
          </table:table-cell>
          <table:table-cell table:formula="of:=IF(AND([.B303]&gt;=[.E303];[.B303]&lt;=[.F303]);0;1)" office:value-type="float" office:value="0" calcext:value-type="float">
            <text:p>0</text:p>
          </table:table-cell>
          <table:table-cell table:formula="of:=([.B303]-[.C303])^2" office:value-type="float" office:value="4.80009908035045" calcext:value-type="float">
            <text:p>4.80009908035045</text:p>
          </table:table-cell>
          <table:table-cell table:formula="of:=[.I302]" office:value-type="float" office:value="11.5753334258931" calcext:value-type="float">
            <text:p>11.5753334258931</text:p>
          </table:table-cell>
          <table:table-cell table:formula="of:=[.C303]-[.I303]" office:value-type="float" office:value="111.916579415904" calcext:value-type="float">
            <text:p>111.916579415904</text:p>
          </table:table-cell>
          <table:table-cell table:formula="of:=[.C303]+[.J303]" office:value-type="float" office:value="235.408492257701" calcext:value-type="float">
            <text:p>235.408492257701</text:p>
          </table:table-cell>
          <table:table-cell table:formula="of:=IF(AND([.B303]&gt;=[.J303];[.B303]&lt;=[.K3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27.24356842041" calcext:value-type="float">
            <text:p>127.24356842041</text:p>
          </table:table-cell>
          <table:table-cell office:value-type="float" office:value="5.0899133682251" calcext:value-type="float">
            <text:p>5.0899133682251</text:p>
          </table:table-cell>
          <table:table-cell office:value-type="float" office:value="122.153655052185" calcext:value-type="float">
            <text:p>122.153655052185</text:p>
          </table:table-cell>
          <table:table-cell office:value-type="float" office:value="132.333481788635" calcext:value-type="float">
            <text:p>132.333481788635</text:p>
          </table:table-cell>
          <table:table-cell table:formula="of:=IF(AND([.B304]&gt;=[.E304];[.B304]&lt;=[.F304]);0;1)" office:value-type="float" office:value="0" calcext:value-type="float">
            <text:p>0</text:p>
          </table:table-cell>
          <table:table-cell table:formula="of:=([.B304]-[.C304])^2" office:value-type="float" office:value="10.6238942220275" calcext:value-type="float">
            <text:p>10.6238942220275</text:p>
          </table:table-cell>
          <table:table-cell table:formula="of:=[.I303]" office:value-type="float" office:value="11.5753334258931" calcext:value-type="float">
            <text:p>11.5753334258931</text:p>
          </table:table-cell>
          <table:table-cell table:formula="of:=[.C304]-[.I304]" office:value-type="float" office:value="115.668234994517" calcext:value-type="float">
            <text:p>115.668234994517</text:p>
          </table:table-cell>
          <table:table-cell table:formula="of:=[.C304]+[.J304]" office:value-type="float" office:value="242.911803414927" calcext:value-type="float">
            <text:p>242.911803414927</text:p>
          </table:table-cell>
          <table:table-cell table:formula="of:=IF(AND([.B304]&gt;=[.J304];[.B304]&lt;=[.K3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3.082" calcext:value-type="float">
            <text:p>123.082</text:p>
          </table:table-cell>
          <table:table-cell office:value-type="float" office:value="128.788177490234" calcext:value-type="float">
            <text:p>128.788177490234</text:p>
          </table:table-cell>
          <table:table-cell office:value-type="float" office:value="4.22339582443237" calcext:value-type="float">
            <text:p>4.22339582443237</text:p>
          </table:table-cell>
          <table:table-cell office:value-type="float" office:value="124.564781665802" calcext:value-type="float">
            <text:p>124.564781665802</text:p>
          </table:table-cell>
          <table:table-cell office:value-type="float" office:value="133.011573314667" calcext:value-type="float">
            <text:p>133.011573314667</text:p>
          </table:table-cell>
          <table:table-cell table:formula="of:=IF(AND([.B305]&gt;=[.E305];[.B305]&lt;=[.F305]);0;1)" office:value-type="float" office:value="1" calcext:value-type="float">
            <text:p>1</text:p>
          </table:table-cell>
          <table:table-cell table:formula="of:=([.B305]-[.C305])^2" office:value-type="float" office:value="32.5604615500575" calcext:value-type="float">
            <text:p>32.5604615500575</text:p>
          </table:table-cell>
          <table:table-cell table:formula="of:=[.I304]" office:value-type="float" office:value="11.5753334258931" calcext:value-type="float">
            <text:p>11.5753334258931</text:p>
          </table:table-cell>
          <table:table-cell table:formula="of:=[.C305]-[.I305]" office:value-type="float" office:value="117.212844064341" calcext:value-type="float">
            <text:p>117.212844064341</text:p>
          </table:table-cell>
          <table:table-cell table:formula="of:=[.C305]+[.J305]" office:value-type="float" office:value="246.001021554576" calcext:value-type="float">
            <text:p>246.001021554576</text:p>
          </table:table-cell>
          <table:table-cell table:formula="of:=IF(AND([.B305]&gt;=[.J305];[.B305]&lt;=[.K3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8.537" calcext:value-type="float">
            <text:p>138.537</text:p>
          </table:table-cell>
          <table:table-cell office:value-type="float" office:value="119.366889953613" calcext:value-type="float">
            <text:p>119.366889953613</text:p>
          </table:table-cell>
          <table:table-cell office:value-type="float" office:value="5.09389638900757" calcext:value-type="float">
            <text:p>5.09389638900757</text:p>
          </table:table-cell>
          <table:table-cell office:value-type="float" office:value="114.272993564606" calcext:value-type="float">
            <text:p>114.272993564606</text:p>
          </table:table-cell>
          <table:table-cell office:value-type="float" office:value="124.460786342621" calcext:value-type="float">
            <text:p>124.460786342621</text:p>
          </table:table-cell>
          <table:table-cell table:formula="of:=IF(AND([.B306]&gt;=[.E306];[.B306]&lt;=[.F306]);0;1)" office:value-type="float" office:value="1" calcext:value-type="float">
            <text:p>1</text:p>
          </table:table-cell>
          <table:table-cell table:formula="of:=([.B306]-[.C306])^2" office:value-type="float" office:value="367.493119190577" calcext:value-type="float">
            <text:p>367.493119190577</text:p>
          </table:table-cell>
          <table:table-cell table:formula="of:=[.I305]" office:value-type="float" office:value="11.5753334258931" calcext:value-type="float">
            <text:p>11.5753334258931</text:p>
          </table:table-cell>
          <table:table-cell table:formula="of:=[.C306]-[.I306]" office:value-type="float" office:value="107.79155652772" calcext:value-type="float">
            <text:p>107.79155652772</text:p>
          </table:table-cell>
          <table:table-cell table:formula="of:=[.C306]+[.J306]" office:value-type="float" office:value="227.158446481333" calcext:value-type="float">
            <text:p>227.158446481333</text:p>
          </table:table-cell>
          <table:table-cell table:formula="of:=IF(AND([.B306]&gt;=[.J306];[.B306]&lt;=[.K3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4.044" calcext:value-type="float">
            <text:p>114.044</text:p>
          </table:table-cell>
          <table:table-cell office:value-type="float" office:value="122.694206237793" calcext:value-type="float">
            <text:p>122.694206237793</text:p>
          </table:table-cell>
          <table:table-cell office:value-type="float" office:value="5.75492334365845" calcext:value-type="float">
            <text:p>5.75492334365845</text:p>
          </table:table-cell>
          <table:table-cell office:value-type="float" office:value="116.939282894135" calcext:value-type="float">
            <text:p>116.939282894135</text:p>
          </table:table-cell>
          <table:table-cell office:value-type="float" office:value="128.449129581451" calcext:value-type="float">
            <text:p>128.449129581451</text:p>
          </table:table-cell>
          <table:table-cell table:formula="of:=IF(AND([.B307]&gt;=[.E307];[.B307]&lt;=[.F307]);0;1)" office:value-type="float" office:value="1" calcext:value-type="float">
            <text:p>1</text:p>
          </table:table-cell>
          <table:table-cell table:formula="of:=([.B307]-[.C307])^2" office:value-type="float" office:value="74.8260679563524" calcext:value-type="float">
            <text:p>74.8260679563524</text:p>
          </table:table-cell>
          <table:table-cell table:formula="of:=[.I306]" office:value-type="float" office:value="11.5753334258931" calcext:value-type="float">
            <text:p>11.5753334258931</text:p>
          </table:table-cell>
          <table:table-cell table:formula="of:=[.C307]-[.I307]" office:value-type="float" office:value="111.1188728119" calcext:value-type="float">
            <text:p>111.1188728119</text:p>
          </table:table-cell>
          <table:table-cell table:formula="of:=[.C307]+[.J307]" office:value-type="float" office:value="233.813079049693" calcext:value-type="float">
            <text:p>233.813079049693</text:p>
          </table:table-cell>
          <table:table-cell table:formula="of:=IF(AND([.B307]&gt;=[.J307];[.B307]&lt;=[.K3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9.116" calcext:value-type="float">
            <text:p>129.116</text:p>
          </table:table-cell>
          <table:table-cell office:value-type="float" office:value="116.709785461426" calcext:value-type="float">
            <text:p>116.709785461426</text:p>
          </table:table-cell>
          <table:table-cell office:value-type="float" office:value="6.39536237716675" calcext:value-type="float">
            <text:p>6.39536237716675</text:p>
          </table:table-cell>
          <table:table-cell office:value-type="float" office:value="110.314423084259" calcext:value-type="float">
            <text:p>110.314423084259</text:p>
          </table:table-cell>
          <table:table-cell office:value-type="float" office:value="123.105147838593" calcext:value-type="float">
            <text:p>123.105147838593</text:p>
          </table:table-cell>
          <table:table-cell table:formula="of:=IF(AND([.B308]&gt;=[.E308];[.B308]&lt;=[.F308]);0;1)" office:value-type="float" office:value="1" calcext:value-type="float">
            <text:p>1</text:p>
          </table:table-cell>
          <table:table-cell table:formula="of:=([.B308]-[.C308])^2" office:value-type="float" office:value="153.914159177131" calcext:value-type="float">
            <text:p>153.914159177131</text:p>
          </table:table-cell>
          <table:table-cell table:formula="of:=[.I307]" office:value-type="float" office:value="11.5753334258931" calcext:value-type="float">
            <text:p>11.5753334258931</text:p>
          </table:table-cell>
          <table:table-cell table:formula="of:=[.C308]-[.I308]" office:value-type="float" office:value="105.134452035533" calcext:value-type="float">
            <text:p>105.134452035533</text:p>
          </table:table-cell>
          <table:table-cell table:formula="of:=[.C308]+[.J308]" office:value-type="float" office:value="221.844237496958" calcext:value-type="float">
            <text:p>221.844237496958</text:p>
          </table:table-cell>
          <table:table-cell table:formula="of:=IF(AND([.B308]&gt;=[.J308];[.B308]&lt;=[.K3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5.026" calcext:value-type="float">
            <text:p>125.026</text:p>
          </table:table-cell>
          <table:table-cell office:value-type="float" office:value="128.385681152344" calcext:value-type="float">
            <text:p>128.385681152344</text:p>
          </table:table-cell>
          <table:table-cell office:value-type="float" office:value="4.57237482070923" calcext:value-type="float">
            <text:p>4.57237482070923</text:p>
          </table:table-cell>
          <table:table-cell office:value-type="float" office:value="123.813306331635" calcext:value-type="float">
            <text:p>123.813306331635</text:p>
          </table:table-cell>
          <table:table-cell office:value-type="float" office:value="132.958055973053" calcext:value-type="float">
            <text:p>132.958055973053</text:p>
          </table:table-cell>
          <table:table-cell table:formula="of:=IF(AND([.B309]&gt;=[.E309];[.B309]&lt;=[.F309]);0;1)" office:value-type="float" office:value="0" calcext:value-type="float">
            <text:p>0</text:p>
          </table:table-cell>
          <table:table-cell table:formula="of:=([.B309]-[.C309])^2" office:value-type="float" office:value="11.2874574454139" calcext:value-type="float">
            <text:p>11.2874574454139</text:p>
          </table:table-cell>
          <table:table-cell table:formula="of:=[.I308]" office:value-type="float" office:value="11.5753334258931" calcext:value-type="float">
            <text:p>11.5753334258931</text:p>
          </table:table-cell>
          <table:table-cell table:formula="of:=[.C309]-[.I309]" office:value-type="float" office:value="116.810347726451" calcext:value-type="float">
            <text:p>116.810347726451</text:p>
          </table:table-cell>
          <table:table-cell table:formula="of:=[.C309]+[.J309]" office:value-type="float" office:value="245.196028878794" calcext:value-type="float">
            <text:p>245.196028878794</text:p>
          </table:table-cell>
          <table:table-cell table:formula="of:=IF(AND([.B309]&gt;=[.J309];[.B309]&lt;=[.K3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0.795" calcext:value-type="float">
            <text:p>130.795</text:p>
          </table:table-cell>
          <table:table-cell office:value-type="float" office:value="124.047370910645" calcext:value-type="float">
            <text:p>124.047370910645</text:p>
          </table:table-cell>
          <table:table-cell office:value-type="float" office:value="4.76511001586914" calcext:value-type="float">
            <text:p>4.76511001586914</text:p>
          </table:table-cell>
          <table:table-cell office:value-type="float" office:value="119.282260894775" calcext:value-type="float">
            <text:p>119.282260894775</text:p>
          </table:table-cell>
          <table:table-cell office:value-type="float" office:value="128.812480926514" calcext:value-type="float">
            <text:p>128.812480926514</text:p>
          </table:table-cell>
          <table:table-cell table:formula="of:=IF(AND([.B310]&gt;=[.E310];[.B310]&lt;=[.F310]);0;1)" office:value-type="float" office:value="1" calcext:value-type="float">
            <text:p>1</text:p>
          </table:table-cell>
          <table:table-cell table:formula="of:=([.B310]-[.C310])^2" office:value-type="float" office:value="45.5304983275159" calcext:value-type="float">
            <text:p>45.5304983275159</text:p>
          </table:table-cell>
          <table:table-cell table:formula="of:=[.I309]" office:value-type="float" office:value="11.5753334258931" calcext:value-type="float">
            <text:p>11.5753334258931</text:p>
          </table:table-cell>
          <table:table-cell table:formula="of:=[.C310]-[.I310]" office:value-type="float" office:value="112.472037484751" calcext:value-type="float">
            <text:p>112.472037484751</text:p>
          </table:table-cell>
          <table:table-cell table:formula="of:=[.C310]+[.J310]" office:value-type="float" office:value="236.519408395396" calcext:value-type="float">
            <text:p>236.519408395396</text:p>
          </table:table-cell>
          <table:table-cell table:formula="of:=IF(AND([.B310]&gt;=[.J310];[.B310]&lt;=[.K3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1.453" calcext:value-type="float">
            <text:p>131.453</text:p>
          </table:table-cell>
          <table:table-cell office:value-type="float" office:value="116.807136535645" calcext:value-type="float">
            <text:p>116.807136535645</text:p>
          </table:table-cell>
          <table:table-cell office:value-type="float" office:value="5.90350294113159" calcext:value-type="float">
            <text:p>5.90350294113159</text:p>
          </table:table-cell>
          <table:table-cell office:value-type="float" office:value="110.903633594513" calcext:value-type="float">
            <text:p>110.903633594513</text:p>
          </table:table-cell>
          <table:table-cell office:value-type="float" office:value="122.710639476776" calcext:value-type="float">
            <text:p>122.710639476776</text:p>
          </table:table-cell>
          <table:table-cell table:formula="of:=IF(AND([.B311]&gt;=[.E311];[.B311]&lt;=[.F311]);0;1)" office:value-type="float" office:value="1" calcext:value-type="float">
            <text:p>1</text:p>
          </table:table-cell>
          <table:table-cell table:formula="of:=([.B311]-[.C311])^2" office:value-type="float" office:value="214.501316616542" calcext:value-type="float">
            <text:p>214.501316616542</text:p>
          </table:table-cell>
          <table:table-cell table:formula="of:=[.I310]" office:value-type="float" office:value="11.5753334258931" calcext:value-type="float">
            <text:p>11.5753334258931</text:p>
          </table:table-cell>
          <table:table-cell table:formula="of:=[.C311]-[.I311]" office:value-type="float" office:value="105.231803109751" calcext:value-type="float">
            <text:p>105.231803109751</text:p>
          </table:table-cell>
          <table:table-cell table:formula="of:=[.C311]+[.J311]" office:value-type="float" office:value="222.038939645396" calcext:value-type="float">
            <text:p>222.038939645396</text:p>
          </table:table-cell>
          <table:table-cell table:formula="of:=IF(AND([.B311]&gt;=[.J311];[.B311]&lt;=[.K3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5.045" calcext:value-type="float">
            <text:p>125.045</text:p>
          </table:table-cell>
          <table:table-cell office:value-type="float" office:value="123.619262695313" calcext:value-type="float">
            <text:p>123.619262695313</text:p>
          </table:table-cell>
          <table:table-cell office:value-type="float" office:value="4.73004245758057" calcext:value-type="float">
            <text:p>4.73004245758057</text:p>
          </table:table-cell>
          <table:table-cell office:value-type="float" office:value="118.889220237732" calcext:value-type="float">
            <text:p>118.889220237732</text:p>
          </table:table-cell>
          <table:table-cell office:value-type="float" office:value="128.349305152893" calcext:value-type="float">
            <text:p>128.349305152893</text:p>
          </table:table-cell>
          <table:table-cell table:formula="of:=IF(AND([.B312]&gt;=[.E312];[.B312]&lt;=[.F312]);0;1)" office:value-type="float" office:value="0" calcext:value-type="float">
            <text:p>0</text:p>
          </table:table-cell>
          <table:table-cell table:formula="of:=([.B312]-[.C312])^2" office:value-type="float" office:value="2.03272686197758" calcext:value-type="float">
            <text:p>2.03272686197758</text:p>
          </table:table-cell>
          <table:table-cell table:formula="of:=[.I311]" office:value-type="float" office:value="11.5753334258931" calcext:value-type="float">
            <text:p>11.5753334258931</text:p>
          </table:table-cell>
          <table:table-cell table:formula="of:=[.C312]-[.I312]" office:value-type="float" office:value="112.043929269419" calcext:value-type="float">
            <text:p>112.043929269419</text:p>
          </table:table-cell>
          <table:table-cell table:formula="of:=[.C312]+[.J312]" office:value-type="float" office:value="235.663191964732" calcext:value-type="float">
            <text:p>235.663191964732</text:p>
          </table:table-cell>
          <table:table-cell table:formula="of:=IF(AND([.B312]&gt;=[.J312];[.B312]&lt;=[.K3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7.287" calcext:value-type="float">
            <text:p>117.287</text:p>
          </table:table-cell>
          <table:table-cell office:value-type="float" office:value="118.286247253418" calcext:value-type="float">
            <text:p>118.286247253418</text:p>
          </table:table-cell>
          <table:table-cell office:value-type="float" office:value="5.04696035385132" calcext:value-type="float">
            <text:p>5.04696035385132</text:p>
          </table:table-cell>
          <table:table-cell office:value-type="float" office:value="113.239286899567" calcext:value-type="float">
            <text:p>113.239286899567</text:p>
          </table:table-cell>
          <table:table-cell office:value-type="float" office:value="123.333207607269" calcext:value-type="float">
            <text:p>123.333207607269</text:p>
          </table:table-cell>
          <table:table-cell table:formula="of:=IF(AND([.B313]&gt;=[.E313];[.B313]&lt;=[.F313]);0;1)" office:value-type="float" office:value="0" calcext:value-type="float">
            <text:p>0</text:p>
          </table:table-cell>
          <table:table-cell table:formula="of:=([.B313]-[.C313])^2" office:value-type="float" office:value="0.998495073463342" calcext:value-type="float">
            <text:p>0.998495073463342</text:p>
          </table:table-cell>
          <table:table-cell table:formula="of:=[.I312]" office:value-type="float" office:value="11.5753334258931" calcext:value-type="float">
            <text:p>11.5753334258931</text:p>
          </table:table-cell>
          <table:table-cell table:formula="of:=[.C313]-[.I313]" office:value-type="float" office:value="106.710913827525" calcext:value-type="float">
            <text:p>106.710913827525</text:p>
          </table:table-cell>
          <table:table-cell table:formula="of:=[.C313]+[.J313]" office:value-type="float" office:value="224.997161080943" calcext:value-type="float">
            <text:p>224.997161080943</text:p>
          </table:table-cell>
          <table:table-cell table:formula="of:=IF(AND([.B313]&gt;=[.J313];[.B313]&lt;=[.K3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4.853" calcext:value-type="float">
            <text:p>134.853</text:p>
          </table:table-cell>
          <table:table-cell office:value-type="float" office:value="132.040512084961" calcext:value-type="float">
            <text:p>132.040512084961</text:p>
          </table:table-cell>
          <table:table-cell office:value-type="float" office:value="5.18181943893433" calcext:value-type="float">
            <text:p>5.18181943893433</text:p>
          </table:table-cell>
          <table:table-cell office:value-type="float" office:value="126.858692646027" calcext:value-type="float">
            <text:p>126.858692646027</text:p>
          </table:table-cell>
          <table:table-cell office:value-type="float" office:value="137.222331523895" calcext:value-type="float">
            <text:p>137.222331523895</text:p>
          </table:table-cell>
          <table:table-cell table:formula="of:=IF(AND([.B314]&gt;=[.E314];[.B314]&lt;=[.F314]);0;1)" office:value-type="float" office:value="0" calcext:value-type="float">
            <text:p>0</text:p>
          </table:table-cell>
          <table:table-cell table:formula="of:=([.B314]-[.C314])^2" office:value-type="float" office:value="7.91008827224082" calcext:value-type="float">
            <text:p>7.91008827224082</text:p>
          </table:table-cell>
          <table:table-cell table:formula="of:=[.I313]" office:value-type="float" office:value="11.5753334258931" calcext:value-type="float">
            <text:p>11.5753334258931</text:p>
          </table:table-cell>
          <table:table-cell table:formula="of:=[.C314]-[.I314]" office:value-type="float" office:value="120.465178659068" calcext:value-type="float">
            <text:p>120.465178659068</text:p>
          </table:table-cell>
          <table:table-cell table:formula="of:=[.C314]+[.J314]" office:value-type="float" office:value="252.505690744029" calcext:value-type="float">
            <text:p>252.505690744029</text:p>
          </table:table-cell>
          <table:table-cell table:formula="of:=IF(AND([.B314]&gt;=[.J314];[.B314]&lt;=[.K3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0.828" calcext:value-type="float">
            <text:p>130.828</text:p>
          </table:table-cell>
          <table:table-cell office:value-type="float" office:value="128.11100769043" calcext:value-type="float">
            <text:p>128.11100769043</text:p>
          </table:table-cell>
          <table:table-cell office:value-type="float" office:value="5.07462549209595" calcext:value-type="float">
            <text:p>5.07462549209595</text:p>
          </table:table-cell>
          <table:table-cell office:value-type="float" office:value="123.036382198334" calcext:value-type="float">
            <text:p>123.036382198334</text:p>
          </table:table-cell>
          <table:table-cell office:value-type="float" office:value="133.185633182526" calcext:value-type="float">
            <text:p>133.185633182526</text:p>
          </table:table-cell>
          <table:table-cell table:formula="of:=IF(AND([.B315]&gt;=[.E315];[.B315]&lt;=[.F315]);0;1)" office:value-type="float" office:value="0" calcext:value-type="float">
            <text:p>0</text:p>
          </table:table-cell>
          <table:table-cell table:formula="of:=([.B315]-[.C315])^2" office:value-type="float" office:value="7.38204721026424" calcext:value-type="float">
            <text:p>7.38204721026424</text:p>
          </table:table-cell>
          <table:table-cell table:formula="of:=[.I314]" office:value-type="float" office:value="11.5753334258931" calcext:value-type="float">
            <text:p>11.5753334258931</text:p>
          </table:table-cell>
          <table:table-cell table:formula="of:=[.C315]-[.I315]" office:value-type="float" office:value="116.535674264537" calcext:value-type="float">
            <text:p>116.535674264537</text:p>
          </table:table-cell>
          <table:table-cell table:formula="of:=[.C315]+[.J315]" office:value-type="float" office:value="244.646681954966" calcext:value-type="float">
            <text:p>244.646681954966</text:p>
          </table:table-cell>
          <table:table-cell table:formula="of:=IF(AND([.B315]&gt;=[.J315];[.B315]&lt;=[.K3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5.717" calcext:value-type="float">
            <text:p>125.717</text:p>
          </table:table-cell>
          <table:table-cell office:value-type="float" office:value="118.204872131348" calcext:value-type="float">
            <text:p>118.204872131348</text:p>
          </table:table-cell>
          <table:table-cell office:value-type="float" office:value="5.40036392211914" calcext:value-type="float">
            <text:p>5.40036392211914</text:p>
          </table:table-cell>
          <table:table-cell office:value-type="float" office:value="112.804508209229" calcext:value-type="float">
            <text:p>112.804508209229</text:p>
          </table:table-cell>
          <table:table-cell office:value-type="float" office:value="123.605236053467" calcext:value-type="float">
            <text:p>123.605236053467</text:p>
          </table:table-cell>
          <table:table-cell table:formula="of:=IF(AND([.B316]&gt;=[.E316];[.B316]&lt;=[.F316]);0;1)" office:value-type="float" office:value="1" calcext:value-type="float">
            <text:p>1</text:p>
          </table:table-cell>
          <table:table-cell table:formula="of:=([.B316]-[.C316])^2" office:value-type="float" office:value="56.4320651149832" calcext:value-type="float">
            <text:p>56.4320651149832</text:p>
          </table:table-cell>
          <table:table-cell table:formula="of:=[.I315]" office:value-type="float" office:value="11.5753334258931" calcext:value-type="float">
            <text:p>11.5753334258931</text:p>
          </table:table-cell>
          <table:table-cell table:formula="of:=[.C316]-[.I316]" office:value-type="float" office:value="106.629538705455" calcext:value-type="float">
            <text:p>106.629538705455</text:p>
          </table:table-cell>
          <table:table-cell table:formula="of:=[.C316]+[.J316]" office:value-type="float" office:value="224.834410836802" calcext:value-type="float">
            <text:p>224.834410836802</text:p>
          </table:table-cell>
          <table:table-cell table:formula="of:=IF(AND([.B316]&gt;=[.J316];[.B316]&lt;=[.K3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9.516" calcext:value-type="float">
            <text:p>129.516</text:p>
          </table:table-cell>
          <table:table-cell office:value-type="float" office:value="125.733390808105" calcext:value-type="float">
            <text:p>125.733390808105</text:p>
          </table:table-cell>
          <table:table-cell office:value-type="float" office:value="4.47693490982056" calcext:value-type="float">
            <text:p>4.47693490982056</text:p>
          </table:table-cell>
          <table:table-cell office:value-type="float" office:value="121.256455898285" calcext:value-type="float">
            <text:p>121.256455898285</text:p>
          </table:table-cell>
          <table:table-cell office:value-type="float" office:value="130.210325717926" calcext:value-type="float">
            <text:p>130.210325717926</text:p>
          </table:table-cell>
          <table:table-cell table:formula="of:=IF(AND([.B317]&gt;=[.E317];[.B317]&lt;=[.F317]);0;1)" office:value-type="float" office:value="0" calcext:value-type="float">
            <text:p>0</text:p>
          </table:table-cell>
          <table:table-cell table:formula="of:=([.B317]-[.C317])^2" office:value-type="float" office:value="14.3081322986049" calcext:value-type="float">
            <text:p>14.3081322986049</text:p>
          </table:table-cell>
          <table:table-cell table:formula="of:=[.I316]" office:value-type="float" office:value="11.5753334258931" calcext:value-type="float">
            <text:p>11.5753334258931</text:p>
          </table:table-cell>
          <table:table-cell table:formula="of:=[.C317]-[.I317]" office:value-type="float" office:value="114.158057382212" calcext:value-type="float">
            <text:p>114.158057382212</text:p>
          </table:table-cell>
          <table:table-cell table:formula="of:=[.C317]+[.J317]" office:value-type="float" office:value="239.891448190318" calcext:value-type="float">
            <text:p>239.891448190318</text:p>
          </table:table-cell>
          <table:table-cell table:formula="of:=IF(AND([.B317]&gt;=[.J317];[.B317]&lt;=[.K3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7.101" calcext:value-type="float">
            <text:p>127.101</text:p>
          </table:table-cell>
          <table:table-cell office:value-type="float" office:value="134.796630859375" calcext:value-type="float">
            <text:p>134.796630859375</text:p>
          </table:table-cell>
          <table:table-cell office:value-type="float" office:value="7.3227596282959" calcext:value-type="float">
            <text:p>7.3227596282959</text:p>
          </table:table-cell>
          <table:table-cell office:value-type="float" office:value="127.473871231079" calcext:value-type="float">
            <text:p>127.473871231079</text:p>
          </table:table-cell>
          <table:table-cell office:value-type="float" office:value="142.119390487671" calcext:value-type="float">
            <text:p>142.119390487671</text:p>
          </table:table-cell>
          <table:table-cell table:formula="of:=IF(AND([.B318]&gt;=[.E318];[.B318]&lt;=[.F318]);0;1)" office:value-type="float" office:value="1" calcext:value-type="float">
            <text:p>1</text:p>
          </table:table-cell>
          <table:table-cell table:formula="of:=([.B318]-[.C318])^2" office:value-type="float" office:value="59.2227343237648" calcext:value-type="float">
            <text:p>59.2227343237648</text:p>
          </table:table-cell>
          <table:table-cell table:formula="of:=[.I317]" office:value-type="float" office:value="11.5753334258931" calcext:value-type="float">
            <text:p>11.5753334258931</text:p>
          </table:table-cell>
          <table:table-cell table:formula="of:=[.C318]-[.I318]" office:value-type="float" office:value="123.221297433482" calcext:value-type="float">
            <text:p>123.221297433482</text:p>
          </table:table-cell>
          <table:table-cell table:formula="of:=[.C318]+[.J318]" office:value-type="float" office:value="258.017928292857" calcext:value-type="float">
            <text:p>258.017928292857</text:p>
          </table:table-cell>
          <table:table-cell table:formula="of:=IF(AND([.B318]&gt;=[.J318];[.B318]&lt;=[.K3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6.224" calcext:value-type="float">
            <text:p>106.224</text:p>
          </table:table-cell>
          <table:table-cell office:value-type="float" office:value="117.33650970459" calcext:value-type="float">
            <text:p>117.33650970459</text:p>
          </table:table-cell>
          <table:table-cell office:value-type="float" office:value="4.78333377838135" calcext:value-type="float">
            <text:p>4.78333377838135</text:p>
          </table:table-cell>
          <table:table-cell office:value-type="float" office:value="112.553175926209" calcext:value-type="float">
            <text:p>112.553175926209</text:p>
          </table:table-cell>
          <table:table-cell office:value-type="float" office:value="122.119843482971" calcext:value-type="float">
            <text:p>122.119843482971</text:p>
          </table:table-cell>
          <table:table-cell table:formula="of:=IF(AND([.B319]&gt;=[.E319];[.B319]&lt;=[.F319]);0;1)" office:value-type="float" office:value="1" calcext:value-type="float">
            <text:p>1</text:p>
          </table:table-cell>
          <table:table-cell table:formula="of:=([.B319]-[.C319])^2" office:value-type="float" office:value="123.487871934603" calcext:value-type="float">
            <text:p>123.487871934603</text:p>
          </table:table-cell>
          <table:table-cell table:formula="of:=[.I318]" office:value-type="float" office:value="11.5753334258931" calcext:value-type="float">
            <text:p>11.5753334258931</text:p>
          </table:table-cell>
          <table:table-cell table:formula="of:=[.C319]-[.I319]" office:value-type="float" office:value="105.761176278697" calcext:value-type="float">
            <text:p>105.761176278697</text:p>
          </table:table-cell>
          <table:table-cell table:formula="of:=[.C319]+[.J319]" office:value-type="float" office:value="223.097685983287" calcext:value-type="float">
            <text:p>223.097685983287</text:p>
          </table:table-cell>
          <table:table-cell table:formula="of:=IF(AND([.B319]&gt;=[.J319];[.B319]&lt;=[.K3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5.324" calcext:value-type="float">
            <text:p>135.324</text:p>
          </table:table-cell>
          <table:table-cell office:value-type="float" office:value="124.873947143555" calcext:value-type="float">
            <text:p>124.873947143555</text:p>
          </table:table-cell>
          <table:table-cell office:value-type="float" office:value="4.78182983398438" calcext:value-type="float">
            <text:p>4.78182983398438</text:p>
          </table:table-cell>
          <table:table-cell office:value-type="float" office:value="120.09211730957" calcext:value-type="float">
            <text:p>120.09211730957</text:p>
          </table:table-cell>
          <table:table-cell office:value-type="float" office:value="129.655776977539" calcext:value-type="float">
            <text:p>129.655776977539</text:p>
          </table:table-cell>
          <table:table-cell table:formula="of:=IF(AND([.B320]&gt;=[.E320];[.B320]&lt;=[.F320]);0;1)" office:value-type="float" office:value="1" calcext:value-type="float">
            <text:p>1</text:p>
          </table:table-cell>
          <table:table-cell table:formula="of:=([.B320]-[.C320])^2" office:value-type="float" office:value="109.203604702501" calcext:value-type="float">
            <text:p>109.203604702501</text:p>
          </table:table-cell>
          <table:table-cell table:formula="of:=[.I319]" office:value-type="float" office:value="11.5753334258931" calcext:value-type="float">
            <text:p>11.5753334258931</text:p>
          </table:table-cell>
          <table:table-cell table:formula="of:=[.C320]-[.I320]" office:value-type="float" office:value="113.298613717662" calcext:value-type="float">
            <text:p>113.298613717662</text:p>
          </table:table-cell>
          <table:table-cell table:formula="of:=[.C320]+[.J320]" office:value-type="float" office:value="238.172560861216" calcext:value-type="float">
            <text:p>238.172560861216</text:p>
          </table:table-cell>
          <table:table-cell table:formula="of:=IF(AND([.B320]&gt;=[.J320];[.B320]&lt;=[.K3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7.504" calcext:value-type="float">
            <text:p>117.504</text:p>
          </table:table-cell>
          <table:table-cell office:value-type="float" office:value="125.625579833984" calcext:value-type="float">
            <text:p>125.625579833984</text:p>
          </table:table-cell>
          <table:table-cell office:value-type="float" office:value="4.66343498229981" calcext:value-type="float">
            <text:p>4.66343498229981</text:p>
          </table:table-cell>
          <table:table-cell office:value-type="float" office:value="120.962144851685" calcext:value-type="float">
            <text:p>120.962144851685</text:p>
          </table:table-cell>
          <table:table-cell office:value-type="float" office:value="130.289014816284" calcext:value-type="float">
            <text:p>130.289014816284</text:p>
          </table:table-cell>
          <table:table-cell table:formula="of:=IF(AND([.B321]&gt;=[.E321];[.B321]&lt;=[.F321]);0;1)" office:value-type="float" office:value="1" calcext:value-type="float">
            <text:p>1</text:p>
          </table:table-cell>
          <table:table-cell table:formula="of:=([.B321]-[.C321])^2" office:value-type="float" office:value="65.9600589997816" calcext:value-type="float">
            <text:p>65.9600589997816</text:p>
          </table:table-cell>
          <table:table-cell table:formula="of:=[.I320]" office:value-type="float" office:value="11.5753334258931" calcext:value-type="float">
            <text:p>11.5753334258931</text:p>
          </table:table-cell>
          <table:table-cell table:formula="of:=[.C321]-[.I321]" office:value-type="float" office:value="114.050246408091" calcext:value-type="float">
            <text:p>114.050246408091</text:p>
          </table:table-cell>
          <table:table-cell table:formula="of:=[.C321]+[.J321]" office:value-type="float" office:value="239.675826242076" calcext:value-type="float">
            <text:p>239.675826242076</text:p>
          </table:table-cell>
          <table:table-cell table:formula="of:=IF(AND([.B321]&gt;=[.J321];[.B321]&lt;=[.K3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2.088" calcext:value-type="float">
            <text:p>122.088</text:p>
          </table:table-cell>
          <table:table-cell office:value-type="float" office:value="126.744445800781" calcext:value-type="float">
            <text:p>126.744445800781</text:p>
          </table:table-cell>
          <table:table-cell office:value-type="float" office:value="4.44643878936768" calcext:value-type="float">
            <text:p>4.44643878936768</text:p>
          </table:table-cell>
          <table:table-cell office:value-type="float" office:value="122.298007011414" calcext:value-type="float">
            <text:p>122.298007011414</text:p>
          </table:table-cell>
          <table:table-cell office:value-type="float" office:value="131.190884590149" calcext:value-type="float">
            <text:p>131.190884590149</text:p>
          </table:table-cell>
          <table:table-cell table:formula="of:=IF(AND([.B322]&gt;=[.E322];[.B322]&lt;=[.F322]);0;1)" office:value-type="float" office:value="1" calcext:value-type="float">
            <text:p>1</text:p>
          </table:table-cell>
          <table:table-cell table:formula="of:=([.B322]-[.C322])^2" office:value-type="float" office:value="21.6824874956134" calcext:value-type="float">
            <text:p>21.6824874956134</text:p>
          </table:table-cell>
          <table:table-cell table:formula="of:=[.I321]" office:value-type="float" office:value="11.5753334258931" calcext:value-type="float">
            <text:p>11.5753334258931</text:p>
          </table:table-cell>
          <table:table-cell table:formula="of:=[.C322]-[.I322]" office:value-type="float" office:value="115.169112374888" calcext:value-type="float">
            <text:p>115.169112374888</text:p>
          </table:table-cell>
          <table:table-cell table:formula="of:=[.C322]+[.J322]" office:value-type="float" office:value="241.913558175669" calcext:value-type="float">
            <text:p>241.913558175669</text:p>
          </table:table-cell>
          <table:table-cell table:formula="of:=IF(AND([.B322]&gt;=[.J322];[.B322]&lt;=[.K3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4.336" calcext:value-type="float">
            <text:p>134.336</text:p>
          </table:table-cell>
          <table:table-cell office:value-type="float" office:value="118.226081848145" calcext:value-type="float">
            <text:p>118.226081848145</text:p>
          </table:table-cell>
          <table:table-cell office:value-type="float" office:value="5.95584917068481" calcext:value-type="float">
            <text:p>5.95584917068481</text:p>
          </table:table-cell>
          <table:table-cell office:value-type="float" office:value="112.27023267746" calcext:value-type="float">
            <text:p>112.27023267746</text:p>
          </table:table-cell>
          <table:table-cell office:value-type="float" office:value="124.181931018829" calcext:value-type="float">
            <text:p>124.181931018829</text:p>
          </table:table-cell>
          <table:table-cell table:formula="of:=IF(AND([.B323]&gt;=[.E323];[.B323]&lt;=[.F323]);0;1)" office:value-type="float" office:value="1" calcext:value-type="float">
            <text:p>1</text:p>
          </table:table-cell>
          <table:table-cell table:formula="of:=([.B323]-[.C323])^2" office:value-type="float" office:value="259.529462859483" calcext:value-type="float">
            <text:p>259.529462859483</text:p>
          </table:table-cell>
          <table:table-cell table:formula="of:=[.I322]" office:value-type="float" office:value="11.5753334258931" calcext:value-type="float">
            <text:p>11.5753334258931</text:p>
          </table:table-cell>
          <table:table-cell table:formula="of:=[.C323]-[.I323]" office:value-type="float" office:value="106.650748422251" calcext:value-type="float">
            <text:p>106.650748422251</text:p>
          </table:table-cell>
          <table:table-cell table:formula="of:=[.C323]+[.J323]" office:value-type="float" office:value="224.876830270396" calcext:value-type="float">
            <text:p>224.876830270396</text:p>
          </table:table-cell>
          <table:table-cell table:formula="of:=IF(AND([.B323]&gt;=[.J323];[.B323]&lt;=[.K3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0.392" calcext:value-type="float">
            <text:p>130.392</text:p>
          </table:table-cell>
          <table:table-cell office:value-type="float" office:value="123.611106872559" calcext:value-type="float">
            <text:p>123.611106872559</text:p>
          </table:table-cell>
          <table:table-cell office:value-type="float" office:value="4.70066499710083" calcext:value-type="float">
            <text:p>4.70066499710083</text:p>
          </table:table-cell>
          <table:table-cell office:value-type="float" office:value="118.910441875458" calcext:value-type="float">
            <text:p>118.910441875458</text:p>
          </table:table-cell>
          <table:table-cell office:value-type="float" office:value="128.311771869659" calcext:value-type="float">
            <text:p>128.311771869659</text:p>
          </table:table-cell>
          <table:table-cell table:formula="of:=IF(AND([.B324]&gt;=[.E324];[.B324]&lt;=[.F324]);0;1)" office:value-type="float" office:value="1" calcext:value-type="float">
            <text:p>1</text:p>
          </table:table-cell>
          <table:table-cell table:formula="of:=([.B324]-[.C324])^2" office:value-type="float" office:value="45.980511605782" calcext:value-type="float">
            <text:p>45.980511605782</text:p>
          </table:table-cell>
          <table:table-cell table:formula="of:=[.I323]" office:value-type="float" office:value="11.5753334258931" calcext:value-type="float">
            <text:p>11.5753334258931</text:p>
          </table:table-cell>
          <table:table-cell table:formula="of:=[.C324]-[.I324]" office:value-type="float" office:value="112.035773446665" calcext:value-type="float">
            <text:p>112.035773446665</text:p>
          </table:table-cell>
          <table:table-cell table:formula="of:=[.C324]+[.J324]" office:value-type="float" office:value="235.646880319224" calcext:value-type="float">
            <text:p>235.646880319224</text:p>
          </table:table-cell>
          <table:table-cell table:formula="of:=IF(AND([.B324]&gt;=[.J324];[.B324]&lt;=[.K3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8.595" calcext:value-type="float">
            <text:p>128.595</text:p>
          </table:table-cell>
          <table:table-cell office:value-type="float" office:value="123.822883605957" calcext:value-type="float">
            <text:p>123.822883605957</text:p>
          </table:table-cell>
          <table:table-cell office:value-type="float" office:value="4.45307779312134" calcext:value-type="float">
            <text:p>4.45307779312134</text:p>
          </table:table-cell>
          <table:table-cell office:value-type="float" office:value="119.369805812836" calcext:value-type="float">
            <text:p>119.369805812836</text:p>
          </table:table-cell>
          <table:table-cell office:value-type="float" office:value="128.275961399078" calcext:value-type="float">
            <text:p>128.275961399078</text:p>
          </table:table-cell>
          <table:table-cell table:formula="of:=IF(AND([.B325]&gt;=[.E325];[.B325]&lt;=[.F325]);0;1)" office:value-type="float" office:value="1" calcext:value-type="float">
            <text:p>1</text:p>
          </table:table-cell>
          <table:table-cell table:formula="of:=([.B325]-[.C325])^2" office:value-type="float" office:value="22.7730948782937" calcext:value-type="float">
            <text:p>22.7730948782937</text:p>
          </table:table-cell>
          <table:table-cell table:formula="of:=[.I324]" office:value-type="float" office:value="11.5753334258931" calcext:value-type="float">
            <text:p>11.5753334258931</text:p>
          </table:table-cell>
          <table:table-cell table:formula="of:=[.C325]-[.I325]" office:value-type="float" office:value="112.247550180064" calcext:value-type="float">
            <text:p>112.247550180064</text:p>
          </table:table-cell>
          <table:table-cell table:formula="of:=[.C325]+[.J325]" office:value-type="float" office:value="236.070433786021" calcext:value-type="float">
            <text:p>236.070433786021</text:p>
          </table:table-cell>
          <table:table-cell table:formula="of:=IF(AND([.B325]&gt;=[.J325];[.B325]&lt;=[.K3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7.847" calcext:value-type="float">
            <text:p>127.847</text:p>
          </table:table-cell>
          <table:table-cell office:value-type="float" office:value="120.040145874023" calcext:value-type="float">
            <text:p>120.040145874023</text:p>
          </table:table-cell>
          <table:table-cell office:value-type="float" office:value="4.89692783355713" calcext:value-type="float">
            <text:p>4.89692783355713</text:p>
          </table:table-cell>
          <table:table-cell office:value-type="float" office:value="115.143218040466" calcext:value-type="float">
            <text:p>115.143218040466</text:p>
          </table:table-cell>
          <table:table-cell office:value-type="float" office:value="124.937073707581" calcext:value-type="float">
            <text:p>124.937073707581</text:p>
          </table:table-cell>
          <table:table-cell table:formula="of:=IF(AND([.B326]&gt;=[.E326];[.B326]&lt;=[.F326]);0;1)" office:value-type="float" office:value="1" calcext:value-type="float">
            <text:p>1</text:p>
          </table:table-cell>
          <table:table-cell table:formula="of:=([.B326]-[.C326])^2" office:value-type="float" office:value="60.9469713442772" calcext:value-type="float">
            <text:p>60.9469713442772</text:p>
          </table:table-cell>
          <table:table-cell table:formula="of:=[.I325]" office:value-type="float" office:value="11.5753334258931" calcext:value-type="float">
            <text:p>11.5753334258931</text:p>
          </table:table-cell>
          <table:table-cell table:formula="of:=[.C326]-[.I326]" office:value-type="float" office:value="108.46481244813" calcext:value-type="float">
            <text:p>108.46481244813</text:p>
          </table:table-cell>
          <table:table-cell table:formula="of:=[.C326]+[.J326]" office:value-type="float" office:value="228.504958322154" calcext:value-type="float">
            <text:p>228.504958322154</text:p>
          </table:table-cell>
          <table:table-cell table:formula="of:=IF(AND([.B326]&gt;=[.J326];[.B326]&lt;=[.K3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2.588" calcext:value-type="float">
            <text:p>132.588</text:p>
          </table:table-cell>
          <table:table-cell office:value-type="float" office:value="123.34065246582" calcext:value-type="float">
            <text:p>123.34065246582</text:p>
          </table:table-cell>
          <table:table-cell office:value-type="float" office:value="4.63450193405151" calcext:value-type="float">
            <text:p>4.63450193405151</text:p>
          </table:table-cell>
          <table:table-cell office:value-type="float" office:value="118.706150531769" calcext:value-type="float">
            <text:p>118.706150531769</text:p>
          </table:table-cell>
          <table:table-cell office:value-type="float" office:value="127.975154399872" calcext:value-type="float">
            <text:p>127.975154399872</text:p>
          </table:table-cell>
          <table:table-cell table:formula="of:=IF(AND([.B327]&gt;=[.E327];[.B327]&lt;=[.F327]);0;1)" office:value-type="float" office:value="1" calcext:value-type="float">
            <text:p>1</text:p>
          </table:table-cell>
          <table:table-cell table:formula="of:=([.B327]-[.C327])^2" office:value-type="float" office:value="85.513436417899" calcext:value-type="float">
            <text:p>85.513436417899</text:p>
          </table:table-cell>
          <table:table-cell table:formula="of:=[.I326]" office:value-type="float" office:value="11.5753334258931" calcext:value-type="float">
            <text:p>11.5753334258931</text:p>
          </table:table-cell>
          <table:table-cell table:formula="of:=[.C327]-[.I327]" office:value-type="float" office:value="111.765319039927" calcext:value-type="float">
            <text:p>111.765319039927</text:p>
          </table:table-cell>
          <table:table-cell table:formula="of:=[.C327]+[.J327]" office:value-type="float" office:value="235.105971505748" calcext:value-type="float">
            <text:p>235.105971505748</text:p>
          </table:table-cell>
          <table:table-cell table:formula="of:=IF(AND([.B327]&gt;=[.J327];[.B327]&lt;=[.K3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8.684" calcext:value-type="float">
            <text:p>108.684</text:p>
          </table:table-cell>
          <table:table-cell office:value-type="float" office:value="117.696250915527" calcext:value-type="float">
            <text:p>117.696250915527</text:p>
          </table:table-cell>
          <table:table-cell office:value-type="float" office:value="5.77279329299927" calcext:value-type="float">
            <text:p>5.77279329299927</text:p>
          </table:table-cell>
          <table:table-cell office:value-type="float" office:value="111.923457622528" calcext:value-type="float">
            <text:p>111.923457622528</text:p>
          </table:table-cell>
          <table:table-cell office:value-type="float" office:value="123.469044208527" calcext:value-type="float">
            <text:p>123.469044208527</text:p>
          </table:table-cell>
          <table:table-cell table:formula="of:=IF(AND([.B328]&gt;=[.E328];[.B328]&lt;=[.F328]);0;1)" office:value-type="float" office:value="1" calcext:value-type="float">
            <text:p>1</text:p>
          </table:table-cell>
          <table:table-cell table:formula="of:=([.B328]-[.C328])^2" office:value-type="float" office:value="81.2206665644235" calcext:value-type="float">
            <text:p>81.2206665644235</text:p>
          </table:table-cell>
          <table:table-cell table:formula="of:=[.I327]" office:value-type="float" office:value="11.5753334258931" calcext:value-type="float">
            <text:p>11.5753334258931</text:p>
          </table:table-cell>
          <table:table-cell table:formula="of:=[.C328]-[.I328]" office:value-type="float" office:value="106.120917489634" calcext:value-type="float">
            <text:p>106.120917489634</text:p>
          </table:table-cell>
          <table:table-cell table:formula="of:=[.C328]+[.J328]" office:value-type="float" office:value="223.817168405162" calcext:value-type="float">
            <text:p>223.817168405162</text:p>
          </table:table-cell>
          <table:table-cell table:formula="of:=IF(AND([.B328]&gt;=[.J328];[.B328]&lt;=[.K3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0.614" calcext:value-type="float">
            <text:p>130.614</text:p>
          </table:table-cell>
          <table:table-cell office:value-type="float" office:value="118.766143798828" calcext:value-type="float">
            <text:p>118.766143798828</text:p>
          </table:table-cell>
          <table:table-cell office:value-type="float" office:value="6.13100385665894" calcext:value-type="float">
            <text:p>6.13100385665894</text:p>
          </table:table-cell>
          <table:table-cell office:value-type="float" office:value="112.635139942169" calcext:value-type="float">
            <text:p>112.635139942169</text:p>
          </table:table-cell>
          <table:table-cell office:value-type="float" office:value="124.897147655487" calcext:value-type="float">
            <text:p>124.897147655487</text:p>
          </table:table-cell>
          <table:table-cell table:formula="of:=IF(AND([.B329]&gt;=[.E329];[.B329]&lt;=[.F329]);0;1)" office:value-type="float" office:value="1" calcext:value-type="float">
            <text:p>1</text:p>
          </table:table-cell>
          <table:table-cell table:formula="of:=([.B329]-[.C329])^2" office:value-type="float" office:value="140.371696563647" calcext:value-type="float">
            <text:p>140.371696563647</text:p>
          </table:table-cell>
          <table:table-cell table:formula="of:=[.I328]" office:value-type="float" office:value="11.5753334258931" calcext:value-type="float">
            <text:p>11.5753334258931</text:p>
          </table:table-cell>
          <table:table-cell table:formula="of:=[.C329]-[.I329]" office:value-type="float" office:value="107.190810372935" calcext:value-type="float">
            <text:p>107.190810372935</text:p>
          </table:table-cell>
          <table:table-cell table:formula="of:=[.C329]+[.J329]" office:value-type="float" office:value="225.956954171763" calcext:value-type="float">
            <text:p>225.956954171763</text:p>
          </table:table-cell>
          <table:table-cell table:formula="of:=IF(AND([.B329]&gt;=[.J329];[.B329]&lt;=[.K3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5.346" calcext:value-type="float">
            <text:p>135.346</text:p>
          </table:table-cell>
          <table:table-cell office:value-type="float" office:value="123.596244812012" calcext:value-type="float">
            <text:p>123.596244812012</text:p>
          </table:table-cell>
          <table:table-cell office:value-type="float" office:value="5.13816022872925" calcext:value-type="float">
            <text:p>5.13816022872925</text:p>
          </table:table-cell>
          <table:table-cell office:value-type="float" office:value="118.458084583282" calcext:value-type="float">
            <text:p>118.458084583282</text:p>
          </table:table-cell>
          <table:table-cell office:value-type="float" office:value="128.734405040741" calcext:value-type="float">
            <text:p>128.734405040741</text:p>
          </table:table-cell>
          <table:table-cell table:formula="of:=IF(AND([.B330]&gt;=[.E330];[.B330]&lt;=[.F330]);0;1)" office:value-type="float" office:value="1" calcext:value-type="float">
            <text:p>1</text:p>
          </table:table-cell>
          <table:table-cell table:formula="of:=([.B330]-[.C330])^2" office:value-type="float" office:value="138.056746977658" calcext:value-type="float">
            <text:p>138.056746977658</text:p>
          </table:table-cell>
          <table:table-cell table:formula="of:=[.I329]" office:value-type="float" office:value="11.5753334258931" calcext:value-type="float">
            <text:p>11.5753334258931</text:p>
          </table:table-cell>
          <table:table-cell table:formula="of:=[.C330]-[.I330]" office:value-type="float" office:value="112.020911386119" calcext:value-type="float">
            <text:p>112.020911386119</text:p>
          </table:table-cell>
          <table:table-cell table:formula="of:=[.C330]+[.J330]" office:value-type="float" office:value="235.61715619813" calcext:value-type="float">
            <text:p>235.61715619813</text:p>
          </table:table-cell>
          <table:table-cell table:formula="of:=IF(AND([.B330]&gt;=[.J330];[.B330]&lt;=[.K3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4.258" calcext:value-type="float">
            <text:p>114.258</text:p>
          </table:table-cell>
          <table:table-cell office:value-type="float" office:value="116.763214111328" calcext:value-type="float">
            <text:p>116.763214111328</text:p>
          </table:table-cell>
          <table:table-cell office:value-type="float" office:value="6.58809614181519" calcext:value-type="float">
            <text:p>6.58809614181519</text:p>
          </table:table-cell>
          <table:table-cell office:value-type="float" office:value="110.175117969513" calcext:value-type="float">
            <text:p>110.175117969513</text:p>
          </table:table-cell>
          <table:table-cell office:value-type="float" office:value="123.351310253143" calcext:value-type="float">
            <text:p>123.351310253143</text:p>
          </table:table-cell>
          <table:table-cell table:formula="of:=IF(AND([.B331]&gt;=[.E331];[.B331]&lt;=[.F331]);0;1)" office:value-type="float" office:value="0" calcext:value-type="float">
            <text:p>0</text:p>
          </table:table-cell>
          <table:table-cell table:formula="of:=([.B331]-[.C331])^2" office:value-type="float" office:value="6.27609774359759" calcext:value-type="float">
            <text:p>6.27609774359759</text:p>
          </table:table-cell>
          <table:table-cell table:formula="of:=[.I330]" office:value-type="float" office:value="11.5753334258931" calcext:value-type="float">
            <text:p>11.5753334258931</text:p>
          </table:table-cell>
          <table:table-cell table:formula="of:=[.C331]-[.I331]" office:value-type="float" office:value="105.187880685435" calcext:value-type="float">
            <text:p>105.187880685435</text:p>
          </table:table-cell>
          <table:table-cell table:formula="of:=[.C331]+[.J331]" office:value-type="float" office:value="221.951094796763" calcext:value-type="float">
            <text:p>221.951094796763</text:p>
          </table:table-cell>
          <table:table-cell table:formula="of:=IF(AND([.B331]&gt;=[.J331];[.B331]&lt;=[.K3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.946" calcext:value-type="float">
            <text:p>134.946</text:p>
          </table:table-cell>
          <table:table-cell office:value-type="float" office:value="124.562950134277" calcext:value-type="float">
            <text:p>124.562950134277</text:p>
          </table:table-cell>
          <table:table-cell office:value-type="float" office:value="4.68421459197998" calcext:value-type="float">
            <text:p>4.68421459197998</text:p>
          </table:table-cell>
          <table:table-cell office:value-type="float" office:value="119.878735542297" calcext:value-type="float">
            <text:p>119.878735542297</text:p>
          </table:table-cell>
          <table:table-cell office:value-type="float" office:value="129.247164726257" calcext:value-type="float">
            <text:p>129.247164726257</text:p>
          </table:table-cell>
          <table:table-cell table:formula="of:=IF(AND([.B332]&gt;=[.E332];[.B332]&lt;=[.F332]);0;1)" office:value-type="float" office:value="1" calcext:value-type="float">
            <text:p>1</text:p>
          </table:table-cell>
          <table:table-cell table:formula="of:=([.B332]-[.C332])^2" office:value-type="float" office:value="107.807724514083" calcext:value-type="float">
            <text:p>107.807724514083</text:p>
          </table:table-cell>
          <table:table-cell table:formula="of:=[.I331]" office:value-type="float" office:value="11.5753334258931" calcext:value-type="float">
            <text:p>11.5753334258931</text:p>
          </table:table-cell>
          <table:table-cell table:formula="of:=[.C332]-[.I332]" office:value-type="float" office:value="112.987616708384" calcext:value-type="float">
            <text:p>112.987616708384</text:p>
          </table:table-cell>
          <table:table-cell table:formula="of:=[.C332]+[.J332]" office:value-type="float" office:value="237.550566842662" calcext:value-type="float">
            <text:p>237.550566842662</text:p>
          </table:table-cell>
          <table:table-cell table:formula="of:=IF(AND([.B332]&gt;=[.J332];[.B332]&lt;=[.K3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8.244" calcext:value-type="float">
            <text:p>128.244</text:p>
          </table:table-cell>
          <table:table-cell office:value-type="float" office:value="128.54118347168" calcext:value-type="float">
            <text:p>128.54118347168</text:p>
          </table:table-cell>
          <table:table-cell office:value-type="float" office:value="4.87806510925293" calcext:value-type="float">
            <text:p>4.87806510925293</text:p>
          </table:table-cell>
          <table:table-cell office:value-type="float" office:value="123.663118362427" calcext:value-type="float">
            <text:p>123.663118362427</text:p>
          </table:table-cell>
          <table:table-cell office:value-type="float" office:value="133.419248580933" calcext:value-type="float">
            <text:p>133.419248580933</text:p>
          </table:table-cell>
          <table:table-cell table:formula="of:=IF(AND([.B333]&gt;=[.E333];[.B333]&lt;=[.F333]);0;1)" office:value-type="float" office:value="0" calcext:value-type="float">
            <text:p>0</text:p>
          </table:table-cell>
          <table:table-cell table:formula="of:=([.B333]-[.C333])^2" office:value-type="float" office:value="0.0883180158395918" calcext:value-type="float">
            <text:p>0.0883180158395918</text:p>
          </table:table-cell>
          <table:table-cell table:formula="of:=[.I332]" office:value-type="float" office:value="11.5753334258931" calcext:value-type="float">
            <text:p>11.5753334258931</text:p>
          </table:table-cell>
          <table:table-cell table:formula="of:=[.C333]-[.I333]" office:value-type="float" office:value="116.965850045787" calcext:value-type="float">
            <text:p>116.965850045787</text:p>
          </table:table-cell>
          <table:table-cell table:formula="of:=[.C333]+[.J333]" office:value-type="float" office:value="245.507033517466" calcext:value-type="float">
            <text:p>245.507033517466</text:p>
          </table:table-cell>
          <table:table-cell table:formula="of:=IF(AND([.B333]&gt;=[.J333];[.B333]&lt;=[.K3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5.398" calcext:value-type="float">
            <text:p>125.398</text:p>
          </table:table-cell>
          <table:table-cell office:value-type="float" office:value="117.192192077637" calcext:value-type="float">
            <text:p>117.192192077637</text:p>
          </table:table-cell>
          <table:table-cell office:value-type="float" office:value="6.26318693161011" calcext:value-type="float">
            <text:p>6.26318693161011</text:p>
          </table:table-cell>
          <table:table-cell office:value-type="float" office:value="110.929005146027" calcext:value-type="float">
            <text:p>110.929005146027</text:p>
          </table:table-cell>
          <table:table-cell office:value-type="float" office:value="123.455379009247" calcext:value-type="float">
            <text:p>123.455379009247</text:p>
          </table:table-cell>
          <table:table-cell table:formula="of:=IF(AND([.B334]&gt;=[.E334];[.B334]&lt;=[.F334]);0;1)" office:value-type="float" office:value="1" calcext:value-type="float">
            <text:p>1</text:p>
          </table:table-cell>
          <table:table-cell table:formula="of:=([.B334]-[.C334])^2" office:value-type="float" office:value="67.3352836587199" calcext:value-type="float">
            <text:p>67.3352836587199</text:p>
          </table:table-cell>
          <table:table-cell table:formula="of:=[.I333]" office:value-type="float" office:value="11.5753334258931" calcext:value-type="float">
            <text:p>11.5753334258931</text:p>
          </table:table-cell>
          <table:table-cell table:formula="of:=[.C334]-[.I334]" office:value-type="float" office:value="105.616858651744" calcext:value-type="float">
            <text:p>105.616858651744</text:p>
          </table:table-cell>
          <table:table-cell table:formula="of:=[.C334]+[.J334]" office:value-type="float" office:value="222.80905072938" calcext:value-type="float">
            <text:p>222.80905072938</text:p>
          </table:table-cell>
          <table:table-cell table:formula="of:=IF(AND([.B334]&gt;=[.J334];[.B334]&lt;=[.K3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6.783" calcext:value-type="float">
            <text:p>116.783</text:p>
          </table:table-cell>
          <table:table-cell office:value-type="float" office:value="124.817993164063" calcext:value-type="float">
            <text:p>124.817993164063</text:p>
          </table:table-cell>
          <table:table-cell office:value-type="float" office:value="5.07054901123047" calcext:value-type="float">
            <text:p>5.07054901123047</text:p>
          </table:table-cell>
          <table:table-cell office:value-type="float" office:value="119.747444152832" calcext:value-type="float">
            <text:p>119.747444152832</text:p>
          </table:table-cell>
          <table:table-cell office:value-type="float" office:value="129.888542175293" calcext:value-type="float">
            <text:p>129.888542175293</text:p>
          </table:table-cell>
          <table:table-cell table:formula="of:=IF(AND([.B335]&gt;=[.E335];[.B335]&lt;=[.F335]);0;1)" office:value-type="float" office:value="1" calcext:value-type="float">
            <text:p>1</text:p>
          </table:table-cell>
          <table:table-cell table:formula="of:=([.B335]-[.C335])^2" office:value-type="float" office:value="64.5611151465311" calcext:value-type="float">
            <text:p>64.5611151465311</text:p>
          </table:table-cell>
          <table:table-cell table:formula="of:=[.I334]" office:value-type="float" office:value="11.5753334258931" calcext:value-type="float">
            <text:p>11.5753334258931</text:p>
          </table:table-cell>
          <table:table-cell table:formula="of:=[.C335]-[.I335]" office:value-type="float" office:value="113.242659738169" calcext:value-type="float">
            <text:p>113.242659738169</text:p>
          </table:table-cell>
          <table:table-cell table:formula="of:=[.C335]+[.J335]" office:value-type="float" office:value="238.060652902232" calcext:value-type="float">
            <text:p>238.060652902232</text:p>
          </table:table-cell>
          <table:table-cell table:formula="of:=IF(AND([.B335]&gt;=[.J335];[.B335]&lt;=[.K3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1.664" calcext:value-type="float">
            <text:p>121.664</text:p>
          </table:table-cell>
          <table:table-cell office:value-type="float" office:value="128.716796875" calcext:value-type="float">
            <text:p>128.716796875</text:p>
          </table:table-cell>
          <table:table-cell office:value-type="float" office:value="4.47537755966187" calcext:value-type="float">
            <text:p>4.47537755966187</text:p>
          </table:table-cell>
          <table:table-cell office:value-type="float" office:value="124.241419315338" calcext:value-type="float">
            <text:p>124.241419315338</text:p>
          </table:table-cell>
          <table:table-cell office:value-type="float" office:value="133.192174434662" calcext:value-type="float">
            <text:p>133.192174434662</text:p>
          </table:table-cell>
          <table:table-cell table:formula="of:=IF(AND([.B336]&gt;=[.E336];[.B336]&lt;=[.F336]);0;1)" office:value-type="float" office:value="1" calcext:value-type="float">
            <text:p>1</text:p>
          </table:table-cell>
          <table:table-cell table:formula="of:=([.B336]-[.C336])^2" office:value-type="float" office:value="49.7419437600098" calcext:value-type="float">
            <text:p>49.7419437600098</text:p>
          </table:table-cell>
          <table:table-cell table:formula="of:=[.I335]" office:value-type="float" office:value="11.5753334258931" calcext:value-type="float">
            <text:p>11.5753334258931</text:p>
          </table:table-cell>
          <table:table-cell table:formula="of:=[.C336]-[.I336]" office:value-type="float" office:value="117.141463449107" calcext:value-type="float">
            <text:p>117.141463449107</text:p>
          </table:table-cell>
          <table:table-cell table:formula="of:=[.C336]+[.J336]" office:value-type="float" office:value="245.858260324107" calcext:value-type="float">
            <text:p>245.858260324107</text:p>
          </table:table-cell>
          <table:table-cell table:formula="of:=IF(AND([.B336]&gt;=[.J336];[.B336]&lt;=[.K3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7.119" calcext:value-type="float">
            <text:p>117.119</text:p>
          </table:table-cell>
          <table:table-cell office:value-type="float" office:value="123.036895751953" calcext:value-type="float">
            <text:p>123.036895751953</text:p>
          </table:table-cell>
          <table:table-cell office:value-type="float" office:value="4.71454620361328" calcext:value-type="float">
            <text:p>4.71454620361328</text:p>
          </table:table-cell>
          <table:table-cell office:value-type="float" office:value="118.32234954834" calcext:value-type="float">
            <text:p>118.32234954834</text:p>
          </table:table-cell>
          <table:table-cell office:value-type="float" office:value="127.751441955566" calcext:value-type="float">
            <text:p>127.751441955566</text:p>
          </table:table-cell>
          <table:table-cell table:formula="of:=IF(AND([.B337]&gt;=[.E337];[.B337]&lt;=[.F337]);0;1)" office:value-type="float" office:value="1" calcext:value-type="float">
            <text:p>1</text:p>
          </table:table-cell>
          <table:table-cell table:formula="of:=([.B337]-[.C337])^2" office:value-type="float" office:value="35.0214901309848" calcext:value-type="float">
            <text:p>35.0214901309848</text:p>
          </table:table-cell>
          <table:table-cell table:formula="of:=[.I336]" office:value-type="float" office:value="11.5753334258931" calcext:value-type="float">
            <text:p>11.5753334258931</text:p>
          </table:table-cell>
          <table:table-cell table:formula="of:=[.C337]-[.I337]" office:value-type="float" office:value="111.46156232606" calcext:value-type="float">
            <text:p>111.46156232606</text:p>
          </table:table-cell>
          <table:table-cell table:formula="of:=[.C337]+[.J337]" office:value-type="float" office:value="234.498458078013" calcext:value-type="float">
            <text:p>234.498458078013</text:p>
          </table:table-cell>
          <table:table-cell table:formula="of:=IF(AND([.B337]&gt;=[.J337];[.B337]&lt;=[.K3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8.805" calcext:value-type="float">
            <text:p>128.805</text:p>
          </table:table-cell>
          <table:table-cell office:value-type="float" office:value="128.994262695313" calcext:value-type="float">
            <text:p>128.994262695313</text:p>
          </table:table-cell>
          <table:table-cell office:value-type="float" office:value="4.31117534637451" calcext:value-type="float">
            <text:p>4.31117534637451</text:p>
          </table:table-cell>
          <table:table-cell office:value-type="float" office:value="124.683087348938" calcext:value-type="float">
            <text:p>124.683087348938</text:p>
          </table:table-cell>
          <table:table-cell office:value-type="float" office:value="133.305438041687" calcext:value-type="float">
            <text:p>133.305438041687</text:p>
          </table:table-cell>
          <table:table-cell table:formula="of:=IF(AND([.B338]&gt;=[.E338];[.B338]&lt;=[.F338]);0;1)" office:value-type="float" office:value="0" calcext:value-type="float">
            <text:p>0</text:p>
          </table:table-cell>
          <table:table-cell table:formula="of:=([.B338]-[.C338])^2" office:value-type="float" office:value="0.0358203678369496" calcext:value-type="float">
            <text:p>0.0358203678369496</text:p>
          </table:table-cell>
          <table:table-cell table:formula="of:=[.I337]" office:value-type="float" office:value="11.5753334258931" calcext:value-type="float">
            <text:p>11.5753334258931</text:p>
          </table:table-cell>
          <table:table-cell table:formula="of:=[.C338]-[.I338]" office:value-type="float" office:value="117.418929269419" calcext:value-type="float">
            <text:p>117.418929269419</text:p>
          </table:table-cell>
          <table:table-cell table:formula="of:=[.C338]+[.J338]" office:value-type="float" office:value="246.413191964732" calcext:value-type="float">
            <text:p>246.413191964732</text:p>
          </table:table-cell>
          <table:table-cell table:formula="of:=IF(AND([.B338]&gt;=[.J338];[.B338]&lt;=[.K3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8.536" calcext:value-type="float">
            <text:p>128.536</text:p>
          </table:table-cell>
          <table:table-cell office:value-type="float" office:value="120.769859313965" calcext:value-type="float">
            <text:p>120.769859313965</text:p>
          </table:table-cell>
          <table:table-cell office:value-type="float" office:value="5.01520156860352" calcext:value-type="float">
            <text:p>5.01520156860352</text:p>
          </table:table-cell>
          <table:table-cell office:value-type="float" office:value="115.754657745361" calcext:value-type="float">
            <text:p>115.754657745361</text:p>
          </table:table-cell>
          <table:table-cell office:value-type="float" office:value="125.785060882568" calcext:value-type="float">
            <text:p>125.785060882568</text:p>
          </table:table-cell>
          <table:table-cell table:formula="of:=IF(AND([.B339]&gt;=[.E339];[.B339]&lt;=[.F339]);0;1)" office:value-type="float" office:value="1" calcext:value-type="float">
            <text:p>1</text:p>
          </table:table-cell>
          <table:table-cell table:formula="of:=([.B339]-[.C339])^2" office:value-type="float" office:value="60.3129411552906" calcext:value-type="float">
            <text:p>60.3129411552906</text:p>
          </table:table-cell>
          <table:table-cell table:formula="of:=[.I338]" office:value-type="float" office:value="11.5753334258931" calcext:value-type="float">
            <text:p>11.5753334258931</text:p>
          </table:table-cell>
          <table:table-cell table:formula="of:=[.C339]-[.I339]" office:value-type="float" office:value="109.194525888072" calcext:value-type="float">
            <text:p>109.194525888072</text:p>
          </table:table-cell>
          <table:table-cell table:formula="of:=[.C339]+[.J339]" office:value-type="float" office:value="229.964385202037" calcext:value-type="float">
            <text:p>229.964385202037</text:p>
          </table:table-cell>
          <table:table-cell table:formula="of:=IF(AND([.B339]&gt;=[.J339];[.B339]&lt;=[.K3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0.725" calcext:value-type="float">
            <text:p>130.725</text:p>
          </table:table-cell>
          <table:table-cell office:value-type="float" office:value="129.035858154297" calcext:value-type="float">
            <text:p>129.035858154297</text:p>
          </table:table-cell>
          <table:table-cell office:value-type="float" office:value="4.31610918045044" calcext:value-type="float">
            <text:p>4.31610918045044</text:p>
          </table:table-cell>
          <table:table-cell office:value-type="float" office:value="124.719748973846" calcext:value-type="float">
            <text:p>124.719748973846</text:p>
          </table:table-cell>
          <table:table-cell office:value-type="float" office:value="133.351967334747" calcext:value-type="float">
            <text:p>133.351967334747</text:p>
          </table:table-cell>
          <table:table-cell table:formula="of:=IF(AND([.B340]&gt;=[.E340];[.B340]&lt;=[.F340]);0;1)" office:value-type="float" office:value="0" calcext:value-type="float">
            <text:p>0</text:p>
          </table:table-cell>
          <table:table-cell table:formula="of:=([.B340]-[.C340])^2" office:value-type="float" office:value="2.85320017490534" calcext:value-type="float">
            <text:p>2.85320017490534</text:p>
          </table:table-cell>
          <table:table-cell table:formula="of:=[.I339]" office:value-type="float" office:value="11.5753334258931" calcext:value-type="float">
            <text:p>11.5753334258931</text:p>
          </table:table-cell>
          <table:table-cell table:formula="of:=[.C340]-[.I340]" office:value-type="float" office:value="117.460524728404" calcext:value-type="float">
            <text:p>117.460524728404</text:p>
          </table:table-cell>
          <table:table-cell table:formula="of:=[.C340]+[.J340]" office:value-type="float" office:value="246.496382882701" calcext:value-type="float">
            <text:p>246.496382882701</text:p>
          </table:table-cell>
          <table:table-cell table:formula="of:=IF(AND([.B340]&gt;=[.J340];[.B340]&lt;=[.K3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0.558" calcext:value-type="float">
            <text:p>130.558</text:p>
          </table:table-cell>
          <table:table-cell office:value-type="float" office:value="126.464729309082" calcext:value-type="float">
            <text:p>126.464729309082</text:p>
          </table:table-cell>
          <table:table-cell office:value-type="float" office:value="4.75401258468628" calcext:value-type="float">
            <text:p>4.75401258468628</text:p>
          </table:table-cell>
          <table:table-cell office:value-type="float" office:value="121.710716724396" calcext:value-type="float">
            <text:p>121.710716724396</text:p>
          </table:table-cell>
          <table:table-cell office:value-type="float" office:value="131.218741893768" calcext:value-type="float">
            <text:p>131.218741893768</text:p>
          </table:table-cell>
          <table:table-cell table:formula="of:=IF(AND([.B341]&gt;=[.E341];[.B341]&lt;=[.F341]);0;1)" office:value-type="float" office:value="0" calcext:value-type="float">
            <text:p>0</text:p>
          </table:table-cell>
          <table:table-cell table:formula="of:=([.B341]-[.C341])^2" office:value-type="float" office:value="16.754864949128" calcext:value-type="float">
            <text:p>16.754864949128</text:p>
          </table:table-cell>
          <table:table-cell table:formula="of:=[.I340]" office:value-type="float" office:value="11.5753334258931" calcext:value-type="float">
            <text:p>11.5753334258931</text:p>
          </table:table-cell>
          <table:table-cell table:formula="of:=[.C341]-[.I341]" office:value-type="float" office:value="114.889395883189" calcext:value-type="float">
            <text:p>114.889395883189</text:p>
          </table:table-cell>
          <table:table-cell table:formula="of:=[.C341]+[.J341]" office:value-type="float" office:value="241.354125192271" calcext:value-type="float">
            <text:p>241.354125192271</text:p>
          </table:table-cell>
          <table:table-cell table:formula="of:=IF(AND([.B341]&gt;=[.J341];[.B341]&lt;=[.K3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2.301" calcext:value-type="float">
            <text:p>132.301</text:p>
          </table:table-cell>
          <table:table-cell office:value-type="float" office:value="126.456581115723" calcext:value-type="float">
            <text:p>126.456581115723</text:p>
          </table:table-cell>
          <table:table-cell office:value-type="float" office:value="4.59379577636719" calcext:value-type="float">
            <text:p>4.59379577636719</text:p>
          </table:table-cell>
          <table:table-cell office:value-type="float" office:value="121.862785339355" calcext:value-type="float">
            <text:p>121.862785339355</text:p>
          </table:table-cell>
          <table:table-cell office:value-type="float" office:value="131.05037689209" calcext:value-type="float">
            <text:p>131.05037689209</text:p>
          </table:table-cell>
          <table:table-cell table:formula="of:=IF(AND([.B342]&gt;=[.E342];[.B342]&lt;=[.F342]);0;1)" office:value-type="float" office:value="1" calcext:value-type="float">
            <text:p>1</text:p>
          </table:table-cell>
          <table:table-cell table:formula="of:=([.B342]-[.C342])^2" office:value-type="float" office:value="34.1572320948975" calcext:value-type="float">
            <text:p>34.1572320948975</text:p>
          </table:table-cell>
          <table:table-cell table:formula="of:=[.I341]" office:value-type="float" office:value="11.5753334258931" calcext:value-type="float">
            <text:p>11.5753334258931</text:p>
          </table:table-cell>
          <table:table-cell table:formula="of:=[.C342]-[.I342]" office:value-type="float" office:value="114.88124768983" calcext:value-type="float">
            <text:p>114.88124768983</text:p>
          </table:table-cell>
          <table:table-cell table:formula="of:=[.C342]+[.J342]" office:value-type="float" office:value="241.337828805552" calcext:value-type="float">
            <text:p>241.337828805552</text:p>
          </table:table-cell>
          <table:table-cell table:formula="of:=IF(AND([.B342]&gt;=[.J342];[.B342]&lt;=[.K3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3.127" calcext:value-type="float">
            <text:p>123.127</text:p>
          </table:table-cell>
          <table:table-cell office:value-type="float" office:value="116.864242553711" calcext:value-type="float">
            <text:p>116.864242553711</text:p>
          </table:table-cell>
          <table:table-cell office:value-type="float" office:value="5.57676649093628" calcext:value-type="float">
            <text:p>5.57676649093628</text:p>
          </table:table-cell>
          <table:table-cell office:value-type="float" office:value="111.287476062775" calcext:value-type="float">
            <text:p>111.287476062775</text:p>
          </table:table-cell>
          <table:table-cell office:value-type="float" office:value="122.441009044647" calcext:value-type="float">
            <text:p>122.441009044647</text:p>
          </table:table-cell>
          <table:table-cell table:formula="of:=IF(AND([.B343]&gt;=[.E343];[.B343]&lt;=[.F343]);0;1)" office:value-type="float" office:value="1" calcext:value-type="float">
            <text:p>1</text:p>
          </table:table-cell>
          <table:table-cell table:formula="of:=([.B343]-[.C343])^2" office:value-type="float" office:value="39.222130831049" calcext:value-type="float">
            <text:p>39.222130831049</text:p>
          </table:table-cell>
          <table:table-cell table:formula="of:=[.I342]" office:value-type="float" office:value="11.5753334258931" calcext:value-type="float">
            <text:p>11.5753334258931</text:p>
          </table:table-cell>
          <table:table-cell table:formula="of:=[.C343]-[.I343]" office:value-type="float" office:value="105.288909127818" calcext:value-type="float">
            <text:p>105.288909127818</text:p>
          </table:table-cell>
          <table:table-cell table:formula="of:=[.C343]+[.J343]" office:value-type="float" office:value="222.153151681529" calcext:value-type="float">
            <text:p>222.153151681529</text:p>
          </table:table-cell>
          <table:table-cell table:formula="of:=IF(AND([.B343]&gt;=[.J343];[.B343]&lt;=[.K3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7.899" calcext:value-type="float">
            <text:p>127.899</text:p>
          </table:table-cell>
          <table:table-cell office:value-type="float" office:value="128.801879882813" calcext:value-type="float">
            <text:p>128.801879882813</text:p>
          </table:table-cell>
          <table:table-cell office:value-type="float" office:value="4.62094926834106" calcext:value-type="float">
            <text:p>4.62094926834106</text:p>
          </table:table-cell>
          <table:table-cell office:value-type="float" office:value="124.180930614471" calcext:value-type="float">
            <text:p>124.180930614471</text:p>
          </table:table-cell>
          <table:table-cell office:value-type="float" office:value="133.422829151154" calcext:value-type="float">
            <text:p>133.422829151154</text:p>
          </table:table-cell>
          <table:table-cell table:formula="of:=IF(AND([.B344]&gt;=[.E344];[.B344]&lt;=[.F344]);0;1)" office:value-type="float" office:value="0" calcext:value-type="float">
            <text:p>0</text:p>
          </table:table-cell>
          <table:table-cell table:formula="of:=([.B344]-[.C344])^2" office:value-type="float" office:value="0.815192082787512" calcext:value-type="float">
            <text:p>0.815192082787512</text:p>
          </table:table-cell>
          <table:table-cell table:formula="of:=[.I343]" office:value-type="float" office:value="11.5753334258931" calcext:value-type="float">
            <text:p>11.5753334258931</text:p>
          </table:table-cell>
          <table:table-cell table:formula="of:=[.C344]-[.I344]" office:value-type="float" office:value="117.226546456919" calcext:value-type="float">
            <text:p>117.226546456919</text:p>
          </table:table-cell>
          <table:table-cell table:formula="of:=[.C344]+[.J344]" office:value-type="float" office:value="246.028426339732" calcext:value-type="float">
            <text:p>246.028426339732</text:p>
          </table:table-cell>
          <table:table-cell table:formula="of:=IF(AND([.B344]&gt;=[.J344];[.B344]&lt;=[.K3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4.514" calcext:value-type="float">
            <text:p>124.514</text:p>
          </table:table-cell>
          <table:table-cell office:value-type="float" office:value="124.38883972168" calcext:value-type="float">
            <text:p>124.38883972168</text:p>
          </table:table-cell>
          <table:table-cell office:value-type="float" office:value="4.46299457550049" calcext:value-type="float">
            <text:p>4.46299457550049</text:p>
          </table:table-cell>
          <table:table-cell office:value-type="float" office:value="119.925845146179" calcext:value-type="float">
            <text:p>119.925845146179</text:p>
          </table:table-cell>
          <table:table-cell office:value-type="float" office:value="128.85183429718" calcext:value-type="float">
            <text:p>128.85183429718</text:p>
          </table:table-cell>
          <table:table-cell table:formula="of:=IF(AND([.B345]&gt;=[.E345];[.B345]&lt;=[.F345]);0;1)" office:value-type="float" office:value="0" calcext:value-type="float">
            <text:p>0</text:p>
          </table:table-cell>
          <table:table-cell table:formula="of:=([.B345]-[.C345])^2" office:value-type="float" office:value="0.015665095269217" calcext:value-type="float">
            <text:p>0.015665095269217</text:p>
          </table:table-cell>
          <table:table-cell table:formula="of:=[.I344]" office:value-type="float" office:value="11.5753334258931" calcext:value-type="float">
            <text:p>11.5753334258931</text:p>
          </table:table-cell>
          <table:table-cell table:formula="of:=[.C345]-[.I345]" office:value-type="float" office:value="112.813506295787" calcext:value-type="float">
            <text:p>112.813506295787</text:p>
          </table:table-cell>
          <table:table-cell table:formula="of:=[.C345]+[.J345]" office:value-type="float" office:value="237.202346017466" calcext:value-type="float">
            <text:p>237.202346017466</text:p>
          </table:table-cell>
          <table:table-cell table:formula="of:=IF(AND([.B345]&gt;=[.J345];[.B345]&lt;=[.K3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5.048" calcext:value-type="float">
            <text:p>125.048</text:p>
          </table:table-cell>
          <table:table-cell office:value-type="float" office:value="130.509384155273" calcext:value-type="float">
            <text:p>130.509384155273</text:p>
          </table:table-cell>
          <table:table-cell office:value-type="float" office:value="5.45076179504395" calcext:value-type="float">
            <text:p>5.45076179504395</text:p>
          </table:table-cell>
          <table:table-cell office:value-type="float" office:value="125.058622360229" calcext:value-type="float">
            <text:p>125.058622360229</text:p>
          </table:table-cell>
          <table:table-cell office:value-type="float" office:value="135.960145950317" calcext:value-type="float">
            <text:p>135.960145950317</text:p>
          </table:table-cell>
          <table:table-cell table:formula="of:=IF(AND([.B346]&gt;=[.E346];[.B346]&lt;=[.F346]);0;1)" office:value-type="float" office:value="1" calcext:value-type="float">
            <text:p>1</text:p>
          </table:table-cell>
          <table:table-cell table:formula="of:=([.B346]-[.C346])^2" office:value-type="float" office:value="29.8267168914717" calcext:value-type="float">
            <text:p>29.8267168914717</text:p>
          </table:table-cell>
          <table:table-cell table:formula="of:=[.I345]" office:value-type="float" office:value="11.5753334258931" calcext:value-type="float">
            <text:p>11.5753334258931</text:p>
          </table:table-cell>
          <table:table-cell table:formula="of:=[.C346]-[.I346]" office:value-type="float" office:value="118.93405072938" calcext:value-type="float">
            <text:p>118.93405072938</text:p>
          </table:table-cell>
          <table:table-cell table:formula="of:=[.C346]+[.J346]" office:value-type="float" office:value="249.443434884654" calcext:value-type="float">
            <text:p>249.443434884654</text:p>
          </table:table-cell>
          <table:table-cell table:formula="of:=IF(AND([.B346]&gt;=[.J346];[.B346]&lt;=[.K3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5.801" calcext:value-type="float">
            <text:p>115.801</text:p>
          </table:table-cell>
          <table:table-cell office:value-type="float" office:value="121.295722961426" calcext:value-type="float">
            <text:p>121.295722961426</text:p>
          </table:table-cell>
          <table:table-cell office:value-type="float" office:value="4.79523849487305" calcext:value-type="float">
            <text:p>4.79523849487305</text:p>
          </table:table-cell>
          <table:table-cell office:value-type="float" office:value="116.500484466553" calcext:value-type="float">
            <text:p>116.500484466553</text:p>
          </table:table-cell>
          <table:table-cell office:value-type="float" office:value="126.090961456299" calcext:value-type="float">
            <text:p>126.090961456299</text:p>
          </table:table-cell>
          <table:table-cell table:formula="of:=IF(AND([.B347]&gt;=[.E347];[.B347]&lt;=[.F347]);0;1)" office:value-type="float" office:value="1" calcext:value-type="float">
            <text:p>1</text:p>
          </table:table-cell>
          <table:table-cell table:formula="of:=([.B347]-[.C347])^2" office:value-type="float" office:value="30.1919804228197" calcext:value-type="float">
            <text:p>30.1919804228197</text:p>
          </table:table-cell>
          <table:table-cell table:formula="of:=[.I346]" office:value-type="float" office:value="11.5753334258931" calcext:value-type="float">
            <text:p>11.5753334258931</text:p>
          </table:table-cell>
          <table:table-cell table:formula="of:=[.C347]-[.I347]" office:value-type="float" office:value="109.720389535533" calcext:value-type="float">
            <text:p>109.720389535533</text:p>
          </table:table-cell>
          <table:table-cell table:formula="of:=[.C347]+[.J347]" office:value-type="float" office:value="231.016112496958" calcext:value-type="float">
            <text:p>231.016112496958</text:p>
          </table:table-cell>
          <table:table-cell table:formula="of:=IF(AND([.B347]&gt;=[.J347];[.B347]&lt;=[.K3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8.929" calcext:value-type="float">
            <text:p>128.929</text:p>
          </table:table-cell>
          <table:table-cell office:value-type="float" office:value="128.516632080078" calcext:value-type="float">
            <text:p>128.516632080078</text:p>
          </table:table-cell>
          <table:table-cell office:value-type="float" office:value="4.20206689834595" calcext:value-type="float">
            <text:p>4.20206689834595</text:p>
          </table:table-cell>
          <table:table-cell office:value-type="float" office:value="124.314565181732" calcext:value-type="float">
            <text:p>124.314565181732</text:p>
          </table:table-cell>
          <table:table-cell office:value-type="float" office:value="132.718698978424" calcext:value-type="float">
            <text:p>132.718698978424</text:p>
          </table:table-cell>
          <table:table-cell table:formula="of:=IF(AND([.B348]&gt;=[.E348];[.B348]&lt;=[.F348]);0;1)" office:value-type="float" office:value="0" calcext:value-type="float">
            <text:p>0</text:p>
          </table:table-cell>
          <table:table-cell table:formula="of:=([.B348]-[.C348])^2" office:value-type="float" office:value="0.170047301380696" calcext:value-type="float">
            <text:p>0.170047301380696</text:p>
          </table:table-cell>
          <table:table-cell table:formula="of:=[.I347]" office:value-type="float" office:value="11.5753334258931" calcext:value-type="float">
            <text:p>11.5753334258931</text:p>
          </table:table-cell>
          <table:table-cell table:formula="of:=[.C348]-[.I348]" office:value-type="float" office:value="116.941298654185" calcext:value-type="float">
            <text:p>116.941298654185</text:p>
          </table:table-cell>
          <table:table-cell table:formula="of:=[.C348]+[.J348]" office:value-type="float" office:value="245.457930734263" calcext:value-type="float">
            <text:p>245.457930734263</text:p>
          </table:table-cell>
          <table:table-cell table:formula="of:=IF(AND([.B348]&gt;=[.J348];[.B348]&lt;=[.K3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6.565" calcext:value-type="float">
            <text:p>126.565</text:p>
          </table:table-cell>
          <table:table-cell office:value-type="float" office:value="128.270263671875" calcext:value-type="float">
            <text:p>128.270263671875</text:p>
          </table:table-cell>
          <table:table-cell office:value-type="float" office:value="4.38092613220215" calcext:value-type="float">
            <text:p>4.38092613220215</text:p>
          </table:table-cell>
          <table:table-cell office:value-type="float" office:value="123.889337539673" calcext:value-type="float">
            <text:p>123.889337539673</text:p>
          </table:table-cell>
          <table:table-cell office:value-type="float" office:value="132.651189804077" calcext:value-type="float">
            <text:p>132.651189804077</text:p>
          </table:table-cell>
          <table:table-cell table:formula="of:=IF(AND([.B349]&gt;=[.E349];[.B349]&lt;=[.F349]);0;1)" office:value-type="float" office:value="0" calcext:value-type="float">
            <text:p>0</text:p>
          </table:table-cell>
          <table:table-cell table:formula="of:=([.B349]-[.C349])^2" office:value-type="float" office:value="2.90792419061662" calcext:value-type="float">
            <text:p>2.90792419061662</text:p>
          </table:table-cell>
          <table:table-cell table:formula="of:=[.I348]" office:value-type="float" office:value="11.5753334258931" calcext:value-type="float">
            <text:p>11.5753334258931</text:p>
          </table:table-cell>
          <table:table-cell table:formula="of:=[.C349]-[.I349]" office:value-type="float" office:value="116.694930245982" calcext:value-type="float">
            <text:p>116.694930245982</text:p>
          </table:table-cell>
          <table:table-cell table:formula="of:=[.C349]+[.J349]" office:value-type="float" office:value="244.965193917857" calcext:value-type="float">
            <text:p>244.965193917857</text:p>
          </table:table-cell>
          <table:table-cell table:formula="of:=IF(AND([.B349]&gt;=[.J349];[.B349]&lt;=[.K3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0.491" calcext:value-type="float">
            <text:p>110.491</text:p>
          </table:table-cell>
          <table:table-cell office:value-type="float" office:value="121.303001403809" calcext:value-type="float">
            <text:p>121.303001403809</text:p>
          </table:table-cell>
          <table:table-cell office:value-type="float" office:value="5.15535497665405" calcext:value-type="float">
            <text:p>5.15535497665405</text:p>
          </table:table-cell>
          <table:table-cell office:value-type="float" office:value="116.147646427155" calcext:value-type="float">
            <text:p>116.147646427155</text:p>
          </table:table-cell>
          <table:table-cell office:value-type="float" office:value="126.458356380463" calcext:value-type="float">
            <text:p>126.458356380463</text:p>
          </table:table-cell>
          <table:table-cell table:formula="of:=IF(AND([.B350]&gt;=[.E350];[.B350]&lt;=[.F350]);0;1)" office:value-type="float" office:value="1" calcext:value-type="float">
            <text:p>1</text:p>
          </table:table-cell>
          <table:table-cell table:formula="of:=([.B350]-[.C350])^2" office:value-type="float" office:value="116.899374355959" calcext:value-type="float">
            <text:p>116.899374355959</text:p>
          </table:table-cell>
          <table:table-cell table:formula="of:=[.I349]" office:value-type="float" office:value="11.5753334258931" calcext:value-type="float">
            <text:p>11.5753334258931</text:p>
          </table:table-cell>
          <table:table-cell table:formula="of:=[.C350]-[.I350]" office:value-type="float" office:value="109.727667977915" calcext:value-type="float">
            <text:p>109.727667977915</text:p>
          </table:table-cell>
          <table:table-cell table:formula="of:=[.C350]+[.J350]" office:value-type="float" office:value="231.030669381724" calcext:value-type="float">
            <text:p>231.030669381724</text:p>
          </table:table-cell>
          <table:table-cell table:formula="of:=IF(AND([.B350]&gt;=[.J350];[.B350]&lt;=[.K3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9.267" calcext:value-type="float">
            <text:p>129.267</text:p>
          </table:table-cell>
          <table:table-cell office:value-type="float" office:value="129.013916015625" calcext:value-type="float">
            <text:p>129.013916015625</text:p>
          </table:table-cell>
          <table:table-cell office:value-type="float" office:value="4.64472770690918" calcext:value-type="float">
            <text:p>4.64472770690918</text:p>
          </table:table-cell>
          <table:table-cell office:value-type="float" office:value="124.369188308716" calcext:value-type="float">
            <text:p>124.369188308716</text:p>
          </table:table-cell>
          <table:table-cell office:value-type="float" office:value="133.658643722534" calcext:value-type="float">
            <text:p>133.658643722534</text:p>
          </table:table-cell>
          <table:table-cell table:formula="of:=IF(AND([.B351]&gt;=[.E351];[.B351]&lt;=[.F351]);0;1)" office:value-type="float" office:value="0" calcext:value-type="float">
            <text:p>0</text:p>
          </table:table-cell>
          <table:table-cell table:formula="of:=([.B351]-[.C351])^2" office:value-type="float" office:value="0.0640515031471232" calcext:value-type="float">
            <text:p>0.0640515031471232</text:p>
          </table:table-cell>
          <table:table-cell table:formula="of:=[.I350]" office:value-type="float" office:value="11.5753334258931" calcext:value-type="float">
            <text:p>11.5753334258931</text:p>
          </table:table-cell>
          <table:table-cell table:formula="of:=[.C351]-[.I351]" office:value-type="float" office:value="117.438582589732" calcext:value-type="float">
            <text:p>117.438582589732</text:p>
          </table:table-cell>
          <table:table-cell table:formula="of:=[.C351]+[.J351]" office:value-type="float" office:value="246.452498605357" calcext:value-type="float">
            <text:p>246.452498605357</text:p>
          </table:table-cell>
          <table:table-cell table:formula="of:=IF(AND([.B351]&gt;=[.J351];[.B351]&lt;=[.K3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.246" calcext:value-type="float">
            <text:p>128.246</text:p>
          </table:table-cell>
          <table:table-cell office:value-type="float" office:value="126.720375061035" calcext:value-type="float">
            <text:p>126.720375061035</text:p>
          </table:table-cell>
          <table:table-cell office:value-type="float" office:value="4.3233494758606" calcext:value-type="float">
            <text:p>4.3233494758606</text:p>
          </table:table-cell>
          <table:table-cell office:value-type="float" office:value="122.397025585175" calcext:value-type="float">
            <text:p>122.397025585175</text:p>
          </table:table-cell>
          <table:table-cell office:value-type="float" office:value="131.043724536896" calcext:value-type="float">
            <text:p>131.043724536896</text:p>
          </table:table-cell>
          <table:table-cell table:formula="of:=IF(AND([.B352]&gt;=[.E352];[.B352]&lt;=[.F352]);0;1)" office:value-type="float" office:value="0" calcext:value-type="float">
            <text:p>0</text:p>
          </table:table-cell>
          <table:table-cell table:formula="of:=([.B352]-[.C352])^2" office:value-type="float" office:value="2.32753145439151" calcext:value-type="float">
            <text:p>2.32753145439151</text:p>
          </table:table-cell>
          <table:table-cell table:formula="of:=[.I351]" office:value-type="float" office:value="11.5753334258931" calcext:value-type="float">
            <text:p>11.5753334258931</text:p>
          </table:table-cell>
          <table:table-cell table:formula="of:=[.C352]-[.I352]" office:value-type="float" office:value="115.145041635142" calcext:value-type="float">
            <text:p>115.145041635142</text:p>
          </table:table-cell>
          <table:table-cell table:formula="of:=[.C352]+[.J352]" office:value-type="float" office:value="241.865416696177" calcext:value-type="float">
            <text:p>241.865416696177</text:p>
          </table:table-cell>
          <table:table-cell table:formula="of:=IF(AND([.B352]&gt;=[.J352];[.B352]&lt;=[.K3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3.071" calcext:value-type="float">
            <text:p>133.071</text:p>
          </table:table-cell>
          <table:table-cell office:value-type="float" office:value="127.699485778809" calcext:value-type="float">
            <text:p>127.699485778809</text:p>
          </table:table-cell>
          <table:table-cell office:value-type="float" office:value="4.96046161651611" calcext:value-type="float">
            <text:p>4.96046161651611</text:p>
          </table:table-cell>
          <table:table-cell office:value-type="float" office:value="122.739024162292" calcext:value-type="float">
            <text:p>122.739024162292</text:p>
          </table:table-cell>
          <table:table-cell office:value-type="float" office:value="132.659947395325" calcext:value-type="float">
            <text:p>132.659947395325</text:p>
          </table:table-cell>
          <table:table-cell table:formula="of:=IF(AND([.B353]&gt;=[.E353];[.B353]&lt;=[.F353]);0;1)" office:value-type="float" office:value="1" calcext:value-type="float">
            <text:p>1</text:p>
          </table:table-cell>
          <table:table-cell table:formula="of:=([.B353]-[.C353])^2" office:value-type="float" office:value="28.8531650284615" calcext:value-type="float">
            <text:p>28.8531650284615</text:p>
          </table:table-cell>
          <table:table-cell table:formula="of:=[.I352]" office:value-type="float" office:value="11.5753334258931" calcext:value-type="float">
            <text:p>11.5753334258931</text:p>
          </table:table-cell>
          <table:table-cell table:formula="of:=[.C353]-[.I353]" office:value-type="float" office:value="116.124152352915" calcext:value-type="float">
            <text:p>116.124152352915</text:p>
          </table:table-cell>
          <table:table-cell table:formula="of:=[.C353]+[.J353]" office:value-type="float" office:value="243.823638131724" calcext:value-type="float">
            <text:p>243.823638131724</text:p>
          </table:table-cell>
          <table:table-cell table:formula="of:=IF(AND([.B353]&gt;=[.J353];[.B353]&lt;=[.K3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6.838" calcext:value-type="float">
            <text:p>126.838</text:p>
          </table:table-cell>
          <table:table-cell office:value-type="float" office:value="127.971435546875" calcext:value-type="float">
            <text:p>127.971435546875</text:p>
          </table:table-cell>
          <table:table-cell office:value-type="float" office:value="4.45283985137939" calcext:value-type="float">
            <text:p>4.45283985137939</text:p>
          </table:table-cell>
          <table:table-cell office:value-type="float" office:value="123.518595695496" calcext:value-type="float">
            <text:p>123.518595695496</text:p>
          </table:table-cell>
          <table:table-cell office:value-type="float" office:value="132.424275398254" calcext:value-type="float">
            <text:p>132.424275398254</text:p>
          </table:table-cell>
          <table:table-cell table:formula="of:=IF(AND([.B354]&gt;=[.E354];[.B354]&lt;=[.F354]);0;1)" office:value-type="float" office:value="0" calcext:value-type="float">
            <text:p>0</text:p>
          </table:table-cell>
          <table:table-cell table:formula="of:=([.B354]-[.C354])^2" office:value-type="float" office:value="1.28467613891984" calcext:value-type="float">
            <text:p>1.28467613891984</text:p>
          </table:table-cell>
          <table:table-cell table:formula="of:=[.I353]" office:value-type="float" office:value="11.5753334258931" calcext:value-type="float">
            <text:p>11.5753334258931</text:p>
          </table:table-cell>
          <table:table-cell table:formula="of:=[.C354]-[.I354]" office:value-type="float" office:value="116.396102120982" calcext:value-type="float">
            <text:p>116.396102120982</text:p>
          </table:table-cell>
          <table:table-cell table:formula="of:=[.C354]+[.J354]" office:value-type="float" office:value="244.367537667857" calcext:value-type="float">
            <text:p>244.367537667857</text:p>
          </table:table-cell>
          <table:table-cell table:formula="of:=IF(AND([.B354]&gt;=[.J354];[.B354]&lt;=[.K3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2.757" calcext:value-type="float">
            <text:p>132.757</text:p>
          </table:table-cell>
          <table:table-cell office:value-type="float" office:value="129.173217773438" calcext:value-type="float">
            <text:p>129.173217773438</text:p>
          </table:table-cell>
          <table:table-cell office:value-type="float" office:value="4.19380903244019" calcext:value-type="float">
            <text:p>4.19380903244019</text:p>
          </table:table-cell>
          <table:table-cell office:value-type="float" office:value="124.979408740997" calcext:value-type="float">
            <text:p>124.979408740997</text:p>
          </table:table-cell>
          <table:table-cell office:value-type="float" office:value="133.367026805878" calcext:value-type="float">
            <text:p>133.367026805878</text:p>
          </table:table-cell>
          <table:table-cell table:formula="of:=IF(AND([.B355]&gt;=[.E355];[.B355]&lt;=[.F355]);0;1)" office:value-type="float" office:value="0" calcext:value-type="float">
            <text:p>0</text:p>
          </table:table-cell>
          <table:table-cell table:formula="of:=([.B355]-[.C355])^2" office:value-type="float" office:value="12.8434950474253" calcext:value-type="float">
            <text:p>12.8434950474253</text:p>
          </table:table-cell>
          <table:table-cell table:formula="of:=[.I354]" office:value-type="float" office:value="11.5753334258931" calcext:value-type="float">
            <text:p>11.5753334258931</text:p>
          </table:table-cell>
          <table:table-cell table:formula="of:=[.C355]-[.I355]" office:value-type="float" office:value="117.597884347544" calcext:value-type="float">
            <text:p>117.597884347544</text:p>
          </table:table-cell>
          <table:table-cell table:formula="of:=[.C355]+[.J355]" office:value-type="float" office:value="246.771102120982" calcext:value-type="float">
            <text:p>246.771102120982</text:p>
          </table:table-cell>
          <table:table-cell table:formula="of:=IF(AND([.B355]&gt;=[.J355];[.B355]&lt;=[.K3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2.095" calcext:value-type="float">
            <text:p>132.095</text:p>
          </table:table-cell>
          <table:table-cell office:value-type="float" office:value="128.406600952148" calcext:value-type="float">
            <text:p>128.406600952148</text:p>
          </table:table-cell>
          <table:table-cell office:value-type="float" office:value="4.99883127212524" calcext:value-type="float">
            <text:p>4.99883127212524</text:p>
          </table:table-cell>
          <table:table-cell office:value-type="float" office:value="123.407769680023" calcext:value-type="float">
            <text:p>123.407769680023</text:p>
          </table:table-cell>
          <table:table-cell office:value-type="float" office:value="133.405432224274" calcext:value-type="float">
            <text:p>133.405432224274</text:p>
          </table:table-cell>
          <table:table-cell table:formula="of:=IF(AND([.B356]&gt;=[.E356];[.B356]&lt;=[.F356]);0;1)" office:value-type="float" office:value="0" calcext:value-type="float">
            <text:p>0</text:p>
          </table:table-cell>
          <table:table-cell table:formula="of:=([.B356]-[.C356])^2" office:value-type="float" office:value="13.6042875361923" calcext:value-type="float">
            <text:p>13.6042875361923</text:p>
          </table:table-cell>
          <table:table-cell table:formula="of:=[.I355]" office:value-type="float" office:value="11.5753334258931" calcext:value-type="float">
            <text:p>11.5753334258931</text:p>
          </table:table-cell>
          <table:table-cell table:formula="of:=[.C356]-[.I356]" office:value-type="float" office:value="116.831267526255" calcext:value-type="float">
            <text:p>116.831267526255</text:p>
          </table:table-cell>
          <table:table-cell table:formula="of:=[.C356]+[.J356]" office:value-type="float" office:value="245.237868478404" calcext:value-type="float">
            <text:p>245.237868478404</text:p>
          </table:table-cell>
          <table:table-cell table:formula="of:=IF(AND([.B356]&gt;=[.J356];[.B356]&lt;=[.K3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4.569" calcext:value-type="float">
            <text:p>114.569</text:p>
          </table:table-cell>
          <table:table-cell office:value-type="float" office:value="119.698890686035" calcext:value-type="float">
            <text:p>119.698890686035</text:p>
          </table:table-cell>
          <table:table-cell office:value-type="float" office:value="5.73426342010498" calcext:value-type="float">
            <text:p>5.73426342010498</text:p>
          </table:table-cell>
          <table:table-cell office:value-type="float" office:value="113.96462726593" calcext:value-type="float">
            <text:p>113.96462726593</text:p>
          </table:table-cell>
          <table:table-cell office:value-type="float" office:value="125.43315410614" calcext:value-type="float">
            <text:p>125.43315410614</text:p>
          </table:table-cell>
          <table:table-cell table:formula="of:=IF(AND([.B357]&gt;=[.E357];[.B357]&lt;=[.F357]);0;1)" office:value-type="float" office:value="0" calcext:value-type="float">
            <text:p>0</text:p>
          </table:table-cell>
          <table:table-cell table:formula="of:=([.B357]-[.C357])^2" office:value-type="float" office:value="26.3157784506702" calcext:value-type="float">
            <text:p>26.3157784506702</text:p>
          </table:table-cell>
          <table:table-cell table:formula="of:=[.I356]" office:value-type="float" office:value="11.5753334258931" calcext:value-type="float">
            <text:p>11.5753334258931</text:p>
          </table:table-cell>
          <table:table-cell table:formula="of:=[.C357]-[.I357]" office:value-type="float" office:value="108.123557260142" calcext:value-type="float">
            <text:p>108.123557260142</text:p>
          </table:table-cell>
          <table:table-cell table:formula="of:=[.C357]+[.J357]" office:value-type="float" office:value="227.822447946177" calcext:value-type="float">
            <text:p>227.822447946177</text:p>
          </table:table-cell>
          <table:table-cell table:formula="of:=IF(AND([.B357]&gt;=[.J357];[.B357]&lt;=[.K3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1.073" calcext:value-type="float">
            <text:p>131.073</text:p>
          </table:table-cell>
          <table:table-cell office:value-type="float" office:value="129.573165893555" calcext:value-type="float">
            <text:p>129.573165893555</text:p>
          </table:table-cell>
          <table:table-cell office:value-type="float" office:value="4.46868467330933" calcext:value-type="float">
            <text:p>4.46868467330933</text:p>
          </table:table-cell>
          <table:table-cell office:value-type="float" office:value="125.104481220245" calcext:value-type="float">
            <text:p>125.104481220245</text:p>
          </table:table-cell>
          <table:table-cell office:value-type="float" office:value="134.041850566864" calcext:value-type="float">
            <text:p>134.041850566864</text:p>
          </table:table-cell>
          <table:table-cell table:formula="of:=IF(AND([.B358]&gt;=[.E358];[.B358]&lt;=[.F358]);0;1)" office:value-type="float" office:value="0" calcext:value-type="float">
            <text:p>0</text:p>
          </table:table-cell>
          <table:table-cell table:formula="of:=([.B358]-[.C358])^2" office:value-type="float" office:value="2.24950234685663" calcext:value-type="float">
            <text:p>2.24950234685663</text:p>
          </table:table-cell>
          <table:table-cell table:formula="of:=[.I357]" office:value-type="float" office:value="11.5753334258931" calcext:value-type="float">
            <text:p>11.5753334258931</text:p>
          </table:table-cell>
          <table:table-cell table:formula="of:=[.C358]-[.I358]" office:value-type="float" office:value="117.997832467662" calcext:value-type="float">
            <text:p>117.997832467662</text:p>
          </table:table-cell>
          <table:table-cell table:formula="of:=[.C358]+[.J358]" office:value-type="float" office:value="247.570998361216" calcext:value-type="float">
            <text:p>247.570998361216</text:p>
          </table:table-cell>
          <table:table-cell table:formula="of:=IF(AND([.B358]&gt;=[.J358];[.B358]&lt;=[.K3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0.458" calcext:value-type="float">
            <text:p>120.458</text:p>
          </table:table-cell>
          <table:table-cell office:value-type="float" office:value="124.424858093262" calcext:value-type="float">
            <text:p>124.424858093262</text:p>
          </table:table-cell>
          <table:table-cell office:value-type="float" office:value="4.96720838546753" calcext:value-type="float">
            <text:p>4.96720838546753</text:p>
          </table:table-cell>
          <table:table-cell office:value-type="float" office:value="119.457649707794" calcext:value-type="float">
            <text:p>119.457649707794</text:p>
          </table:table-cell>
          <table:table-cell office:value-type="float" office:value="129.392066478729" calcext:value-type="float">
            <text:p>129.392066478729</text:p>
          </table:table-cell>
          <table:table-cell table:formula="of:=IF(AND([.B359]&gt;=[.E359];[.B359]&lt;=[.F359]);0;1)" office:value-type="float" office:value="0" calcext:value-type="float">
            <text:p>0</text:p>
          </table:table-cell>
          <table:table-cell table:formula="of:=([.B359]-[.C359])^2" office:value-type="float" office:value="15.735963132076" calcext:value-type="float">
            <text:p>15.735963132076</text:p>
          </table:table-cell>
          <table:table-cell table:formula="of:=[.I358]" office:value-type="float" office:value="11.5753334258931" calcext:value-type="float">
            <text:p>11.5753334258931</text:p>
          </table:table-cell>
          <table:table-cell table:formula="of:=[.C359]-[.I359]" office:value-type="float" office:value="112.849524667369" calcext:value-type="float">
            <text:p>112.849524667369</text:p>
          </table:table-cell>
          <table:table-cell table:formula="of:=[.C359]+[.J359]" office:value-type="float" office:value="237.27438276063" calcext:value-type="float">
            <text:p>237.27438276063</text:p>
          </table:table-cell>
          <table:table-cell table:formula="of:=IF(AND([.B359]&gt;=[.J359];[.B359]&lt;=[.K3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1.446" calcext:value-type="float">
            <text:p>131.446</text:p>
          </table:table-cell>
          <table:table-cell office:value-type="float" office:value="124.599494934082" calcext:value-type="float">
            <text:p>124.599494934082</text:p>
          </table:table-cell>
          <table:table-cell office:value-type="float" office:value="4.43648529052734" calcext:value-type="float">
            <text:p>4.43648529052734</text:p>
          </table:table-cell>
          <table:table-cell office:value-type="float" office:value="120.163009643555" calcext:value-type="float">
            <text:p>120.163009643555</text:p>
          </table:table-cell>
          <table:table-cell office:value-type="float" office:value="129.035980224609" calcext:value-type="float">
            <text:p>129.035980224609</text:p>
          </table:table-cell>
          <table:table-cell table:formula="of:=IF(AND([.B360]&gt;=[.E360];[.B360]&lt;=[.F360]);0;1)" office:value-type="float" office:value="1" calcext:value-type="float">
            <text:p>1</text:p>
          </table:table-cell>
          <table:table-cell table:formula="of:=([.B360]-[.C360])^2" office:value-type="float" office:value="46.8746316176404" calcext:value-type="float">
            <text:p>46.8746316176404</text:p>
          </table:table-cell>
          <table:table-cell table:formula="of:=[.I359]" office:value-type="float" office:value="11.5753334258931" calcext:value-type="float">
            <text:p>11.5753334258931</text:p>
          </table:table-cell>
          <table:table-cell table:formula="of:=[.C360]-[.I360]" office:value-type="float" office:value="113.024161508189" calcext:value-type="float">
            <text:p>113.024161508189</text:p>
          </table:table-cell>
          <table:table-cell table:formula="of:=[.C360]+[.J360]" office:value-type="float" office:value="237.623656442271" calcext:value-type="float">
            <text:p>237.623656442271</text:p>
          </table:table-cell>
          <table:table-cell table:formula="of:=IF(AND([.B360]&gt;=[.J360];[.B360]&lt;=[.K3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2.765" calcext:value-type="float">
            <text:p>122.765</text:p>
          </table:table-cell>
          <table:table-cell office:value-type="float" office:value="122.131423950195" calcext:value-type="float">
            <text:p>122.131423950195</text:p>
          </table:table-cell>
          <table:table-cell office:value-type="float" office:value="4.74570178985596" calcext:value-type="float">
            <text:p>4.74570178985596</text:p>
          </table:table-cell>
          <table:table-cell office:value-type="float" office:value="117.385722160339" calcext:value-type="float">
            <text:p>117.385722160339</text:p>
          </table:table-cell>
          <table:table-cell office:value-type="float" office:value="126.877125740051" calcext:value-type="float">
            <text:p>126.877125740051</text:p>
          </table:table-cell>
          <table:table-cell table:formula="of:=IF(AND([.B361]&gt;=[.E361];[.B361]&lt;=[.F361]);0;1)" office:value-type="float" office:value="0" calcext:value-type="float">
            <text:p>0</text:p>
          </table:table-cell>
          <table:table-cell table:formula="of:=([.B361]-[.C361])^2" office:value-type="float" office:value="0.401418610886113" calcext:value-type="float">
            <text:p>0.401418610886113</text:p>
          </table:table-cell>
          <table:table-cell table:formula="of:=[.I360]" office:value-type="float" office:value="11.5753334258931" calcext:value-type="float">
            <text:p>11.5753334258931</text:p>
          </table:table-cell>
          <table:table-cell table:formula="of:=[.C361]-[.I361]" office:value-type="float" office:value="110.556090524302" calcext:value-type="float">
            <text:p>110.556090524302</text:p>
          </table:table-cell>
          <table:table-cell table:formula="of:=[.C361]+[.J361]" office:value-type="float" office:value="232.687514474497" calcext:value-type="float">
            <text:p>232.687514474497</text:p>
          </table:table-cell>
          <table:table-cell table:formula="of:=IF(AND([.B361]&gt;=[.J361];[.B361]&lt;=[.K3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5.164" calcext:value-type="float">
            <text:p>135.164</text:p>
          </table:table-cell>
          <table:table-cell office:value-type="float" office:value="118.943367004395" calcext:value-type="float">
            <text:p>118.943367004395</text:p>
          </table:table-cell>
          <table:table-cell office:value-type="float" office:value="6.02833461761475" calcext:value-type="float">
            <text:p>6.02833461761475</text:p>
          </table:table-cell>
          <table:table-cell office:value-type="float" office:value="112.91503238678" calcext:value-type="float">
            <text:p>112.91503238678</text:p>
          </table:table-cell>
          <table:table-cell office:value-type="float" office:value="124.971701622009" calcext:value-type="float">
            <text:p>124.971701622009</text:p>
          </table:table-cell>
          <table:table-cell table:formula="of:=IF(AND([.B362]&gt;=[.E362];[.B362]&lt;=[.F362]);0;1)" office:value-type="float" office:value="1" calcext:value-type="float">
            <text:p>1</text:p>
          </table:table-cell>
          <table:table-cell table:formula="of:=([.B362]-[.C362])^2" office:value-type="float" office:value="263.108934778124" calcext:value-type="float">
            <text:p>263.108934778124</text:p>
          </table:table-cell>
          <table:table-cell table:formula="of:=[.I361]" office:value-type="float" office:value="11.5753334258931" calcext:value-type="float">
            <text:p>11.5753334258931</text:p>
          </table:table-cell>
          <table:table-cell table:formula="of:=[.C362]-[.I362]" office:value-type="float" office:value="107.368033578501" calcext:value-type="float">
            <text:p>107.368033578501</text:p>
          </table:table-cell>
          <table:table-cell table:formula="of:=[.C362]+[.J362]" office:value-type="float" office:value="226.311400582896" calcext:value-type="float">
            <text:p>226.311400582896</text:p>
          </table:table-cell>
          <table:table-cell table:formula="of:=IF(AND([.B362]&gt;=[.J362];[.B362]&lt;=[.K3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5.391" calcext:value-type="float">
            <text:p>115.391</text:p>
          </table:table-cell>
          <table:table-cell office:value-type="float" office:value="116.849243164063" calcext:value-type="float">
            <text:p>116.849243164063</text:p>
          </table:table-cell>
          <table:table-cell office:value-type="float" office:value="6.01788759231567" calcext:value-type="float">
            <text:p>6.01788759231567</text:p>
          </table:table-cell>
          <table:table-cell office:value-type="float" office:value="110.831355571747" calcext:value-type="float">
            <text:p>110.831355571747</text:p>
          </table:table-cell>
          <table:table-cell office:value-type="float" office:value="122.867130756378" calcext:value-type="float">
            <text:p>122.867130756378</text:p>
          </table:table-cell>
          <table:table-cell table:formula="of:=IF(AND([.B363]&gt;=[.E363];[.B363]&lt;=[.F363]);0;1)" office:value-type="float" office:value="0" calcext:value-type="float">
            <text:p>0</text:p>
          </table:table-cell>
          <table:table-cell table:formula="of:=([.B363]-[.C363])^2" office:value-type="float" office:value="2.126473125535" calcext:value-type="float">
            <text:p>2.126473125535</text:p>
          </table:table-cell>
          <table:table-cell table:formula="of:=[.I362]" office:value-type="float" office:value="11.5753334258931" calcext:value-type="float">
            <text:p>11.5753334258931</text:p>
          </table:table-cell>
          <table:table-cell table:formula="of:=[.C363]-[.I363]" office:value-type="float" office:value="105.273909738169" calcext:value-type="float">
            <text:p>105.273909738169</text:p>
          </table:table-cell>
          <table:table-cell table:formula="of:=[.C363]+[.J363]" office:value-type="float" office:value="222.123152902232" calcext:value-type="float">
            <text:p>222.123152902232</text:p>
          </table:table-cell>
          <table:table-cell table:formula="of:=IF(AND([.B363]&gt;=[.J363];[.B363]&lt;=[.K3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6.632" calcext:value-type="float">
            <text:p>126.632</text:p>
          </table:table-cell>
          <table:table-cell office:value-type="float" office:value="128.477935791016" calcext:value-type="float">
            <text:p>128.477935791016</text:p>
          </table:table-cell>
          <table:table-cell office:value-type="float" office:value="5.57466697692871" calcext:value-type="float">
            <text:p>5.57466697692871</text:p>
          </table:table-cell>
          <table:table-cell office:value-type="float" office:value="122.903268814087" calcext:value-type="float">
            <text:p>122.903268814087</text:p>
          </table:table-cell>
          <table:table-cell office:value-type="float" office:value="134.052602767944" calcext:value-type="float">
            <text:p>134.052602767944</text:p>
          </table:table-cell>
          <table:table-cell table:formula="of:=IF(AND([.B364]&gt;=[.E364];[.B364]&lt;=[.F364]);0;1)" office:value-type="float" office:value="0" calcext:value-type="float">
            <text:p>0</text:p>
          </table:table-cell>
          <table:table-cell table:formula="of:=([.B364]-[.C364])^2" office:value-type="float" office:value="3.40747894455246" calcext:value-type="float">
            <text:p>3.40747894455246</text:p>
          </table:table-cell>
          <table:table-cell table:formula="of:=[.I363]" office:value-type="float" office:value="11.5753334258931" calcext:value-type="float">
            <text:p>11.5753334258931</text:p>
          </table:table-cell>
          <table:table-cell table:formula="of:=[.C364]-[.I364]" office:value-type="float" office:value="116.902602365123" calcext:value-type="float">
            <text:p>116.902602365123</text:p>
          </table:table-cell>
          <table:table-cell table:formula="of:=[.C364]+[.J364]" office:value-type="float" office:value="245.380538156138" calcext:value-type="float">
            <text:p>245.380538156138</text:p>
          </table:table-cell>
          <table:table-cell table:formula="of:=IF(AND([.B364]&gt;=[.J364];[.B364]&lt;=[.K3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8.492" calcext:value-type="float">
            <text:p>128.492</text:p>
          </table:table-cell>
          <table:table-cell office:value-type="float" office:value="128.851913452148" calcext:value-type="float">
            <text:p>128.851913452148</text:p>
          </table:table-cell>
          <table:table-cell office:value-type="float" office:value="4.79291725158691" calcext:value-type="float">
            <text:p>4.79291725158691</text:p>
          </table:table-cell>
          <table:table-cell office:value-type="float" office:value="124.058996200562" calcext:value-type="float">
            <text:p>124.058996200562</text:p>
          </table:table-cell>
          <table:table-cell office:value-type="float" office:value="133.644830703735" calcext:value-type="float">
            <text:p>133.644830703735</text:p>
          </table:table-cell>
          <table:table-cell table:formula="of:=IF(AND([.B365]&gt;=[.E365];[.B365]&lt;=[.F365]);0;1)" office:value-type="float" office:value="0" calcext:value-type="float">
            <text:p>0</text:p>
          </table:table-cell>
          <table:table-cell table:formula="of:=([.B365]-[.C365])^2" office:value-type="float" office:value="0.129537693037413" calcext:value-type="float">
            <text:p>0.129537693037413</text:p>
          </table:table-cell>
          <table:table-cell table:formula="of:=[.I364]" office:value-type="float" office:value="11.5753334258931" calcext:value-type="float">
            <text:p>11.5753334258931</text:p>
          </table:table-cell>
          <table:table-cell table:formula="of:=[.C365]-[.I365]" office:value-type="float" office:value="117.276580026255" calcext:value-type="float">
            <text:p>117.276580026255</text:p>
          </table:table-cell>
          <table:table-cell table:formula="of:=[.C365]+[.J365]" office:value-type="float" office:value="246.128493478404" calcext:value-type="float">
            <text:p>246.128493478404</text:p>
          </table:table-cell>
          <table:table-cell table:formula="of:=IF(AND([.B365]&gt;=[.J365];[.B365]&lt;=[.K3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3.061" calcext:value-type="float">
            <text:p>123.061</text:p>
          </table:table-cell>
          <table:table-cell office:value-type="float" office:value="125.293594360352" calcext:value-type="float">
            <text:p>125.293594360352</text:p>
          </table:table-cell>
          <table:table-cell office:value-type="float" office:value="4.40552711486816" calcext:value-type="float">
            <text:p>4.40552711486816</text:p>
          </table:table-cell>
          <table:table-cell office:value-type="float" office:value="120.888067245483" calcext:value-type="float">
            <text:p>120.888067245483</text:p>
          </table:table-cell>
          <table:table-cell office:value-type="float" office:value="129.69912147522" calcext:value-type="float">
            <text:p>129.69912147522</text:p>
          </table:table-cell>
          <table:table-cell table:formula="of:=IF(AND([.B366]&gt;=[.E366];[.B366]&lt;=[.F366]);0;1)" office:value-type="float" office:value="0" calcext:value-type="float">
            <text:p>0</text:p>
          </table:table-cell>
          <table:table-cell table:formula="of:=([.B366]-[.C366])^2" office:value-type="float" office:value="4.98447757787357" calcext:value-type="float">
            <text:p>4.98447757787357</text:p>
          </table:table-cell>
          <table:table-cell table:formula="of:=[.I365]" office:value-type="float" office:value="11.5753334258931" calcext:value-type="float">
            <text:p>11.5753334258931</text:p>
          </table:table-cell>
          <table:table-cell table:formula="of:=[.C366]-[.I366]" office:value-type="float" office:value="113.718260934458" calcext:value-type="float">
            <text:p>113.718260934458</text:p>
          </table:table-cell>
          <table:table-cell table:formula="of:=[.C366]+[.J366]" office:value-type="float" office:value="239.01185529481" calcext:value-type="float">
            <text:p>239.01185529481</text:p>
          </table:table-cell>
          <table:table-cell table:formula="of:=IF(AND([.B366]&gt;=[.J366];[.B366]&lt;=[.K3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4.207" calcext:value-type="float">
            <text:p>124.207</text:p>
          </table:table-cell>
          <table:table-cell office:value-type="float" office:value="123.844123840332" calcext:value-type="float">
            <text:p>123.844123840332</text:p>
          </table:table-cell>
          <table:table-cell office:value-type="float" office:value="4.38534641265869" calcext:value-type="float">
            <text:p>4.38534641265869</text:p>
          </table:table-cell>
          <table:table-cell office:value-type="float" office:value="119.458777427673" calcext:value-type="float">
            <text:p>119.458777427673</text:p>
          </table:table-cell>
          <table:table-cell office:value-type="float" office:value="128.229470252991" calcext:value-type="float">
            <text:p>128.229470252991</text:p>
          </table:table-cell>
          <table:table-cell table:formula="of:=IF(AND([.B367]&gt;=[.E367];[.B367]&lt;=[.F367]);0;1)" office:value-type="float" office:value="0" calcext:value-type="float">
            <text:p>0</text:p>
          </table:table-cell>
          <table:table-cell table:formula="of:=([.B367]-[.C367])^2" office:value-type="float" office:value="0.131679107255369" calcext:value-type="float">
            <text:p>0.131679107255369</text:p>
          </table:table-cell>
          <table:table-cell table:formula="of:=[.I366]" office:value-type="float" office:value="11.5753334258931" calcext:value-type="float">
            <text:p>11.5753334258931</text:p>
          </table:table-cell>
          <table:table-cell table:formula="of:=[.C367]-[.I367]" office:value-type="float" office:value="112.268790414439" calcext:value-type="float">
            <text:p>112.268790414439</text:p>
          </table:table-cell>
          <table:table-cell table:formula="of:=[.C367]+[.J367]" office:value-type="float" office:value="236.112914254771" calcext:value-type="float">
            <text:p>236.112914254771</text:p>
          </table:table-cell>
          <table:table-cell table:formula="of:=IF(AND([.B367]&gt;=[.J367];[.B367]&lt;=[.K3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347312927246" calcext:value-type="float">
            <text:p>124.347312927246</text:p>
          </table:table-cell>
          <table:table-cell office:value-type="float" office:value="4.93352365493774" calcext:value-type="float">
            <text:p>4.93352365493774</text:p>
          </table:table-cell>
          <table:table-cell office:value-type="float" office:value="119.413789272308" calcext:value-type="float">
            <text:p>119.413789272308</text:p>
          </table:table-cell>
          <table:table-cell office:value-type="float" office:value="129.280836582184" calcext:value-type="float">
            <text:p>129.280836582184</text:p>
          </table:table-cell>
          <table:table-cell table:formula="of:=IF(AND([.B368]&gt;=[.E368];[.B368]&lt;=[.F368]);0;1)" office:value-type="float" office:value="0" calcext:value-type="float">
            <text:p>0</text:p>
          </table:table-cell>
          <table:table-cell table:formula="of:=([.B368]-[.C368])^2" office:value-type="float" office:value="1.17573452419298" calcext:value-type="float">
            <text:p>1.17573452419298</text:p>
          </table:table-cell>
          <table:table-cell table:formula="of:=[.I367]" office:value-type="float" office:value="11.5753334258931" calcext:value-type="float">
            <text:p>11.5753334258931</text:p>
          </table:table-cell>
          <table:table-cell table:formula="of:=[.C368]-[.I368]" office:value-type="float" office:value="112.771979501353" calcext:value-type="float">
            <text:p>112.771979501353</text:p>
          </table:table-cell>
          <table:table-cell table:formula="of:=[.C368]+[.J368]" office:value-type="float" office:value="237.119292428599" calcext:value-type="float">
            <text:p>237.119292428599</text:p>
          </table:table-cell>
          <table:table-cell table:formula="of:=IF(AND([.B368]&gt;=[.J368];[.B368]&lt;=[.K3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0.123" calcext:value-type="float">
            <text:p>130.123</text:p>
          </table:table-cell>
          <table:table-cell office:value-type="float" office:value="136.678329467773" calcext:value-type="float">
            <text:p>136.678329467773</text:p>
          </table:table-cell>
          <table:table-cell office:value-type="float" office:value="7.11646461486816" calcext:value-type="float">
            <text:p>7.11646461486816</text:p>
          </table:table-cell>
          <table:table-cell office:value-type="float" office:value="129.561864852905" calcext:value-type="float">
            <text:p>129.561864852905</text:p>
          </table:table-cell>
          <table:table-cell office:value-type="float" office:value="143.794794082642" calcext:value-type="float">
            <text:p>143.794794082642</text:p>
          </table:table-cell>
          <table:table-cell table:formula="of:=IF(AND([.B369]&gt;=[.E369];[.B369]&lt;=[.F369]);0;1)" office:value-type="float" office:value="0" calcext:value-type="float">
            <text:p>0</text:p>
          </table:table-cell>
          <table:table-cell table:formula="of:=([.B369]-[.C369])^2" office:value-type="float" office:value="42.9723444310589" calcext:value-type="float">
            <text:p>42.9723444310589</text:p>
          </table:table-cell>
          <table:table-cell table:formula="of:=[.I368]" office:value-type="float" office:value="11.5753334258931" calcext:value-type="float">
            <text:p>11.5753334258931</text:p>
          </table:table-cell>
          <table:table-cell table:formula="of:=[.C369]-[.I369]" office:value-type="float" office:value="125.10299604188" calcext:value-type="float">
            <text:p>125.10299604188</text:p>
          </table:table-cell>
          <table:table-cell table:formula="of:=[.C369]+[.J369]" office:value-type="float" office:value="261.781325509654" calcext:value-type="float">
            <text:p>261.781325509654</text:p>
          </table:table-cell>
          <table:table-cell table:formula="of:=IF(AND([.B369]&gt;=[.J369];[.B369]&lt;=[.K3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2.315" calcext:value-type="float">
            <text:p>122.315</text:p>
          </table:table-cell>
          <table:table-cell office:value-type="float" office:value="125.454391479492" calcext:value-type="float">
            <text:p>125.454391479492</text:p>
          </table:table-cell>
          <table:table-cell office:value-type="float" office:value="4.24354791641235" calcext:value-type="float">
            <text:p>4.24354791641235</text:p>
          </table:table-cell>
          <table:table-cell office:value-type="float" office:value="121.21084356308" calcext:value-type="float">
            <text:p>121.21084356308</text:p>
          </table:table-cell>
          <table:table-cell office:value-type="float" office:value="129.697939395905" calcext:value-type="float">
            <text:p>129.697939395905</text:p>
          </table:table-cell>
          <table:table-cell table:formula="of:=IF(AND([.B370]&gt;=[.E370];[.B370]&lt;=[.F370]);0;1)" office:value-type="float" office:value="0" calcext:value-type="float">
            <text:p>0</text:p>
          </table:table-cell>
          <table:table-cell table:formula="of:=([.B370]-[.C370])^2" office:value-type="float" office:value="9.85577886150816" calcext:value-type="float">
            <text:p>9.85577886150816</text:p>
          </table:table-cell>
          <table:table-cell table:formula="of:=[.I369]" office:value-type="float" office:value="11.5753334258931" calcext:value-type="float">
            <text:p>11.5753334258931</text:p>
          </table:table-cell>
          <table:table-cell table:formula="of:=[.C370]-[.I370]" office:value-type="float" office:value="113.879058053599" calcext:value-type="float">
            <text:p>113.879058053599</text:p>
          </table:table-cell>
          <table:table-cell table:formula="of:=[.C370]+[.J370]" office:value-type="float" office:value="239.333449533091" calcext:value-type="float">
            <text:p>239.333449533091</text:p>
          </table:table-cell>
          <table:table-cell table:formula="of:=IF(AND([.B370]&gt;=[.J370];[.B370]&lt;=[.K3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9.254" calcext:value-type="float">
            <text:p>109.254</text:p>
          </table:table-cell>
          <table:table-cell office:value-type="float" office:value="119.177871704102" calcext:value-type="float">
            <text:p>119.177871704102</text:p>
          </table:table-cell>
          <table:table-cell office:value-type="float" office:value="4.54341554641724" calcext:value-type="float">
            <text:p>4.54341554641724</text:p>
          </table:table-cell>
          <table:table-cell office:value-type="float" office:value="114.634456157684" calcext:value-type="float">
            <text:p>114.634456157684</text:p>
          </table:table-cell>
          <table:table-cell office:value-type="float" office:value="123.721287250519" calcext:value-type="float">
            <text:p>123.721287250519</text:p>
          </table:table-cell>
          <table:table-cell table:formula="of:=IF(AND([.B371]&gt;=[.E371];[.B371]&lt;=[.F371]);0;1)" office:value-type="float" office:value="1" calcext:value-type="float">
            <text:p>1</text:p>
          </table:table-cell>
          <table:table-cell table:formula="of:=([.B371]-[.C371])^2" office:value-type="float" office:value="98.4832295994675" calcext:value-type="float">
            <text:p>98.4832295994675</text:p>
          </table:table-cell>
          <table:table-cell table:formula="of:=[.I370]" office:value-type="float" office:value="11.5753334258931" calcext:value-type="float">
            <text:p>11.5753334258931</text:p>
          </table:table-cell>
          <table:table-cell table:formula="of:=[.C371]-[.I371]" office:value-type="float" office:value="107.602538278208" calcext:value-type="float">
            <text:p>107.602538278208</text:p>
          </table:table-cell>
          <table:table-cell table:formula="of:=[.C371]+[.J371]" office:value-type="float" office:value="226.78040998231" calcext:value-type="float">
            <text:p>226.78040998231</text:p>
          </table:table-cell>
          <table:table-cell table:formula="of:=IF(AND([.B371]&gt;=[.J371];[.B371]&lt;=[.K3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6.536" calcext:value-type="float">
            <text:p>126.536</text:p>
          </table:table-cell>
          <table:table-cell office:value-type="float" office:value="121.48511505127" calcext:value-type="float">
            <text:p>121.48511505127</text:p>
          </table:table-cell>
          <table:table-cell office:value-type="float" office:value="5.49331331253052" calcext:value-type="float">
            <text:p>5.49331331253052</text:p>
          </table:table-cell>
          <table:table-cell office:value-type="float" office:value="115.991801738739" calcext:value-type="float">
            <text:p>115.991801738739</text:p>
          </table:table-cell>
          <table:table-cell office:value-type="float" office:value="126.9784283638" calcext:value-type="float">
            <text:p>126.9784283638</text:p>
          </table:table-cell>
          <table:table-cell table:formula="of:=IF(AND([.B372]&gt;=[.E372];[.B372]&lt;=[.F372]);0;1)" office:value-type="float" office:value="0" calcext:value-type="float">
            <text:p>0</text:p>
          </table:table-cell>
          <table:table-cell table:formula="of:=([.B372]-[.C372])^2" office:value-type="float" office:value="25.511438765312" calcext:value-type="float">
            <text:p>25.511438765312</text:p>
          </table:table-cell>
          <table:table-cell table:formula="of:=[.I371]" office:value-type="float" office:value="11.5753334258931" calcext:value-type="float">
            <text:p>11.5753334258931</text:p>
          </table:table-cell>
          <table:table-cell table:formula="of:=[.C372]-[.I372]" office:value-type="float" office:value="109.909781625376" calcext:value-type="float">
            <text:p>109.909781625376</text:p>
          </table:table-cell>
          <table:table-cell table:formula="of:=[.C372]+[.J372]" office:value-type="float" office:value="231.394896676646" calcext:value-type="float">
            <text:p>231.394896676646</text:p>
          </table:table-cell>
          <table:table-cell table:formula="of:=IF(AND([.B372]&gt;=[.J372];[.B372]&lt;=[.K3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0.777" calcext:value-type="float">
            <text:p>130.777</text:p>
          </table:table-cell>
          <table:table-cell office:value-type="float" office:value="124.546203613281" calcext:value-type="float">
            <text:p>124.546203613281</text:p>
          </table:table-cell>
          <table:table-cell office:value-type="float" office:value="4.57337808609009" calcext:value-type="float">
            <text:p>4.57337808609009</text:p>
          </table:table-cell>
          <table:table-cell office:value-type="float" office:value="119.972825527191" calcext:value-type="float">
            <text:p>119.972825527191</text:p>
          </table:table-cell>
          <table:table-cell office:value-type="float" office:value="129.119581699371" calcext:value-type="float">
            <text:p>129.119581699371</text:p>
          </table:table-cell>
          <table:table-cell table:formula="of:=IF(AND([.B373]&gt;=[.E373];[.B373]&lt;=[.F373]);0;1)" office:value-type="float" office:value="1" calcext:value-type="float">
            <text:p>1</text:p>
          </table:table-cell>
          <table:table-cell table:formula="of:=([.B373]-[.C373])^2" office:value-type="float" office:value="38.8228236127473" calcext:value-type="float">
            <text:p>38.8228236127473</text:p>
          </table:table-cell>
          <table:table-cell table:formula="of:=[.I372]" office:value-type="float" office:value="11.5753334258931" calcext:value-type="float">
            <text:p>11.5753334258931</text:p>
          </table:table-cell>
          <table:table-cell table:formula="of:=[.C373]-[.I373]" office:value-type="float" office:value="112.970870187388" calcext:value-type="float">
            <text:p>112.970870187388</text:p>
          </table:table-cell>
          <table:table-cell table:formula="of:=[.C373]+[.J373]" office:value-type="float" office:value="237.517073800669" calcext:value-type="float">
            <text:p>237.517073800669</text:p>
          </table:table-cell>
          <table:table-cell table:formula="of:=IF(AND([.B373]&gt;=[.J373];[.B373]&lt;=[.K3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2.184" calcext:value-type="float">
            <text:p>132.184</text:p>
          </table:table-cell>
          <table:table-cell office:value-type="float" office:value="116.996429443359" calcext:value-type="float">
            <text:p>116.996429443359</text:p>
          </table:table-cell>
          <table:table-cell office:value-type="float" office:value="6.46302556991577" calcext:value-type="float">
            <text:p>6.46302556991577</text:p>
          </table:table-cell>
          <table:table-cell office:value-type="float" office:value="110.533403873444" calcext:value-type="float">
            <text:p>110.533403873444</text:p>
          </table:table-cell>
          <table:table-cell office:value-type="float" office:value="123.459455013275" calcext:value-type="float">
            <text:p>123.459455013275</text:p>
          </table:table-cell>
          <table:table-cell table:formula="of:=IF(AND([.B374]&gt;=[.E374];[.B374]&lt;=[.F374]);0;1)" office:value-type="float" office:value="1" calcext:value-type="float">
            <text:p>1</text:p>
          </table:table-cell>
          <table:table-cell table:formula="of:=([.B374]-[.C374])^2" office:value-type="float" office:value="230.662299412937" calcext:value-type="float">
            <text:p>230.662299412937</text:p>
          </table:table-cell>
          <table:table-cell table:formula="of:=[.I373]" office:value-type="float" office:value="11.5753334258931" calcext:value-type="float">
            <text:p>11.5753334258931</text:p>
          </table:table-cell>
          <table:table-cell table:formula="of:=[.C374]-[.I374]" office:value-type="float" office:value="105.421096017466" calcext:value-type="float">
            <text:p>105.421096017466</text:p>
          </table:table-cell>
          <table:table-cell table:formula="of:=[.C374]+[.J374]" office:value-type="float" office:value="222.417525460826" calcext:value-type="float">
            <text:p>222.417525460826</text:p>
          </table:table-cell>
          <table:table-cell table:formula="of:=IF(AND([.B374]&gt;=[.J374];[.B374]&lt;=[.K3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9.19" calcext:value-type="float">
            <text:p>119.19</text:p>
          </table:table-cell>
          <table:table-cell office:value-type="float" office:value="122.447189331055" calcext:value-type="float">
            <text:p>122.447189331055</text:p>
          </table:table-cell>
          <table:table-cell office:value-type="float" office:value="5.05913162231445" calcext:value-type="float">
            <text:p>5.05913162231445</text:p>
          </table:table-cell>
          <table:table-cell office:value-type="float" office:value="117.38805770874" calcext:value-type="float">
            <text:p>117.38805770874</text:p>
          </table:table-cell>
          <table:table-cell office:value-type="float" office:value="127.506320953369" calcext:value-type="float">
            <text:p>127.506320953369</text:p>
          </table:table-cell>
          <table:table-cell table:formula="of:=IF(AND([.B375]&gt;=[.E375];[.B375]&lt;=[.F375]);0;1)" office:value-type="float" office:value="0" calcext:value-type="float">
            <text:p>0</text:p>
          </table:table-cell>
          <table:table-cell table:formula="of:=([.B375]-[.C375])^2" office:value-type="float" office:value="10.6092823383365" calcext:value-type="float">
            <text:p>10.6092823383365</text:p>
          </table:table-cell>
          <table:table-cell table:formula="of:=[.I374]" office:value-type="float" office:value="11.5753334258931" calcext:value-type="float">
            <text:p>11.5753334258931</text:p>
          </table:table-cell>
          <table:table-cell table:formula="of:=[.C375]-[.I375]" office:value-type="float" office:value="110.871855905162" calcext:value-type="float">
            <text:p>110.871855905162</text:p>
          </table:table-cell>
          <table:table-cell table:formula="of:=[.C375]+[.J375]" office:value-type="float" office:value="233.319045236216" calcext:value-type="float">
            <text:p>233.319045236216</text:p>
          </table:table-cell>
          <table:table-cell table:formula="of:=IF(AND([.B375]&gt;=[.J375];[.B375]&lt;=[.K3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7.864" calcext:value-type="float">
            <text:p>127.864</text:p>
          </table:table-cell>
          <table:table-cell office:value-type="float" office:value="120.064277648926" calcext:value-type="float">
            <text:p>120.064277648926</text:p>
          </table:table-cell>
          <table:table-cell office:value-type="float" office:value="5.03141355514526" calcext:value-type="float">
            <text:p>5.03141355514526</text:p>
          </table:table-cell>
          <table:table-cell office:value-type="float" office:value="115.032864093781" calcext:value-type="float">
            <text:p>115.032864093781</text:p>
          </table:table-cell>
          <table:table-cell office:value-type="float" office:value="125.095691204071" calcext:value-type="float">
            <text:p>125.095691204071</text:p>
          </table:table-cell>
          <table:table-cell table:formula="of:=IF(AND([.B376]&gt;=[.E376];[.B376]&lt;=[.F376]);0;1)" office:value-type="float" office:value="1" calcext:value-type="float">
            <text:p>1</text:p>
          </table:table-cell>
          <table:table-cell table:formula="of:=([.B376]-[.C376])^2" office:value-type="float" office:value="60.8356687538468" calcext:value-type="float">
            <text:p>60.8356687538468</text:p>
          </table:table-cell>
          <table:table-cell table:formula="of:=[.I375]" office:value-type="float" office:value="11.5753334258931" calcext:value-type="float">
            <text:p>11.5753334258931</text:p>
          </table:table-cell>
          <table:table-cell table:formula="of:=[.C376]-[.I376]" office:value-type="float" office:value="108.488944223033" calcext:value-type="float">
            <text:p>108.488944223033</text:p>
          </table:table-cell>
          <table:table-cell table:formula="of:=[.C376]+[.J376]" office:value-type="float" office:value="228.553221871958" calcext:value-type="float">
            <text:p>228.553221871958</text:p>
          </table:table-cell>
          <table:table-cell table:formula="of:=IF(AND([.B376]&gt;=[.J376];[.B376]&lt;=[.K3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1.238" calcext:value-type="float">
            <text:p>121.238</text:p>
          </table:table-cell>
          <table:table-cell office:value-type="float" office:value="116.869926452637" calcext:value-type="float">
            <text:p>116.869926452637</text:p>
          </table:table-cell>
          <table:table-cell office:value-type="float" office:value="6.43541860580444" calcext:value-type="float">
            <text:p>6.43541860580444</text:p>
          </table:table-cell>
          <table:table-cell office:value-type="float" office:value="110.434507846832" calcext:value-type="float">
            <text:p>110.434507846832</text:p>
          </table:table-cell>
          <table:table-cell office:value-type="float" office:value="123.305345058441" calcext:value-type="float">
            <text:p>123.305345058441</text:p>
          </table:table-cell>
          <table:table-cell table:formula="of:=IF(AND([.B377]&gt;=[.E377];[.B377]&lt;=[.F377]);0;1)" office:value-type="float" office:value="0" calcext:value-type="float">
            <text:p>0</text:p>
          </table:table-cell>
          <table:table-cell table:formula="of:=([.B377]-[.C377])^2" office:value-type="float" office:value="19.0800665151748" calcext:value-type="float">
            <text:p>19.0800665151748</text:p>
          </table:table-cell>
          <table:table-cell table:formula="of:=[.I376]" office:value-type="float" office:value="11.5753334258931" calcext:value-type="float">
            <text:p>11.5753334258931</text:p>
          </table:table-cell>
          <table:table-cell table:formula="of:=[.C377]-[.I377]" office:value-type="float" office:value="105.294593026744" calcext:value-type="float">
            <text:p>105.294593026744</text:p>
          </table:table-cell>
          <table:table-cell table:formula="of:=[.C377]+[.J377]" office:value-type="float" office:value="222.16451947938" calcext:value-type="float">
            <text:p>222.16451947938</text:p>
          </table:table-cell>
          <table:table-cell table:formula="of:=IF(AND([.B377]&gt;=[.J377];[.B377]&lt;=[.K3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9.619" calcext:value-type="float">
            <text:p>109.619</text:p>
          </table:table-cell>
          <table:table-cell office:value-type="float" office:value="116.854553222656" calcext:value-type="float">
            <text:p>116.854553222656</text:p>
          </table:table-cell>
          <table:table-cell office:value-type="float" office:value="5.56786727905273" calcext:value-type="float">
            <text:p>5.56786727905273</text:p>
          </table:table-cell>
          <table:table-cell office:value-type="float" office:value="111.286685943604" calcext:value-type="float">
            <text:p>111.286685943604</text:p>
          </table:table-cell>
          <table:table-cell office:value-type="float" office:value="122.422420501709" calcext:value-type="float">
            <text:p>122.422420501709</text:p>
          </table:table-cell>
          <table:table-cell table:formula="of:=IF(AND([.B378]&gt;=[.E378];[.B378]&lt;=[.F378]);0;1)" office:value-type="float" office:value="1" calcext:value-type="float">
            <text:p>1</text:p>
          </table:table-cell>
          <table:table-cell table:formula="of:=([.B378]-[.C378])^2" office:value-type="float" office:value="52.3532304378912" calcext:value-type="float">
            <text:p>52.3532304378912</text:p>
          </table:table-cell>
          <table:table-cell table:formula="of:=[.I377]" office:value-type="float" office:value="11.5753334258931" calcext:value-type="float">
            <text:p>11.5753334258931</text:p>
          </table:table-cell>
          <table:table-cell table:formula="of:=[.C378]-[.I378]" office:value-type="float" office:value="105.279219796763" calcext:value-type="float">
            <text:p>105.279219796763</text:p>
          </table:table-cell>
          <table:table-cell table:formula="of:=[.C378]+[.J378]" office:value-type="float" office:value="222.133773019419" calcext:value-type="float">
            <text:p>222.133773019419</text:p>
          </table:table-cell>
          <table:table-cell table:formula="of:=IF(AND([.B378]&gt;=[.J378];[.B378]&lt;=[.K3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7.809" calcext:value-type="float">
            <text:p>117.809</text:p>
          </table:table-cell>
          <table:table-cell office:value-type="float" office:value="123.722877502441" calcext:value-type="float">
            <text:p>123.722877502441</text:p>
          </table:table-cell>
          <table:table-cell office:value-type="float" office:value="4.74745416641235" calcext:value-type="float">
            <text:p>4.74745416641235</text:p>
          </table:table-cell>
          <table:table-cell office:value-type="float" office:value="118.975423336029" calcext:value-type="float">
            <text:p>118.975423336029</text:p>
          </table:table-cell>
          <table:table-cell office:value-type="float" office:value="128.470331668854" calcext:value-type="float">
            <text:p>128.470331668854</text:p>
          </table:table-cell>
          <table:table-cell table:formula="of:=IF(AND([.B379]&gt;=[.E379];[.B379]&lt;=[.F379]);0;1)" office:value-type="float" office:value="1" calcext:value-type="float">
            <text:p>1</text:p>
          </table:table-cell>
          <table:table-cell table:formula="of:=([.B379]-[.C379])^2" office:value-type="float" office:value="34.9739471138826" calcext:value-type="float">
            <text:p>34.9739471138826</text:p>
          </table:table-cell>
          <table:table-cell table:formula="of:=[.I378]" office:value-type="float" office:value="11.5753334258931" calcext:value-type="float">
            <text:p>11.5753334258931</text:p>
          </table:table-cell>
          <table:table-cell table:formula="of:=[.C379]-[.I379]" office:value-type="float" office:value="112.147544076548" calcext:value-type="float">
            <text:p>112.147544076548</text:p>
          </table:table-cell>
          <table:table-cell table:formula="of:=[.C379]+[.J379]" office:value-type="float" office:value="235.87042157899" calcext:value-type="float">
            <text:p>235.87042157899</text:p>
          </table:table-cell>
          <table:table-cell table:formula="of:=IF(AND([.B379]&gt;=[.J379];[.B379]&lt;=[.K3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0.364" calcext:value-type="float">
            <text:p>110.364</text:p>
          </table:table-cell>
          <table:table-cell office:value-type="float" office:value="116.425880432129" calcext:value-type="float">
            <text:p>116.425880432129</text:p>
          </table:table-cell>
          <table:table-cell office:value-type="float" office:value="6.76491689682007" calcext:value-type="float">
            <text:p>6.76491689682007</text:p>
          </table:table-cell>
          <table:table-cell office:value-type="float" office:value="109.660963535309" calcext:value-type="float">
            <text:p>109.660963535309</text:p>
          </table:table-cell>
          <table:table-cell office:value-type="float" office:value="123.190797328949" calcext:value-type="float">
            <text:p>123.190797328949</text:p>
          </table:table-cell>
          <table:table-cell table:formula="of:=IF(AND([.B380]&gt;=[.E380];[.B380]&lt;=[.F380]);0;1)" office:value-type="float" office:value="0" calcext:value-type="float">
            <text:p>0</text:p>
          </table:table-cell>
          <table:table-cell table:formula="of:=([.B380]-[.C380])^2" office:value-type="float" office:value="36.7463943734273" calcext:value-type="float">
            <text:p>36.7463943734273</text:p>
          </table:table-cell>
          <table:table-cell table:formula="of:=[.I379]" office:value-type="float" office:value="11.5753334258931" calcext:value-type="float">
            <text:p>11.5753334258931</text:p>
          </table:table-cell>
          <table:table-cell table:formula="of:=[.C380]-[.I380]" office:value-type="float" office:value="104.850547006236" calcext:value-type="float">
            <text:p>104.850547006236</text:p>
          </table:table-cell>
          <table:table-cell table:formula="of:=[.C380]+[.J380]" office:value-type="float" office:value="221.276427438365" calcext:value-type="float">
            <text:p>221.276427438365</text:p>
          </table:table-cell>
          <table:table-cell table:formula="of:=IF(AND([.B380]&gt;=[.J380];[.B380]&lt;=[.K3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2.797" calcext:value-type="float">
            <text:p>122.797</text:p>
          </table:table-cell>
          <table:table-cell office:value-type="float" office:value="126.769706726074" calcext:value-type="float">
            <text:p>126.769706726074</text:p>
          </table:table-cell>
          <table:table-cell office:value-type="float" office:value="4.51420640945435" calcext:value-type="float">
            <text:p>4.51420640945435</text:p>
          </table:table-cell>
          <table:table-cell office:value-type="float" office:value="122.25550031662" calcext:value-type="float">
            <text:p>122.25550031662</text:p>
          </table:table-cell>
          <table:table-cell office:value-type="float" office:value="131.283913135529" calcext:value-type="float">
            <text:p>131.283913135529</text:p>
          </table:table-cell>
          <table:table-cell table:formula="of:=IF(AND([.B381]&gt;=[.E381];[.B381]&lt;=[.F381]);0;1)" office:value-type="float" office:value="0" calcext:value-type="float">
            <text:p>0</text:p>
          </table:table-cell>
          <table:table-cell table:formula="of:=([.B381]-[.C381])^2" office:value-type="float" office:value="15.7823987313954" calcext:value-type="float">
            <text:p>15.7823987313954</text:p>
          </table:table-cell>
          <table:table-cell table:formula="of:=[.I380]" office:value-type="float" office:value="11.5753334258931" calcext:value-type="float">
            <text:p>11.5753334258931</text:p>
          </table:table-cell>
          <table:table-cell table:formula="of:=[.C381]-[.I381]" office:value-type="float" office:value="115.194373300181" calcext:value-type="float">
            <text:p>115.194373300181</text:p>
          </table:table-cell>
          <table:table-cell table:formula="of:=[.C381]+[.J381]" office:value-type="float" office:value="241.964080026255" calcext:value-type="float">
            <text:p>241.964080026255</text:p>
          </table:table-cell>
          <table:table-cell table:formula="of:=IF(AND([.B381]&gt;=[.J381];[.B381]&lt;=[.K3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2.816" calcext:value-type="float">
            <text:p>122.816</text:p>
          </table:table-cell>
          <table:table-cell office:value-type="float" office:value="122.879920959473" calcext:value-type="float">
            <text:p>122.879920959473</text:p>
          </table:table-cell>
          <table:table-cell office:value-type="float" office:value="4.89327192306519" calcext:value-type="float">
            <text:p>4.89327192306519</text:p>
          </table:table-cell>
          <table:table-cell office:value-type="float" office:value="117.986649036407" calcext:value-type="float">
            <text:p>117.986649036407</text:p>
          </table:table-cell>
          <table:table-cell office:value-type="float" office:value="127.773192882538" calcext:value-type="float">
            <text:p>127.773192882538</text:p>
          </table:table-cell>
          <table:table-cell table:formula="of:=IF(AND([.B382]&gt;=[.E382];[.B382]&lt;=[.F382]);0;1)" office:value-type="float" office:value="0" calcext:value-type="float">
            <text:p>0</text:p>
          </table:table-cell>
          <table:table-cell table:formula="of:=([.B382]-[.C382])^2" office:value-type="float" office:value="0.00408588905990464" calcext:value-type="float">
            <text:p>0.00408588905990464</text:p>
          </table:table-cell>
          <table:table-cell table:formula="of:=[.I381]" office:value-type="float" office:value="11.5753334258931" calcext:value-type="float">
            <text:p>11.5753334258931</text:p>
          </table:table-cell>
          <table:table-cell table:formula="of:=[.C382]-[.I382]" office:value-type="float" office:value="111.30458753358" calcext:value-type="float">
            <text:p>111.30458753358</text:p>
          </table:table-cell>
          <table:table-cell table:formula="of:=[.C382]+[.J382]" office:value-type="float" office:value="234.184508493052" calcext:value-type="float">
            <text:p>234.184508493052</text:p>
          </table:table-cell>
          <table:table-cell table:formula="of:=IF(AND([.B382]&gt;=[.J382];[.B382]&lt;=[.K3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3.48" calcext:value-type="float">
            <text:p>133.48</text:p>
          </table:table-cell>
          <table:table-cell office:value-type="float" office:value="129.265701293945" calcext:value-type="float">
            <text:p>129.265701293945</text:p>
          </table:table-cell>
          <table:table-cell office:value-type="float" office:value="4.77240037918091" calcext:value-type="float">
            <text:p>4.77240037918091</text:p>
          </table:table-cell>
          <table:table-cell office:value-type="float" office:value="124.493300914764" calcext:value-type="float">
            <text:p>124.493300914764</text:p>
          </table:table-cell>
          <table:table-cell office:value-type="float" office:value="134.038101673126" calcext:value-type="float">
            <text:p>134.038101673126</text:p>
          </table:table-cell>
          <table:table-cell table:formula="of:=IF(AND([.B383]&gt;=[.E383];[.B383]&lt;=[.F383]);0;1)" office:value-type="float" office:value="0" calcext:value-type="float">
            <text:p>0</text:p>
          </table:table-cell>
          <table:table-cell table:formula="of:=([.B383]-[.C383])^2" office:value-type="float" office:value="17.7603135838541" calcext:value-type="float">
            <text:p>17.7603135838541</text:p>
          </table:table-cell>
          <table:table-cell table:formula="of:=[.I382]" office:value-type="float" office:value="11.5753334258931" calcext:value-type="float">
            <text:p>11.5753334258931</text:p>
          </table:table-cell>
          <table:table-cell table:formula="of:=[.C383]-[.I383]" office:value-type="float" office:value="117.690367868052" calcext:value-type="float">
            <text:p>117.690367868052</text:p>
          </table:table-cell>
          <table:table-cell table:formula="of:=[.C383]+[.J383]" office:value-type="float" office:value="246.956069161997" calcext:value-type="float">
            <text:p>246.956069161997</text:p>
          </table:table-cell>
          <table:table-cell table:formula="of:=IF(AND([.B383]&gt;=[.J383];[.B383]&lt;=[.K3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7.724" calcext:value-type="float">
            <text:p>117.724</text:p>
          </table:table-cell>
          <table:table-cell office:value-type="float" office:value="121.086906433105" calcext:value-type="float">
            <text:p>121.086906433105</text:p>
          </table:table-cell>
          <table:table-cell office:value-type="float" office:value="5.70960187911987" calcext:value-type="float">
            <text:p>5.70960187911987</text:p>
          </table:table-cell>
          <table:table-cell office:value-type="float" office:value="115.377304553986" calcext:value-type="float">
            <text:p>115.377304553986</text:p>
          </table:table-cell>
          <table:table-cell office:value-type="float" office:value="126.796508312225" calcext:value-type="float">
            <text:p>126.796508312225</text:p>
          </table:table-cell>
          <table:table-cell table:formula="of:=IF(AND([.B384]&gt;=[.E384];[.B384]&lt;=[.F384]);0;1)" office:value-type="float" office:value="0" calcext:value-type="float">
            <text:p>0</text:p>
          </table:table-cell>
          <table:table-cell table:formula="of:=([.B384]-[.C384])^2" office:value-type="float" office:value="11.3091396778221" calcext:value-type="float">
            <text:p>11.3091396778221</text:p>
          </table:table-cell>
          <table:table-cell table:formula="of:=[.I383]" office:value-type="float" office:value="11.5753334258931" calcext:value-type="float">
            <text:p>11.5753334258931</text:p>
          </table:table-cell>
          <table:table-cell table:formula="of:=[.C384]-[.I384]" office:value-type="float" office:value="109.511573007212" calcext:value-type="float">
            <text:p>109.511573007212</text:p>
          </table:table-cell>
          <table:table-cell table:formula="of:=[.C384]+[.J384]" office:value-type="float" office:value="230.598479440318" calcext:value-type="float">
            <text:p>230.598479440318</text:p>
          </table:table-cell>
          <table:table-cell table:formula="of:=IF(AND([.B384]&gt;=[.J384];[.B384]&lt;=[.K3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128.648345947266" calcext:value-type="float">
            <text:p>128.648345947266</text:p>
          </table:table-cell>
          <table:table-cell office:value-type="float" office:value="4.86411142349243" calcext:value-type="float">
            <text:p>4.86411142349243</text:p>
          </table:table-cell>
          <table:table-cell office:value-type="float" office:value="123.784234523773" calcext:value-type="float">
            <text:p>123.784234523773</text:p>
          </table:table-cell>
          <table:table-cell office:value-type="float" office:value="133.512457370758" calcext:value-type="float">
            <text:p>133.512457370758</text:p>
          </table:table-cell>
          <table:table-cell table:formula="of:=IF(AND([.B385]&gt;=[.E385];[.B385]&lt;=[.F385]);0;1)" office:value-type="float" office:value="0" calcext:value-type="float">
            <text:p>0</text:p>
          </table:table-cell>
          <table:table-cell table:formula="of:=([.B385]-[.C385])^2" office:value-type="float" office:value="0.0035586060076354" calcext:value-type="float">
            <text:p>0.0035586060076354</text:p>
          </table:table-cell>
          <table:table-cell table:formula="of:=[.I384]" office:value-type="float" office:value="11.5753334258931" calcext:value-type="float">
            <text:p>11.5753334258931</text:p>
          </table:table-cell>
          <table:table-cell table:formula="of:=[.C385]-[.I385]" office:value-type="float" office:value="117.073012521373" calcext:value-type="float">
            <text:p>117.073012521373</text:p>
          </table:table-cell>
          <table:table-cell table:formula="of:=[.C385]+[.J385]" office:value-type="float" office:value="245.721358468638" calcext:value-type="float">
            <text:p>245.721358468638</text:p>
          </table:table-cell>
          <table:table-cell table:formula="of:=IF(AND([.B385]&gt;=[.J385];[.B385]&lt;=[.K3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1.315" calcext:value-type="float">
            <text:p>121.315</text:p>
          </table:table-cell>
          <table:table-cell office:value-type="float" office:value="125.042304992676" calcext:value-type="float">
            <text:p>125.042304992676</text:p>
          </table:table-cell>
          <table:table-cell office:value-type="float" office:value="4.23599481582642" calcext:value-type="float">
            <text:p>4.23599481582642</text:p>
          </table:table-cell>
          <table:table-cell office:value-type="float" office:value="120.806310176849" calcext:value-type="float">
            <text:p>120.806310176849</text:p>
          </table:table-cell>
          <table:table-cell office:value-type="float" office:value="129.278299808502" calcext:value-type="float">
            <text:p>129.278299808502</text:p>
          </table:table-cell>
          <table:table-cell table:formula="of:=IF(AND([.B386]&gt;=[.E386];[.B386]&lt;=[.F386]);0;1)" office:value-type="float" office:value="0" calcext:value-type="float">
            <text:p>0</text:p>
          </table:table-cell>
          <table:table-cell table:formula="of:=([.B386]-[.C386])^2" office:value-type="float" office:value="13.8928025084258" calcext:value-type="float">
            <text:p>13.8928025084258</text:p>
          </table:table-cell>
          <table:table-cell table:formula="of:=[.I385]" office:value-type="float" office:value="11.5753334258931" calcext:value-type="float">
            <text:p>11.5753334258931</text:p>
          </table:table-cell>
          <table:table-cell table:formula="of:=[.C386]-[.I386]" office:value-type="float" office:value="113.466971566783" calcext:value-type="float">
            <text:p>113.466971566783</text:p>
          </table:table-cell>
          <table:table-cell table:formula="of:=[.C386]+[.J386]" office:value-type="float" office:value="238.509276559458" calcext:value-type="float">
            <text:p>238.509276559458</text:p>
          </table:table-cell>
          <table:table-cell table:formula="of:=IF(AND([.B386]&gt;=[.J386];[.B386]&lt;=[.K3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5.329" calcext:value-type="float">
            <text:p>135.329</text:p>
          </table:table-cell>
          <table:table-cell office:value-type="float" office:value="136.25862121582" calcext:value-type="float">
            <text:p>136.25862121582</text:p>
          </table:table-cell>
          <table:table-cell office:value-type="float" office:value="8.59786701202393" calcext:value-type="float">
            <text:p>8.59786701202393</text:p>
          </table:table-cell>
          <table:table-cell office:value-type="float" office:value="127.660754203796" calcext:value-type="float">
            <text:p>127.660754203796</text:p>
          </table:table-cell>
          <table:table-cell office:value-type="float" office:value="144.856488227844" calcext:value-type="float">
            <text:p>144.856488227844</text:p>
          </table:table-cell>
          <table:table-cell table:formula="of:=IF(AND([.B387]&gt;=[.E387];[.B387]&lt;=[.F387]);0;1)" office:value-type="float" office:value="0" calcext:value-type="float">
            <text:p>0</text:p>
          </table:table-cell>
          <table:table-cell table:formula="of:=([.B387]-[.C387])^2" office:value-type="float" office:value="0.864195604903222" calcext:value-type="float">
            <text:p>0.864195604903222</text:p>
          </table:table-cell>
          <table:table-cell table:formula="of:=[.I386]" office:value-type="float" office:value="11.5753334258931" calcext:value-type="float">
            <text:p>11.5753334258931</text:p>
          </table:table-cell>
          <table:table-cell table:formula="of:=[.C387]-[.I387]" office:value-type="float" office:value="124.683287789927" calcext:value-type="float">
            <text:p>124.683287789927</text:p>
          </table:table-cell>
          <table:table-cell table:formula="of:=[.C387]+[.J387]" office:value-type="float" office:value="260.941909005748" calcext:value-type="float">
            <text:p>260.941909005748</text:p>
          </table:table-cell>
          <table:table-cell table:formula="of:=IF(AND([.B387]&gt;=[.J387];[.B387]&lt;=[.K3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1.234" calcext:value-type="float">
            <text:p>121.234</text:p>
          </table:table-cell>
          <table:table-cell office:value-type="float" office:value="117.639686584473" calcext:value-type="float">
            <text:p>117.639686584473</text:p>
          </table:table-cell>
          <table:table-cell office:value-type="float" office:value="5.79880142211914" calcext:value-type="float">
            <text:p>5.79880142211914</text:p>
          </table:table-cell>
          <table:table-cell office:value-type="float" office:value="111.840885162354" calcext:value-type="float">
            <text:p>111.840885162354</text:p>
          </table:table-cell>
          <table:table-cell office:value-type="float" office:value="123.438488006592" calcext:value-type="float">
            <text:p>123.438488006592</text:p>
          </table:table-cell>
          <table:table-cell table:formula="of:=IF(AND([.B388]&gt;=[.E388];[.B388]&lt;=[.F388]);0;1)" office:value-type="float" office:value="0" calcext:value-type="float">
            <text:p>0</text:p>
          </table:table-cell>
          <table:table-cell table:formula="of:=([.B388]-[.C388])^2" office:value-type="float" office:value="12.9190889290398" calcext:value-type="float">
            <text:p>12.9190889290398</text:p>
          </table:table-cell>
          <table:table-cell table:formula="of:=[.I387]" office:value-type="float" office:value="11.5753334258931" calcext:value-type="float">
            <text:p>11.5753334258931</text:p>
          </table:table-cell>
          <table:table-cell table:formula="of:=[.C388]-[.I388]" office:value-type="float" office:value="106.06435315858" calcext:value-type="float">
            <text:p>106.06435315858</text:p>
          </table:table-cell>
          <table:table-cell table:formula="of:=[.C388]+[.J388]" office:value-type="float" office:value="223.704039743052" calcext:value-type="float">
            <text:p>223.704039743052</text:p>
          </table:table-cell>
          <table:table-cell table:formula="of:=IF(AND([.B388]&gt;=[.J388];[.B388]&lt;=[.K3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5.992" calcext:value-type="float">
            <text:p>125.992</text:p>
          </table:table-cell>
          <table:table-cell office:value-type="float" office:value="128.819686889648" calcext:value-type="float">
            <text:p>128.819686889648</text:p>
          </table:table-cell>
          <table:table-cell office:value-type="float" office:value="5.2880539894104" calcext:value-type="float">
            <text:p>5.2880539894104</text:p>
          </table:table-cell>
          <table:table-cell office:value-type="float" office:value="123.531632900238" calcext:value-type="float">
            <text:p>123.531632900238</text:p>
          </table:table-cell>
          <table:table-cell office:value-type="float" office:value="134.107740879059" calcext:value-type="float">
            <text:p>134.107740879059</text:p>
          </table:table-cell>
          <table:table-cell table:formula="of:=IF(AND([.B389]&gt;=[.E389];[.B389]&lt;=[.F389]);0;1)" office:value-type="float" office:value="0" calcext:value-type="float">
            <text:p>0</text:p>
          </table:table-cell>
          <table:table-cell table:formula="of:=([.B389]-[.C389])^2" office:value-type="float" office:value="7.99581314588963" calcext:value-type="float">
            <text:p>7.99581314588963</text:p>
          </table:table-cell>
          <table:table-cell table:formula="of:=[.I388]" office:value-type="float" office:value="11.5753334258931" calcext:value-type="float">
            <text:p>11.5753334258931</text:p>
          </table:table-cell>
          <table:table-cell table:formula="of:=[.C389]-[.I389]" office:value-type="float" office:value="117.244353463755" calcext:value-type="float">
            <text:p>117.244353463755</text:p>
          </table:table-cell>
          <table:table-cell table:formula="of:=[.C389]+[.J389]" office:value-type="float" office:value="246.064040353404" calcext:value-type="float">
            <text:p>246.064040353404</text:p>
          </table:table-cell>
          <table:table-cell table:formula="of:=IF(AND([.B389]&gt;=[.J389];[.B389]&lt;=[.K3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7.815" calcext:value-type="float">
            <text:p>127.815</text:p>
          </table:table-cell>
          <table:table-cell office:value-type="float" office:value="128.223983764648" calcext:value-type="float">
            <text:p>128.223983764648</text:p>
          </table:table-cell>
          <table:table-cell office:value-type="float" office:value="4.88203001022339" calcext:value-type="float">
            <text:p>4.88203001022339</text:p>
          </table:table-cell>
          <table:table-cell office:value-type="float" office:value="123.341953754425" calcext:value-type="float">
            <text:p>123.341953754425</text:p>
          </table:table-cell>
          <table:table-cell office:value-type="float" office:value="133.106013774872" calcext:value-type="float">
            <text:p>133.106013774872</text:p>
          </table:table-cell>
          <table:table-cell table:formula="of:=IF(AND([.B390]&gt;=[.E390];[.B390]&lt;=[.F390]);0;1)" office:value-type="float" office:value="0" calcext:value-type="float">
            <text:p>0</text:p>
          </table:table-cell>
          <table:table-cell table:formula="of:=([.B390]-[.C390])^2" office:value-type="float" office:value="0.16726771974601" calcext:value-type="float">
            <text:p>0.16726771974601</text:p>
          </table:table-cell>
          <table:table-cell table:formula="of:=[.I389]" office:value-type="float" office:value="11.5753334258931" calcext:value-type="float">
            <text:p>11.5753334258931</text:p>
          </table:table-cell>
          <table:table-cell table:formula="of:=[.C390]-[.I390]" office:value-type="float" office:value="116.648650338755" calcext:value-type="float">
            <text:p>116.648650338755</text:p>
          </table:table-cell>
          <table:table-cell table:formula="of:=[.C390]+[.J390]" office:value-type="float" office:value="244.872634103404" calcext:value-type="float">
            <text:p>244.872634103404</text:p>
          </table:table-cell>
          <table:table-cell table:formula="of:=IF(AND([.B390]&gt;=[.J390];[.B390]&lt;=[.K3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7.309" calcext:value-type="float">
            <text:p>117.309</text:p>
          </table:table-cell>
          <table:table-cell office:value-type="float" office:value="121.400520324707" calcext:value-type="float">
            <text:p>121.400520324707</text:p>
          </table:table-cell>
          <table:table-cell office:value-type="float" office:value="4.28021240234375" calcext:value-type="float">
            <text:p>4.28021240234375</text:p>
          </table:table-cell>
          <table:table-cell office:value-type="float" office:value="117.120307922363" calcext:value-type="float">
            <text:p>117.120307922363</text:p>
          </table:table-cell>
          <table:table-cell office:value-type="float" office:value="125.680732727051" calcext:value-type="float">
            <text:p>125.680732727051</text:p>
          </table:table-cell>
          <table:table-cell table:formula="of:=IF(AND([.B391]&gt;=[.E391];[.B391]&lt;=[.F391]);0;1)" office:value-type="float" office:value="0" calcext:value-type="float">
            <text:p>0</text:p>
          </table:table-cell>
          <table:table-cell table:formula="of:=([.B391]-[.C391])^2" office:value-type="float" office:value="16.7405385674908" calcext:value-type="float">
            <text:p>16.7405385674908</text:p>
          </table:table-cell>
          <table:table-cell table:formula="of:=[.I390]" office:value-type="float" office:value="11.5753334258931" calcext:value-type="float">
            <text:p>11.5753334258931</text:p>
          </table:table-cell>
          <table:table-cell table:formula="of:=[.C391]-[.I391]" office:value-type="float" office:value="109.825186898814" calcext:value-type="float">
            <text:p>109.825186898814</text:p>
          </table:table-cell>
          <table:table-cell table:formula="of:=[.C391]+[.J391]" office:value-type="float" office:value="231.225707223521" calcext:value-type="float">
            <text:p>231.225707223521</text:p>
          </table:table-cell>
          <table:table-cell table:formula="of:=IF(AND([.B391]&gt;=[.J391];[.B391]&lt;=[.K3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5.376" calcext:value-type="float">
            <text:p>125.376</text:p>
          </table:table-cell>
          <table:table-cell office:value-type="float" office:value="116.987045288086" calcext:value-type="float">
            <text:p>116.987045288086</text:p>
          </table:table-cell>
          <table:table-cell office:value-type="float" office:value="7.18070793151856" calcext:value-type="float">
            <text:p>7.18070793151856</text:p>
          </table:table-cell>
          <table:table-cell office:value-type="float" office:value="109.806337356567" calcext:value-type="float">
            <text:p>109.806337356567</text:p>
          </table:table-cell>
          <table:table-cell office:value-type="float" office:value="124.167753219605" calcext:value-type="float">
            <text:p>124.167753219605</text:p>
          </table:table-cell>
          <table:table-cell table:formula="of:=IF(AND([.B392]&gt;=[.E392];[.B392]&lt;=[.F392]);0;1)" office:value-type="float" office:value="1" calcext:value-type="float">
            <text:p>1</text:p>
          </table:table-cell>
          <table:table-cell table:formula="of:=([.B392]-[.C392])^2" office:value-type="float" office:value="70.3745611585452" calcext:value-type="float">
            <text:p>70.3745611585452</text:p>
          </table:table-cell>
          <table:table-cell table:formula="of:=[.I391]" office:value-type="float" office:value="11.5753334258931" calcext:value-type="float">
            <text:p>11.5753334258931</text:p>
          </table:table-cell>
          <table:table-cell table:formula="of:=[.C392]-[.I392]" office:value-type="float" office:value="105.411711862193" calcext:value-type="float">
            <text:p>105.411711862193</text:p>
          </table:table-cell>
          <table:table-cell table:formula="of:=[.C392]+[.J392]" office:value-type="float" office:value="222.398757150279" calcext:value-type="float">
            <text:p>222.398757150279</text:p>
          </table:table-cell>
          <table:table-cell table:formula="of:=IF(AND([.B392]&gt;=[.J392];[.B392]&lt;=[.K3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6.677" calcext:value-type="float">
            <text:p>116.677</text:p>
          </table:table-cell>
          <table:table-cell office:value-type="float" office:value="117.927940368652" calcext:value-type="float">
            <text:p>117.927940368652</text:p>
          </table:table-cell>
          <table:table-cell office:value-type="float" office:value="5.19562768936157" calcext:value-type="float">
            <text:p>5.19562768936157</text:p>
          </table:table-cell>
          <table:table-cell office:value-type="float" office:value="112.732312679291" calcext:value-type="float">
            <text:p>112.732312679291</text:p>
          </table:table-cell>
          <table:table-cell office:value-type="float" office:value="123.123568058014" calcext:value-type="float">
            <text:p>123.123568058014</text:p>
          </table:table-cell>
          <table:table-cell table:formula="of:=IF(AND([.B393]&gt;=[.E393];[.B393]&lt;=[.F393]);0;1)" office:value-type="float" office:value="0" calcext:value-type="float">
            <text:p>0</text:p>
          </table:table-cell>
          <table:table-cell table:formula="of:=([.B393]-[.C393])^2" office:value-type="float" office:value="1.56485180592404" calcext:value-type="float">
            <text:p>1.56485180592404</text:p>
          </table:table-cell>
          <table:table-cell table:formula="of:=[.I392]" office:value-type="float" office:value="11.5753334258931" calcext:value-type="float">
            <text:p>11.5753334258931</text:p>
          </table:table-cell>
          <table:table-cell table:formula="of:=[.C393]-[.I393]" office:value-type="float" office:value="106.352606942759" calcext:value-type="float">
            <text:p>106.352606942759</text:p>
          </table:table-cell>
          <table:table-cell table:formula="of:=[.C393]+[.J393]" office:value-type="float" office:value="224.280547311412" calcext:value-type="float">
            <text:p>224.280547311412</text:p>
          </table:table-cell>
          <table:table-cell table:formula="of:=IF(AND([.B393]&gt;=[.J393];[.B393]&lt;=[.K3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3.775" calcext:value-type="float">
            <text:p>113.775</text:p>
          </table:table-cell>
          <table:table-cell office:value-type="float" office:value="119.045715332031" calcext:value-type="float">
            <text:p>119.045715332031</text:p>
          </table:table-cell>
          <table:table-cell office:value-type="float" office:value="4.75306177139282" calcext:value-type="float">
            <text:p>4.75306177139282</text:p>
          </table:table-cell>
          <table:table-cell office:value-type="float" office:value="114.292653560638" calcext:value-type="float">
            <text:p>114.292653560638</text:p>
          </table:table-cell>
          <table:table-cell office:value-type="float" office:value="123.798777103424" calcext:value-type="float">
            <text:p>123.798777103424</text:p>
          </table:table-cell>
          <table:table-cell table:formula="of:=IF(AND([.B394]&gt;=[.E394];[.B394]&lt;=[.F394]);0;1)" office:value-type="float" office:value="1" calcext:value-type="float">
            <text:p>1</text:p>
          </table:table-cell>
          <table:table-cell table:formula="of:=([.B394]-[.C394])^2" office:value-type="float" office:value="27.7804401113092" calcext:value-type="float">
            <text:p>27.7804401113092</text:p>
          </table:table-cell>
          <table:table-cell table:formula="of:=[.I393]" office:value-type="float" office:value="11.5753334258931" calcext:value-type="float">
            <text:p>11.5753334258931</text:p>
          </table:table-cell>
          <table:table-cell table:formula="of:=[.C394]-[.I394]" office:value-type="float" office:value="107.470381906138" calcext:value-type="float">
            <text:p>107.470381906138</text:p>
          </table:table-cell>
          <table:table-cell table:formula="of:=[.C394]+[.J394]" office:value-type="float" office:value="226.516097238169" calcext:value-type="float">
            <text:p>226.516097238169</text:p>
          </table:table-cell>
          <table:table-cell table:formula="of:=IF(AND([.B394]&gt;=[.J394];[.B394]&lt;=[.K3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2.527" calcext:value-type="float">
            <text:p>122.527</text:p>
          </table:table-cell>
          <table:table-cell office:value-type="float" office:value="118.453674316406" calcext:value-type="float">
            <text:p>118.453674316406</text:p>
          </table:table-cell>
          <table:table-cell office:value-type="float" office:value="5.795485496521" calcext:value-type="float">
            <text:p>5.795485496521</text:p>
          </table:table-cell>
          <table:table-cell office:value-type="float" office:value="112.658188819885" calcext:value-type="float">
            <text:p>112.658188819885</text:p>
          </table:table-cell>
          <table:table-cell office:value-type="float" office:value="124.249159812927" calcext:value-type="float">
            <text:p>124.249159812927</text:p>
          </table:table-cell>
          <table:table-cell table:formula="of:=IF(AND([.B395]&gt;=[.E395];[.B395]&lt;=[.F395]);0;1)" office:value-type="float" office:value="0" calcext:value-type="float">
            <text:p>0</text:p>
          </table:table-cell>
          <table:table-cell table:formula="of:=([.B395]-[.C395])^2" office:value-type="float" office:value="16.5919821246245" calcext:value-type="float">
            <text:p>16.5919821246245</text:p>
          </table:table-cell>
          <table:table-cell table:formula="of:=[.I394]" office:value-type="float" office:value="11.5753334258931" calcext:value-type="float">
            <text:p>11.5753334258931</text:p>
          </table:table-cell>
          <table:table-cell table:formula="of:=[.C395]-[.I395]" office:value-type="float" office:value="106.878340890513" calcext:value-type="float">
            <text:p>106.878340890513</text:p>
          </table:table-cell>
          <table:table-cell table:formula="of:=[.C395]+[.J395]" office:value-type="float" office:value="225.332015206919" calcext:value-type="float">
            <text:p>225.332015206919</text:p>
          </table:table-cell>
          <table:table-cell table:formula="of:=IF(AND([.B395]&gt;=[.J395];[.B395]&lt;=[.K3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3.227" calcext:value-type="float">
            <text:p>123.227</text:p>
          </table:table-cell>
          <table:table-cell office:value-type="float" office:value="125.68042755127" calcext:value-type="float">
            <text:p>125.68042755127</text:p>
          </table:table-cell>
          <table:table-cell office:value-type="float" office:value="4.60171461105347" calcext:value-type="float">
            <text:p>4.60171461105347</text:p>
          </table:table-cell>
          <table:table-cell office:value-type="float" office:value="121.078712940216" calcext:value-type="float">
            <text:p>121.078712940216</text:p>
          </table:table-cell>
          <table:table-cell office:value-type="float" office:value="130.282142162323" calcext:value-type="float">
            <text:p>130.282142162323</text:p>
          </table:table-cell>
          <table:table-cell table:formula="of:=IF(AND([.B396]&gt;=[.E396];[.B396]&lt;=[.F396]);0;1)" office:value-type="float" office:value="0" calcext:value-type="float">
            <text:p>0</text:p>
          </table:table-cell>
          <table:table-cell table:formula="of:=([.B396]-[.C396])^2" office:value-type="float" office:value="6.01930674932839" calcext:value-type="float">
            <text:p>6.01930674932839</text:p>
          </table:table-cell>
          <table:table-cell table:formula="of:=[.I395]" office:value-type="float" office:value="11.5753334258931" calcext:value-type="float">
            <text:p>11.5753334258931</text:p>
          </table:table-cell>
          <table:table-cell table:formula="of:=[.C396]-[.I396]" office:value-type="float" office:value="114.105094125376" calcext:value-type="float">
            <text:p>114.105094125376</text:p>
          </table:table-cell>
          <table:table-cell table:formula="of:=[.C396]+[.J396]" office:value-type="float" office:value="239.785521676646" calcext:value-type="float">
            <text:p>239.785521676646</text:p>
          </table:table-cell>
          <table:table-cell table:formula="of:=IF(AND([.B396]&gt;=[.J396];[.B396]&lt;=[.K3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8.831" calcext:value-type="float">
            <text:p>128.831</text:p>
          </table:table-cell>
          <table:table-cell office:value-type="float" office:value="129.201416015625" calcext:value-type="float">
            <text:p>129.201416015625</text:p>
          </table:table-cell>
          <table:table-cell office:value-type="float" office:value="4.55357885360718" calcext:value-type="float">
            <text:p>4.55357885360718</text:p>
          </table:table-cell>
          <table:table-cell office:value-type="float" office:value="124.647837162018" calcext:value-type="float">
            <text:p>124.647837162018</text:p>
          </table:table-cell>
          <table:table-cell office:value-type="float" office:value="133.754994869232" calcext:value-type="float">
            <text:p>133.754994869232</text:p>
          </table:table-cell>
          <table:table-cell table:formula="of:=IF(AND([.B397]&gt;=[.E397];[.B397]&lt;=[.F397]);0;1)" office:value-type="float" office:value="0" calcext:value-type="float">
            <text:p>0</text:p>
          </table:table-cell>
          <table:table-cell table:formula="of:=([.B397]-[.C397])^2" office:value-type="float" office:value="0.137208024631509" calcext:value-type="float">
            <text:p>0.137208024631509</text:p>
          </table:table-cell>
          <table:table-cell table:formula="of:=[.I396]" office:value-type="float" office:value="11.5753334258931" calcext:value-type="float">
            <text:p>11.5753334258931</text:p>
          </table:table-cell>
          <table:table-cell table:formula="of:=[.C397]-[.I397]" office:value-type="float" office:value="117.626082589732" calcext:value-type="float">
            <text:p>117.626082589732</text:p>
          </table:table-cell>
          <table:table-cell table:formula="of:=[.C397]+[.J397]" office:value-type="float" office:value="246.827498605357" calcext:value-type="float">
            <text:p>246.827498605357</text:p>
          </table:table-cell>
          <table:table-cell table:formula="of:=IF(AND([.B397]&gt;=[.J397];[.B397]&lt;=[.K3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1.518" calcext:value-type="float">
            <text:p>131.518</text:p>
          </table:table-cell>
          <table:table-cell office:value-type="float" office:value="117.379768371582" calcext:value-type="float">
            <text:p>117.379768371582</text:p>
          </table:table-cell>
          <table:table-cell office:value-type="float" office:value="6.61406660079956" calcext:value-type="float">
            <text:p>6.61406660079956</text:p>
          </table:table-cell>
          <table:table-cell office:value-type="float" office:value="110.765701770782" calcext:value-type="float">
            <text:p>110.765701770782</text:p>
          </table:table-cell>
          <table:table-cell office:value-type="float" office:value="123.993834972382" calcext:value-type="float">
            <text:p>123.993834972382</text:p>
          </table:table-cell>
          <table:table-cell table:formula="of:=IF(AND([.B398]&gt;=[.E398];[.B398]&lt;=[.F398]);0;1)" office:value-type="float" office:value="1" calcext:value-type="float">
            <text:p>1</text:p>
          </table:table-cell>
          <table:table-cell table:formula="of:=([.B398]-[.C398])^2" office:value-type="float" office:value="199.889593578798" calcext:value-type="float">
            <text:p>199.889593578798</text:p>
          </table:table-cell>
          <table:table-cell table:formula="of:=[.I397]" office:value-type="float" office:value="11.5753334258931" calcext:value-type="float">
            <text:p>11.5753334258931</text:p>
          </table:table-cell>
          <table:table-cell table:formula="of:=[.C398]-[.I398]" office:value-type="float" office:value="105.804434945689" calcext:value-type="float">
            <text:p>105.804434945689</text:p>
          </table:table-cell>
          <table:table-cell table:formula="of:=[.C398]+[.J398]" office:value-type="float" office:value="223.184203317271" calcext:value-type="float">
            <text:p>223.184203317271</text:p>
          </table:table-cell>
          <table:table-cell table:formula="of:=IF(AND([.B398]&gt;=[.J398];[.B398]&lt;=[.K3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3.611" calcext:value-type="float">
            <text:p>133.611</text:p>
          </table:table-cell>
          <table:table-cell office:value-type="float" office:value="130.748458862305" calcext:value-type="float">
            <text:p>130.748458862305</text:p>
          </table:table-cell>
          <table:table-cell office:value-type="float" office:value="4.91202211380005" calcext:value-type="float">
            <text:p>4.91202211380005</text:p>
          </table:table-cell>
          <table:table-cell office:value-type="float" office:value="125.836436748505" calcext:value-type="float">
            <text:p>125.836436748505</text:p>
          </table:table-cell>
          <table:table-cell office:value-type="float" office:value="135.660480976105" calcext:value-type="float">
            <text:p>135.660480976105</text:p>
          </table:table-cell>
          <table:table-cell table:formula="of:=IF(AND([.B399]&gt;=[.E399];[.B399]&lt;=[.F399]);0;1)" office:value-type="float" office:value="0" calcext:value-type="float">
            <text:p>0</text:p>
          </table:table-cell>
          <table:table-cell table:formula="of:=([.B399]-[.C399])^2" office:value-type="float" office:value="8.19414176499792" calcext:value-type="float">
            <text:p>8.19414176499792</text:p>
          </table:table-cell>
          <table:table-cell table:formula="of:=[.I398]" office:value-type="float" office:value="11.5753334258931" calcext:value-type="float">
            <text:p>11.5753334258931</text:p>
          </table:table-cell>
          <table:table-cell table:formula="of:=[.C399]-[.I399]" office:value-type="float" office:value="119.173125436412" calcext:value-type="float">
            <text:p>119.173125436412</text:p>
          </table:table-cell>
          <table:table-cell table:formula="of:=[.C399]+[.J399]" office:value-type="float" office:value="249.921584298716" calcext:value-type="float">
            <text:p>249.921584298716</text:p>
          </table:table-cell>
          <table:table-cell table:formula="of:=IF(AND([.B399]&gt;=[.J399];[.B399]&lt;=[.K3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6.031" calcext:value-type="float">
            <text:p>136.031</text:p>
          </table:table-cell>
          <table:table-cell office:value-type="float" office:value="128.73161315918" calcext:value-type="float">
            <text:p>128.73161315918</text:p>
          </table:table-cell>
          <table:table-cell office:value-type="float" office:value="4.40444469451904" calcext:value-type="float">
            <text:p>4.40444469451904</text:p>
          </table:table-cell>
          <table:table-cell office:value-type="float" office:value="124.327168464661" calcext:value-type="float">
            <text:p>124.327168464661</text:p>
          </table:table-cell>
          <table:table-cell office:value-type="float" office:value="133.136057853699" calcext:value-type="float">
            <text:p>133.136057853699</text:p>
          </table:table-cell>
          <table:table-cell table:formula="of:=IF(AND([.B400]&gt;=[.E400];[.B400]&lt;=[.F400]);0;1)" office:value-type="float" office:value="1" calcext:value-type="float">
            <text:p>1</text:p>
          </table:table-cell>
          <table:table-cell table:formula="of:=([.B400]-[.C400])^2" office:value-type="float" office:value="53.2810482519408" calcext:value-type="float">
            <text:p>53.2810482519408</text:p>
          </table:table-cell>
          <table:table-cell table:formula="of:=[.I399]" office:value-type="float" office:value="11.5753334258931" calcext:value-type="float">
            <text:p>11.5753334258931</text:p>
          </table:table-cell>
          <table:table-cell table:formula="of:=[.C400]-[.I400]" office:value-type="float" office:value="117.156279733287" calcext:value-type="float">
            <text:p>117.156279733287</text:p>
          </table:table-cell>
          <table:table-cell table:formula="of:=[.C400]+[.J400]" office:value-type="float" office:value="245.887892892466" calcext:value-type="float">
            <text:p>245.887892892466</text:p>
          </table:table-cell>
          <table:table-cell table:formula="of:=IF(AND([.B400]&gt;=[.J400];[.B400]&lt;=[.K4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8.444" calcext:value-type="float">
            <text:p>128.444</text:p>
          </table:table-cell>
          <table:table-cell office:value-type="float" office:value="120.515800476074" calcext:value-type="float">
            <text:p>120.515800476074</text:p>
          </table:table-cell>
          <table:table-cell office:value-type="float" office:value="5.53641939163208" calcext:value-type="float">
            <text:p>5.53641939163208</text:p>
          </table:table-cell>
          <table:table-cell office:value-type="float" office:value="114.979381084442" calcext:value-type="float">
            <text:p>114.979381084442</text:p>
          </table:table-cell>
          <table:table-cell office:value-type="float" office:value="126.052219867706" calcext:value-type="float">
            <text:p>126.052219867706</text:p>
          </table:table-cell>
          <table:table-cell table:formula="of:=IF(AND([.B401]&gt;=[.E401];[.B401]&lt;=[.F401]);0;1)" office:value-type="float" office:value="1" calcext:value-type="float">
            <text:p>1</text:p>
          </table:table-cell>
          <table:table-cell table:formula="of:=([.B401]-[.C401])^2" office:value-type="float" office:value="62.8563476911768" calcext:value-type="float">
            <text:p>62.8563476911768</text:p>
          </table:table-cell>
          <table:table-cell table:formula="of:=[.I400]" office:value-type="float" office:value="11.5753334258931" calcext:value-type="float">
            <text:p>11.5753334258931</text:p>
          </table:table-cell>
          <table:table-cell table:formula="of:=[.C401]-[.I401]" office:value-type="float" office:value="108.940467050181" calcext:value-type="float">
            <text:p>108.940467050181</text:p>
          </table:table-cell>
          <table:table-cell table:formula="of:=[.C401]+[.J401]" office:value-type="float" office:value="229.456267526255" calcext:value-type="float">
            <text:p>229.456267526255</text:p>
          </table:table-cell>
          <table:table-cell table:formula="of:=IF(AND([.B401]&gt;=[.J401];[.B401]&lt;=[.K4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7.179" calcext:value-type="float">
            <text:p>127.179</text:p>
          </table:table-cell>
          <table:table-cell office:value-type="float" office:value="126.357650756836" calcext:value-type="float">
            <text:p>126.357650756836</text:p>
          </table:table-cell>
          <table:table-cell office:value-type="float" office:value="4.03612995147705" calcext:value-type="float">
            <text:p>4.03612995147705</text:p>
          </table:table-cell>
          <table:table-cell office:value-type="float" office:value="122.321520805359" calcext:value-type="float">
            <text:p>122.321520805359</text:p>
          </table:table-cell>
          <table:table-cell office:value-type="float" office:value="130.393780708313" calcext:value-type="float">
            <text:p>130.393780708313</text:p>
          </table:table-cell>
          <table:table-cell table:formula="of:=IF(AND([.B402]&gt;=[.E402];[.B402]&lt;=[.F402]);0;1)" office:value-type="float" office:value="0" calcext:value-type="float">
            <text:p>0</text:p>
          </table:table-cell>
          <table:table-cell table:formula="of:=([.B402]-[.C402])^2" office:value-type="float" office:value="0.674614579246182" calcext:value-type="float">
            <text:p>0.674614579246182</text:p>
          </table:table-cell>
          <table:table-cell table:formula="of:=[.I401]" office:value-type="float" office:value="11.5753334258931" calcext:value-type="float">
            <text:p>11.5753334258931</text:p>
          </table:table-cell>
          <table:table-cell table:formula="of:=[.C402]-[.I402]" office:value-type="float" office:value="114.782317330943" calcext:value-type="float">
            <text:p>114.782317330943</text:p>
          </table:table-cell>
          <table:table-cell table:formula="of:=[.C402]+[.J402]" office:value-type="float" office:value="241.139968087779" calcext:value-type="float">
            <text:p>241.139968087779</text:p>
          </table:table-cell>
          <table:table-cell table:formula="of:=IF(AND([.B402]&gt;=[.J402];[.B402]&lt;=[.K4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4.156" calcext:value-type="float">
            <text:p>124.156</text:p>
          </table:table-cell>
          <table:table-cell office:value-type="float" office:value="129.116973876953" calcext:value-type="float">
            <text:p>129.116973876953</text:p>
          </table:table-cell>
          <table:table-cell office:value-type="float" office:value="4.95728206634522" calcext:value-type="float">
            <text:p>4.95728206634522</text:p>
          </table:table-cell>
          <table:table-cell office:value-type="float" office:value="124.159691810608" calcext:value-type="float">
            <text:p>124.159691810608</text:p>
          </table:table-cell>
          <table:table-cell office:value-type="float" office:value="134.074255943298" calcext:value-type="float">
            <text:p>134.074255943298</text:p>
          </table:table-cell>
          <table:table-cell table:formula="of:=IF(AND([.B403]&gt;=[.E403];[.B403]&lt;=[.F403]);0;1)" office:value-type="float" office:value="1" calcext:value-type="float">
            <text:p>1</text:p>
          </table:table-cell>
          <table:table-cell table:formula="of:=([.B403]-[.C403])^2" office:value-type="float" office:value="24.6112618078113" calcext:value-type="float">
            <text:p>24.6112618078113</text:p>
          </table:table-cell>
          <table:table-cell table:formula="of:=[.I402]" office:value-type="float" office:value="11.5753334258931" calcext:value-type="float">
            <text:p>11.5753334258931</text:p>
          </table:table-cell>
          <table:table-cell table:formula="of:=[.C403]-[.I403]" office:value-type="float" office:value="117.54164045106" calcext:value-type="float">
            <text:p>117.54164045106</text:p>
          </table:table-cell>
          <table:table-cell table:formula="of:=[.C403]+[.J403]" office:value-type="float" office:value="246.658614328013" calcext:value-type="float">
            <text:p>246.658614328013</text:p>
          </table:table-cell>
          <table:table-cell table:formula="of:=IF(AND([.B403]&gt;=[.J403];[.B403]&lt;=[.K4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8.265" calcext:value-type="float">
            <text:p>108.265</text:p>
          </table:table-cell>
          <table:table-cell office:value-type="float" office:value="116.64176940918" calcext:value-type="float">
            <text:p>116.64176940918</text:p>
          </table:table-cell>
          <table:table-cell office:value-type="float" office:value="5.37332439422607" calcext:value-type="float">
            <text:p>5.37332439422607</text:p>
          </table:table-cell>
          <table:table-cell office:value-type="float" office:value="111.268445014954" calcext:value-type="float">
            <text:p>111.268445014954</text:p>
          </table:table-cell>
          <table:table-cell office:value-type="float" office:value="122.015093803406" calcext:value-type="float">
            <text:p>122.015093803406</text:p>
          </table:table-cell>
          <table:table-cell table:formula="of:=IF(AND([.B404]&gt;=[.E404];[.B404]&lt;=[.F404]);0;1)" office:value-type="float" office:value="1" calcext:value-type="float">
            <text:p>1</text:p>
          </table:table-cell>
          <table:table-cell table:formula="of:=([.B404]-[.C404])^2" office:value-type="float" office:value="70.1702657345686" calcext:value-type="float">
            <text:p>70.1702657345686</text:p>
          </table:table-cell>
          <table:table-cell table:formula="of:=[.I403]" office:value-type="float" office:value="11.5753334258931" calcext:value-type="float">
            <text:p>11.5753334258931</text:p>
          </table:table-cell>
          <table:table-cell table:formula="of:=[.C404]-[.I404]" office:value-type="float" office:value="105.066435983287" calcext:value-type="float">
            <text:p>105.066435983287</text:p>
          </table:table-cell>
          <table:table-cell table:formula="of:=[.C404]+[.J404]" office:value-type="float" office:value="221.708205392466" calcext:value-type="float">
            <text:p>221.708205392466</text:p>
          </table:table-cell>
          <table:table-cell table:formula="of:=IF(AND([.B404]&gt;=[.J404];[.B404]&lt;=[.K4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4.456558227539" calcext:value-type="float">
            <text:p>124.456558227539</text:p>
          </table:table-cell>
          <table:table-cell office:value-type="float" office:value="4.96136713027954" calcext:value-type="float">
            <text:p>4.96136713027954</text:p>
          </table:table-cell>
          <table:table-cell office:value-type="float" office:value="119.49519109726" calcext:value-type="float">
            <text:p>119.49519109726</text:p>
          </table:table-cell>
          <table:table-cell office:value-type="float" office:value="129.417925357819" calcext:value-type="float">
            <text:p>129.417925357819</text:p>
          </table:table-cell>
          <table:table-cell table:formula="of:=IF(AND([.B405]&gt;=[.E405];[.B405]&lt;=[.F405]);0;1)" office:value-type="float" office:value="0" calcext:value-type="float">
            <text:p>0</text:p>
          </table:table-cell>
          <table:table-cell table:formula="of:=([.B405]-[.C405])^2" office:value-type="float" office:value="0.405206377047682" calcext:value-type="float">
            <text:p>0.405206377047682</text:p>
          </table:table-cell>
          <table:table-cell table:formula="of:=[.I404]" office:value-type="float" office:value="11.5753334258931" calcext:value-type="float">
            <text:p>11.5753334258931</text:p>
          </table:table-cell>
          <table:table-cell table:formula="of:=[.C405]-[.I405]" office:value-type="float" office:value="112.881224801646" calcext:value-type="float">
            <text:p>112.881224801646</text:p>
          </table:table-cell>
          <table:table-cell table:formula="of:=[.C405]+[.J405]" office:value-type="float" office:value="237.337783029185" calcext:value-type="float">
            <text:p>237.337783029185</text:p>
          </table:table-cell>
          <table:table-cell table:formula="of:=IF(AND([.B405]&gt;=[.J405];[.B405]&lt;=[.K4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3.213" calcext:value-type="float">
            <text:p>123.213</text:p>
          </table:table-cell>
          <table:table-cell office:value-type="float" office:value="126.384429931641" calcext:value-type="float">
            <text:p>126.384429931641</text:p>
          </table:table-cell>
          <table:table-cell office:value-type="float" office:value="4.67706680297852" calcext:value-type="float">
            <text:p>4.67706680297852</text:p>
          </table:table-cell>
          <table:table-cell office:value-type="float" office:value="121.707363128662" calcext:value-type="float">
            <text:p>121.707363128662</text:p>
          </table:table-cell>
          <table:table-cell office:value-type="float" office:value="131.061496734619" calcext:value-type="float">
            <text:p>131.061496734619</text:p>
          </table:table-cell>
          <table:table-cell table:formula="of:=IF(AND([.B406]&gt;=[.E406];[.B406]&lt;=[.F406]);0;1)" office:value-type="float" office:value="0" calcext:value-type="float">
            <text:p>0</text:p>
          </table:table-cell>
          <table:table-cell table:formula="of:=([.B406]-[.C406])^2" office:value-type="float" office:value="10.0579678113061" calcext:value-type="float">
            <text:p>10.0579678113061</text:p>
          </table:table-cell>
          <table:table-cell table:formula="of:=[.I405]" office:value-type="float" office:value="11.5753334258931" calcext:value-type="float">
            <text:p>11.5753334258931</text:p>
          </table:table-cell>
          <table:table-cell table:formula="of:=[.C406]-[.I406]" office:value-type="float" office:value="114.809096505748" calcext:value-type="float">
            <text:p>114.809096505748</text:p>
          </table:table-cell>
          <table:table-cell table:formula="of:=[.C406]+[.J406]" office:value-type="float" office:value="241.193526437388" calcext:value-type="float">
            <text:p>241.193526437388</text:p>
          </table:table-cell>
          <table:table-cell table:formula="of:=IF(AND([.B406]&gt;=[.J406];[.B406]&lt;=[.K4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4.984" calcext:value-type="float">
            <text:p>114.984</text:p>
          </table:table-cell>
          <table:table-cell office:value-type="float" office:value="116.307754516602" calcext:value-type="float">
            <text:p>116.307754516602</text:p>
          </table:table-cell>
          <table:table-cell office:value-type="float" office:value="6.60513353347778" calcext:value-type="float">
            <text:p>6.60513353347778</text:p>
          </table:table-cell>
          <table:table-cell office:value-type="float" office:value="109.702620983124" calcext:value-type="float">
            <text:p>109.702620983124</text:p>
          </table:table-cell>
          <table:table-cell office:value-type="float" office:value="122.912888050079" calcext:value-type="float">
            <text:p>122.912888050079</text:p>
          </table:table-cell>
          <table:table-cell table:formula="of:=IF(AND([.B407]&gt;=[.E407];[.B407]&lt;=[.F407]);0;1)" office:value-type="float" office:value="0" calcext:value-type="float">
            <text:p>0</text:p>
          </table:table-cell>
          <table:table-cell table:formula="of:=([.B407]-[.C407])^2" office:value-type="float" office:value="1.75232602022305" calcext:value-type="float">
            <text:p>1.75232602022305</text:p>
          </table:table-cell>
          <table:table-cell table:formula="of:=[.I406]" office:value-type="float" office:value="11.5753334258931" calcext:value-type="float">
            <text:p>11.5753334258931</text:p>
          </table:table-cell>
          <table:table-cell table:formula="of:=[.C407]-[.I407]" office:value-type="float" office:value="104.732421090708" calcext:value-type="float">
            <text:p>104.732421090708</text:p>
          </table:table-cell>
          <table:table-cell table:formula="of:=[.C407]+[.J407]" office:value-type="float" office:value="221.04017560731" calcext:value-type="float">
            <text:p>221.04017560731</text:p>
          </table:table-cell>
          <table:table-cell table:formula="of:=IF(AND([.B407]&gt;=[.J407];[.B407]&lt;=[.K4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0.311" calcext:value-type="float">
            <text:p>130.311</text:p>
          </table:table-cell>
          <table:table-cell office:value-type="float" office:value="131.634338378906" calcext:value-type="float">
            <text:p>131.634338378906</text:p>
          </table:table-cell>
          <table:table-cell office:value-type="float" office:value="5.08259916305542" calcext:value-type="float">
            <text:p>5.08259916305542</text:p>
          </table:table-cell>
          <table:table-cell office:value-type="float" office:value="126.551739215851" calcext:value-type="float">
            <text:p>126.551739215851</text:p>
          </table:table-cell>
          <table:table-cell office:value-type="float" office:value="136.716937541962" calcext:value-type="float">
            <text:p>136.716937541962</text:p>
          </table:table-cell>
          <table:table-cell table:formula="of:=IF(AND([.B408]&gt;=[.E408];[.B408]&lt;=[.F408]);0;1)" office:value-type="float" office:value="0" calcext:value-type="float">
            <text:p>0</text:p>
          </table:table-cell>
          <table:table-cell table:formula="of:=([.B408]-[.C408])^2" office:value-type="float" office:value="1.7512244650862" calcext:value-type="float">
            <text:p>1.7512244650862</text:p>
          </table:table-cell>
          <table:table-cell table:formula="of:=[.I407]" office:value-type="float" office:value="11.5753334258931" calcext:value-type="float">
            <text:p>11.5753334258931</text:p>
          </table:table-cell>
          <table:table-cell table:formula="of:=[.C408]-[.I408]" office:value-type="float" office:value="120.059004953013" calcext:value-type="float">
            <text:p>120.059004953013</text:p>
          </table:table-cell>
          <table:table-cell table:formula="of:=[.C408]+[.J408]" office:value-type="float" office:value="251.693343331919" calcext:value-type="float">
            <text:p>251.693343331919</text:p>
          </table:table-cell>
          <table:table-cell table:formula="of:=IF(AND([.B408]&gt;=[.J408];[.B408]&lt;=[.K4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2.658" calcext:value-type="float">
            <text:p>132.658</text:p>
          </table:table-cell>
          <table:table-cell office:value-type="float" office:value="128.297470092773" calcext:value-type="float">
            <text:p>128.297470092773</text:p>
          </table:table-cell>
          <table:table-cell office:value-type="float" office:value="4.01438093185425" calcext:value-type="float">
            <text:p>4.01438093185425</text:p>
          </table:table-cell>
          <table:table-cell office:value-type="float" office:value="124.283089160919" calcext:value-type="float">
            <text:p>124.283089160919</text:p>
          </table:table-cell>
          <table:table-cell office:value-type="float" office:value="132.311851024628" calcext:value-type="float">
            <text:p>132.311851024628</text:p>
          </table:table-cell>
          <table:table-cell table:formula="of:=IF(AND([.B409]&gt;=[.E409];[.B409]&lt;=[.F409]);0;1)" office:value-type="float" office:value="1" calcext:value-type="float">
            <text:p>1</text:p>
          </table:table-cell>
          <table:table-cell table:formula="of:=([.B409]-[.C409])^2" office:value-type="float" office:value="19.0142210718172" calcext:value-type="float">
            <text:p>19.0142210718172</text:p>
          </table:table-cell>
          <table:table-cell table:formula="of:=[.I408]" office:value-type="float" office:value="11.5753334258931" calcext:value-type="float">
            <text:p>11.5753334258931</text:p>
          </table:table-cell>
          <table:table-cell table:formula="of:=[.C409]-[.I409]" office:value-type="float" office:value="116.72213666688" calcext:value-type="float">
            <text:p>116.72213666688</text:p>
          </table:table-cell>
          <table:table-cell table:formula="of:=[.C409]+[.J409]" office:value-type="float" office:value="245.019606759654" calcext:value-type="float">
            <text:p>245.019606759654</text:p>
          </table:table-cell>
          <table:table-cell table:formula="of:=IF(AND([.B409]&gt;=[.J409];[.B409]&lt;=[.K4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2.428" calcext:value-type="float">
            <text:p>122.428</text:p>
          </table:table-cell>
          <table:table-cell office:value-type="float" office:value="126.451377868652" calcext:value-type="float">
            <text:p>126.451377868652</text:p>
          </table:table-cell>
          <table:table-cell office:value-type="float" office:value="4.64997339248657" calcext:value-type="float">
            <text:p>4.64997339248657</text:p>
          </table:table-cell>
          <table:table-cell office:value-type="float" office:value="121.801404476166" calcext:value-type="float">
            <text:p>121.801404476166</text:p>
          </table:table-cell>
          <table:table-cell office:value-type="float" office:value="131.101351261139" calcext:value-type="float">
            <text:p>131.101351261139</text:p>
          </table:table-cell>
          <table:table-cell table:formula="of:=IF(AND([.B410]&gt;=[.E410];[.B410]&lt;=[.F410]);0;1)" office:value-type="float" office:value="0" calcext:value-type="float">
            <text:p>0</text:p>
          </table:table-cell>
          <table:table-cell table:formula="of:=([.B410]-[.C410])^2" office:value-type="float" office:value="16.1875694739615" calcext:value-type="float">
            <text:p>16.1875694739615</text:p>
          </table:table-cell>
          <table:table-cell table:formula="of:=[.I409]" office:value-type="float" office:value="11.5753334258931" calcext:value-type="float">
            <text:p>11.5753334258931</text:p>
          </table:table-cell>
          <table:table-cell table:formula="of:=[.C410]-[.I410]" office:value-type="float" office:value="114.876044442759" calcext:value-type="float">
            <text:p>114.876044442759</text:p>
          </table:table-cell>
          <table:table-cell table:formula="of:=[.C410]+[.J410]" office:value-type="float" office:value="241.327422311412" calcext:value-type="float">
            <text:p>241.327422311412</text:p>
          </table:table-cell>
          <table:table-cell table:formula="of:=IF(AND([.B410]&gt;=[.J410];[.B410]&lt;=[.K4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6.267" calcext:value-type="float">
            <text:p>126.267</text:p>
          </table:table-cell>
          <table:table-cell office:value-type="float" office:value="126.030517578125" calcext:value-type="float">
            <text:p>126.030517578125</text:p>
          </table:table-cell>
          <table:table-cell office:value-type="float" office:value="4.8398904800415" calcext:value-type="float">
            <text:p>4.8398904800415</text:p>
          </table:table-cell>
          <table:table-cell office:value-type="float" office:value="121.190627098084" calcext:value-type="float">
            <text:p>121.190627098084</text:p>
          </table:table-cell>
          <table:table-cell office:value-type="float" office:value="130.870408058167" calcext:value-type="float">
            <text:p>130.870408058167</text:p>
          </table:table-cell>
          <table:table-cell table:formula="of:=IF(AND([.B411]&gt;=[.E411];[.B411]&lt;=[.F411]);0;1)" office:value-type="float" office:value="0" calcext:value-type="float">
            <text:p>0</text:p>
          </table:table-cell>
          <table:table-cell table:formula="of:=([.B411]-[.C411])^2" office:value-type="float" office:value="0.0559239358558635" calcext:value-type="float">
            <text:p>0.0559239358558635</text:p>
          </table:table-cell>
          <table:table-cell table:formula="of:=[.I410]" office:value-type="float" office:value="11.5753334258931" calcext:value-type="float">
            <text:p>11.5753334258931</text:p>
          </table:table-cell>
          <table:table-cell table:formula="of:=[.C411]-[.I411]" office:value-type="float" office:value="114.455184152232" calcext:value-type="float">
            <text:p>114.455184152232</text:p>
          </table:table-cell>
          <table:table-cell table:formula="of:=[.C411]+[.J411]" office:value-type="float" office:value="240.485701730357" calcext:value-type="float">
            <text:p>240.485701730357</text:p>
          </table:table-cell>
          <table:table-cell table:formula="of:=IF(AND([.B411]&gt;=[.J411];[.B411]&lt;=[.K4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1.527" calcext:value-type="float">
            <text:p>121.527</text:p>
          </table:table-cell>
          <table:table-cell office:value-type="float" office:value="122.820167541504" calcext:value-type="float">
            <text:p>122.820167541504</text:p>
          </table:table-cell>
          <table:table-cell office:value-type="float" office:value="4.31235933303833" calcext:value-type="float">
            <text:p>4.31235933303833</text:p>
          </table:table-cell>
          <table:table-cell office:value-type="float" office:value="118.507808208466" calcext:value-type="float">
            <text:p>118.507808208466</text:p>
          </table:table-cell>
          <table:table-cell office:value-type="float" office:value="127.132526874542" calcext:value-type="float">
            <text:p>127.132526874542</text:p>
          </table:table-cell>
          <table:table-cell table:formula="of:=IF(AND([.B412]&gt;=[.E412];[.B412]&lt;=[.F412]);0;1)" office:value-type="float" office:value="0" calcext:value-type="float">
            <text:p>0</text:p>
          </table:table-cell>
          <table:table-cell table:formula="of:=([.B412]-[.C412])^2" office:value-type="float" office:value="1.67228229039925" calcext:value-type="float">
            <text:p>1.67228229039925</text:p>
          </table:table-cell>
          <table:table-cell table:formula="of:=[.I411]" office:value-type="float" office:value="11.5753334258931" calcext:value-type="float">
            <text:p>11.5753334258931</text:p>
          </table:table-cell>
          <table:table-cell table:formula="of:=[.C412]-[.I412]" office:value-type="float" office:value="111.244834115611" calcext:value-type="float">
            <text:p>111.244834115611</text:p>
          </table:table-cell>
          <table:table-cell table:formula="of:=[.C412]+[.J412]" office:value-type="float" office:value="234.065001657115" calcext:value-type="float">
            <text:p>234.065001657115</text:p>
          </table:table-cell>
          <table:table-cell table:formula="of:=IF(AND([.B412]&gt;=[.J412];[.B412]&lt;=[.K4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2.648" calcext:value-type="float">
            <text:p>122.648</text:p>
          </table:table-cell>
          <table:table-cell office:value-type="float" office:value="128.813003540039" calcext:value-type="float">
            <text:p>128.813003540039</text:p>
          </table:table-cell>
          <table:table-cell office:value-type="float" office:value="4.31037044525147" calcext:value-type="float">
            <text:p>4.31037044525147</text:p>
          </table:table-cell>
          <table:table-cell office:value-type="float" office:value="124.502633094788" calcext:value-type="float">
            <text:p>124.502633094788</text:p>
          </table:table-cell>
          <table:table-cell office:value-type="float" office:value="133.123373985291" calcext:value-type="float">
            <text:p>133.123373985291</text:p>
          </table:table-cell>
          <table:table-cell table:formula="of:=IF(AND([.B413]&gt;=[.E413];[.B413]&lt;=[.F413]);0;1)" office:value-type="float" office:value="1" calcext:value-type="float">
            <text:p>1</text:p>
          </table:table-cell>
          <table:table-cell table:formula="of:=([.B413]-[.C413])^2" office:value-type="float" office:value="38.0072686486942" calcext:value-type="float">
            <text:p>38.0072686486942</text:p>
          </table:table-cell>
          <table:table-cell table:formula="of:=[.I412]" office:value-type="float" office:value="11.5753334258931" calcext:value-type="float">
            <text:p>11.5753334258931</text:p>
          </table:table-cell>
          <table:table-cell table:formula="of:=[.C413]-[.I413]" office:value-type="float" office:value="117.237670114146" calcext:value-type="float">
            <text:p>117.237670114146</text:p>
          </table:table-cell>
          <table:table-cell table:formula="of:=[.C413]+[.J413]" office:value-type="float" office:value="246.050673654185" calcext:value-type="float">
            <text:p>246.050673654185</text:p>
          </table:table-cell>
          <table:table-cell table:formula="of:=IF(AND([.B413]&gt;=[.J413];[.B413]&lt;=[.K4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3.129" calcext:value-type="float">
            <text:p>113.129</text:p>
          </table:table-cell>
          <table:table-cell office:value-type="float" office:value="116.941848754883" calcext:value-type="float">
            <text:p>116.941848754883</text:p>
          </table:table-cell>
          <table:table-cell office:value-type="float" office:value="5.6062388420105" calcext:value-type="float">
            <text:p>5.6062388420105</text:p>
          </table:table-cell>
          <table:table-cell office:value-type="float" office:value="111.335609912872" calcext:value-type="float">
            <text:p>111.335609912872</text:p>
          </table:table-cell>
          <table:table-cell office:value-type="float" office:value="122.548087596893" calcext:value-type="float">
            <text:p>122.548087596893</text:p>
          </table:table-cell>
          <table:table-cell table:formula="of:=IF(AND([.B414]&gt;=[.E414];[.B414]&lt;=[.F414]);0;1)" office:value-type="float" office:value="0" calcext:value-type="float">
            <text:p>0</text:p>
          </table:table-cell>
          <table:table-cell table:formula="of:=([.B414]-[.C414])^2" office:value-type="float" office:value="14.5378156276114" calcext:value-type="float">
            <text:p>14.5378156276114</text:p>
          </table:table-cell>
          <table:table-cell table:formula="of:=[.I413]" office:value-type="float" office:value="11.5753334258931" calcext:value-type="float">
            <text:p>11.5753334258931</text:p>
          </table:table-cell>
          <table:table-cell table:formula="of:=[.C414]-[.I414]" office:value-type="float" office:value="105.36651532899" calcext:value-type="float">
            <text:p>105.36651532899</text:p>
          </table:table-cell>
          <table:table-cell table:formula="of:=[.C414]+[.J414]" office:value-type="float" office:value="222.308364083873" calcext:value-type="float">
            <text:p>222.308364083873</text:p>
          </table:table-cell>
          <table:table-cell table:formula="of:=IF(AND([.B414]&gt;=[.J414];[.B414]&lt;=[.K4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3.081" calcext:value-type="float">
            <text:p>123.081</text:p>
          </table:table-cell>
          <table:table-cell office:value-type="float" office:value="125.81282043457" calcext:value-type="float">
            <text:p>125.81282043457</text:p>
          </table:table-cell>
          <table:table-cell office:value-type="float" office:value="4.62192010879517" calcext:value-type="float">
            <text:p>4.62192010879517</text:p>
          </table:table-cell>
          <table:table-cell office:value-type="float" office:value="121.190900325775" calcext:value-type="float">
            <text:p>121.190900325775</text:p>
          </table:table-cell>
          <table:table-cell office:value-type="float" office:value="130.434740543365" calcext:value-type="float">
            <text:p>130.434740543365</text:p>
          </table:table-cell>
          <table:table-cell table:formula="of:=IF(AND([.B415]&gt;=[.E415];[.B415]&lt;=[.F415]);0;1)" office:value-type="float" office:value="0" calcext:value-type="float">
            <text:p>0</text:p>
          </table:table-cell>
          <table:table-cell table:formula="of:=([.B415]-[.C415])^2" office:value-type="float" office:value="7.46284288673591" calcext:value-type="float">
            <text:p>7.46284288673591</text:p>
          </table:table-cell>
          <table:table-cell table:formula="of:=[.I414]" office:value-type="float" office:value="11.5753334258931" calcext:value-type="float">
            <text:p>11.5753334258931</text:p>
          </table:table-cell>
          <table:table-cell table:formula="of:=[.C415]-[.I415]" office:value-type="float" office:value="114.237487008677" calcext:value-type="float">
            <text:p>114.237487008677</text:p>
          </table:table-cell>
          <table:table-cell table:formula="of:=[.C415]+[.J415]" office:value-type="float" office:value="240.050307443247" calcext:value-type="float">
            <text:p>240.050307443247</text:p>
          </table:table-cell>
          <table:table-cell table:formula="of:=IF(AND([.B415]&gt;=[.J415];[.B415]&lt;=[.K4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3.742" calcext:value-type="float">
            <text:p>123.742</text:p>
          </table:table-cell>
          <table:table-cell office:value-type="float" office:value="124.572647094727" calcext:value-type="float">
            <text:p>124.572647094727</text:p>
          </table:table-cell>
          <table:table-cell office:value-type="float" office:value="4.41440200805664" calcext:value-type="float">
            <text:p>4.41440200805664</text:p>
          </table:table-cell>
          <table:table-cell office:value-type="float" office:value="120.15824508667" calcext:value-type="float">
            <text:p>120.15824508667</text:p>
          </table:table-cell>
          <table:table-cell office:value-type="float" office:value="128.987049102783" calcext:value-type="float">
            <text:p>128.987049102783</text:p>
          </table:table-cell>
          <table:table-cell table:formula="of:=IF(AND([.B416]&gt;=[.E416];[.B416]&lt;=[.F416]);0;1)" office:value-type="float" office:value="0" calcext:value-type="float">
            <text:p>0</text:p>
          </table:table-cell>
          <table:table-cell table:formula="of:=([.B416]-[.C416])^2" office:value-type="float" office:value="0.689974595977672" calcext:value-type="float">
            <text:p>0.689974595977672</text:p>
          </table:table-cell>
          <table:table-cell table:formula="of:=[.I415]" office:value-type="float" office:value="11.5753334258931" calcext:value-type="float">
            <text:p>11.5753334258931</text:p>
          </table:table-cell>
          <table:table-cell table:formula="of:=[.C416]-[.I416]" office:value-type="float" office:value="112.997313668833" calcext:value-type="float">
            <text:p>112.997313668833</text:p>
          </table:table-cell>
          <table:table-cell table:formula="of:=[.C416]+[.J416]" office:value-type="float" office:value="237.56996076356" calcext:value-type="float">
            <text:p>237.56996076356</text:p>
          </table:table-cell>
          <table:table-cell table:formula="of:=IF(AND([.B416]&gt;=[.J416];[.B416]&lt;=[.K4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3.023" calcext:value-type="float">
            <text:p>133.023</text:p>
          </table:table-cell>
          <table:table-cell office:value-type="float" office:value="129.100921630859" calcext:value-type="float">
            <text:p>129.100921630859</text:p>
          </table:table-cell>
          <table:table-cell office:value-type="float" office:value="4.42369604110718" calcext:value-type="float">
            <text:p>4.42369604110718</text:p>
          </table:table-cell>
          <table:table-cell office:value-type="float" office:value="124.677225589752" calcext:value-type="float">
            <text:p>124.677225589752</text:p>
          </table:table-cell>
          <table:table-cell office:value-type="float" office:value="133.524617671967" calcext:value-type="float">
            <text:p>133.524617671967</text:p>
          </table:table-cell>
          <table:table-cell table:formula="of:=IF(AND([.B417]&gt;=[.E417];[.B417]&lt;=[.F417]);0;1)" office:value-type="float" office:value="0" calcext:value-type="float">
            <text:p>0</text:p>
          </table:table-cell>
          <table:table-cell table:formula="of:=([.B417]-[.C417])^2" office:value-type="float" office:value="15.3826987336808" calcext:value-type="float">
            <text:p>15.3826987336808</text:p>
          </table:table-cell>
          <table:table-cell table:formula="of:=[.I416]" office:value-type="float" office:value="11.5753334258931" calcext:value-type="float">
            <text:p>11.5753334258931</text:p>
          </table:table-cell>
          <table:table-cell table:formula="of:=[.C417]-[.I417]" office:value-type="float" office:value="117.525588204966" calcext:value-type="float">
            <text:p>117.525588204966</text:p>
          </table:table-cell>
          <table:table-cell table:formula="of:=[.C417]+[.J417]" office:value-type="float" office:value="246.626509835826" calcext:value-type="float">
            <text:p>246.626509835826</text:p>
          </table:table-cell>
          <table:table-cell table:formula="of:=IF(AND([.B417]&gt;=[.J417];[.B417]&lt;=[.K4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4.987" calcext:value-type="float">
            <text:p>124.987</text:p>
          </table:table-cell>
          <table:table-cell office:value-type="float" office:value="121.690780639648" calcext:value-type="float">
            <text:p>121.690780639648</text:p>
          </table:table-cell>
          <table:table-cell office:value-type="float" office:value="4.13809299468994" calcext:value-type="float">
            <text:p>4.13809299468994</text:p>
          </table:table-cell>
          <table:table-cell office:value-type="float" office:value="117.552687644959" calcext:value-type="float">
            <text:p>117.552687644959</text:p>
          </table:table-cell>
          <table:table-cell office:value-type="float" office:value="125.828873634338" calcext:value-type="float">
            <text:p>125.828873634338</text:p>
          </table:table-cell>
          <table:table-cell table:formula="of:=IF(AND([.B418]&gt;=[.E418];[.B418]&lt;=[.F418]);0;1)" office:value-type="float" office:value="0" calcext:value-type="float">
            <text:p>0</text:p>
          </table:table-cell>
          <table:table-cell table:formula="of:=([.B418]-[.C418])^2" office:value-type="float" office:value="10.8650620715564" calcext:value-type="float">
            <text:p>10.8650620715564</text:p>
          </table:table-cell>
          <table:table-cell table:formula="of:=[.I417]" office:value-type="float" office:value="11.5753334258931" calcext:value-type="float">
            <text:p>11.5753334258931</text:p>
          </table:table-cell>
          <table:table-cell table:formula="of:=[.C418]-[.I418]" office:value-type="float" office:value="110.115447213755" calcext:value-type="float">
            <text:p>110.115447213755</text:p>
          </table:table-cell>
          <table:table-cell table:formula="of:=[.C418]+[.J418]" office:value-type="float" office:value="231.806227853404" calcext:value-type="float">
            <text:p>231.806227853404</text:p>
          </table:table-cell>
          <table:table-cell table:formula="of:=IF(AND([.B418]&gt;=[.J418];[.B418]&lt;=[.K4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0.015" calcext:value-type="float">
            <text:p>120.015</text:p>
          </table:table-cell>
          <table:table-cell office:value-type="float" office:value="126.957664489746" calcext:value-type="float">
            <text:p>126.957664489746</text:p>
          </table:table-cell>
          <table:table-cell office:value-type="float" office:value="4.31275606155396" calcext:value-type="float">
            <text:p>4.31275606155396</text:p>
          </table:table-cell>
          <table:table-cell office:value-type="float" office:value="122.644908428192" calcext:value-type="float">
            <text:p>122.644908428192</text:p>
          </table:table-cell>
          <table:table-cell office:value-type="float" office:value="131.2704205513" calcext:value-type="float">
            <text:p>131.2704205513</text:p>
          </table:table-cell>
          <table:table-cell table:formula="of:=IF(AND([.B419]&gt;=[.E419];[.B419]&lt;=[.F419]);0;1)" office:value-type="float" office:value="1" calcext:value-type="float">
            <text:p>1</text:p>
          </table:table-cell>
          <table:table-cell table:formula="of:=([.B419]-[.C419])^2" office:value-type="float" office:value="48.2005902171814" calcext:value-type="float">
            <text:p>48.2005902171814</text:p>
          </table:table-cell>
          <table:table-cell table:formula="of:=[.I418]" office:value-type="float" office:value="11.5753334258931" calcext:value-type="float">
            <text:p>11.5753334258931</text:p>
          </table:table-cell>
          <table:table-cell table:formula="of:=[.C419]-[.I419]" office:value-type="float" office:value="115.382331063853" calcext:value-type="float">
            <text:p>115.382331063853</text:p>
          </table:table-cell>
          <table:table-cell table:formula="of:=[.C419]+[.J419]" office:value-type="float" office:value="242.339995553599" calcext:value-type="float">
            <text:p>242.339995553599</text:p>
          </table:table-cell>
          <table:table-cell table:formula="of:=IF(AND([.B419]&gt;=[.J419];[.B419]&lt;=[.K4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5.433" calcext:value-type="float">
            <text:p>135.433</text:p>
          </table:table-cell>
          <table:table-cell office:value-type="float" office:value="129.03564453125" calcext:value-type="float">
            <text:p>129.03564453125</text:p>
          </table:table-cell>
          <table:table-cell office:value-type="float" office:value="5.23318433761597" calcext:value-type="float">
            <text:p>5.23318433761597</text:p>
          </table:table-cell>
          <table:table-cell office:value-type="float" office:value="123.802460193634" calcext:value-type="float">
            <text:p>123.802460193634</text:p>
          </table:table-cell>
          <table:table-cell office:value-type="float" office:value="134.268828868866" calcext:value-type="float">
            <text:p>134.268828868866</text:p>
          </table:table-cell>
          <table:table-cell table:formula="of:=IF(AND([.B420]&gt;=[.E420];[.B420]&lt;=[.F420]);0;1)" office:value-type="float" office:value="1" calcext:value-type="float">
            <text:p>1</text:p>
          </table:table-cell>
          <table:table-cell table:formula="of:=([.B420]-[.C420])^2" office:value-type="float" office:value="40.9261569935454" calcext:value-type="float">
            <text:p>40.9261569935454</text:p>
          </table:table-cell>
          <table:table-cell table:formula="of:=[.I419]" office:value-type="float" office:value="11.5753334258931" calcext:value-type="float">
            <text:p>11.5753334258931</text:p>
          </table:table-cell>
          <table:table-cell table:formula="of:=[.C420]-[.I420]" office:value-type="float" office:value="117.460311105357" calcext:value-type="float">
            <text:p>117.460311105357</text:p>
          </table:table-cell>
          <table:table-cell table:formula="of:=[.C420]+[.J420]" office:value-type="float" office:value="246.495955636607" calcext:value-type="float">
            <text:p>246.495955636607</text:p>
          </table:table-cell>
          <table:table-cell table:formula="of:=IF(AND([.B420]&gt;=[.J420];[.B420]&lt;=[.K4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4.208" calcext:value-type="float">
            <text:p>124.208</text:p>
          </table:table-cell>
          <table:table-cell office:value-type="float" office:value="116.158882141113" calcext:value-type="float">
            <text:p>116.158882141113</text:p>
          </table:table-cell>
          <table:table-cell office:value-type="float" office:value="7.03614377975464" calcext:value-type="float">
            <text:p>7.03614377975464</text:p>
          </table:table-cell>
          <table:table-cell office:value-type="float" office:value="109.122738361359" calcext:value-type="float">
            <text:p>109.122738361359</text:p>
          </table:table-cell>
          <table:table-cell office:value-type="float" office:value="123.195025920868" calcext:value-type="float">
            <text:p>123.195025920868</text:p>
          </table:table-cell>
          <table:table-cell table:formula="of:=IF(AND([.B421]&gt;=[.E421];[.B421]&lt;=[.F421]);0;1)" office:value-type="float" office:value="1" calcext:value-type="float">
            <text:p>1</text:p>
          </table:table-cell>
          <table:table-cell table:formula="of:=([.B421]-[.C421])^2" office:value-type="float" office:value="64.7882983062491" calcext:value-type="float">
            <text:p>64.7882983062491</text:p>
          </table:table-cell>
          <table:table-cell table:formula="of:=[.I420]" office:value-type="float" office:value="11.5753334258931" calcext:value-type="float">
            <text:p>11.5753334258931</text:p>
          </table:table-cell>
          <table:table-cell table:formula="of:=[.C421]-[.I421]" office:value-type="float" office:value="104.58354871522" calcext:value-type="float">
            <text:p>104.58354871522</text:p>
          </table:table-cell>
          <table:table-cell table:formula="of:=[.C421]+[.J421]" office:value-type="float" office:value="220.742430856333" calcext:value-type="float">
            <text:p>220.742430856333</text:p>
          </table:table-cell>
          <table:table-cell table:formula="of:=IF(AND([.B421]&gt;=[.J421];[.B421]&lt;=[.K4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3.004" calcext:value-type="float">
            <text:p>113.004</text:p>
          </table:table-cell>
          <table:table-cell office:value-type="float" office:value="118.350730895996" calcext:value-type="float">
            <text:p>118.350730895996</text:p>
          </table:table-cell>
          <table:table-cell office:value-type="float" office:value="5.70802116394043" calcext:value-type="float">
            <text:p>5.70802116394043</text:p>
          </table:table-cell>
          <table:table-cell office:value-type="float" office:value="112.642709732056" calcext:value-type="float">
            <text:p>112.642709732056</text:p>
          </table:table-cell>
          <table:table-cell office:value-type="float" office:value="124.058752059937" calcext:value-type="float">
            <text:p>124.058752059937</text:p>
          </table:table-cell>
          <table:table-cell table:formula="of:=IF(AND([.B422]&gt;=[.E422];[.B422]&lt;=[.F422]);0;1)" office:value-type="float" office:value="0" calcext:value-type="float">
            <text:p>0</text:p>
          </table:table-cell>
          <table:table-cell table:formula="of:=([.B422]-[.C422])^2" office:value-type="float" office:value="28.5875312741991" calcext:value-type="float">
            <text:p>28.5875312741991</text:p>
          </table:table-cell>
          <table:table-cell table:formula="of:=[.I421]" office:value-type="float" office:value="11.5753334258931" calcext:value-type="float">
            <text:p>11.5753334258931</text:p>
          </table:table-cell>
          <table:table-cell table:formula="of:=[.C422]-[.I422]" office:value-type="float" office:value="106.775397470103" calcext:value-type="float">
            <text:p>106.775397470103</text:p>
          </table:table-cell>
          <table:table-cell table:formula="of:=[.C422]+[.J422]" office:value-type="float" office:value="225.126128366099" calcext:value-type="float">
            <text:p>225.126128366099</text:p>
          </table:table-cell>
          <table:table-cell table:formula="of:=IF(AND([.B422]&gt;=[.J422];[.B422]&lt;=[.K4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9.639" calcext:value-type="float">
            <text:p>119.639</text:p>
          </table:table-cell>
          <table:table-cell office:value-type="float" office:value="125.664588928223" calcext:value-type="float">
            <text:p>125.664588928223</text:p>
          </table:table-cell>
          <table:table-cell office:value-type="float" office:value="4.7276759147644" calcext:value-type="float">
            <text:p>4.7276759147644</text:p>
          </table:table-cell>
          <table:table-cell office:value-type="float" office:value="120.936913013458" calcext:value-type="float">
            <text:p>120.936913013458</text:p>
          </table:table-cell>
          <table:table-cell office:value-type="float" office:value="130.392264842987" calcext:value-type="float">
            <text:p>130.392264842987</text:p>
          </table:table-cell>
          <table:table-cell table:formula="of:=IF(AND([.B423]&gt;=[.E423];[.B423]&lt;=[.F423]);0;1)" office:value-type="float" office:value="1" calcext:value-type="float">
            <text:p>1</text:p>
          </table:table-cell>
          <table:table-cell table:formula="of:=([.B423]-[.C423])^2" office:value-type="float" office:value="36.3077219319195" calcext:value-type="float">
            <text:p>36.3077219319195</text:p>
          </table:table-cell>
          <table:table-cell table:formula="of:=[.I422]" office:value-type="float" office:value="11.5753334258931" calcext:value-type="float">
            <text:p>11.5753334258931</text:p>
          </table:table-cell>
          <table:table-cell table:formula="of:=[.C423]-[.I423]" office:value-type="float" office:value="114.08925550233" calcext:value-type="float">
            <text:p>114.08925550233</text:p>
          </table:table-cell>
          <table:table-cell table:formula="of:=[.C423]+[.J423]" office:value-type="float" office:value="239.753844430552" calcext:value-type="float">
            <text:p>239.753844430552</text:p>
          </table:table-cell>
          <table:table-cell table:formula="of:=IF(AND([.B423]&gt;=[.J423];[.B423]&lt;=[.K4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0.905" calcext:value-type="float">
            <text:p>110.905</text:p>
          </table:table-cell>
          <table:table-cell office:value-type="float" office:value="116.869110107422" calcext:value-type="float">
            <text:p>116.869110107422</text:p>
          </table:table-cell>
          <table:table-cell office:value-type="float" office:value="6.08043146133423" calcext:value-type="float">
            <text:p>6.08043146133423</text:p>
          </table:table-cell>
          <table:table-cell office:value-type="float" office:value="110.788678646088" calcext:value-type="float">
            <text:p>110.788678646088</text:p>
          </table:table-cell>
          <table:table-cell office:value-type="float" office:value="122.949541568756" calcext:value-type="float">
            <text:p>122.949541568756</text:p>
          </table:table-cell>
          <table:table-cell table:formula="of:=IF(AND([.B424]&gt;=[.E424];[.B424]&lt;=[.F424]);0;1)" office:value-type="float" office:value="0" calcext:value-type="float">
            <text:p>0</text:p>
          </table:table-cell>
          <table:table-cell table:formula="of:=([.B424]-[.C424])^2" office:value-type="float" office:value="35.5706093734518" calcext:value-type="float">
            <text:p>35.5706093734518</text:p>
          </table:table-cell>
          <table:table-cell table:formula="of:=[.I423]" office:value-type="float" office:value="11.5753334258931" calcext:value-type="float">
            <text:p>11.5753334258931</text:p>
          </table:table-cell>
          <table:table-cell table:formula="of:=[.C424]-[.I424]" office:value-type="float" office:value="105.293776681529" calcext:value-type="float">
            <text:p>105.293776681529</text:p>
          </table:table-cell>
          <table:table-cell table:formula="of:=[.C424]+[.J424]" office:value-type="float" office:value="222.162886788951" calcext:value-type="float">
            <text:p>222.162886788951</text:p>
          </table:table-cell>
          <table:table-cell table:formula="of:=IF(AND([.B424]&gt;=[.J424];[.B424]&lt;=[.K4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0.555" calcext:value-type="float">
            <text:p>110.555</text:p>
          </table:table-cell>
          <table:table-cell office:value-type="float" office:value="117.480072021484" calcext:value-type="float">
            <text:p>117.480072021484</text:p>
          </table:table-cell>
          <table:table-cell office:value-type="float" office:value="5.61107969284058" calcext:value-type="float">
            <text:p>5.61107969284058</text:p>
          </table:table-cell>
          <table:table-cell office:value-type="float" office:value="111.868992328644" calcext:value-type="float">
            <text:p>111.868992328644</text:p>
          </table:table-cell>
          <table:table-cell office:value-type="float" office:value="123.091151714325" calcext:value-type="float">
            <text:p>123.091151714325</text:p>
          </table:table-cell>
          <table:table-cell table:formula="of:=IF(AND([.B425]&gt;=[.E425];[.B425]&lt;=[.F425]);0;1)" office:value-type="float" office:value="1" calcext:value-type="float">
            <text:p>1</text:p>
          </table:table-cell>
          <table:table-cell table:formula="of:=([.B425]-[.C425])^2" office:value-type="float" office:value="47.9566225027456" calcext:value-type="float">
            <text:p>47.9566225027456</text:p>
          </table:table-cell>
          <table:table-cell table:formula="of:=[.I424]" office:value-type="float" office:value="11.5753334258931" calcext:value-type="float">
            <text:p>11.5753334258931</text:p>
          </table:table-cell>
          <table:table-cell table:formula="of:=[.C425]-[.I425]" office:value-type="float" office:value="105.904738595591" calcext:value-type="float">
            <text:p>105.904738595591</text:p>
          </table:table-cell>
          <table:table-cell table:formula="of:=[.C425]+[.J425]" office:value-type="float" office:value="223.384810617076" calcext:value-type="float">
            <text:p>223.384810617076</text:p>
          </table:table-cell>
          <table:table-cell table:formula="of:=IF(AND([.B425]&gt;=[.J425];[.B425]&lt;=[.K4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3.807" calcext:value-type="float">
            <text:p>123.807</text:p>
          </table:table-cell>
          <table:table-cell office:value-type="float" office:value="122.728149414063" calcext:value-type="float">
            <text:p>122.728149414063</text:p>
          </table:table-cell>
          <table:table-cell office:value-type="float" office:value="4.44322347640991" calcext:value-type="float">
            <text:p>4.44322347640991</text:p>
          </table:table-cell>
          <table:table-cell office:value-type="float" office:value="118.284925937653" calcext:value-type="float">
            <text:p>118.284925937653</text:p>
          </table:table-cell>
          <table:table-cell office:value-type="float" office:value="127.171372890472" calcext:value-type="float">
            <text:p>127.171372890472</text:p>
          </table:table-cell>
          <table:table-cell table:formula="of:=IF(AND([.B426]&gt;=[.E426];[.B426]&lt;=[.F426]);0;1)" office:value-type="float" office:value="0" calcext:value-type="float">
            <text:p>0</text:p>
          </table:table-cell>
          <table:table-cell table:formula="of:=([.B426]-[.C426])^2" office:value-type="float" office:value="1.16391858677769" calcext:value-type="float">
            <text:p>1.16391858677769</text:p>
          </table:table-cell>
          <table:table-cell table:formula="of:=[.I425]" office:value-type="float" office:value="11.5753334258931" calcext:value-type="float">
            <text:p>11.5753334258931</text:p>
          </table:table-cell>
          <table:table-cell table:formula="of:=[.C426]-[.I426]" office:value-type="float" office:value="111.152815988169" calcext:value-type="float">
            <text:p>111.152815988169</text:p>
          </table:table-cell>
          <table:table-cell table:formula="of:=[.C426]+[.J426]" office:value-type="float" office:value="233.880965402232" calcext:value-type="float">
            <text:p>233.880965402232</text:p>
          </table:table-cell>
          <table:table-cell table:formula="of:=IF(AND([.B426]&gt;=[.J426];[.B426]&lt;=[.K4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3.04" calcext:value-type="float">
            <text:p>133.04</text:p>
          </table:table-cell>
          <table:table-cell office:value-type="float" office:value="121.811164855957" calcext:value-type="float">
            <text:p>121.811164855957</text:p>
          </table:table-cell>
          <table:table-cell office:value-type="float" office:value="5.27036952972412" calcext:value-type="float">
            <text:p>5.27036952972412</text:p>
          </table:table-cell>
          <table:table-cell office:value-type="float" office:value="116.540795326233" calcext:value-type="float">
            <text:p>116.540795326233</text:p>
          </table:table-cell>
          <table:table-cell office:value-type="float" office:value="127.081534385681" calcext:value-type="float">
            <text:p>127.081534385681</text:p>
          </table:table-cell>
          <table:table-cell table:formula="of:=IF(AND([.B427]&gt;=[.E427];[.B427]&lt;=[.F427]);0;1)" office:value-type="float" office:value="1" calcext:value-type="float">
            <text:p>1</text:p>
          </table:table-cell>
          <table:table-cell table:formula="of:=([.B427]-[.C427])^2" office:value-type="float" office:value="126.086738692094" calcext:value-type="float">
            <text:p>126.086738692094</text:p>
          </table:table-cell>
          <table:table-cell table:formula="of:=[.I426]" office:value-type="float" office:value="11.5753334258931" calcext:value-type="float">
            <text:p>11.5753334258931</text:p>
          </table:table-cell>
          <table:table-cell table:formula="of:=[.C427]-[.I427]" office:value-type="float" office:value="110.235831430064" calcext:value-type="float">
            <text:p>110.235831430064</text:p>
          </table:table-cell>
          <table:table-cell table:formula="of:=[.C427]+[.J427]" office:value-type="float" office:value="232.046996286021" calcext:value-type="float">
            <text:p>232.046996286021</text:p>
          </table:table-cell>
          <table:table-cell table:formula="of:=IF(AND([.B427]&gt;=[.J427];[.B427]&lt;=[.K4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117.48014831543" calcext:value-type="float">
            <text:p>117.48014831543</text:p>
          </table:table-cell>
          <table:table-cell office:value-type="float" office:value="5.60446214675903" calcext:value-type="float">
            <text:p>5.60446214675903</text:p>
          </table:table-cell>
          <table:table-cell office:value-type="float" office:value="111.875686168671" calcext:value-type="float">
            <text:p>111.875686168671</text:p>
          </table:table-cell>
          <table:table-cell office:value-type="float" office:value="123.084610462189" calcext:value-type="float">
            <text:p>123.084610462189</text:p>
          </table:table-cell>
          <table:table-cell table:formula="of:=IF(AND([.B428]&gt;=[.E428];[.B428]&lt;=[.F428]);0;1)" office:value-type="float" office:value="0" calcext:value-type="float">
            <text:p>0</text:p>
          </table:table-cell>
          <table:table-cell table:formula="of:=([.B428]-[.C428])^2" office:value-type="float" office:value="7.29620222194866" calcext:value-type="float">
            <text:p>7.29620222194866</text:p>
          </table:table-cell>
          <table:table-cell table:formula="of:=[.I427]" office:value-type="float" office:value="11.5753334258931" calcext:value-type="float">
            <text:p>11.5753334258931</text:p>
          </table:table-cell>
          <table:table-cell table:formula="of:=[.C428]-[.I428]" office:value-type="float" office:value="105.904814889537" calcext:value-type="float">
            <text:p>105.904814889537</text:p>
          </table:table-cell>
          <table:table-cell table:formula="of:=[.C428]+[.J428]" office:value-type="float" office:value="223.384963204966" calcext:value-type="float">
            <text:p>223.384963204966</text:p>
          </table:table-cell>
          <table:table-cell table:formula="of:=IF(AND([.B428]&gt;=[.J428];[.B428]&lt;=[.K4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9.975" calcext:value-type="float">
            <text:p>119.975</text:p>
          </table:table-cell>
          <table:table-cell office:value-type="float" office:value="120.892539978027" calcext:value-type="float">
            <text:p>120.892539978027</text:p>
          </table:table-cell>
          <table:table-cell office:value-type="float" office:value="4.83162832260132" calcext:value-type="float">
            <text:p>4.83162832260132</text:p>
          </table:table-cell>
          <table:table-cell office:value-type="float" office:value="116.060911655426" calcext:value-type="float">
            <text:p>116.060911655426</text:p>
          </table:table-cell>
          <table:table-cell office:value-type="float" office:value="125.724168300629" calcext:value-type="float">
            <text:p>125.724168300629</text:p>
          </table:table-cell>
          <table:table-cell table:formula="of:=IF(AND([.B429]&gt;=[.E429];[.B429]&lt;=[.F429]);0;1)" office:value-type="float" office:value="0" calcext:value-type="float">
            <text:p>0</text:p>
          </table:table-cell>
          <table:table-cell table:formula="of:=([.B429]-[.C429])^2" office:value-type="float" office:value="0.841879611278429" calcext:value-type="float">
            <text:p>0.841879611278429</text:p>
          </table:table-cell>
          <table:table-cell table:formula="of:=[.I428]" office:value-type="float" office:value="11.5753334258931" calcext:value-type="float">
            <text:p>11.5753334258931</text:p>
          </table:table-cell>
          <table:table-cell table:formula="of:=[.C429]-[.I429]" office:value-type="float" office:value="109.317206552134" calcext:value-type="float">
            <text:p>109.317206552134</text:p>
          </table:table-cell>
          <table:table-cell table:formula="of:=[.C429]+[.J429]" office:value-type="float" office:value="230.209746530162" calcext:value-type="float">
            <text:p>230.209746530162</text:p>
          </table:table-cell>
          <table:table-cell table:formula="of:=IF(AND([.B429]&gt;=[.J429];[.B429]&lt;=[.K4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3.635" calcext:value-type="float">
            <text:p>123.635</text:p>
          </table:table-cell>
          <table:table-cell office:value-type="float" office:value="123.52416229248" calcext:value-type="float">
            <text:p>123.52416229248</text:p>
          </table:table-cell>
          <table:table-cell office:value-type="float" office:value="4.89052104949951" calcext:value-type="float">
            <text:p>4.89052104949951</text:p>
          </table:table-cell>
          <table:table-cell office:value-type="float" office:value="118.633641242981" calcext:value-type="float">
            <text:p>118.633641242981</text:p>
          </table:table-cell>
          <table:table-cell office:value-type="float" office:value="128.41468334198" calcext:value-type="float">
            <text:p>128.41468334198</text:p>
          </table:table-cell>
          <table:table-cell table:formula="of:=IF(AND([.B430]&gt;=[.E430];[.B430]&lt;=[.F430]);0;1)" office:value-type="float" office:value="0" calcext:value-type="float">
            <text:p>0</text:p>
          </table:table-cell>
          <table:table-cell table:formula="of:=([.B430]-[.C430])^2" office:value-type="float" office:value="0.0122849974081863" calcext:value-type="float">
            <text:p>0.0122849974081863</text:p>
          </table:table-cell>
          <table:table-cell table:formula="of:=[.I429]" office:value-type="float" office:value="11.5753334258931" calcext:value-type="float">
            <text:p>11.5753334258931</text:p>
          </table:table-cell>
          <table:table-cell table:formula="of:=[.C430]-[.I430]" office:value-type="float" office:value="111.948828866587" calcext:value-type="float">
            <text:p>111.948828866587</text:p>
          </table:table-cell>
          <table:table-cell table:formula="of:=[.C430]+[.J430]" office:value-type="float" office:value="235.472991159068" calcext:value-type="float">
            <text:p>235.472991159068</text:p>
          </table:table-cell>
          <table:table-cell table:formula="of:=IF(AND([.B430]&gt;=[.J430];[.B430]&lt;=[.K4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3.847" calcext:value-type="float">
            <text:p>133.847</text:p>
          </table:table-cell>
          <table:table-cell office:value-type="float" office:value="124.048446655273" calcext:value-type="float">
            <text:p>124.048446655273</text:p>
          </table:table-cell>
          <table:table-cell office:value-type="float" office:value="4.9651403427124" calcext:value-type="float">
            <text:p>4.9651403427124</text:p>
          </table:table-cell>
          <table:table-cell office:value-type="float" office:value="119.083306312561" calcext:value-type="float">
            <text:p>119.083306312561</text:p>
          </table:table-cell>
          <table:table-cell office:value-type="float" office:value="129.013586997986" calcext:value-type="float">
            <text:p>129.013586997986</text:p>
          </table:table-cell>
          <table:table-cell table:formula="of:=IF(AND([.B431]&gt;=[.E431];[.B431]&lt;=[.F431]);0;1)" office:value-type="float" office:value="1" calcext:value-type="float">
            <text:p>1</text:p>
          </table:table-cell>
          <table:table-cell table:formula="of:=([.B431]-[.C431])^2" office:value-type="float" office:value="96.0116476494523" calcext:value-type="float">
            <text:p>96.0116476494523</text:p>
          </table:table-cell>
          <table:table-cell table:formula="of:=[.I430]" office:value-type="float" office:value="11.5753334258931" calcext:value-type="float">
            <text:p>11.5753334258931</text:p>
          </table:table-cell>
          <table:table-cell table:formula="of:=[.C431]-[.I431]" office:value-type="float" office:value="112.47311322938" calcext:value-type="float">
            <text:p>112.47311322938</text:p>
          </table:table-cell>
          <table:table-cell table:formula="of:=[.C431]+[.J431]" office:value-type="float" office:value="236.521559884654" calcext:value-type="float">
            <text:p>236.521559884654</text:p>
          </table:table-cell>
          <table:table-cell table:formula="of:=IF(AND([.B431]&gt;=[.J431];[.B431]&lt;=[.K4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0.527" calcext:value-type="float">
            <text:p>120.527</text:p>
          </table:table-cell>
          <table:table-cell office:value-type="float" office:value="121.757278442383" calcext:value-type="float">
            <text:p>121.757278442383</text:p>
          </table:table-cell>
          <table:table-cell office:value-type="float" office:value="4.05609893798828" calcext:value-type="float">
            <text:p>4.05609893798828</text:p>
          </table:table-cell>
          <table:table-cell office:value-type="float" office:value="117.701179504395" calcext:value-type="float">
            <text:p>117.701179504395</text:p>
          </table:table-cell>
          <table:table-cell office:value-type="float" office:value="125.813377380371" calcext:value-type="float">
            <text:p>125.813377380371</text:p>
          </table:table-cell>
          <table:table-cell table:formula="of:=IF(AND([.B432]&gt;=[.E432];[.B432]&lt;=[.F432]);0;1)" office:value-type="float" office:value="0" calcext:value-type="float">
            <text:p>0</text:p>
          </table:table-cell>
          <table:table-cell table:formula="of:=([.B432]-[.C432])^2" office:value-type="float" office:value="1.51358504579188" calcext:value-type="float">
            <text:p>1.51358504579188</text:p>
          </table:table-cell>
          <table:table-cell table:formula="of:=[.I431]" office:value-type="float" office:value="11.5753334258931" calcext:value-type="float">
            <text:p>11.5753334258931</text:p>
          </table:table-cell>
          <table:table-cell table:formula="of:=[.C432]-[.I432]" office:value-type="float" office:value="110.18194501649" calcext:value-type="float">
            <text:p>110.18194501649</text:p>
          </table:table-cell>
          <table:table-cell table:formula="of:=[.C432]+[.J432]" office:value-type="float" office:value="231.939223458872" calcext:value-type="float">
            <text:p>231.939223458872</text:p>
          </table:table-cell>
          <table:table-cell table:formula="of:=IF(AND([.B432]&gt;=[.J432];[.B432]&lt;=[.K4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5.872" calcext:value-type="float">
            <text:p>125.872</text:p>
          </table:table-cell>
          <table:table-cell office:value-type="float" office:value="128.681747436523" calcext:value-type="float">
            <text:p>128.681747436523</text:p>
          </table:table-cell>
          <table:table-cell office:value-type="float" office:value="5.44216680526733" calcext:value-type="float">
            <text:p>5.44216680526733</text:p>
          </table:table-cell>
          <table:table-cell office:value-type="float" office:value="123.239580631256" calcext:value-type="float">
            <text:p>123.239580631256</text:p>
          </table:table-cell>
          <table:table-cell office:value-type="float" office:value="134.123914241791" calcext:value-type="float">
            <text:p>134.123914241791</text:p>
          </table:table-cell>
          <table:table-cell table:formula="of:=IF(AND([.B433]&gt;=[.E433];[.B433]&lt;=[.F433]);0;1)" office:value-type="float" office:value="0" calcext:value-type="float">
            <text:p>0</text:p>
          </table:table-cell>
          <table:table-cell table:formula="of:=([.B433]-[.C433])^2" office:value-type="float" office:value="7.89468065705003" calcext:value-type="float">
            <text:p>7.89468065705003</text:p>
          </table:table-cell>
          <table:table-cell table:formula="of:=[.I432]" office:value-type="float" office:value="11.5753334258931" calcext:value-type="float">
            <text:p>11.5753334258931</text:p>
          </table:table-cell>
          <table:table-cell table:formula="of:=[.C433]-[.I433]" office:value-type="float" office:value="117.10641401063" calcext:value-type="float">
            <text:p>117.10641401063</text:p>
          </table:table-cell>
          <table:table-cell table:formula="of:=[.C433]+[.J433]" office:value-type="float" office:value="245.788161447154" calcext:value-type="float">
            <text:p>245.788161447154</text:p>
          </table:table-cell>
          <table:table-cell table:formula="of:=IF(AND([.B433]&gt;=[.J433];[.B433]&lt;=[.K4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3.04" calcext:value-type="float">
            <text:p>133.04</text:p>
          </table:table-cell>
          <table:table-cell office:value-type="float" office:value="129.100296020508" calcext:value-type="float">
            <text:p>129.100296020508</text:p>
          </table:table-cell>
          <table:table-cell office:value-type="float" office:value="4.98246574401856" calcext:value-type="float">
            <text:p>4.98246574401856</text:p>
          </table:table-cell>
          <table:table-cell office:value-type="float" office:value="124.117830276489" calcext:value-type="float">
            <text:p>124.117830276489</text:p>
          </table:table-cell>
          <table:table-cell office:value-type="float" office:value="134.082761764526" calcext:value-type="float">
            <text:p>134.082761764526</text:p>
          </table:table-cell>
          <table:table-cell table:formula="of:=IF(AND([.B434]&gt;=[.E434];[.B434]&lt;=[.F434]);0;1)" office:value-type="float" office:value="0" calcext:value-type="float">
            <text:p>0</text:p>
          </table:table-cell>
          <table:table-cell table:formula="of:=([.B434]-[.C434])^2" office:value-type="float" office:value="15.5212674460265" calcext:value-type="float">
            <text:p>15.5212674460265</text:p>
          </table:table-cell>
          <table:table-cell table:formula="of:=[.I433]" office:value-type="float" office:value="11.5753334258931" calcext:value-type="float">
            <text:p>11.5753334258931</text:p>
          </table:table-cell>
          <table:table-cell table:formula="of:=[.C434]-[.I434]" office:value-type="float" office:value="117.524962594615" calcext:value-type="float">
            <text:p>117.524962594615</text:p>
          </table:table-cell>
          <table:table-cell table:formula="of:=[.C434]+[.J434]" office:value-type="float" office:value="246.625258615123" calcext:value-type="float">
            <text:p>246.625258615123</text:p>
          </table:table-cell>
          <table:table-cell table:formula="of:=IF(AND([.B434]&gt;=[.J434];[.B434]&lt;=[.K4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1.547" calcext:value-type="float">
            <text:p>121.547</text:p>
          </table:table-cell>
          <table:table-cell office:value-type="float" office:value="122.969009399414" calcext:value-type="float">
            <text:p>122.969009399414</text:p>
          </table:table-cell>
          <table:table-cell office:value-type="float" office:value="4.36353540420532" calcext:value-type="float">
            <text:p>4.36353540420532</text:p>
          </table:table-cell>
          <table:table-cell office:value-type="float" office:value="118.605473995209" calcext:value-type="float">
            <text:p>118.605473995209</text:p>
          </table:table-cell>
          <table:table-cell office:value-type="float" office:value="127.332544803619" calcext:value-type="float">
            <text:p>127.332544803619</text:p>
          </table:table-cell>
          <table:table-cell table:formula="of:=IF(AND([.B435]&gt;=[.E435];[.B435]&lt;=[.F435]);0;1)" office:value-type="float" office:value="0" calcext:value-type="float">
            <text:p>0</text:p>
          </table:table-cell>
          <table:table-cell table:formula="of:=([.B435]-[.C435])^2" office:value-type="float" office:value="2.02211073202195" calcext:value-type="float">
            <text:p>2.02211073202195</text:p>
          </table:table-cell>
          <table:table-cell table:formula="of:=[.I434]" office:value-type="float" office:value="11.5753334258931" calcext:value-type="float">
            <text:p>11.5753334258931</text:p>
          </table:table-cell>
          <table:table-cell table:formula="of:=[.C435]-[.I435]" office:value-type="float" office:value="111.393675973521" calcext:value-type="float">
            <text:p>111.393675973521</text:p>
          </table:table-cell>
          <table:table-cell table:formula="of:=[.C435]+[.J435]" office:value-type="float" office:value="234.362685372935" calcext:value-type="float">
            <text:p>234.362685372935</text:p>
          </table:table-cell>
          <table:table-cell table:formula="of:=IF(AND([.B435]&gt;=[.J435];[.B435]&lt;=[.K4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5.215" calcext:value-type="float">
            <text:p>115.215</text:p>
          </table:table-cell>
          <table:table-cell office:value-type="float" office:value="116.885459899902" calcext:value-type="float">
            <text:p>116.885459899902</text:p>
          </table:table-cell>
          <table:table-cell office:value-type="float" office:value="5.69777059555054" calcext:value-type="float">
            <text:p>5.69777059555054</text:p>
          </table:table-cell>
          <table:table-cell office:value-type="float" office:value="111.187689304352" calcext:value-type="float">
            <text:p>111.187689304352</text:p>
          </table:table-cell>
          <table:table-cell office:value-type="float" office:value="122.583230495453" calcext:value-type="float">
            <text:p>122.583230495453</text:p>
          </table:table-cell>
          <table:table-cell table:formula="of:=IF(AND([.B436]&gt;=[.E436];[.B436]&lt;=[.F436]);0;1)" office:value-type="float" office:value="0" calcext:value-type="float">
            <text:p>0</text:p>
          </table:table-cell>
          <table:table-cell table:formula="of:=([.B436]-[.C436])^2" office:value-type="float" office:value="2.79043627718174" calcext:value-type="float">
            <text:p>2.79043627718174</text:p>
          </table:table-cell>
          <table:table-cell table:formula="of:=[.I435]" office:value-type="float" office:value="11.5753334258931" calcext:value-type="float">
            <text:p>11.5753334258931</text:p>
          </table:table-cell>
          <table:table-cell table:formula="of:=[.C436]-[.I436]" office:value-type="float" office:value="105.310126474009" calcext:value-type="float">
            <text:p>105.310126474009</text:p>
          </table:table-cell>
          <table:table-cell table:formula="of:=[.C436]+[.J436]" office:value-type="float" office:value="222.195586373912" calcext:value-type="float">
            <text:p>222.195586373912</text:p>
          </table:table-cell>
          <table:table-cell table:formula="of:=IF(AND([.B436]&gt;=[.J436];[.B436]&lt;=[.K4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3.689" calcext:value-type="float">
            <text:p>123.689</text:p>
          </table:table-cell>
          <table:table-cell office:value-type="float" office:value="127.772872924805" calcext:value-type="float">
            <text:p>127.772872924805</text:p>
          </table:table-cell>
          <table:table-cell office:value-type="float" office:value="4.9970645904541" calcext:value-type="float">
            <text:p>4.9970645904541</text:p>
          </table:table-cell>
          <table:table-cell office:value-type="float" office:value="122.775808334351" calcext:value-type="float">
            <text:p>122.775808334351</text:p>
          </table:table-cell>
          <table:table-cell office:value-type="float" office:value="132.769937515259" calcext:value-type="float">
            <text:p>132.769937515259</text:p>
          </table:table-cell>
          <table:table-cell table:formula="of:=IF(AND([.B437]&gt;=[.E437];[.B437]&lt;=[.F437]);0;1)" office:value-type="float" office:value="0" calcext:value-type="float">
            <text:p>0</text:p>
          </table:table-cell>
          <table:table-cell table:formula="of:=([.B437]-[.C437])^2" office:value-type="float" office:value="16.6780180659529" calcext:value-type="float">
            <text:p>16.6780180659529</text:p>
          </table:table-cell>
          <table:table-cell table:formula="of:=[.I436]" office:value-type="float" office:value="11.5753334258931" calcext:value-type="float">
            <text:p>11.5753334258931</text:p>
          </table:table-cell>
          <table:table-cell table:formula="of:=[.C437]-[.I437]" office:value-type="float" office:value="116.197539498912" calcext:value-type="float">
            <text:p>116.197539498912</text:p>
          </table:table-cell>
          <table:table-cell table:formula="of:=[.C437]+[.J437]" office:value-type="float" office:value="243.970412423716" calcext:value-type="float">
            <text:p>243.970412423716</text:p>
          </table:table-cell>
          <table:table-cell table:formula="of:=IF(AND([.B437]&gt;=[.J437];[.B437]&lt;=[.K4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7.785" calcext:value-type="float">
            <text:p>117.785</text:p>
          </table:table-cell>
          <table:table-cell office:value-type="float" office:value="122.004135131836" calcext:value-type="float">
            <text:p>122.004135131836</text:p>
          </table:table-cell>
          <table:table-cell office:value-type="float" office:value="4.54960918426514" calcext:value-type="float">
            <text:p>4.54960918426514</text:p>
          </table:table-cell>
          <table:table-cell office:value-type="float" office:value="117.454525947571" calcext:value-type="float">
            <text:p>117.454525947571</text:p>
          </table:table-cell>
          <table:table-cell office:value-type="float" office:value="126.553744316101" calcext:value-type="float">
            <text:p>126.553744316101</text:p>
          </table:table-cell>
          <table:table-cell table:formula="of:=IF(AND([.B438]&gt;=[.E438];[.B438]&lt;=[.F438]);0;1)" office:value-type="float" office:value="0" calcext:value-type="float">
            <text:p>0</text:p>
          </table:table-cell>
          <table:table-cell table:formula="of:=([.B438]-[.C438])^2" office:value-type="float" office:value="17.8011012606923" calcext:value-type="float">
            <text:p>17.8011012606923</text:p>
          </table:table-cell>
          <table:table-cell table:formula="of:=[.I437]" office:value-type="float" office:value="11.5753334258931" calcext:value-type="float">
            <text:p>11.5753334258931</text:p>
          </table:table-cell>
          <table:table-cell table:formula="of:=[.C438]-[.I438]" office:value-type="float" office:value="110.428801705943" calcext:value-type="float">
            <text:p>110.428801705943</text:p>
          </table:table-cell>
          <table:table-cell table:formula="of:=[.C438]+[.J438]" office:value-type="float" office:value="232.432936837779" calcext:value-type="float">
            <text:p>232.432936837779</text:p>
          </table:table-cell>
          <table:table-cell table:formula="of:=IF(AND([.B438]&gt;=[.J438];[.B438]&lt;=[.K4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1.818" calcext:value-type="float">
            <text:p>111.818</text:p>
          </table:table-cell>
          <table:table-cell office:value-type="float" office:value="121.811996459961" calcext:value-type="float">
            <text:p>121.811996459961</text:p>
          </table:table-cell>
          <table:table-cell office:value-type="float" office:value="4.56496477127075" calcext:value-type="float">
            <text:p>4.56496477127075</text:p>
          </table:table-cell>
          <table:table-cell office:value-type="float" office:value="117.24703168869" calcext:value-type="float">
            <text:p>117.24703168869</text:p>
          </table:table-cell>
          <table:table-cell office:value-type="float" office:value="126.376961231232" calcext:value-type="float">
            <text:p>126.376961231232</text:p>
          </table:table-cell>
          <table:table-cell table:formula="of:=IF(AND([.B439]&gt;=[.E439];[.B439]&lt;=[.F439]);0;1)" office:value-type="float" office:value="1" calcext:value-type="float">
            <text:p>1</text:p>
          </table:table-cell>
          <table:table-cell table:formula="of:=([.B439]-[.C439])^2" office:value-type="float" office:value="99.8799652417118" calcext:value-type="float">
            <text:p>99.8799652417118</text:p>
          </table:table-cell>
          <table:table-cell table:formula="of:=[.I438]" office:value-type="float" office:value="11.5753334258931" calcext:value-type="float">
            <text:p>11.5753334258931</text:p>
          </table:table-cell>
          <table:table-cell table:formula="of:=[.C439]-[.I439]" office:value-type="float" office:value="110.236663034068" calcext:value-type="float">
            <text:p>110.236663034068</text:p>
          </table:table-cell>
          <table:table-cell table:formula="of:=[.C439]+[.J439]" office:value-type="float" office:value="232.048659494029" calcext:value-type="float">
            <text:p>232.048659494029</text:p>
          </table:table-cell>
          <table:table-cell table:formula="of:=IF(AND([.B439]&gt;=[.J439];[.B439]&lt;=[.K4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0.197" calcext:value-type="float">
            <text:p>130.197</text:p>
          </table:table-cell>
          <table:table-cell office:value-type="float" office:value="127.493041992188" calcext:value-type="float">
            <text:p>127.493041992188</text:p>
          </table:table-cell>
          <table:table-cell office:value-type="float" office:value="4.62452793121338" calcext:value-type="float">
            <text:p>4.62452793121338</text:p>
          </table:table-cell>
          <table:table-cell office:value-type="float" office:value="122.868514060974" calcext:value-type="float">
            <text:p>122.868514060974</text:p>
          </table:table-cell>
          <table:table-cell office:value-type="float" office:value="132.117569923401" calcext:value-type="float">
            <text:p>132.117569923401</text:p>
          </table:table-cell>
          <table:table-cell table:formula="of:=IF(AND([.B440]&gt;=[.E440];[.B440]&lt;=[.F440]);0;1)" office:value-type="float" office:value="0" calcext:value-type="float">
            <text:p>0</text:p>
          </table:table-cell>
          <table:table-cell table:formula="of:=([.B440]-[.C440])^2" office:value-type="float" office:value="7.31138890801336" calcext:value-type="float">
            <text:p>7.31138890801336</text:p>
          </table:table-cell>
          <table:table-cell table:formula="of:=[.I439]" office:value-type="float" office:value="11.5753334258931" calcext:value-type="float">
            <text:p>11.5753334258931</text:p>
          </table:table-cell>
          <table:table-cell table:formula="of:=[.C440]-[.I440]" office:value-type="float" office:value="115.917708566294" calcext:value-type="float">
            <text:p>115.917708566294</text:p>
          </table:table-cell>
          <table:table-cell table:formula="of:=[.C440]+[.J440]" office:value-type="float" office:value="243.410750558482" calcext:value-type="float">
            <text:p>243.410750558482</text:p>
          </table:table-cell>
          <table:table-cell table:formula="of:=IF(AND([.B440]&gt;=[.J440];[.B440]&lt;=[.K4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5.201" calcext:value-type="float">
            <text:p>125.201</text:p>
          </table:table-cell>
          <table:table-cell office:value-type="float" office:value="128.162292480469" calcext:value-type="float">
            <text:p>128.162292480469</text:p>
          </table:table-cell>
          <table:table-cell office:value-type="float" office:value="5.06399917602539" calcext:value-type="float">
            <text:p>5.06399917602539</text:p>
          </table:table-cell>
          <table:table-cell office:value-type="float" office:value="123.098293304443" calcext:value-type="float">
            <text:p>123.098293304443</text:p>
          </table:table-cell>
          <table:table-cell office:value-type="float" office:value="133.226291656494" calcext:value-type="float">
            <text:p>133.226291656494</text:p>
          </table:table-cell>
          <table:table-cell table:formula="of:=IF(AND([.B441]&gt;=[.E441];[.B441]&lt;=[.F441]);0;1)" office:value-type="float" office:value="0" calcext:value-type="float">
            <text:p>0</text:p>
          </table:table-cell>
          <table:table-cell table:formula="of:=([.B441]-[.C441])^2" office:value-type="float" office:value="8.7692531548808" calcext:value-type="float">
            <text:p>8.7692531548808</text:p>
          </table:table-cell>
          <table:table-cell table:formula="of:=[.I440]" office:value-type="float" office:value="11.5753334258931" calcext:value-type="float">
            <text:p>11.5753334258931</text:p>
          </table:table-cell>
          <table:table-cell table:formula="of:=[.C441]-[.I441]" office:value-type="float" office:value="116.586959054576" calcext:value-type="float">
            <text:p>116.586959054576</text:p>
          </table:table-cell>
          <table:table-cell table:formula="of:=[.C441]+[.J441]" office:value-type="float" office:value="244.749251535044" calcext:value-type="float">
            <text:p>244.749251535044</text:p>
          </table:table-cell>
          <table:table-cell table:formula="of:=IF(AND([.B441]&gt;=[.J441];[.B441]&lt;=[.K4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2.304" calcext:value-type="float">
            <text:p>132.304</text:p>
          </table:table-cell>
          <table:table-cell office:value-type="float" office:value="128.692337036133" calcext:value-type="float">
            <text:p>128.692337036133</text:p>
          </table:table-cell>
          <table:table-cell office:value-type="float" office:value="5.23563385009766" calcext:value-type="float">
            <text:p>5.23563385009766</text:p>
          </table:table-cell>
          <table:table-cell office:value-type="float" office:value="123.456703186035" calcext:value-type="float">
            <text:p>123.456703186035</text:p>
          </table:table-cell>
          <table:table-cell office:value-type="float" office:value="133.92797088623" calcext:value-type="float">
            <text:p>133.92797088623</text:p>
          </table:table-cell>
          <table:table-cell table:formula="of:=IF(AND([.B442]&gt;=[.E442];[.B442]&lt;=[.F442]);0;1)" office:value-type="float" office:value="0" calcext:value-type="float">
            <text:p>0</text:p>
          </table:table-cell>
          <table:table-cell table:formula="of:=([.B442]-[.C442])^2" office:value-type="float" office:value="13.0441093645699" calcext:value-type="float">
            <text:p>13.0441093645699</text:p>
          </table:table-cell>
          <table:table-cell table:formula="of:=[.I441]" office:value-type="float" office:value="11.5753334258931" calcext:value-type="float">
            <text:p>11.5753334258931</text:p>
          </table:table-cell>
          <table:table-cell table:formula="of:=[.C442]-[.I442]" office:value-type="float" office:value="117.11700361024" calcext:value-type="float">
            <text:p>117.11700361024</text:p>
          </table:table-cell>
          <table:table-cell table:formula="of:=[.C442]+[.J442]" office:value-type="float" office:value="245.809340646373" calcext:value-type="float">
            <text:p>245.809340646373</text:p>
          </table:table-cell>
          <table:table-cell table:formula="of:=IF(AND([.B442]&gt;=[.J442];[.B442]&lt;=[.K4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7.581" calcext:value-type="float">
            <text:p>127.581</text:p>
          </table:table-cell>
          <table:table-cell office:value-type="float" office:value="128.966339111328" calcext:value-type="float">
            <text:p>128.966339111328</text:p>
          </table:table-cell>
          <table:table-cell office:value-type="float" office:value="4.84223413467407" calcext:value-type="float">
            <text:p>4.84223413467407</text:p>
          </table:table-cell>
          <table:table-cell office:value-type="float" office:value="124.124104976654" calcext:value-type="float">
            <text:p>124.124104976654</text:p>
          </table:table-cell>
          <table:table-cell office:value-type="float" office:value="133.808573246002" calcext:value-type="float">
            <text:p>133.808573246002</text:p>
          </table:table-cell>
          <table:table-cell table:formula="of:=IF(AND([.B443]&gt;=[.E443];[.B443]&lt;=[.F443]);0;1)" office:value-type="float" office:value="0" calcext:value-type="float">
            <text:p>0</text:p>
          </table:table-cell>
          <table:table-cell table:formula="of:=([.B443]-[.C443])^2" office:value-type="float" office:value="1.91916445337539" calcext:value-type="float">
            <text:p>1.91916445337539</text:p>
          </table:table-cell>
          <table:table-cell table:formula="of:=[.I442]" office:value-type="float" office:value="11.5753334258931" calcext:value-type="float">
            <text:p>11.5753334258931</text:p>
          </table:table-cell>
          <table:table-cell table:formula="of:=[.C443]-[.I443]" office:value-type="float" office:value="117.391005685435" calcext:value-type="float">
            <text:p>117.391005685435</text:p>
          </table:table-cell>
          <table:table-cell table:formula="of:=[.C443]+[.J443]" office:value-type="float" office:value="246.357344796763" calcext:value-type="float">
            <text:p>246.357344796763</text:p>
          </table:table-cell>
          <table:table-cell table:formula="of:=IF(AND([.B443]&gt;=[.J443];[.B443]&lt;=[.K4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5.603" calcext:value-type="float">
            <text:p>125.603</text:p>
          </table:table-cell>
          <table:table-cell office:value-type="float" office:value="124.446899414063" calcext:value-type="float">
            <text:p>124.446899414063</text:p>
          </table:table-cell>
          <table:table-cell office:value-type="float" office:value="4.30199241638184" calcext:value-type="float">
            <text:p>4.30199241638184</text:p>
          </table:table-cell>
          <table:table-cell office:value-type="float" office:value="120.144906997681" calcext:value-type="float">
            <text:p>120.144906997681</text:p>
          </table:table-cell>
          <table:table-cell office:value-type="float" office:value="128.748891830444" calcext:value-type="float">
            <text:p>128.748891830444</text:p>
          </table:table-cell>
          <table:table-cell table:formula="of:=IF(AND([.B444]&gt;=[.E444];[.B444]&lt;=[.F444]);0;1)" office:value-type="float" office:value="0" calcext:value-type="float">
            <text:p>0</text:p>
          </table:table-cell>
          <table:table-cell table:formula="of:=([.B444]-[.C444])^2" office:value-type="float" office:value="1.33656856480502" calcext:value-type="float">
            <text:p>1.33656856480502</text:p>
          </table:table-cell>
          <table:table-cell table:formula="of:=[.I443]" office:value-type="float" office:value="11.5753334258931" calcext:value-type="float">
            <text:p>11.5753334258931</text:p>
          </table:table-cell>
          <table:table-cell table:formula="of:=[.C444]-[.I444]" office:value-type="float" office:value="112.871565988169" calcext:value-type="float">
            <text:p>112.871565988169</text:p>
          </table:table-cell>
          <table:table-cell table:formula="of:=[.C444]+[.J444]" office:value-type="float" office:value="237.318465402232" calcext:value-type="float">
            <text:p>237.318465402232</text:p>
          </table:table-cell>
          <table:table-cell table:formula="of:=IF(AND([.B444]&gt;=[.J444];[.B444]&lt;=[.K4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8.106" calcext:value-type="float">
            <text:p>118.106</text:p>
          </table:table-cell>
          <table:table-cell office:value-type="float" office:value="119.911491394043" calcext:value-type="float">
            <text:p>119.911491394043</text:p>
          </table:table-cell>
          <table:table-cell office:value-type="float" office:value="5.12643098831177" calcext:value-type="float">
            <text:p>5.12643098831177</text:p>
          </table:table-cell>
          <table:table-cell office:value-type="float" office:value="114.785060405731" calcext:value-type="float">
            <text:p>114.785060405731</text:p>
          </table:table-cell>
          <table:table-cell office:value-type="float" office:value="125.037922382355" calcext:value-type="float">
            <text:p>125.037922382355</text:p>
          </table:table-cell>
          <table:table-cell table:formula="of:=IF(AND([.B445]&gt;=[.E445];[.B445]&lt;=[.F445]);0;1)" office:value-type="float" office:value="0" calcext:value-type="float">
            <text:p>0</text:p>
          </table:table-cell>
          <table:table-cell table:formula="of:=([.B445]-[.C445])^2" office:value-type="float" office:value="3.25979917396324" calcext:value-type="float">
            <text:p>3.25979917396324</text:p>
          </table:table-cell>
          <table:table-cell table:formula="of:=[.I444]" office:value-type="float" office:value="11.5753334258931" calcext:value-type="float">
            <text:p>11.5753334258931</text:p>
          </table:table-cell>
          <table:table-cell table:formula="of:=[.C445]-[.I445]" office:value-type="float" office:value="108.33615796815" calcext:value-type="float">
            <text:p>108.33615796815</text:p>
          </table:table-cell>
          <table:table-cell table:formula="of:=[.C445]+[.J445]" office:value-type="float" office:value="228.247649362193" calcext:value-type="float">
            <text:p>228.247649362193</text:p>
          </table:table-cell>
          <table:table-cell table:formula="of:=IF(AND([.B445]&gt;=[.J445];[.B445]&lt;=[.K4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4.353" calcext:value-type="float">
            <text:p>124.353</text:p>
          </table:table-cell>
          <table:table-cell office:value-type="float" office:value="126.873596191406" calcext:value-type="float">
            <text:p>126.873596191406</text:p>
          </table:table-cell>
          <table:table-cell office:value-type="float" office:value="4.76210021972656" calcext:value-type="float">
            <text:p>4.76210021972656</text:p>
          </table:table-cell>
          <table:table-cell office:value-type="float" office:value="122.11149597168" calcext:value-type="float">
            <text:p>122.11149597168</text:p>
          </table:table-cell>
          <table:table-cell office:value-type="float" office:value="131.635696411133" calcext:value-type="float">
            <text:p>131.635696411133</text:p>
          </table:table-cell>
          <table:table-cell table:formula="of:=IF(AND([.B446]&gt;=[.E446];[.B446]&lt;=[.F446]);0;1)" office:value-type="float" office:value="0" calcext:value-type="float">
            <text:p>0</text:p>
          </table:table-cell>
          <table:table-cell table:formula="of:=([.B446]-[.C446])^2" office:value-type="float" office:value="6.35340516013172" calcext:value-type="float">
            <text:p>6.35340516013172</text:p>
          </table:table-cell>
          <table:table-cell table:formula="of:=[.I445]" office:value-type="float" office:value="11.5753334258931" calcext:value-type="float">
            <text:p>11.5753334258931</text:p>
          </table:table-cell>
          <table:table-cell table:formula="of:=[.C446]-[.I446]" office:value-type="float" office:value="115.298262765513" calcext:value-type="float">
            <text:p>115.298262765513</text:p>
          </table:table-cell>
          <table:table-cell table:formula="of:=[.C446]+[.J446]" office:value-type="float" office:value="242.171858956919" calcext:value-type="float">
            <text:p>242.171858956919</text:p>
          </table:table-cell>
          <table:table-cell table:formula="of:=IF(AND([.B446]&gt;=[.J446];[.B446]&lt;=[.K4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0.307" calcext:value-type="float">
            <text:p>130.307</text:p>
          </table:table-cell>
          <table:table-cell office:value-type="float" office:value="128.513061523438" calcext:value-type="float">
            <text:p>128.513061523438</text:p>
          </table:table-cell>
          <table:table-cell office:value-type="float" office:value="4.62763547897339" calcext:value-type="float">
            <text:p>4.62763547897339</text:p>
          </table:table-cell>
          <table:table-cell office:value-type="float" office:value="123.885426044464" calcext:value-type="float">
            <text:p>123.885426044464</text:p>
          </table:table-cell>
          <table:table-cell office:value-type="float" office:value="133.140697002411" calcext:value-type="float">
            <text:p>133.140697002411</text:p>
          </table:table-cell>
          <table:table-cell table:formula="of:=IF(AND([.B447]&gt;=[.E447];[.B447]&lt;=[.F447]);0;1)" office:value-type="float" office:value="0" calcext:value-type="float">
            <text:p>0</text:p>
          </table:table-cell>
          <table:table-cell table:formula="of:=([.B447]-[.C447])^2" office:value-type="float" office:value="3.21821525769134" calcext:value-type="float">
            <text:p>3.21821525769134</text:p>
          </table:table-cell>
          <table:table-cell table:formula="of:=[.I446]" office:value-type="float" office:value="11.5753334258931" calcext:value-type="float">
            <text:p>11.5753334258931</text:p>
          </table:table-cell>
          <table:table-cell table:formula="of:=[.C447]-[.I447]" office:value-type="float" office:value="116.937728097544" calcext:value-type="float">
            <text:p>116.937728097544</text:p>
          </table:table-cell>
          <table:table-cell table:formula="of:=[.C447]+[.J447]" office:value-type="float" office:value="245.450789620982" calcext:value-type="float">
            <text:p>245.450789620982</text:p>
          </table:table-cell>
          <table:table-cell table:formula="of:=IF(AND([.B447]&gt;=[.J447];[.B447]&lt;=[.K4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6.366" calcext:value-type="float">
            <text:p>116.366</text:p>
          </table:table-cell>
          <table:table-cell office:value-type="float" office:value="128.479949951172" calcext:value-type="float">
            <text:p>128.479949951172</text:p>
          </table:table-cell>
          <table:table-cell office:value-type="float" office:value="4.58183145523071" calcext:value-type="float">
            <text:p>4.58183145523071</text:p>
          </table:table-cell>
          <table:table-cell office:value-type="float" office:value="123.898118495941" calcext:value-type="float">
            <text:p>123.898118495941</text:p>
          </table:table-cell>
          <table:table-cell office:value-type="float" office:value="133.061781406403" calcext:value-type="float">
            <text:p>133.061781406403</text:p>
          </table:table-cell>
          <table:table-cell table:formula="of:=IF(AND([.B448]&gt;=[.E448];[.B448]&lt;=[.F448]);0;1)" office:value-type="float" office:value="1" calcext:value-type="float">
            <text:p>1</text:p>
          </table:table-cell>
          <table:table-cell table:formula="of:=([.B448]-[.C448])^2" office:value-type="float" office:value="146.747783419497" calcext:value-type="float">
            <text:p>146.747783419497</text:p>
          </table:table-cell>
          <table:table-cell table:formula="of:=[.I447]" office:value-type="float" office:value="11.5753334258931" calcext:value-type="float">
            <text:p>11.5753334258931</text:p>
          </table:table-cell>
          <table:table-cell table:formula="of:=[.C448]-[.I448]" office:value-type="float" office:value="116.904616525279" calcext:value-type="float">
            <text:p>116.904616525279</text:p>
          </table:table-cell>
          <table:table-cell table:formula="of:=[.C448]+[.J448]" office:value-type="float" office:value="245.384566476451" calcext:value-type="float">
            <text:p>245.384566476451</text:p>
          </table:table-cell>
          <table:table-cell table:formula="of:=IF(AND([.B448]&gt;=[.J448];[.B448]&lt;=[.K448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1.036" calcext:value-type="float">
            <text:p>131.036</text:p>
          </table:table-cell>
          <table:table-cell office:value-type="float" office:value="123.578247070313" calcext:value-type="float">
            <text:p>123.578247070313</text:p>
          </table:table-cell>
          <table:table-cell office:value-type="float" office:value="4.52884101867676" calcext:value-type="float">
            <text:p>4.52884101867676</text:p>
          </table:table-cell>
          <table:table-cell office:value-type="float" office:value="119.049406051636" calcext:value-type="float">
            <text:p>119.049406051636</text:p>
          </table:table-cell>
          <table:table-cell office:value-type="float" office:value="128.107088088989" calcext:value-type="float">
            <text:p>128.107088088989</text:p>
          </table:table-cell>
          <table:table-cell table:formula="of:=IF(AND([.B449]&gt;=[.E449];[.B449]&lt;=[.F449]);0;1)" office:value-type="float" office:value="1" calcext:value-type="float">
            <text:p>1</text:p>
          </table:table-cell>
          <table:table-cell table:formula="of:=([.B449]-[.C449])^2" office:value-type="float" office:value="55.6180787602625" calcext:value-type="float">
            <text:p>55.6180787602625</text:p>
          </table:table-cell>
          <table:table-cell table:formula="of:=[.I448]" office:value-type="float" office:value="11.5753334258931" calcext:value-type="float">
            <text:p>11.5753334258931</text:p>
          </table:table-cell>
          <table:table-cell table:formula="of:=[.C449]-[.I449]" office:value-type="float" office:value="112.002913644419" calcext:value-type="float">
            <text:p>112.002913644419</text:p>
          </table:table-cell>
          <table:table-cell table:formula="of:=[.C449]+[.J449]" office:value-type="float" office:value="235.581160714732" calcext:value-type="float">
            <text:p>235.581160714732</text:p>
          </table:table-cell>
          <table:table-cell table:formula="of:=IF(AND([.B449]&gt;=[.J449];[.B449]&lt;=[.K4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9.053" calcext:value-type="float">
            <text:p>129.053</text:p>
          </table:table-cell>
          <table:table-cell office:value-type="float" office:value="128.898910522461" calcext:value-type="float">
            <text:p>128.898910522461</text:p>
          </table:table-cell>
          <table:table-cell office:value-type="float" office:value="4.29904222488403" calcext:value-type="float">
            <text:p>4.29904222488403</text:p>
          </table:table-cell>
          <table:table-cell office:value-type="float" office:value="124.599868297577" calcext:value-type="float">
            <text:p>124.599868297577</text:p>
          </table:table-cell>
          <table:table-cell office:value-type="float" office:value="133.197952747345" calcext:value-type="float">
            <text:p>133.197952747345</text:p>
          </table:table-cell>
          <table:table-cell table:formula="of:=IF(AND([.B450]&gt;=[.E450];[.B450]&lt;=[.F450]);0;1)" office:value-type="float" office:value="0" calcext:value-type="float">
            <text:p>0</text:p>
          </table:table-cell>
          <table:table-cell table:formula="of:=([.B450]-[.C450])^2" office:value-type="float" office:value="0.0237435670882604" calcext:value-type="float">
            <text:p>0.0237435670882604</text:p>
          </table:table-cell>
          <table:table-cell table:formula="of:=[.I449]" office:value-type="float" office:value="11.5753334258931" calcext:value-type="float">
            <text:p>11.5753334258931</text:p>
          </table:table-cell>
          <table:table-cell table:formula="of:=[.C450]-[.I450]" office:value-type="float" office:value="117.323577096568" calcext:value-type="float">
            <text:p>117.323577096568</text:p>
          </table:table-cell>
          <table:table-cell table:formula="of:=[.C450]+[.J450]" office:value-type="float" office:value="246.222487619029" calcext:value-type="float">
            <text:p>246.222487619029</text:p>
          </table:table-cell>
          <table:table-cell table:formula="of:=IF(AND([.B450]&gt;=[.J450];[.B450]&lt;=[.K4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2.384" calcext:value-type="float">
            <text:p>122.384</text:p>
          </table:table-cell>
          <table:table-cell office:value-type="float" office:value="126.09790802002" calcext:value-type="float">
            <text:p>126.09790802002</text:p>
          </table:table-cell>
          <table:table-cell office:value-type="float" office:value="4.60144233703613" calcext:value-type="float">
            <text:p>4.60144233703613</text:p>
          </table:table-cell>
          <table:table-cell office:value-type="float" office:value="121.496465682983" calcext:value-type="float">
            <text:p>121.496465682983</text:p>
          </table:table-cell>
          <table:table-cell office:value-type="float" office:value="130.699350357056" calcext:value-type="float">
            <text:p>130.699350357056</text:p>
          </table:table-cell>
          <table:table-cell table:formula="of:=IF(AND([.B451]&gt;=[.E451];[.B451]&lt;=[.F451]);0;1)" office:value-type="float" office:value="0" calcext:value-type="float">
            <text:p>0</text:p>
          </table:table-cell>
          <table:table-cell table:formula="of:=([.B451]-[.C451])^2" office:value-type="float" office:value="13.7931127811654" calcext:value-type="float">
            <text:p>13.7931127811654</text:p>
          </table:table-cell>
          <table:table-cell table:formula="of:=[.I450]" office:value-type="float" office:value="11.5753334258931" calcext:value-type="float">
            <text:p>11.5753334258931</text:p>
          </table:table-cell>
          <table:table-cell table:formula="of:=[.C451]-[.I451]" office:value-type="float" office:value="114.522574594126" calcext:value-type="float">
            <text:p>114.522574594126</text:p>
          </table:table-cell>
          <table:table-cell table:formula="of:=[.C451]+[.J451]" office:value-type="float" office:value="240.620482614146" calcext:value-type="float">
            <text:p>240.620482614146</text:p>
          </table:table-cell>
          <table:table-cell table:formula="of:=IF(AND([.B451]&gt;=[.J451];[.B451]&lt;=[.K4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3.598" calcext:value-type="float">
            <text:p>133.598</text:p>
          </table:table-cell>
          <table:table-cell office:value-type="float" office:value="123.863006591797" calcext:value-type="float">
            <text:p>123.863006591797</text:p>
          </table:table-cell>
          <table:table-cell office:value-type="float" office:value="5.32310581207275" calcext:value-type="float">
            <text:p>5.32310581207275</text:p>
          </table:table-cell>
          <table:table-cell office:value-type="float" office:value="118.539900779724" calcext:value-type="float">
            <text:p>118.539900779724</text:p>
          </table:table-cell>
          <table:table-cell office:value-type="float" office:value="129.18611240387" calcext:value-type="float">
            <text:p>129.18611240387</text:p>
          </table:table-cell>
          <table:table-cell table:formula="of:=IF(AND([.B452]&gt;=[.E452];[.B452]&lt;=[.F452]);0;1)" office:value-type="float" office:value="1" calcext:value-type="float">
            <text:p>1</text:p>
          </table:table-cell>
          <table:table-cell table:formula="of:=([.B452]-[.C452])^2" office:value-type="float" office:value="94.7700966577586" calcext:value-type="float">
            <text:p>94.7700966577586</text:p>
          </table:table-cell>
          <table:table-cell table:formula="of:=[.I451]" office:value-type="float" office:value="11.5753334258931" calcext:value-type="float">
            <text:p>11.5753334258931</text:p>
          </table:table-cell>
          <table:table-cell table:formula="of:=[.C452]-[.I452]" office:value-type="float" office:value="112.287673165904" calcext:value-type="float">
            <text:p>112.287673165904</text:p>
          </table:table-cell>
          <table:table-cell table:formula="of:=[.C452]+[.J452]" office:value-type="float" office:value="236.150679757701" calcext:value-type="float">
            <text:p>236.150679757701</text:p>
          </table:table-cell>
          <table:table-cell table:formula="of:=IF(AND([.B452]&gt;=[.J452];[.B452]&lt;=[.K452]);0;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for a do intervalo</text:p>
          </table:table-cell>
          <table:table-cell table:formula="of:=SUM([.G2:.G452])" office:value-type="float" office:value="155" calcext:value-type="float">
            <text:p>155</text:p>
          </table:table-cell>
          <table:table-cell table:formula="of:=SQRT(AVERAGE([.H2:.H452]))" office:value-type="float" office:value="5.78766671294656" calcext:value-type="float">
            <text:p>5.78766671294656</text:p>
          </table:table-cell>
          <table:table-cell table:number-columns-repeated="3"/>
          <table:table-cell table:style-name="ce3" table:formula="of:=SUM([.L142:.L452])" office:value-type="float" office:value="3" calcext:value-type="float">
            <text:p>3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de dados 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total de dados </text:p>
          </table:table-cell>
          <table:table-cell table:formula="of:=[.E454]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dentro do intervalo</text:p>
          </table:table-cell>
          <table:table-cell table:formula="of:=[.E454]-[.E456]" office:value-type="float" office:value="296" calcext:value-type="float">
            <text:p>296</text:p>
          </table:table-cell>
          <table:table-cell table:style-name="ce1" table:formula="of:=[.E455]/[.E454]" office:value-type="percentage" office:value="0.656319290465632" calcext:value-type="percentage">
            <text:p>65.63%</text:p>
          </table:table-cell>
          <table:table-cell/>
          <table:table-cell office:value-type="string" calcext:value-type="string">
            <text:p>total dentro do intervalo</text:p>
          </table:table-cell>
          <table:table-cell table:formula="of:=[.I454]-[.I456]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for a do intervalo</text:p>
          </table:table-cell>
          <table:table-cell table:formula="of:=[.G453]" office:value-type="float" office:value="155" calcext:value-type="float">
            <text:p>155</text:p>
          </table:table-cell>
          <table:table-cell table:style-name="ce1" table:formula="of:=[.E456]/[.E454]" office:value-type="percentage" office:value="0.343680709534368" calcext:value-type="percentage">
            <text:p>34.37%</text:p>
          </table:table-cell>
          <table:table-cell/>
          <table:table-cell office:value-type="string" calcext:value-type="string">
            <text:p>total for a do intervalo</text:p>
          </table:table-cell>
          <table:table-cell table:style-name="ce2" table:formula="of:=[.L453]" office:value-type="float" office:value="3" calcext:value-type="float">
            <text:p>3.00</text:p>
          </table:table-cell>
          <table:table-cell table:style-name="ce1" table:formula="of:=[.I456]/300" office:value-type="percentage" office:value="0.01" calcext:value-type="percentage">
            <text:p>1.00%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nclusão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 técnica MCDROPOUT melhorou muito o ajuste dos dados de treino. Diminuiu <text:s/>RMSE de 33.64 <text:s/>para 5.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te resultados foram obtidos pela média de 1000 previsões obtidas pelas 1000 redes neurais definidas <text:s/>pela anulação de parte dos neurônios <text:s/>em casa propagação .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 intervalos de confiança em torno do valor predito pela técnica MC Dropout <text:s/>foi obtido pelo desvio padrão obtido por essas 1000 previsões para cada pon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te intervalo de confiança de 95% teria que abranger 95 % dos valores de teste mas neste exemplo foi de 65% o que mostra que não se pode considerar como um intervalo de confiança no senbtido de que se pode esperar que o resultado real esteja dentre deste intervalo. Há outras fontes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7:06:23.489468325</dc:date>
    <meta:editing-duration>PT5M8S</meta:editing-duration>
    <meta:editing-cycles>1</meta:editing-cycles>
    <meta:document-statistic meta:table-count="1" meta:cell-count="5450" meta:object-count="0"/>
    <meta:generator>LibreOffice/7.3.7.2$Linux_X86_64 LibreOffice_project/30$Build-2</meta:generator>
  </office:meta>
</office:document-meta>
</file>